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cm" style:rel-width="100%" table:align="left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" style:family="table">
      <style:table-properties style:width="17cm" style:rel-width="100%" table:align="left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" style:family="table">
      <style:table-properties style:width="17cm" style:rel-width="100%" table:align="left"/>
    </style:style>
    <style:style style:name="표3.A" style:family="table-column">
      <style:table-column-properties style:column-width="17cm" style:rel-column-width="65535*"/>
    </style:style>
    <style:style style:name="표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" style:family="table">
      <style:table-properties style:width="17cm" style:rel-width="100%" table:align="left"/>
    </style:style>
    <style:style style:name="표4.A" style:family="table-column">
      <style:table-column-properties style:column-width="17cm" style:rel-column-width="65535*"/>
    </style:style>
    <style:style style:name="표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5" style:family="table">
      <style:table-properties style:width="17cm" style:rel-width="100%" table:align="left"/>
    </style:style>
    <style:style style:name="표5.A" style:family="table-column">
      <style:table-column-properties style:column-width="17cm" style:rel-column-width="65535*"/>
    </style:style>
    <style:style style:name="표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6" style:family="table">
      <style:table-properties style:width="17cm" style:rel-width="100%" table:align="left"/>
    </style:style>
    <style:style style:name="표6.A" style:family="table-column">
      <style:table-column-properties style:column-width="17cm" style:rel-column-width="65535*"/>
    </style:style>
    <style:style style:name="표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7" style:family="table">
      <style:table-properties style:width="17cm" style:rel-width="100%" table:align="left"/>
    </style:style>
    <style:style style:name="표7.A" style:family="table-column">
      <style:table-column-properties style:column-width="17cm" style:rel-column-width="65535*"/>
    </style:style>
    <style:style style:name="표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8" style:family="table">
      <style:table-properties style:width="17cm" style:rel-width="100%" table:align="left"/>
    </style:style>
    <style:style style:name="표8.A" style:family="table-column">
      <style:table-column-properties style:column-width="17cm" style:rel-column-width="65535*"/>
    </style:style>
    <style:style style:name="표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9" style:family="table">
      <style:table-properties style:width="17cm" style:rel-width="100%" table:align="left"/>
    </style:style>
    <style:style style:name="표9.A" style:family="table-column">
      <style:table-column-properties style:column-width="17cm" style:rel-column-width="65535*"/>
    </style:style>
    <style:style style:name="표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0" style:family="table">
      <style:table-properties style:width="17cm" style:rel-width="100%" table:align="left"/>
    </style:style>
    <style:style style:name="표10.A" style:family="table-column">
      <style:table-column-properties style:column-width="17cm" style:rel-column-width="65535*"/>
    </style:style>
    <style:style style:name="표1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1" style:family="table">
      <style:table-properties style:width="17cm" style:rel-width="100%" table:align="left"/>
    </style:style>
    <style:style style:name="표11.A" style:family="table-column">
      <style:table-column-properties style:column-width="17cm" style:rel-column-width="65535*"/>
    </style:style>
    <style:style style:name="표1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2" style:family="table">
      <style:table-properties style:width="17cm" style:rel-width="100%" table:align="left"/>
    </style:style>
    <style:style style:name="표12.A" style:family="table-column">
      <style:table-column-properties style:column-width="17cm" style:rel-column-width="65535*"/>
    </style:style>
    <style:style style:name="표1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3" style:family="table">
      <style:table-properties style:width="17cm" style:rel-width="100%" table:align="left"/>
    </style:style>
    <style:style style:name="표13.A" style:family="table-column">
      <style:table-column-properties style:column-width="17cm" style:rel-column-width="65535*"/>
    </style:style>
    <style:style style:name="표1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4" style:family="table">
      <style:table-properties style:width="17cm" style:rel-width="100%" table:align="left"/>
    </style:style>
    <style:style style:name="표14.A" style:family="table-column">
      <style:table-column-properties style:column-width="17cm" style:rel-column-width="65535*"/>
    </style:style>
    <style:style style:name="표1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5" style:family="table">
      <style:table-properties style:width="17cm" style:rel-width="100%" table:align="left"/>
    </style:style>
    <style:style style:name="표15.A" style:family="table-column">
      <style:table-column-properties style:column-width="17cm" style:rel-column-width="65535*"/>
    </style:style>
    <style:style style:name="표1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6" style:family="table">
      <style:table-properties style:width="17cm" style:rel-width="100%" table:align="left"/>
    </style:style>
    <style:style style:name="표16.A" style:family="table-column">
      <style:table-column-properties style:column-width="17cm" style:rel-column-width="65535*"/>
    </style:style>
    <style:style style:name="표1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7" style:family="table">
      <style:table-properties style:width="17cm" style:rel-width="100%" table:align="left"/>
    </style:style>
    <style:style style:name="표17.A" style:family="table-column">
      <style:table-column-properties style:column-width="17cm" style:rel-column-width="65535*"/>
    </style:style>
    <style:style style:name="표1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8" style:family="table">
      <style:table-properties style:width="17cm" style:rel-width="100%" table:align="left"/>
    </style:style>
    <style:style style:name="표18.A" style:family="table-column">
      <style:table-column-properties style:column-width="17cm" style:rel-column-width="65535*"/>
    </style:style>
    <style:style style:name="표1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9" style:family="table">
      <style:table-properties style:width="17cm" style:rel-width="100%" table:align="left"/>
    </style:style>
    <style:style style:name="표19.A" style:family="table-column">
      <style:table-column-properties style:column-width="17cm" style:rel-column-width="65535*"/>
    </style:style>
    <style:style style:name="표1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0" style:family="table">
      <style:table-properties style:width="17cm" style:rel-width="100%" table:align="left"/>
    </style:style>
    <style:style style:name="표20.A" style:family="table-column">
      <style:table-column-properties style:column-width="17cm" style:rel-column-width="65535*"/>
    </style:style>
    <style:style style:name="표2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1" style:family="table">
      <style:table-properties style:width="17cm" style:rel-width="100%" table:align="left"/>
    </style:style>
    <style:style style:name="표21.A" style:family="table-column">
      <style:table-column-properties style:column-width="17cm" style:rel-column-width="65535*"/>
    </style:style>
    <style:style style:name="표2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2" style:family="table">
      <style:table-properties style:width="17cm" style:rel-width="100%" table:align="left"/>
    </style:style>
    <style:style style:name="표22.A" style:family="table-column">
      <style:table-column-properties style:column-width="17cm" style:rel-column-width="65535*"/>
    </style:style>
    <style:style style:name="표2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3" style:family="table">
      <style:table-properties style:width="17cm" style:rel-width="100%" table:align="left"/>
    </style:style>
    <style:style style:name="표23.A" style:family="table-column">
      <style:table-column-properties style:column-width="17cm" style:rel-column-width="65535*"/>
    </style:style>
    <style:style style:name="표2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4" style:family="table">
      <style:table-properties style:width="17cm" style:rel-width="100%" table:align="left"/>
    </style:style>
    <style:style style:name="표24.A" style:family="table-column">
      <style:table-column-properties style:column-width="17cm" style:rel-column-width="65535*"/>
    </style:style>
    <style:style style:name="표2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5" style:family="table">
      <style:table-properties style:width="17cm" style:rel-width="100%" table:align="left"/>
    </style:style>
    <style:style style:name="표25.A" style:family="table-column">
      <style:table-column-properties style:column-width="17cm" style:rel-column-width="65535*"/>
    </style:style>
    <style:style style:name="표2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6" style:family="table">
      <style:table-properties style:width="17cm" style:rel-width="100%" table:align="left"/>
    </style:style>
    <style:style style:name="표26.A" style:family="table-column">
      <style:table-column-properties style:column-width="17cm" style:rel-column-width="65535*"/>
    </style:style>
    <style:style style:name="표2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7" style:family="table">
      <style:table-properties style:width="17cm" style:rel-width="100%" table:align="left"/>
    </style:style>
    <style:style style:name="표27.A" style:family="table-column">
      <style:table-column-properties style:column-width="17cm" style:rel-column-width="65535*"/>
    </style:style>
    <style:style style:name="표2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8" style:family="table">
      <style:table-properties style:width="17cm" style:rel-width="100%" table:align="left"/>
    </style:style>
    <style:style style:name="표28.A" style:family="table-column">
      <style:table-column-properties style:column-width="17cm" style:rel-column-width="65535*"/>
    </style:style>
    <style:style style:name="표2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9" style:family="table">
      <style:table-properties style:width="17cm" style:rel-width="100%" table:align="left"/>
    </style:style>
    <style:style style:name="표29.A" style:family="table-column">
      <style:table-column-properties style:column-width="17cm" style:rel-column-width="65535*"/>
    </style:style>
    <style:style style:name="표2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0" style:family="table">
      <style:table-properties style:width="17cm" style:rel-width="100%" table:align="left"/>
    </style:style>
    <style:style style:name="표30.A" style:family="table-column">
      <style:table-column-properties style:column-width="17cm" style:rel-column-width="65535*"/>
    </style:style>
    <style:style style:name="표3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1" style:family="table">
      <style:table-properties style:width="17cm" style:rel-width="100%" table:align="left"/>
    </style:style>
    <style:style style:name="표31.A" style:family="table-column">
      <style:table-column-properties style:column-width="17cm" style:rel-column-width="65535*"/>
    </style:style>
    <style:style style:name="표3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2" style:family="table">
      <style:table-properties style:width="17cm" style:rel-width="100%" table:align="left"/>
    </style:style>
    <style:style style:name="표32.A" style:family="table-column">
      <style:table-column-properties style:column-width="17cm" style:rel-column-width="65535*"/>
    </style:style>
    <style:style style:name="표3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3" style:family="table">
      <style:table-properties style:width="17cm" style:rel-width="100%" table:align="left"/>
    </style:style>
    <style:style style:name="표33.A" style:family="table-column">
      <style:table-column-properties style:column-width="17cm" style:rel-column-width="65535*"/>
    </style:style>
    <style:style style:name="표3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4" style:family="table">
      <style:table-properties style:width="17cm" style:rel-width="100%" table:align="left"/>
    </style:style>
    <style:style style:name="표34.A" style:family="table-column">
      <style:table-column-properties style:column-width="17cm" style:rel-column-width="65535*"/>
    </style:style>
    <style:style style:name="표3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5" style:family="table">
      <style:table-properties style:width="17cm" style:rel-width="100%" table:align="left"/>
    </style:style>
    <style:style style:name="표35.A" style:family="table-column">
      <style:table-column-properties style:column-width="17cm" style:rel-column-width="65535*"/>
    </style:style>
    <style:style style:name="표3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6" style:family="table">
      <style:table-properties style:width="17cm" style:rel-width="100%" table:align="left"/>
    </style:style>
    <style:style style:name="표36.A" style:family="table-column">
      <style:table-column-properties style:column-width="17cm" style:rel-column-width="65535*"/>
    </style:style>
    <style:style style:name="표3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7" style:family="table">
      <style:table-properties style:width="17cm" style:rel-width="100%" table:align="left"/>
    </style:style>
    <style:style style:name="표37.A" style:family="table-column">
      <style:table-column-properties style:column-width="17cm" style:rel-column-width="65535*"/>
    </style:style>
    <style:style style:name="표3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8" style:family="table">
      <style:table-properties style:width="17cm" style:rel-width="100%" table:align="left"/>
    </style:style>
    <style:style style:name="표38.A" style:family="table-column">
      <style:table-column-properties style:column-width="17cm" style:rel-column-width="65535*"/>
    </style:style>
    <style:style style:name="표3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9" style:family="table">
      <style:table-properties style:width="17cm" style:rel-width="100%" table:align="left"/>
    </style:style>
    <style:style style:name="표39.A" style:family="table-column">
      <style:table-column-properties style:column-width="17cm" style:rel-column-width="65535*"/>
    </style:style>
    <style:style style:name="표3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0" style:family="table">
      <style:table-properties style:width="17cm" style:rel-width="100%" table:align="left"/>
    </style:style>
    <style:style style:name="표40.A" style:family="table-column">
      <style:table-column-properties style:column-width="17cm" style:rel-column-width="65535*"/>
    </style:style>
    <style:style style:name="표4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1" style:family="table">
      <style:table-properties style:width="17cm" style:rel-width="100%" table:align="left"/>
    </style:style>
    <style:style style:name="표41.A" style:family="table-column">
      <style:table-column-properties style:column-width="17cm" style:rel-column-width="65535*"/>
    </style:style>
    <style:style style:name="표4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2" style:family="table">
      <style:table-properties style:width="17cm" style:rel-width="100%" table:align="left"/>
    </style:style>
    <style:style style:name="표42.A" style:family="table-column">
      <style:table-column-properties style:column-width="17cm" style:rel-column-width="65535*"/>
    </style:style>
    <style:style style:name="표4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3" style:family="table">
      <style:table-properties style:width="17cm" style:rel-width="100%" table:align="left"/>
    </style:style>
    <style:style style:name="표43.A" style:family="table-column">
      <style:table-column-properties style:column-width="17cm" style:rel-column-width="65535*"/>
    </style:style>
    <style:style style:name="표4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4" style:family="table">
      <style:table-properties style:width="17cm" style:rel-width="100%" table:align="left"/>
    </style:style>
    <style:style style:name="표44.A" style:family="table-column">
      <style:table-column-properties style:column-width="17cm" style:rel-column-width="65535*"/>
    </style:style>
    <style:style style:name="표4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5" style:family="table">
      <style:table-properties style:width="17cm" style:rel-width="100%" table:align="left"/>
    </style:style>
    <style:style style:name="표45.A" style:family="table-column">
      <style:table-column-properties style:column-width="17cm" style:rel-column-width="65535*"/>
    </style:style>
    <style:style style:name="표4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6" style:family="table">
      <style:table-properties style:width="17cm" style:rel-width="100%" table:align="left"/>
    </style:style>
    <style:style style:name="표46.A" style:family="table-column">
      <style:table-column-properties style:column-width="17cm" style:rel-column-width="65535*"/>
    </style:style>
    <style:style style:name="표4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7" style:family="table">
      <style:table-properties style:width="17cm" style:rel-width="100%" table:align="left"/>
    </style:style>
    <style:style style:name="표47.A" style:family="table-column">
      <style:table-column-properties style:column-width="17cm" style:rel-column-width="65535*"/>
    </style:style>
    <style:style style:name="표4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8" style:family="table">
      <style:table-properties style:width="17cm" style:rel-width="100%" table:align="left"/>
    </style:style>
    <style:style style:name="표48.A" style:family="table-column">
      <style:table-column-properties style:column-width="17cm" style:rel-column-width="65535*"/>
    </style:style>
    <style:style style:name="표4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9" style:family="table">
      <style:table-properties style:width="17cm" style:rel-width="100%" table:align="left"/>
    </style:style>
    <style:style style:name="표49.A" style:family="table-column">
      <style:table-column-properties style:column-width="17cm" style:rel-column-width="65535*"/>
    </style:style>
    <style:style style:name="표4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50" style:family="table">
      <style:table-properties style:width="17cm" style:rel-width="100%" table:align="left"/>
    </style:style>
    <style:style style:name="표50.A" style:family="table-column">
      <style:table-column-properties style:column-width="17cm" style:rel-column-width="65535*"/>
    </style:style>
    <style:style style:name="표5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51" style:family="table">
      <style:table-properties style:width="17cm" style:rel-width="100%" table:align="left"/>
    </style:style>
    <style:style style:name="표51.A" style:family="table-column">
      <style:table-column-properties style:column-width="17cm" style:rel-column-width="65535*"/>
    </style:style>
    <style:style style:name="표5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52" style:family="table">
      <style:table-properties style:width="17cm" style:rel-width="100%" table:align="left"/>
    </style:style>
    <style:style style:name="표52.A" style:family="table-column">
      <style:table-column-properties style:column-width="17cm" style:rel-column-width="65535*"/>
    </style:style>
    <style:style style:name="표5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53" style:family="table">
      <style:table-properties style:width="17cm" style:rel-width="100%" table:align="left"/>
    </style:style>
    <style:style style:name="표53.A" style:family="table-column">
      <style:table-column-properties style:column-width="17cm" style:rel-column-width="65535*"/>
    </style:style>
    <style:style style:name="표5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54" style:family="table">
      <style:table-properties style:width="17cm" style:rel-width="100%" table:align="left"/>
    </style:style>
    <style:style style:name="표54.A" style:family="table-column">
      <style:table-column-properties style:column-width="17cm" style:rel-column-width="65535*"/>
    </style:style>
    <style:style style:name="표5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55" style:family="table">
      <style:table-properties style:width="17cm" style:rel-width="100%" table:align="left"/>
    </style:style>
    <style:style style:name="표55.A" style:family="table-column">
      <style:table-column-properties style:column-width="17cm" style:rel-column-width="65535*"/>
    </style:style>
    <style:style style:name="표5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56" style:family="table">
      <style:table-properties style:width="17cm" style:rel-width="100%" table:align="left"/>
    </style:style>
    <style:style style:name="표56.A" style:family="table-column">
      <style:table-column-properties style:column-width="17cm" style:rel-column-width="65535*"/>
    </style:style>
    <style:style style:name="표5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ed007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0b5e7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29f35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3bd31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4e051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5c759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18d125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1c3fbd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f13a9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2089fd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211cf1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2190bf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21acb7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220d55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22f879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238faf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243be4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25ef8e"/>
    </style:style>
    <style:style style:name="P22" style:family="paragraph" style:parent-style-name="Text_20_body">
      <style:paragraph-properties fo:margin-top="0cm" fo:margin-bottom="0cm" loext:contextual-spacing="false"/>
      <style:text-properties officeooo:paragraph-rsid="00276d17"/>
    </style:style>
    <style:style style:name="P23" style:family="paragraph" style:parent-style-name="Text_20_body">
      <style:paragraph-properties fo:margin-top="0cm" fo:margin-bottom="0cm" loext:contextual-spacing="false"/>
      <style:text-properties officeooo:paragraph-rsid="002828d3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2b58c3"/>
    </style:style>
    <style:style style:name="P25" style:family="paragraph" style:parent-style-name="Text_20_body">
      <style:paragraph-properties fo:margin-top="0cm" fo:margin-bottom="0cm" loext:contextual-spacing="false"/>
      <style:text-properties officeooo:paragraph-rsid="002c3acb"/>
    </style:style>
    <style:style style:name="P26" style:family="paragraph" style:parent-style-name="Text_20_body">
      <style:paragraph-properties fo:margin-top="0cm" fo:margin-bottom="0cm" loext:contextual-spacing="false"/>
      <style:text-properties officeooo:paragraph-rsid="002c573d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2caeef"/>
    </style:style>
    <style:style style:name="P28" style:family="paragraph" style:parent-style-name="Text_20_body">
      <style:paragraph-properties fo:margin-top="0cm" fo:margin-bottom="0cm" loext:contextual-spacing="false"/>
      <style:text-properties officeooo:paragraph-rsid="002cc308"/>
    </style:style>
    <style:style style:name="P29" style:family="paragraph" style:parent-style-name="Horizontal_20_Line">
      <style:text-properties officeooo:paragraph-rsid="002c573d"/>
    </style:style>
    <style:style style:name="T1" style:family="text">
      <style:text-properties fo:font-weight="bold"/>
    </style:style>
    <style:style style:name="T2" style:family="text">
      <style:text-properties fo:font-weight="bold" officeooo:rsid="0013bd31"/>
    </style:style>
    <style:style style:name="T3" style:family="text">
      <style:text-properties fo:font-weight="bold" officeooo:rsid="0014e051"/>
    </style:style>
    <style:style style:name="T4" style:family="text">
      <style:text-properties fo:font-weight="bold" officeooo:rsid="0015c759"/>
    </style:style>
    <style:style style:name="T5" style:family="text">
      <style:text-properties fo:font-weight="bold" officeooo:rsid="002089f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11cf1"/>
    </style:style>
    <style:style style:name="T8" style:family="text">
      <style:text-properties style:font-weight-asian="bold"/>
    </style:style>
    <style:style style:name="T9" style:family="text">
      <style:text-properties officeooo:rsid="0021acb7" style:font-weight-asian="bold"/>
    </style:style>
    <style:style style:name="T10" style:family="text">
      <style:text-properties officeooo:rsid="00220d55" style:font-weight-asian="bold"/>
    </style:style>
    <style:style style:name="T11" style:family="text">
      <style:text-properties style:font-name="arial" fo:font-weight="bold"/>
    </style:style>
    <style:style style:name="T12" style:family="text">
      <style:text-properties style:font-name-asian="arial" style:font-weight-asian="bold"/>
    </style:style>
    <style:style style:name="T13" style:family="text">
      <style:text-properties style:font-style-asian="italic"/>
    </style:style>
    <style:style style:name="T14" style:family="text">
      <style:text-properties style:font-style-asian="italic" style:font-weight-asian="bold"/>
    </style:style>
    <style:style style:name="T15" style:family="text">
      <style:text-properties officeooo:rsid="000ed007" style:font-style-asian="italic"/>
    </style:style>
    <style:style style:name="T16" style:family="text">
      <style:text-properties officeooo:rsid="001cdb77" style:font-style-asian="italic"/>
    </style:style>
    <style:style style:name="T17" style:family="text">
      <style:text-properties fo:font-style="italic"/>
    </style:style>
    <style:style style:name="T18" style:family="text">
      <style:text-properties fo:font-style="italic" fo:font-weight="bold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font-style="italic" fo:font-weight="bold" officeooo:rsid="00238faf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cc308" style:font-style-asian="italic" style:font-weight-asian="bold"/>
    </style:style>
    <style:style style:name="T22" style:family="text">
      <style:text-properties fo:font-style="italic" officeooo:rsid="0010b5e7"/>
    </style:style>
    <style:style style:name="T23" style:family="text">
      <style:text-properties fo:font-style="italic" officeooo:rsid="00129f35"/>
    </style:style>
    <style:style style:name="T24" style:family="text">
      <style:text-properties fo:font-style="italic" style:font-style-asian="italic"/>
    </style:style>
    <style:style style:name="T25" style:family="text">
      <style:text-properties fo:font-style="italic" officeooo:rsid="00129f35" style:font-style-asian="italic"/>
    </style:style>
    <style:style style:name="T26" style:family="text">
      <style:text-properties fo:font-style="italic" officeooo:rsid="0013bd31"/>
    </style:style>
    <style:style style:name="T27" style:family="text">
      <style:text-properties fo:color="#ffffff" fo:font-size="12pt"/>
    </style:style>
    <style:style style:name="T28" style:family="text">
      <style:text-properties fo:font-size="12pt"/>
    </style:style>
    <style:style style:name="T29" style:family="text">
      <style:text-properties fo:color="#0000ff"/>
    </style:style>
    <style:style style:name="T30" style:family="text">
      <style:text-properties fo:color="#0000ff" fo:font-weight="bold"/>
    </style:style>
    <style:style style:name="T31" style:family="text">
      <style:text-properties fo:color="#0000ff" fo:font-size="3.75pt"/>
    </style:style>
    <style:style style:name="T32" style:family="text">
      <style:text-properties fo:color="#0000ff" fo:font-size="3.75pt" fo:font-weight="bold"/>
    </style:style>
    <style:style style:name="T33" style:family="text">
      <style:text-properties fo:color="#0000ff" fo:font-style="italic"/>
    </style:style>
    <style:style style:name="T34" style:family="text">
      <style:text-properties fo:color="#0000ff" officeooo:rsid="00211cf1"/>
    </style:style>
    <style:style style:name="T35" style:family="text">
      <style:text-properties fo:color="#0000ff" officeooo:rsid="002190bf"/>
    </style:style>
    <style:style style:name="T36" style:family="text">
      <style:text-properties fo:color="#0000ff" officeooo:rsid="0021acb7"/>
    </style:style>
    <style:style style:name="T37" style:family="text">
      <style:text-properties fo:color="#0000ff" officeooo:rsid="0022f879"/>
    </style:style>
    <style:style style:name="T38" style:family="text">
      <style:text-properties fo:color="#0000ff" officeooo:rsid="00238faf"/>
    </style:style>
    <style:style style:name="T39" style:family="text">
      <style:text-properties fo:color="#0000ff" officeooo:rsid="00243be4"/>
    </style:style>
    <style:style style:name="T40" style:family="text">
      <style:text-properties fo:color="#0000ff" officeooo:rsid="0025ef8e"/>
    </style:style>
    <style:style style:name="T41" style:family="text">
      <style:text-properties fo:color="#0000ff" officeooo:rsid="002828d3"/>
    </style:style>
    <style:style style:name="T42" style:family="text">
      <style:text-properties fo:color="#0000ff" officeooo:rsid="002b58c3"/>
    </style:style>
    <style:style style:name="T43" style:family="text">
      <style:text-properties fo:color="#0000ff" officeooo:rsid="002c573d"/>
    </style:style>
    <style:style style:name="T44" style:family="text">
      <style:text-properties fo:color="#0000ff" fo:font-weight="normal" style:font-style-asian="italic" style:font-weight-asian="normal" style:font-weight-complex="normal"/>
    </style:style>
    <style:style style:name="T45" style:family="text">
      <style:text-properties fo:color="#0000ff" fo:font-weight="normal" officeooo:rsid="0022f879" style:font-style-asian="italic" style:font-weight-asian="normal" style:font-weight-complex="normal"/>
    </style:style>
    <style:style style:name="T46" style:family="text">
      <style:text-properties fo:color="#0000ff" fo:font-weight="normal" officeooo:rsid="002c573d" style:font-style-asian="italic" style:font-weight-asian="normal" style:font-weight-complex="normal"/>
    </style:style>
    <style:style style:name="T47" style:family="text">
      <style:text-properties fo:color="#0000ff" fo:font-weight="normal" officeooo:rsid="002cc308" style:font-style-asian="italic" style:font-weight-asian="normal" style:font-weight-complex="normal"/>
    </style:style>
    <style:style style:name="T48" style:family="text">
      <style:text-properties fo:color="#0000ff" officeooo:rsid="002caeef"/>
    </style:style>
    <style:style style:name="T49" style:family="text">
      <style:text-properties fo:color="#0000ff" officeooo:rsid="002cc308"/>
    </style:style>
    <style:style style:name="T50" style:family="text">
      <style:text-properties fo:color="#ff0000"/>
    </style:style>
    <style:style style:name="T51" style:family="text">
      <style:text-properties fo:color="#ff0000" officeooo:rsid="002b58c3"/>
    </style:style>
    <style:style style:name="T52" style:family="text">
      <style:text-properties fo:color="#ff0000" officeooo:rsid="002c3acb"/>
    </style:style>
    <style:style style:name="T53" style:family="text">
      <style:text-properties fo:color="#ff0000" officeooo:rsid="002c573d"/>
    </style:style>
    <style:style style:name="T54" style:family="text">
      <style:text-properties fo:color="#000000"/>
    </style:style>
    <style:style style:name="T55" style:family="text">
      <style:text-properties fo:color="#000000" officeooo:rsid="001d63f6"/>
    </style:style>
    <style:style style:name="T56" style:family="text">
      <style:text-properties fo:color="#000000" officeooo:rsid="002190bf"/>
    </style:style>
    <style:style style:name="T57" style:family="text">
      <style:text-properties fo:color="#000000" officeooo:rsid="0022f879"/>
    </style:style>
    <style:style style:name="T58" style:family="text">
      <style:text-properties fo:color="#000000" officeooo:rsid="002828d3"/>
    </style:style>
    <style:style style:name="T59" style:family="text">
      <style:text-properties fo:color="#000000" officeooo:rsid="002c573d"/>
    </style:style>
    <style:style style:name="T60" style:family="text">
      <style:text-properties fo:color="#000000" fo:font-weight="normal" style:font-style-asian="italic" style:font-weight-asian="normal" style:font-weight-complex="normal"/>
    </style:style>
    <style:style style:name="T61" style:family="text">
      <style:text-properties fo:color="#000000" fo:font-weight="normal" officeooo:rsid="002c573d" style:font-style-asian="italic" style:font-weight-asian="normal" style:font-weight-complex="normal"/>
    </style:style>
    <style:style style:name="T62" style:family="text">
      <style:text-properties fo:color="#000000" fo:font-weight="normal" officeooo:rsid="0022f879" style:font-style-asian="italic" style:font-weight-asian="normal" style:font-weight-complex="normal"/>
    </style:style>
    <style:style style:name="T63" style:family="text">
      <style:text-properties fo:color="#000000" fo:font-weight="normal" officeooo:rsid="002cc308" style:font-style-asian="italic" style:font-weight-asian="normal" style:font-weight-complex="normal"/>
    </style:style>
    <style:style style:name="T64" style:family="text">
      <style:text-properties officeooo:rsid="000ed007"/>
    </style:style>
    <style:style style:name="T65" style:family="text">
      <style:text-properties officeooo:rsid="0010b5e7"/>
    </style:style>
    <style:style style:name="T66" style:family="text">
      <style:text-properties officeooo:rsid="00129f35"/>
    </style:style>
    <style:style style:name="T67" style:family="text">
      <style:text-properties officeooo:rsid="0013bd31"/>
    </style:style>
    <style:style style:name="T68" style:family="text">
      <style:text-properties officeooo:rsid="0014e051"/>
    </style:style>
    <style:style style:name="T69" style:family="text">
      <style:text-properties officeooo:rsid="0015c759"/>
    </style:style>
    <style:style style:name="T70" style:family="text">
      <style:text-properties officeooo:rsid="00176769"/>
    </style:style>
    <style:style style:name="T71" style:family="text">
      <style:text-properties officeooo:rsid="0018d125"/>
    </style:style>
    <style:style style:name="T72" style:family="text">
      <style:text-properties officeooo:rsid="00192b13"/>
    </style:style>
    <style:style style:name="T73" style:family="text">
      <style:text-properties officeooo:rsid="001c3fbd"/>
    </style:style>
    <style:style style:name="T74" style:family="text">
      <style:text-properties officeooo:rsid="001cdb77"/>
    </style:style>
    <style:style style:name="T75" style:family="text">
      <style:text-properties officeooo:rsid="001d63f6"/>
    </style:style>
    <style:style style:name="T76" style:family="text">
      <style:text-properties officeooo:rsid="001f13a9"/>
    </style:style>
    <style:style style:name="T77" style:family="text">
      <style:text-properties officeooo:rsid="001fdf55"/>
    </style:style>
    <style:style style:name="T78" style:family="text">
      <style:text-properties officeooo:rsid="002089fd"/>
    </style:style>
    <style:style style:name="T79" style:family="text">
      <style:text-properties officeooo:rsid="00211cf1"/>
    </style:style>
    <style:style style:name="T80" style:family="text">
      <style:text-properties officeooo:rsid="002190bf"/>
    </style:style>
    <style:style style:name="T81" style:family="text">
      <style:text-properties officeooo:rsid="0021acb7"/>
    </style:style>
    <style:style style:name="T82" style:family="text">
      <style:text-properties officeooo:rsid="00238faf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21acb7" style:font-weight-asian="normal" style:font-weight-complex="normal"/>
    </style:style>
    <style:style style:name="T85" style:family="text">
      <style:text-properties fo:font-weight="normal" officeooo:rsid="00220d55" style:font-weight-asian="normal" style:font-weight-complex="normal"/>
    </style:style>
    <style:style style:name="T86" style:family="text">
      <style:text-properties fo:font-weight="normal" officeooo:rsid="00238faf" style:font-weight-asian="normal" style:font-weight-complex="normal"/>
    </style:style>
    <style:style style:name="T87" style:family="text">
      <style:text-properties fo:font-weight="normal" officeooo:rsid="0025ef8e" style:font-weight-asian="normal" style:font-weight-complex="normal"/>
    </style:style>
    <style:style style:name="T88" style:family="text">
      <style:text-properties fo:font-weight="normal" officeooo:rsid="0029877f" style:font-weight-asian="normal" style:font-weight-complex="normal"/>
    </style:style>
    <style:style style:name="T89" style:family="text">
      <style:text-properties fo:font-weight="normal" officeooo:rsid="002b58c3" style:font-weight-asian="normal" style:font-weight-complex="normal"/>
    </style:style>
    <style:style style:name="T90" style:family="text">
      <style:text-properties fo:font-weight="normal" officeooo:rsid="002c3acb" style:font-weight-asian="normal" style:font-weight-complex="normal"/>
    </style:style>
    <style:style style:name="T91" style:family="text">
      <style:text-properties fo:font-weight="normal" officeooo:rsid="002c573d" style:font-weight-asian="normal" style:font-weight-complex="normal"/>
    </style:style>
    <style:style style:name="T92" style:family="text">
      <style:text-properties fo:font-weight="normal" officeooo:rsid="002cc308" style:font-weight-asian="normal" style:font-weight-complex="normal"/>
    </style:style>
    <style:style style:name="T93" style:family="text">
      <style:text-properties fo:font-weight="normal" style:font-style-asian="italic" style:font-weight-asian="normal" style:font-weight-complex="normal"/>
    </style:style>
    <style:style style:name="T94" style:family="text">
      <style:text-properties fo:font-weight="normal" officeooo:rsid="002c573d" style:font-style-asian="italic" style:font-weight-asian="normal" style:font-weight-complex="normal"/>
    </style:style>
    <style:style style:name="T95" style:family="text">
      <style:text-properties fo:font-weight="normal" officeooo:rsid="002cc308" style:font-style-asian="italic" style:font-weight-asian="normal" style:font-weight-complex="normal"/>
    </style:style>
    <style:style style:name="T96" style:family="text">
      <style:text-properties officeooo:rsid="00243be4"/>
    </style:style>
    <style:style style:name="T97" style:family="text">
      <style:text-properties officeooo:rsid="0025ef8e"/>
    </style:style>
    <style:style style:name="T98" style:family="text">
      <style:text-properties officeooo:rsid="002828d3"/>
    </style:style>
    <style:style style:name="T99" style:family="text">
      <style:text-properties officeooo:rsid="0029877f"/>
    </style:style>
    <style:style style:name="T100" style:family="text">
      <style:text-properties officeooo:rsid="002b58c3"/>
    </style:style>
    <style:style style:name="T101" style:family="text">
      <style:text-properties officeooo:rsid="002c573d"/>
    </style:style>
    <style:style style:name="T102" style:family="text">
      <style:text-properties officeooo:rsid="002cc30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표1" table:style-name="표1">
        <table:table-column table:style-name="표1.A"/>
        <table:table-row>
          <table:table-cell table:style-name="표1.A1" office:value-type="string">
            <text:p text:style-name="P9"><text:bookmark text:name="1"/><text:span text:style-name="T12">페이지 </text:span><text:span text:style-name="T11">1</text:span> </text:p>
          </table:table-cell>
        </table:table-row>
      </table:table>
      <text:p text:style-name="P1">4111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17">17 </text:span><text:span text:style-name="T13">장</text:span> </text:p>
      <text:p text:style-name="P1"><text:span text:style-name="T17">SPRUHZ6H-2014 </text:span><text:span text:style-name="T13">년 </text:span><text:span text:style-name="T17">10 </text:span><text:span text:style-name="T13">월 </text:span><text:span text:style-name="T17">- 2016 </text:span><text:span text:style-name="T13">년 </text:span><text:span text:style-name="T17">11 </text:span><text:span text:style-name="T13">월 개정</text:span> </text:p>
      <text:p text:style-name="P1"><text:span text:style-name="T14">인터럽트 컨트롤러</text:span> </text:p>
      <text:p text:style-name="P1">이 장에서는 장치의 인터럽트 컨트롤러 (INTC)에 대해 설명합니다. </text:p>
      <text:p text:style-name="P1"><text:span text:style-name="T8">주제</text:span> <text:span text:style-name="T27">................................................. .................................................. ........................</text:span> <text:span text:style-name="T8">페이지</text:span> </text:p>
      <text:p text:style-name="P1"><text:span text:style-name="T1">17.1 </text:span><text:span text:style-name="T8">인터럽트 컨트롤러의 개요</text:span> <text:span text:style-name="T28">.............................................. ...........................</text:span> <text:a xlink:type="simple" xlink:href="https://translate.googleusercontent.com/translate_f#2" text:style-name="Internet_20_link" text:visited-style-name="Visited_20_Internet_20_Link"><text:span text:style-name="T30">4120</text:span></text:a> </text:p>
      <text:p text:style-name="P1"><text:span text:style-name="T1">17.2 </text:span><text:span text:style-name="T8">인터럽트 컨트롤러 환경</text:span> <text:span text:style-name="T28">.............................................. ......................</text:span> <text:a xlink:type="simple" xlink:href="https://translate.googleusercontent.com/translate_f#5" text:style-name="Internet_20_link" text:visited-style-name="Visited_20_Internet_20_Link"><text:span text:style-name="T30">4123</text:span></text:a> </text:p>
      <text:p text:style-name="P1"><text:span text:style-name="T1">17.3 </text:span><text:span text:style-name="T8">인터럽트 컨트롤러 통합</text:span> <text:span text:style-name="T28">.............................................. .........................</text:span> <text:a xlink:type="simple" xlink:href="https://translate.googleusercontent.com/translate_f#7" text:style-name="Internet_20_link" text:visited-style-name="Visited_20_Internet_20_Link"><text:span text:style-name="T30">4125</text:span></text:a> </text:p>
      <text:p text:style-name="P1"><text:span text:style-name="T1">17.4 </text:span><text:span text:style-name="T8">인터럽트 컨트롤러 기능 설명</text:span> <text:span text:style-name="T28">............................................. .........</text:span> <text:a xlink:type="simple" xlink:href="https://translate.googleusercontent.com/translate_f#56" text:style-name="Internet_20_link" text:visited-style-name="Visited_20_Internet_20_Link"><text:span text:style-name="T30">4174</text:span></text:a> </text:p>
      <text:p text:style-name="Horizontal_20_Line"/>
      <table:table table:name="표2" table:style-name="표2">
        <table:table-column table:style-name="표2.A"/>
        <table:table-row>
          <table:table-cell table:style-name="표2.A1" office:value-type="string">
            <text:p text:style-name="P9"><text:bookmark text:name="2"/><text:span text:style-name="T11">Page 2</text:span> </text:p>
          </table:table-cell>
        </table:table-row>
      </table:table>
      <text:p text:style-name="P1"><text:span text:style-name="T13">인터럽트 컨트롤러 개요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12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1">17.1 </text:span><text:span text:style-name="T8">인터럽트 컨트롤러 개요</text:span> </text:p>
      <text:p text:style-name="P1">이 디바이스는 다수의 주변 장치 및 서브 시스템의 요구를 서비스하기 위해 많은 수의 인터럽트를 가지고있다. </text:p>
      <text:p text:style-name="P1">MPU, DSP (x2), IPU (x2), EVE (x4) 및 PRU-ICSS (x2) 서브 시스템은 </text:p>
      <text:p text:style-name="P2">통합 인터럽트 컨트롤러를 통해 인터럽트합니다. 또한 각 프로세서의 인터럽트 컨트롤러는 / 장치 인터럽트를 프로세서 인터럽트 입력에 매핑(<text:span text:style-name="T64">mapping)할 때 유연성을 제공하는 </text:span>인터럽트 컨트롤러 크로스바(IRQ_CROSSBAR)가 선행됩니다. </text:p>
      <text:p text:style-name="P2">IRQ 크로스바에 대한 자세한 내용은 <text:span text:style-name="T29">제 18 장</text:span> <text:span text:style-name="T13">제어 모듈 </text:span><text:span text:style-name="T15">control module 참조</text:span><text:span text:style-name="T17">.</text:span> </text:p>
      <text:p text:style-name="P1"><text:span text:style-name="T8">듀얼 코어 텍스 </text:span><text:span text:style-name="T1">®-A15 MPU </text:span><text:span text:style-name="T8">서브 시스템 인터럽트 컨트롤러 </text:span><text:span text:style-name="T1">(MPU_INTC)</text:span> </text:p>
      <text:p text:style-name="P1">MPU_INTC 모듈 (Generalized Interrupt Controller [GIC]라고도 함)은 <text:span text:style-name="T65">Cortex-A15</text:span> 프로세서와 함께 <text:span text:style-name="T65">ARM Cortext-A15 </text:span>멀티프로세서 코어 (MP 코어) 에 통합되어 있는 <text:span text:style-name="T65">single functional unit입</text:span>니다. 다음과 같은 것을 제공합니다 : </text:p>
      <text:p text:style-name="P1">. 160 하드웨어 인터럽트 입력 </text:p>
      <text:p text:style-name="P1">• 소프트웨어에 의한 인터럽트 생성 </text:p>
      <text:p text:style-name="P1">• 인터럽트의 우선 순위 지정 </text:p>
      <text:p text:style-name="P1"><text:soft-page-break/>• 모든 인터럽트 마스크 </text:p>
      <text:p text:style-name="P1">• 대상 Cortex-A15 프로세서에 인터럽트 배포 </text:p>
      <text:p text:style-name="P1">• 인터럽트 상태 추적 </text:p>
      <text:p text:style-name="P1">각 Cortex-A15 프로세서는 세 가지 주요 인터럽트 소스 그룹을 지원하며 각 인터럽트 소스는 고유한 ID 보유 : </text:p>
      <text:p text:style-name="P3">• <text:span text:style-name="T13">소프트웨어 생성 된 인터럽트들 </text:span><text:span text:style-name="T17">(SGI</text:span><text:span text:style-name="T22">s</text:span><text:span text:style-name="T17">) :</text:span> SGI들은 코어텍스 <text:span text:style-name="T65">Cortext-A15 Software Generated Interrupt Register</text:span>(GICD_SGIR)에 기록함으로써 발생된다. 각 <text:span text:style-name="T65">CPU 인터페이스 당 </text:span>최대 16 개의 SGI (ID0-ID15)가 생성 될 수 있습니다. SGI는 <text:span text:style-name="T65">edge-triggered(가장자리를 당기는?)</text:span> 속성을 가지고 있습니다. 인터럽트의 <text:span text:style-name="T66">software</text:span> <text:span text:style-name="T66">triggering</text:span>은 주변 장치 입력에서 인터럽트 신호의 <text:span text:style-name="T66">edge-transition(</text:span>에지 전환<text:span text:style-name="T66">)</text:span>과 동일합니다. </text:p>
      <text:p text:style-name="P1">• <text:span text:style-name="T66">Private Peripheral Interrupts</text:span><text:span text:style-name="T13">개인 주변 인터럽트 </text:span><text:span text:style-name="T17">(</text:span><text:span text:style-name="T23">PPIs) :</text:span> PPI는 단일 프로세서에 특화된 주변 장치에 의해 발생된 인터럽트입니다. 일반적으로 인터럽트 ID16-ID31들은 PPI 전용이지만, 7 개의 PPI만 실제로 각 CPU 인터페이스 (ID25-ID31)에 사용됩니다. 인터럽트 ID16-ID24는 예약되어 있습니다 (사용되지 않음). </text:p>
      <text:p text:style-name="P4">• <text:span text:style-name="T66">Shared Peripheral Interrupts </text:span><text:span text:style-name="T13">공유 주변 인터럽트 </text:span><text:span text:style-name="T17">(SPI</text:span><text:span text:style-name="T25">s</text:span><text:span text:style-name="T17">) :</text:span> SPI는 관련 인터럽트 입력 라인 상에 생성된 이벤트에 의해 발생<text:span text:style-name="T66">(triggered)</text:span>됩니다. 이 장치에서 GIC는 외부 IRQS [159 : 0] 신호에 대응하는 160 개의 SPI를 지원하도록 구성됩니다. SPI들은 ID32에서 시작하고 그 매핑이 <text:a xlink:type="simple" xlink:href="https://translate.googleusercontent.com/translate_f#7" text:style-name="Internet_20_link" text:visited-style-name="Visited_20_Internet_20_Link"><text:span text:style-name="T29">제 17.3.1</text:span></text:a> 에 표시되있다. </text:p>
      <text:p text:style-name="P5">모듈에 관한 상세 설명과 SGI 나 <text:span text:style-name="T66">PPI</text:span>의 기술은, ARM <text:span text:style-name="T13">코어</text:span> <text:span text:style-name="T13">텍스 </text:span><text:span text:style-name="T17">A15 MP </text:span><text:span text:style-name="T24">코어 기술 참조 설명서</text:span><text:span text:style-name="T17"> </text:span><text:span text:style-name="T26">(</text:span><text:a xlink:type="simple" xlink:href="https://translate.google.com/translate?hl=ko&amp;prev=_t&amp;sl=en&amp;tl=ko&amp;u=http://infocenter.arm.com/help/index.jsp" text:style-name="Internet_20_link" text:visited-style-name="Visited_20_Internet_20_Link"><text:span text:style-name="T33">infocenter.arm.com/help/index.jsp</text:span></text:a><text:span text:style-name="T17"> )</text:span><text:span text:style-name="T13">를 </text:span><text:s/>참조하십시오 </text:p>
      <text:p text:style-name="P1"><text:s/></text:p>
      <text:p text:style-name="P1"><text:span text:style-name="T1">C66x DSP </text:span><text:span text:style-name="T8">서브 시스템 인터럽트 컨트롤러</text:span><text:span text:style-name="T1">(DSPx_INTC, </text:span><text:span text:style-name="T2">where </text:span><text:span text:style-name="T1">x = 1, 2 : </text:span><text:span text:style-name="T3">x가 1, 2일 때 DSPx_INTC</text:span><text:span text:style-name="T1">)</text:span> </text:p>
      <text:p text:style-name="P5">장치에는 DSP1 및 DSP2라는 두 개 디지털 신호 처리 (DSP) 하위 시스템이 있습니다. 각 DSP 서브 시스템은 시스템 이벤트를 C66x 코어 인터럽트 및 예외 입력과 인터페이스하는 인터럽트 컨트롤러 -DSPx_INTC를 통합합니다. 그것은 C66x CPU에 제공된 12 개의 우선 순위 인터럽트에 최대 128 개의 인터럽트를 결합합니다. </text:p>
      <text:p text:style-name="P1"><text:s/>이 모듈에 대한 자세한 내용은 <text:span text:style-name="T29">제 5 장,</text:span> <text:span text:style-name="T17">DSP </text:span><text:span text:style-name="T13">서브</text:span> <text:span text:style-name="T13">시스템을</text:span> 참조하십시오. </text:p>
      <text:p text:style-name="P1"><text:span text:style-name="T8">이중 </text:span><text:span text:style-name="T1">Cortex-M4 IPU </text:span><text:span text:style-name="T8">하위 시스템 인터럽트 컨트롤러 </text:span><text:span text:style-name="T1">(IPUx_Cx_INTC, </text:span><text:span text:style-name="T2">where </text:span><text:span text:style-name="T1">x = 1, 2)</text:span> </text:p>
      <text:p text:style-name="P1">장치에는 IPU1 및 IPU2, 두 개의 IPU (Image Processing Unit) 하위 시스템이 있습니다. 각 IPU 서브 시스템은 2 개의 ARM Cortex-M4 코어를 통합합니다. </text:p>
      <text:p text:style-name="P1">NVIC (Nested Vectored Interrupt Controller)은 각 Cortex-M4 내부에 통합되어 있습니다. 인터럽트 매핑 </text:p>
      <text:p text:style-name="P1">병렬 처리를 용이하게 하기 위해 두 코어<text:span text:style-name="T67">(</text:span>IPU 당<text:span text:style-name="T67">)에</text:span> 동일합니다. NVIC은 다음을 지원합니다. </text:p>
      <text:p text:style-name="P6">• 각 코어에 대해 16 단계의 우선 순위가 동적으로 지정된 64 개의 외부 인터럽트 (16 개의 Cortex-M4 내부 인터럽트 외에도) </text:p>
      <text:p text:style-name="P1">• <text:span text:style-name="T68">Low-latency 지연</text:span> 시간이 짧은 예외 및 인터럽트 처리 </text:p>
      <text:p text:style-name="P1">• 예외의 우선 순위 지정 및 처리 </text:p>
      <text:p text:style-name="P1">• 로컬 전원 관리 제어 </text:p>
      <text:p text:style-name="P1">• 프로세서 코어에 대한 디버그 액세스 </text:p>
      <text:p text:style-name="Horizontal_20_Line"/>
      <table:table table:name="표3" table:style-name="표3">
        <table:table-column table:style-name="표3.A"/>
        <table:table-row>
          <table:table-cell table:style-name="표3.A1" office:value-type="string">
            <text:p text:style-name="P9"><text:bookmark text:name="3"/><text:span text:style-name="T11">Page 3</text:span> </text:p>
          </table:table-cell>
        </table:table-row>
      </table:table>
      <text:p text:style-name="P1">이 모듈에 대한 자세한 내용은 <text:span text:style-name="T68">ARM </text:span><text:span text:style-name="T13">코어 텍스 </text:span><text:span text:style-name="T17">M4 </text:span><text:span text:style-name="T13">기술 참조 설명서</text:span> 참조<text:span text:style-name="T68">(</text:span><text:a xlink:type="simple" xlink:href="https://translate.google.com/translate?hl=ko&amp;prev=_t&amp;sl=en&amp;tl=ko&amp;u=http://infocenter.arm.com/help/index.jsp" text:style-name="Internet_20_link" text:visited-style-name="Visited_20_Internet_20_Link"><text:span text:style-name="T29">infocenter.arm.com/help/index.jsp</text:span></text:a> ). </text:p>
      <text:p text:style-name="P1"><text:span text:style-name="T8">참고 </text:span><text:span text:style-name="T1">:</text:span> IPUx_Cx_INTC는 다음 인터럽트 컨트롤러에 대한 통일된 이름입니다 : </text:p>
      <text:p text:style-name="P6"><text:soft-page-break/>• IPU1_C0_INTC – NVIC : 첫 번째 Cortex-M4 코어 의 <text:span text:style-name="T68">IPU1</text:span> <text:s/></text:p>
      <text:p text:style-name="P6">• IPU1_C1_INTC – NVIC : 두 번째 Cortex-M4 코어 의 <text:span text:style-name="T68">IPU1</text:span> <text:s text:c="2"/></text:p>
      <text:p text:style-name="P6">• IPU2_C0_INTC – NVIC : 첫 번째 Cortex-M4 코어 의 <text:span text:style-name="T68">IPU2</text:span> <text:s text:c="2"/></text:p>
      <text:p text:style-name="P6">• IPU2_C1_INTC - NVIC : : 두 번째 Cortex-M4 코어 의 <text:span text:style-name="T68">IPU2</text:span> <text:s/></text:p>
      <text:p text:style-name="P1"><text:span text:style-name="T1">EVE </text:span><text:span text:style-name="T8">하위 시스템 인터럽트 컨트롤러 </text:span><text:span text:style-name="T1">(EVEx_INTC, </text:span><text:span text:style-name="T3">where</text:span><text:span text:style-name="T8"> </text:span><text:span text:style-name="T1">x = 1 ~ 4)</text:span> </text:p>
      <text:p text:style-name="P1"><text:span text:style-name="T8">참고 </text:span><text:span text:style-name="T1">:</text:span> <text:span text:style-name="T50">EVE는 이 장치류에서 지원되지 않습니다.</text:span> </text:p>
      <text:p text:style-name="P7">장치에는 4 개의 EVE (Embedded Video Engine) 하위 시스템 (EVE1, EVE2, EVE3, <text:span text:style-name="T69">EVE4</text:span>)이 있습니다. 각 EVE 하위 시스템은 인터럽트 컨트롤러 -EVEx_INTC를 통합하는데, 인터럽트 입력과 <text:span text:style-name="T69">ARP32의 인터럽트 입력을 드라이브 하기 위한 내부 인터럽트 </text:span>소스와 병합을 처리합니다. 또한 <text:s/>EVEx_INTC는 ARP32 </text:p>
      <text:p text:style-name="P1">다른 시스템 프로세서 및 EDMA와 동기화하기 위해 출력 인터럽트 또는 이벤트를 생성하도록 허용합니다.</text:p>
      <text:p text:style-name="P1">EVEx_INTC는 최대 32 개의 <text:span text:style-name="T69">active-high level </text:span>인터럽트 입력을 지원합니다. 그 아키텍처는 하드웨어와 소프트웨어 모두 허용합니다. </text:p>
      <text:p text:style-name="P1">이 모듈에 대한 자세한 내용은 <text:span text:style-name="T29">8 장,</text:span> <text:span text:style-name="T13">임베디드 비전 엔진을</text:span> 참조하십시오. </text:p>
      <text:p text:style-name="P1"><text:span text:style-name="T1">PRU-ICSS </text:span><text:span text:style-name="T8">인터럽트 컨트롤러 </text:span><text:span text:style-name="T1">(PRUSSx_INTC, </text:span><text:span text:style-name="T4">where</text:span><text:span text:style-name="T8"> </text:span><text:span text:style-name="T1">x = 1 ~ 2)</text:span> </text:p>
      <text:p text:style-name="P7">PRUSSx_INTC는 시스템의 다른 부분(<text:span text:style-name="T69">system events로 참조되는)</text:span>에서 오는 인터럽트와 PRU-ICSS 인터럽트 인터페이스 사이의 인터페이스입니다. </text:p>
      <text:p text:style-name="P1">PRUSSx_INTC에는 다음과 같은 기능이 있습니다. </text:p>
      <text:p text:style-name="P1">• 최대 64 개의 시스템 이벤트 캡처 </text:p>
      <text:p text:style-name="P1">• 최대 10 개의 인터럽트 채널 지원 </text:p>
      <text:p text:style-name="P1">• 10 개의 호스트 인터럽트 생성 : </text:p>
      <text:p text:style-name="P1">- PRUs에 대한 2 개의 호스트 인터럽트 </text:p>
      <text:p text:style-name="P1">- ARM 인터럽트 컨트롤러 <text:span text:style-name="T70">signaling 하기 </text:span>위해 PRU-ICSS에서 내 보낸 8 개의 호스트 인터럽트 </text:p>
      <text:p text:style-name="P1">• 각 시스템 이벤트를 활성화 및 비활성화 할 수 있습니다. </text:p>
      <text:p text:style-name="P1">• 각 호스트 이벤트를 활성화 및 비활성화 할 수 있습니다. </text:p>
      <text:p text:style-name="P1">• 이벤트의 하드웨어 우선 순위 지정 </text:p>
      <text:p text:style-name="P1">이 모듈에 대한 자세한 내용은 <text:span text:style-name="T29">제 30 장,</text:span> <text:span text:style-name="T70">Programmable Real-Time Unit과 Industrial Communication 서비 시스템</text:span><text:span text:style-name="T13"> 참조</text:span> <text:span text:style-name="T13">.</text:span></text:p>
      <text:p text:style-name="P1">그림<text:a xlink:type="simple" xlink:href="https://translate.googleusercontent.com/translate_f#4" text:style-name="Internet_20_link" text:visited-style-name="Visited_20_Internet_20_Link"> 17-1은</text:a> <text:span text:style-name="T54">이 장치에서 인터럽트 컨트롤러의 상위 레벨 블록도를 나타낸다.</text:span> </text:p>
      <text:p text:style-name="Horizontal_20_Line"/>
      <table:table table:name="표4" table:style-name="표4">
        <table:table-column table:style-name="표4.A"/>
        <table:table-row>
          <table:table-cell table:style-name="표4.A1" office:value-type="string">
            <text:p text:style-name="P9"><text:bookmark text:name="4"/><text:span text:style-name="T11">Page 4</text:span> </text:p>
          </table:table-cell>
        </table:table-row>
      </table:table>
      <text:p text:style-name="P1">일시 정지 </text:p>
      <text:p text:style-name="P1">제어 장치 </text:p>
      <text:p text:style-name="P1">DSPx SS </text:p>
      <text:p text:style-name="P1">내부의 </text:p>
      <text:p text:style-name="P1">인터럽트 </text:p>
      <text:p text:style-name="P1">일시 정지 </text:p>
      <text:p text:style-name="P1">제어 장치 </text:p>
      <text:p text:style-name="P1">MPU SS </text:p>
      <text:p text:style-name="P1">내부의 </text:p>
      <text:p text:style-name="P1"><text:soft-page-break/>인터럽트 </text:p>
      <text:p text:style-name="P1">IPUx SS </text:p>
      <text:p text:style-name="P1">내부의 </text:p>
      <text:p text:style-name="P1">인터럽트 </text:p>
      <text:p text:style-name="P1">NVIC </text:p>
      <text:p text:style-name="P1">NVIC </text:p>
      <text:p text:style-name="P1">장치 </text:p>
      <text:p text:style-name="P1">주변 장치 </text:p>
      <text:p text:style-name="P1">인터럽트 </text:p>
      <text:p text:style-name="P1">일시 정지 </text:p>
      <text:p text:style-name="P1">제어 장치 </text:p>
      <text:p text:style-name="P1">EVEx SS </text:p>
      <text:p text:style-name="P1">내부의 </text:p>
      <text:p text:style-name="P1">인터럽트 </text:p>
      <text:p text:style-name="P1">IRQ_ </text:p>
      <text:p text:style-name="P1">크로스바 </text:p>
      <text:p text:style-name="P1">장치 </text:p>
      <text:p text:style-name="P1">sys_nirq [2 : 1] </text:p>
      <text:p text:style-name="P1">nmin_dsp </text:p>
      <text:p text:style-name="P1">IRQ_ </text:p>
      <text:p text:style-name="P1">크로스바 </text:p>
      <text:p text:style-name="P1">IRQ_ </text:p>
      <text:p text:style-name="P1">크로스바 </text:p>
      <text:p text:style-name="P1">IRQ_ </text:p>
      <text:p text:style-name="P1">크로스바 </text:p>
      <text:p text:style-name="P1">일시 정지 </text:p>
      <text:p text:style-name="P1">제어 장치 </text:p>
      <text:p text:style-name="P1">PRU-ICSSx </text:p>
      <text:p text:style-name="P1">내부의 </text:p>
      <text:p text:style-name="P1">인터럽트 </text:p>
      <text:p text:style-name="P1">IRQ_ </text:p>
      <text:p text:style-name="P1">크로스바 </text:p>
      <text:p text:style-name="P1"><text:span text:style-name="T13">인터럽트 컨트롤러 개요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14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8">그림 </text:span><text:span text:style-name="T1">17-1.</text:span> <text:span text:style-name="T8">장치의 컨트롤러 중단</text:span> </text:p>
      <text:p text:style-name="Horizontal_20_Line"><text:soft-page-break/></text:p>
      <table:table table:name="표5" table:style-name="표5">
        <table:table-column table:style-name="표5.A"/>
        <table:table-row>
          <table:table-cell table:style-name="표5.A1" office:value-type="string">
            <text:p text:style-name="P9"><text:bookmark text:name="5"/><text:span text:style-name="T11">Page 5</text:span> </text:p>
          </table:table-cell>
        </table:table-row>
      </table:table>
      <text:p text:style-name="P1">sys_nirq1 </text:p>
      <text:p text:style-name="P1">장치 </text:p>
      <text:p text:style-name="P1">sys_nirq2 </text:p>
      <text:p text:style-name="P1">nmin_dsp </text:p>
      <text:p text:style-name="P1">외부 </text:p>
      <text:p text:style-name="P1">장치 </text:p>
      <text:p text:style-name="P1">IRQ_CROSSBAR </text:p>
      <text:p text:style-name="P1">멀티플렉서 </text:p>
      <text:p text:style-name="P1">다른 사람에게 </text:p>
      <text:p text:style-name="P1">장치 INTC </text:p>
      <text:p text:style-name="P1">입력 라인 </text:p>
      <text:p text:style-name="P1">NMI 활성화 * </text:p>
      <text:p text:style-name="P1">IPUx_Cx </text:p>
      <text:p text:style-name="P1">NMI 입력 </text:p>
      <text:p text:style-name="P1">MPUSS </text:p>
      <text:p text:style-name="P1">MPU_IRQ_133 </text:p>
      <text:p text:style-name="P1">NMI 활성화 * </text:p>
      <text:p text:style-name="P1">DSPx_Cx </text:p>
      <text:p text:style-name="P1">NMI 입력 </text:p>
      <text:p text:style-name="P1">IRQ_CROSSBAR </text:p>
      <text:p text:style-name="P1">멀티플렉서 </text:p>
      <text:p text:style-name="P1">...... </text:p>
      <text:p text:style-name="P1">NMI 활성화 * </text:p>
      <text:p text:style-name="P1">1 </text:p>
      <text:p text:style-name="P1">0 </text:p>
      <text:p text:style-name="P1">* NMI 활성화는 해당 비트 필드를 통해 이루어집니다. </text:p>
      <text:p text:style-name="P1">CTRL_CORE_NMI_DESTINATION_x 등록 (x = 1,2)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환경</text:span> </text:p>
      <text:p text:style-name="P1">4115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1">17.2 </text:span><text:span text:style-name="T8">인터럽트 컨트롤러 환경</text:span> </text:p>
      <text:p text:style-name="P1">그림<text:a xlink:type="simple" xlink:href="https://translate.googleusercontent.com/translate_f#5" text:style-name="Internet_20_link" text:visited-style-name="Visited_20_Internet_20_Link"> 17-2</text:a> <text:span text:style-name="T54">장치 INTCs와 외부 인터럽트 사이의 관계를 나타낸다.</text:span> </text:p>
      <text:p text:style-name="P1"><text:span text:style-name="T8">그림 </text:span><text:span text:style-name="T1">17-2.</text:span> <text:span text:style-name="T8">외부 장치로부터의 인터럽트</text:span> </text:p>
      <text:p text:style-name="P1"><text:a xlink:type="simple" xlink:href="https://translate.googleusercontent.com/translate_f#5" text:style-name="Internet_20_link" text:visited-style-name="Visited_20_Internet_20_Link">표 17-1</text:a> <text:span text:style-name="T71">INTCs </text:span><text:span text:style-name="T54">디바이스에 인터럽트를 생성하기 위해 외부 장치에 의해 사용될 수 있는 신호를 설명</text:span> </text:p>
      <text:p text:style-name="P1"><text:soft-page-break/>INTCs. </text:p>
      <text:p text:style-name="P1">(1) </text:p>
      <text:p text:style-name="P1">I = 입력, O = 출력 </text:p>
      <text:p text:style-name="P1"><text:span text:style-name="T8">표 </text:span><text:span text:style-name="T1">17-1.</text:span> <text:span text:style-name="T8">외부 장치로부터의 인터럽트</text:span> </text:p>
      <text:p text:style-name="P1"><text:span text:style-name="T8">장치 핀</text:span> </text:p>
      <text:p text:style-name="P1"><text:span text:style-name="T1">I / O </text:span><text:span text:style-name="T32">(1)</text:span> </text:p>
      <text:p text:style-name="P1"><text:span text:style-name="T8">기술</text:span> </text:p>
      <text:p text:style-name="P1">sys_nirq1 </text:p>
      <text:p text:style-name="P8">sys_nirq2 </text:p>
      <text:p text:style-name="P1">외부 장치는 이 핀들을 사용하여 어떤 <text:span text:style-name="T71">INTC</text:span> 장치에도 <text:span text:style-name="T71">system wake-up interrupt event </text:span>시스템 웨이크 업 인터럽트 이벤트를 생성 할 수 있습니다. 사용자는 <text:span text:style-name="T71">Control Module을 통해서 올바르게 해당하는 </text:span>IRQ_CROSSBAR을 구성하는데 주의해야합니다. </text:p>
      <text:p text:style-name="P1"/>
      <text:p text:style-name="P1"/>
      <text:p text:style-name="Horizontal_20_Line"/>
      <table:table table:name="표6" table:style-name="표6">
        <table:table-column table:style-name="표6.A"/>
        <table:table-row>
          <table:table-cell table:style-name="표6.A1" office:value-type="string">
            <text:p text:style-name="P9"><text:bookmark text:name="6"/><text:span text:style-name="T11">Page 6</text:span> </text:p>
          </table:table-cell>
        </table:table-row>
      </table:table>
      <text:p text:style-name="P1"><text:span text:style-name="T13">인터럽트 컨트롤러 환경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16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8">표 </text:span><text:span text:style-name="T1">17-1.</text:span> <text:span text:style-name="T8">외부 장치로부터의 인터럽트 </text:span><text:span text:style-name="T1">(</text:span><text:span text:style-name="T8">계속</text:span><text:span text:style-name="T1">)</text:span> </text:p>
      <text:p text:style-name="P1"><text:span text:style-name="T8">장치 핀</text:span> </text:p>
      <text:p text:style-name="P1"><text:span text:style-name="T1">I / O </text:span><text:span text:style-name="T32">(1)</text:span> </text:p>
      <text:p text:style-name="P1"><text:span text:style-name="T8">기술</text:span> </text:p>
      <text:p text:style-name="P1">nmin_dsp </text:p>
      <text:p text:style-name="P1">외부 디바이스는 이 핀을 사용하여 NMI (Non-Maskable Interrupt) 이벤트를 다음 장치 프로세서들에게 생성 할 수 있습니다 </text:p>
      <text:p text:style-name="P1">- IPU1_C0, IPU1_C1. <text:span text:style-name="T71">(Control Module 제어 모듈을 통해서)</text:span> 활성화(enable)하자마자, NMI는 <text:span text:style-name="T71">Cortext M4 core의</text:span> NMI 입력으로 바로 라우팅 됩니다. NMI는 IPU1_C0 및 IPU1_C1를 위해서 별도로 활성화 될 <text:s/>수 있습니다. </text:p>
      <text:p text:style-name="P1">- IPU2_C0, IPU2_C1. <text:span text:style-name="T72">(</text:span>제어 모듈을 통해서<text:span text:style-name="T72">)</text:span> 활성화 하자마자, NMI는 <text:span text:style-name="T72">Cortex M4</text:span>의 NMI 입력으로 바로 라우팅 됩니다. NMI는 IPU2_C0 및 IPU2_C1를 위해서 별도로 활성화 될 수 있습니다. </text:p>
      <text:p text:style-name="P1">- DSP1, DSP2. <text:span text:style-name="T72">(</text:span>제어 모듈을 통해서<text:span text:style-name="T72">) 활성화하자마자</text:span>, NMI는 C66x <text:span text:style-name="T72">CPU</text:span>의 NMI 입력에 바로 라우팅 됩니다.</text:p>
      <text:p text:style-name="P11"><text:soft-page-break/><text:span text:style-name="T1">nmin_dsp</text:span> 핀으로부터 신호는 또한 MPU_INTC (MPU_IRQ_133 입력)에 매핑 될 수 있지만, 마스크 불가능한 인터럽트가 아닌 일반적인 인터럽트로 Cortex-A15 프로세서에 의해 처리될 것이다. 그 <text:span text:style-name="T73">Cortex-A15 프로세서는 </text:span>NMI 입력을 제공하지 않습니다. </text:p>
      <text:p text:style-name="P1">제어 모듈은 CTRL_CORE_NMI_DESTINATION_1를 등록하고CTRL_CORE_NMI_DESTINATION_2는 다음과 같이 해당 장치 프로세서 서브 시스템에 <text:span text:style-name="T1">NMI </text:span><text:span text:style-name="T8">신호를</text:span> 경로를 배정합니다. </text:p>
      <text:p text:style-name="P11">• CTRL_CORE_NMI_DESTINATION_1 [23:16] IPU2_C1에 0x1 쓰기는 IPU2_C1에 NMI 매핑을 활성화합니다. </text:p>
      <text:p text:style-name="P11">• CTRL_CORE_NMI_DESTINATION_1 [15 : 8] IPU2_C0에 0x1 쓰기는 IPU2_C0에 NMI 매핑을 활성화합니다. </text:p>
      <text:p text:style-name="P11">• CTRL_CORE_NMI_DESTINATION_1 [7 : 0] IPU1_C1에 0x1 쓰기는 <text:s/>IPU1_C1에 NMI 매핑을 활성화합니다. </text:p>
      <text:p text:style-name="P11">• CTRL_CORE_NMI_DESTINATION_2 [31:24] IPU1_C0에 0x1 쓰기는 IPU1_C0에 NMI 매핑을 활성화합니다. </text:p>
      <text:p text:style-name="P1">• CTRL_CORE_NMI_DESTINATION_2 [23:16] <text:span text:style-name="T73">DSP2에 0x1 쓰기는</text:span> <text:span text:style-name="T73">DSP에 </text:span>NMI 매핑을 활성화합니다. </text:p>
      <text:p text:style-name="P1">• CTRL_CORE_NMI_DESTINATION_2 [15 : 8] <text:span text:style-name="T73">DSP1</text:span>에 <text:span text:style-name="T73">0x1 쓰기는</text:span> DSP1에 NMI 매핑을 활성화합니다. </text:p>
      <text:p text:style-name="P1">• CTRL_CORE_NMI_DESTINATION_2 [7 : 0] <text:span text:style-name="T74">MPU</text:span>에 0x1 쓰기는 MPU_IN<text:span text:style-name="T74">TC</text:span>의 MPU_IRQ_133 인터럽트 라인에 <text:span text:style-name="T74">NMI 매핑을 활성화 합니다 </text:span>; 이 비트 필드에 0x0을 쓰면 NMI 매핑이 비활성화 되고 </text:p>
      <text:p text:style-name="P1">IRQ_CROSSBAR mux는 MPU_IRQ_133에 대신 매핑됩니다. </text:p>
      <text:p text:style-name="P1">CTRL_CORE_NMI_DESTINATION_1 및 CTRL_CORE_NMI_DESTINATION_2 레지스터에 관한 더 많은 정보는, <text:span text:style-name="T29">제 18 장,</text:span> <text:span text:style-name="T13">제어 모듈 </text:span><text:span text:style-name="T16">Control Module</text:span><text:span text:style-name="T13">을</text:span> 참조하십시오. </text:p>
      <text:p text:style-name="P1"><text:span text:style-name="T8">주 </text:span><text:span text:style-name="T1">:</text:span> 외부 디바이스는 또한 <text:span text:style-name="T74">INTC </text:span>디바이스들에 인터럽트를 생성하기 위해 GPIO 모듈을 사용할 수 있 습니다.</text:p>
      <text:p text:style-name="P1">자세한 내용은 <text:span text:style-name="T29">27 장,</text:span> <text:span text:style-name="T13">범용 인터페이스 </text:span><text:span text:style-name="T16">General-Purpose Interface</text:span><text:span text:style-name="T13">를</text:span> 참조하십시오. </text:p>
      <text:p text:style-name="Horizontal_20_Line"/>
      <table:table table:name="표7" table:style-name="표7">
        <table:table-column table:style-name="표7.A"/>
        <table:table-row>
          <table:table-cell table:style-name="표7.A1" office:value-type="string">
            <text:p text:style-name="P9"><text:bookmark text:name="7"/><text:span text:style-name="T11">Page 7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17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1">17.3 </text:span><text:span text:style-name="T8">인터럽트 컨트롤러 통합</text:span> </text:p>
      <text:p text:style-name="P1"><text:a xlink:type="simple" xlink:href="https://translate.googleusercontent.com/translate_f#8" text:style-name="Internet_20_link" text:visited-style-name="Visited_20_Internet_20_Link">표 17-2</text:a> <text:span text:style-name="T54">내지</text:span> <text:a xlink:type="simple" xlink:href="https://translate.googleusercontent.com/translate_f#35" text:style-name="Internet_20_link" text:visited-style-name="Visited_20_Internet_20_Link">표 17-8는</text:a> <text:span text:style-name="T54">INTC </text:span><text:span text:style-name="T55">장치들의 </text:span><text:span text:style-name="T54">기본 인터럽트의 매핑을 제시한다.</text:span> </text:p>
      <text:p text:style-name="P1">IRQ_CROSSBAR 입력에 장치 인터럽트 매핑은 <text:a xlink:type="simple" xlink:href="https://translate.googleusercontent.com/translate_f#47" text:style-name="Internet_20_link" text:visited-style-name="Visited_20_Internet_20_Link">표 17-13</text:a><text:span text:style-name="T29">에 표시되있다</text:span> . </text:p>
      <text:p text:style-name="P1"><text:span text:style-name="T8">참고 </text:span><text:span text:style-name="T1">:</text:span> <text:span text:style-name="T75">(</text:span>MPU, DSP [X2], IPU [X2] EVE [X4], 그리고 PRU-ICSS [X2] 서브 시스템으로 외부적인) 모든 장치 인터럽트는 <text:span text:style-name="T75">active-high, level-sensitive </text:span>민감합니다. </text:p>
      <text:p text:style-name="P1"><text:soft-page-break/><text:span text:style-name="T8">주의</text:span> </text:p>
      <text:p text:style-name="P1">단일 인터럽트 소스는 물리적으로 여러 INTC에 매핑 될 수 있습니다. <text:s/></text:p>
      <text:p text:style-name="P1">다중 매핑된 인터럽트와 함께, 한 번에 단 하나의 INTC에서 각 인터럽트 소스 마스크를 해제할 것을 강력히 추천합니다. </text:p>
      <text:p text:style-name="P1"><text:span text:style-name="T18">17.3.1 MPU_INTC</text:span><text:span text:style-name="T14">에 대한 인터럽트 요청</text:span> </text:p>
      <text:p text:style-name="P1"><text:a xlink:type="simple" xlink:href="https://translate.googleusercontent.com/translate_f#8" text:style-name="Internet_20_link" text:visited-style-name="Visited_20_Internet_20_Link">표 17-2</text:a>는 <text:span text:style-name="T54">MPU_INTC의 기본 인터럽트 소스를 나열합니다.</text:span> <text:span text:style-name="T54">또한, MPU_IRQ_4,</text:span> </text:p>
      <text:p text:style-name="P1">MPU_IRQ_ [130 : 7], MPU_IRQ_ [138 : 133], 및 MPU_IRQ_ [159 : 141] 인터럽트들은 대안 적으로 </text:p>
      <text:p text:style-name="P12"><text:a xlink:type="simple" xlink:href="https://translate.googleusercontent.com/translate_f#47" text:style-name="Internet_20_link" text:visited-style-name="Visited_20_Internet_20_Link">표 17-13</text:a><text:span text:style-name="T29"> 에 나온 </text:span>420 다중화 장치 인터럽트 중 하나에서 MPU의 IRQ_CROSSBAR를 통해 <text:span text:style-name="T76">sourced될 수 있다</text:span>. <text:s/>제어 모듈<text:span text:style-name="T76">Control Module</text:span>에 CTRL_CORE_MPU_IRQ_y_z 레지스터(INTC 입력 라인의 인덱스가<text:span text:style-name="T17">Y</text:span> 및 <text:span text:style-name="T17">Z일 때)는</text:span> 기본 인터럽트와 다중화 인터럽트 중 선택하는 데 사용됩니다. </text:p>
      <text:p text:style-name="P13"><text:span text:style-name="T8">참고 </text:span><text:span text:style-name="T1">:</text:span> <text:a xlink:type="simple" xlink:href="https://translate.googleusercontent.com/translate_f#8" text:style-name="Internet_20_link" text:visited-style-name="Visited_20_Internet_20_Link">표 17-2</text:a><text:span text:style-name="T29">에 나열된 인터럽트는</text:span> 또한 ARM Cortex-A15 용어로는 공유 주변 인터럽트 (<text:span text:style-name="T77">Shared Peripheral Interrupts, </text:span>SPI<text:span text:style-name="T77">s</text:span>)이라고 합니다. 즉, MPU_IRQ_[159 : 0] 인터럽트 입력은, <text:s/>ARM <text:span text:style-name="T78">Cortex-</text:span><text:span text:style-name="T17">A15 MP </text:span><text:span text:style-name="T13">코어 프로세서 기술 참조 설명서에</text:span> 설명된, <text:span text:style-name="T1">IRQ</text:span><text:span text:style-name="T5">S</text:span><text:span text:style-name="T8"> </text:span><text:span text:style-name="T1">[N : 0]</text:span> GIC 신호 (이 장치에 대한 N = 159)에 대응한다. <text:s/></text:p>
      <text:p text:style-name="P13">공유 주변 장치 인터럽트 <text:span text:style-name="T77">Shared Peripheral Interrupts </text:span>(MPU_IRQ_0 - MPU_IRQ_159)와 <text:s/></text:p>
      <text:p text:style-name="P1">GIC 입력 (ID32 – ID191) 사이의 관게는 이 표의 첫 번째 컬럼에 표시됩니다. </text:p>
      <text:p text:style-name="Horizontal_20_Line"/>
      <table:table table:name="표8" table:style-name="표8">
        <table:table-column table:style-name="표8.A"/>
        <table:table-row>
          <table:table-cell table:style-name="표8.A1" office:value-type="string">
            <text:p text:style-name="P9"><text:bookmark text:name="8"/><text:span text:style-name="T11">Page 8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18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3"/>
      <text:p text:style-name="P1"><text:span text:style-name="T8">표 </text:span><text:span text:style-name="T1">17-2.</text:span> <text:span text:style-name="T1">MPU_INTC </text:span><text:span text:style-name="T8">기본 인터럽트 매핑</text:span> </text:p>
      <text:p text:style-name="P13">(1) </text:p>
      <text:p text:style-name="P13">이 열은 공유 주변 장치 인터럽트 <text:span text:style-name="T77">Shared Peripheral Interrupts </text:span>(MPU_IRQ_0 - MPU_IRQ_159)와 GIC 입력 (ID32 - ID191) 간의 관게<text:span text:style-name="T79">(</text:span>연결<text:span text:style-name="T79">)</text:span>을 보여줍니다. </text:p>
      <text:p text:style-name="P13">(2) </text:p>
      <text:p text:style-name="P13">L3_MAIN_IRQ_APP_ERR 인터럽트는 MPU_IRQ_10 라인에 직접 매핑되어, 이 라인 전용의 크로스바 인스턴스를 우회합니다. 다른 인터럽트 소스는 <text:span text:style-name="T1">MPU_IRQ_10에 매핑될 수 없습니다. </text:span></text:p>
      <text:p text:style-name="P14"><text:span text:style-name="T6">표 </text:span><text:span text:style-name="T1">17-2. MPU_INTC </text:span><text:span text:style-name="T6">기본 인터럽트 매핑</text:span><text:span text:style-name="T1"> </text:span><text:span text:style-name="T7">(게속)</text:span></text:p>
      <text:p text:style-name="P1"><text:span text:style-name="T1">IRQ </text:span><text:span text:style-name="T8">입력 라인</text:span> </text:p>
      <text:p text:style-name="P1"><text:span text:style-name="T1">(GIC ID </text:span><text:span text:style-name="T8">번호</text:span><text:span text:style-name="T1">)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oft-page-break/><text:span text:style-name="T8">번호</text:span> </text:p>
      <text:p text:style-name="P1"><text:span text:style-name="T1">IRQ_CROSSBAR</text:span> </text:p>
      <text:p text:style-name="P1"><text:span text:style-name="T8">구성 등록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지수</text:span> </text:p>
      <text:p text:style-name="P1"><text:span text:style-name="T8">기본 인터럽트 이름</text:span> </text:p>
      <text:p text:style-name="P1"><text:span text:style-name="T8">기본 인터럽트 소스 설명</text:span> </text:p>
      <text:p text:style-name="P1">MPU_IRQ_0 (ID32) </text:p>
      <text:p text:style-name="P1">N / A </text:p>
      <text:p text:style-name="P1">N / A </text:p>
      <text:p text:style-name="P1">N / A </text:p>
      <text:p text:style-name="P1">MPU_CLUSTER_IRQ_INTERR </text:p>
      <text:p text:style-name="P1">인터럽트 컨트롤러 메모리 맵에 잘못된 쓰기 </text:p>
      <text:p text:style-name="P1">부위 </text:p>
      <text:p text:style-name="P1">MPU_IRQ_1 (ID33) </text:p>
      <text:p text:style-name="P1">N / A </text:p>
      <text:p text:style-name="P1">N / A </text:p>
      <text:p text:style-name="P1">N / A </text:p>
      <text:p text:style-name="P1">CS_CTI_MPU_C0_IRQ </text:p>
      <text:p text:style-name="P1">크로스 트리거 인터페이스 0 (CTI0)의 TRIGOUT [6] </text:p>
      <text:p text:style-name="P1">MPU_IRQ_2 (ID34) </text:p>
      <text:p text:style-name="P1">N / A </text:p>
      <text:p text:style-name="P1">N / A </text:p>
      <text:p text:style-name="P1">N / A </text:p>
      <text:p text:style-name="P1">CS_CTI_MPU_C1_IRQ </text:p>
      <text:p text:style-name="P1">크로스 트리거 인터페이스 1 (CTI1)의 TRIGOUT [6] </text:p>
      <text:p text:style-name="P1">MPU_IRQ_3 (ID35) </text:p>
      <text:p text:style-name="P1">N / A </text:p>
      <text:p text:style-name="P1">N / A </text:p>
      <text:p text:style-name="P1">N / A </text:p>
      <text:p text:style-name="P1">MPU_CLUSTER_IRQ_AXIERR </text:p>
      <text:p text:style-name="P1">AXI 쓰기 트랜잭션의 오류 표시 </text:p>
      <text:p text:style-name="P1">BRESP 오류 조건 </text:p>
      <text:p text:style-name="P1">MPU_IRQ_4 (ID36) </text:p>
      <text:p text:style-name="P1">1 </text:p>
      <text:p text:style-name="P1">CTRL_CORE_MPU_IRQ_4_7 <text:span text:style-name="T54">[8 : 0]</text:span> </text:p>
      <text:p text:style-name="P1">1 </text:p>
      <text:p text:style-name="P1">ELM_IRQ </text:p>
      <text:p text:style-name="P1">오류 위치 프로세스 완료 인터럽트 </text:p>
      <text:p text:style-name="P1"><text:soft-page-break/>MPU_IRQ_5 (ID37) </text:p>
      <text:p text:style-name="P1">N / A </text:p>
      <text:p text:style-name="P1">N / A </text:p>
      <text:p text:style-name="P1">N / A </text:p>
      <text:p text:style-name="P1">WD_TIMER_MPU_C0_IRQ_WARN MPU_WD_TIMER 채널 0 경고 인터럽트 </text:p>
      <text:p text:style-name="P1">MPU_IRQ_6 (ID38) </text:p>
      <text:p text:style-name="P1">N / A </text:p>
      <text:p text:style-name="P1">N / A </text:p>
      <text:p text:style-name="P1">N / A </text:p>
      <text:p text:style-name="P1">WD_TIMER_MPU_C1_IRQ_WARN MPU_WD_TIMER 채널 1 경고 인터럽트 </text:p>
      <text:p text:style-name="P1">MPU_IRQ_7 (ID39) </text:p>
      <text:p text:style-name="P1">2 </text:p>
      <text:p text:style-name="P1">CTRL_CORE_MPU_IRQ_4_7 <text:span text:style-name="T54">[24:16]</text:span> </text:p>
      <text:p text:style-name="P1">2 </text:p>
      <text:p text:style-name="P1">EXT_SYS_IRQ_1 </text:p>
      <text:p text:style-name="P1">sys_nirq1 핀을 통한 외부 인터럽트 (액티브 로우) </text:p>
      <text:p text:style-name="P1">MPU_IRQ_8 (ID40) </text:p>
      <text:p text:style-name="P1">삼 </text:p>
      <text:p text:style-name="P1">CTRL_CORE_MPU_IRQ_8_9 <text:span text:style-name="T54">[8 : 0]</text:span> </text:p>
      <text:p text:style-name="P1">삼 </text:p>
      <text:p text:style-name="P1">CTRL_MODULE_CORE_IRQ_SEC </text:p>
      <text:p text:style-name="P1">_EVTS </text:p>
      <text:p text:style-name="P1">결합 된 방화벽 오류 인터럽트. 이상 </text:p>
      <text:p text:style-name="P1">정보 <text:span text:style-name="T29">절 18.4.6.14.3을</text:span> 참조하십시오. </text:p>
      <text:p text:style-name="P1">MPU_IRQ_9 (ID41) </text:p>
      <text:p text:style-name="P1">4 </text:p>
      <text:p text:style-name="P1">CTRL_CORE_MPU_IRQ_8_9 <text:span text:style-name="T54">[24:16]</text:span> </text:p>
      <text:p text:style-name="P1">4 </text:p>
      <text:p text:style-name="P1">L3_MAIN_IRQ_DBG_ERR </text:p>
      <text:p text:style-name="P1">L3_MAIN 디버그 오류 </text:p>
      <text:p text:style-name="P1">MPU_IRQ_10 (ID42) </text:p>
      <text:p text:style-name="P1">5 </text:p>
      <text:p text:style-name="P1">CTRL_CORE_MPU_IRQ_10_11 <text:span text:style-name="T54">[8 : 0]</text:span> </text:p>
      <text:p text:style-name="P1">(작동하지 않음) </text:p>
      <text:p text:style-name="P1">5 </text:p>
      <text:p text:style-name="P1">L3_MAIN_IRQ_APP_ERR </text:p>
      <text:p text:style-name="P1">L3_MAIN 응용 프로그램 또는 비 인한 오류 <text:span text:style-name="T31">(2)</text:span> </text:p>
      <text:p text:style-name="P1">MPU_IRQ_11 (ID43) </text:p>
      <text:p text:style-name="P1">6 </text:p>
      <text:p text:style-name="P1">CTRL_CORE_MPU_IRQ_10_11 <text:span text:style-name="T54">[24:16]</text:span> </text:p>
      <text:p text:style-name="P1">6 </text:p>
      <text:p text:style-name="P1"><text:soft-page-break/>PRM_IRQ_MPU </text:p>
      <text:p text:style-name="P1">MPU에 대한 PRCM 인터럽트 </text:p>
      <text:p text:style-name="P1">MPU_IRQ_12 (ID44) </text:p>
      <text:p text:style-name="P1">7 </text:p>
      <text:p text:style-name="P1">CTRL_CORE_MPU_IRQ_12_13 <text:span text:style-name="T54">[8 : 0]</text:span> </text:p>
      <text:p text:style-name="P1">7 </text:p>
      <text:p text:style-name="P1">DMA_SYSTEM_IRQ_0 </text:p>
      <text:p text:style-name="P1">시스템 DMA 인터럽트 0 </text:p>
      <text:p text:style-name="P1">MPU_IRQ_13 (ID45) </text:p>
      <text:p text:style-name="P1">8 </text:p>
      <text:p text:style-name="P1">CTRL_CORE_MPU_IRQ_12_13 <text:span text:style-name="T54">[24:16]</text:span> </text:p>
      <text:p text:style-name="P1">8 </text:p>
      <text:p text:style-name="P1">DMA_SYSTEM_IRQ_1 </text:p>
      <text:p text:style-name="P1">시스템 DMA 인터럽트 1 </text:p>
      <text:p text:style-name="P1">MPU_IRQ_14 (ID46) </text:p>
      <text:p text:style-name="P1">9 </text:p>
      <text:p text:style-name="P1">CTRL_CORE_MPU_IRQ_14_15 <text:span text:style-name="T54">[8 : 0]</text:span> </text:p>
      <text:p text:style-name="P1">9 </text:p>
      <text:p text:style-name="P1">DMA_SYSTEM_IRQ_2 </text:p>
      <text:p text:style-name="P1">시스템 DMA 인터럽트 2 </text:p>
      <text:p text:style-name="P1">MPU_IRQ_15 (ID47) </text:p>
      <text:p text:style-name="P1">10 </text:p>
      <text:p text:style-name="P1">CTRL_CORE_MPU_IRQ_14_15 <text:span text:style-name="T54">[24:16]</text:span> </text:p>
      <text:p text:style-name="P1">10 </text:p>
      <text:p text:style-name="P1">DMA_SYSTEM_IRQ_3 </text:p>
      <text:p text:style-name="P1">시스템 DMA 인터럽트 3 </text:p>
      <text:p text:style-name="P1">MPU_IRQ_16 (ID48) </text:p>
      <text:p text:style-name="P1">11 </text:p>
      <text:p text:style-name="P1">CTRL_CORE_MPU_IRQ_16_17 <text:span text:style-name="T54">[8 : 0]</text:span> </text:p>
      <text:p text:style-name="P1">11 </text:p>
      <text:p text:style-name="P1">L3_MAIN_IRQ_STAT_ALARM </text:p>
      <text:p text:style-name="P1">L3_MAIN 통계 수집기 경보 인터럽트 </text:p>
      <text:p text:style-name="P1">MPU_IRQ_17 (ID49) </text:p>
      <text:p text:style-name="P1">12 </text:p>
      <text:p text:style-name="P1">CTRL_CORE_MPU_IRQ_16_17 <text:span text:style-name="T54">[24:16]</text:span> </text:p>
      <text:p text:style-name="P1">12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8 (ID50) </text:p>
      <text:p text:style-name="P1">13 </text:p>
      <text:p text:style-name="P1"><text:soft-page-break/>CTRL_CORE_MPU_IRQ_18_19 <text:span text:style-name="T54">[8 : 0]</text:span> </text:p>
      <text:p text:style-name="P1">13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9 (ID51) </text:p>
      <text:p text:style-name="P1">14 </text:p>
      <text:p text:style-name="P1">CTRL_CORE_MPU_IRQ_18_19 <text:span text:style-name="T54">[24:16]</text:span> </text:p>
      <text:p text:style-name="P1">14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20 (ID52) </text:p>
      <text:p text:style-name="P1">15 명 </text:p>
      <text:p text:style-name="P1">CTRL_CORE_MPU_IRQ_20_21 <text:span text:style-name="T54">[8 : 0]</text:span> </text:p>
      <text:p text:style-name="P1">15 명 </text:p>
      <text:p text:style-name="P1">GPMC_IRQ </text:p>
      <text:p text:style-name="P1">GPMC 인터럽트 </text:p>
      <text:p text:style-name="P1">MPU_IRQ_21 (ID53) </text:p>
      <text:p text:style-name="P1">16 </text:p>
      <text:p text:style-name="P1">CTRL_CORE_MPU_IRQ_20_21 <text:span text:style-name="T54">[24:16]</text:span> </text:p>
      <text:p text:style-name="P1">16 </text:p>
      <text:p text:style-name="P1">GPU_IRQ </text:p>
      <text:p text:style-name="P1">GPU 인터럽트 </text:p>
      <text:p text:style-name="P1">MPU_IRQ_22 (ID54) </text:p>
      <text:p text:style-name="P1">17 세 </text:p>
      <text:p text:style-name="P1">CTRL_CORE_MPU_IRQ_22_23 <text:span text:style-name="T54">[8 : 0]</text:span> </text:p>
      <text:p text:style-name="P1">17 세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23 (ID55) </text:p>
      <text:p text:style-name="P1">18 </text:p>
      <text:p text:style-name="P1">CTRL_CORE_MPU_IRQ_22_23 <text:span text:style-name="T54">[24:16]</text:span> </text:p>
      <text:p text:style-name="P1">18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Horizontal_20_Line"/>
      <table:table table:name="표9" table:style-name="표9">
        <table:table-column table:style-name="표9.A"/>
        <table:table-row>
          <table:table-cell table:style-name="표9.A1" office:value-type="string">
            <text:p text:style-name="P9"><text:bookmark text:name="9"/><text:span text:style-name="T11">Page 9</text:span> </text:p>
          </table:table-cell>
        </table:table-row>
      </table:table>
      <text:p text:style-name="P1"><text:soft-page-break/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19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8">표 </text:span><text:span text:style-name="T1">17-2.</text:span> <text:span text:style-name="T1">MPU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(GIC ID </text:span><text:span text:style-name="T8">번호</text:span><text:span text:style-name="T1">)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등록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지수</text:span> </text:p>
      <text:p text:style-name="P1"><text:span text:style-name="T8">기본 인터럽트 이름</text:span> </text:p>
      <text:p text:style-name="P1"><text:span text:style-name="T8">기본 인터럽트 소스 설명</text:span> </text:p>
      <text:p text:style-name="P1">MPU_IRQ_24 (ID56) </text:p>
      <text:p text:style-name="P1">19 </text:p>
      <text:p text:style-name="P1">CTRL_CORE_MPU_IRQ_24_25 <text:span text:style-name="T54">[8 : 0]</text:span> </text:p>
      <text:p text:style-name="P1">19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25 (ID57) </text:p>
      <text:p text:style-name="P1">20 </text:p>
      <text:p text:style-name="P1">CTRL_CORE_MPU_IRQ_24_25 <text:span text:style-name="T54">[24:16]</text:span> </text:p>
      <text:p text:style-name="P1">20 </text:p>
      <text:p text:style-name="P1">DISPC_IRQ </text:p>
      <text:p text:style-name="P1">디스플레이 컨트롤러 인터럽트 </text:p>
      <text:p text:style-name="P1">MPU_IRQ_26 (ID58) </text:p>
      <text:p text:style-name="P1">21 </text:p>
      <text:p text:style-name="P1">CTRL_CORE_MPU_IRQ_26_27 <text:span text:style-name="T54">[8 : 0]</text:span> </text:p>
      <text:p text:style-name="P1">21 </text:p>
      <text:p text:style-name="P1">MAILBOX1_IRQ_USER0 </text:p>
      <text:p text:style-name="P1"><text:soft-page-break/>사서함 1 사용자 0 인터럽트 </text:p>
      <text:p text:style-name="P1">MPU_IRQ_27 (ID59) </text:p>
      <text:p text:style-name="P1">22 개월 </text:p>
      <text:p text:style-name="P1">CTRL_CORE_MPU_IRQ_26_27 <text:span text:style-name="T54">[24:16]</text:span> </text:p>
      <text:p text:style-name="P1">22 개월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28 (ID60) </text:p>
      <text:p text:style-name="P1">23 </text:p>
      <text:p text:style-name="P1">CTRL_CORE_MPU_IRQ_28_29 <text:span text:style-name="T54">[8 : 0]</text:span> </text:p>
      <text:p text:style-name="P1">23 </text:p>
      <text:p text:style-name="P1">DSP1_IRQ_MMU0 </text:p>
      <text:p text:style-name="P1">DSP1 MMU0 인터럽트 </text:p>
      <text:p text:style-name="P1">MPU_IRQ_29 (ID61) </text:p>
      <text:p text:style-name="P1">24 </text:p>
      <text:p text:style-name="P1">CTRL_CORE_MPU_IRQ_28_29 <text:span text:style-name="T54">[24:16]</text:span> </text:p>
      <text:p text:style-name="P1">24 </text:p>
      <text:p text:style-name="P1">GPIO1_IRQ_1 </text:p>
      <text:p text:style-name="P1">GPIO1 인터럽트 1 </text:p>
      <text:p text:style-name="P1">MPU_IRQ_30 (ID62) </text:p>
      <text:p text:style-name="P1">25 세 </text:p>
      <text:p text:style-name="P1">CTRL_CORE_MPU_IRQ_30_31 <text:span text:style-name="T54">[8 : 0]</text:span> </text:p>
      <text:p text:style-name="P1">25 세 </text:p>
      <text:p text:style-name="P1">GPIO2_IRQ_1 </text:p>
      <text:p text:style-name="P1">GPIO2 인터럽트 1 </text:p>
      <text:p text:style-name="P1">MPU_IRQ_31 (ID63) </text:p>
      <text:p text:style-name="P1">26 세 </text:p>
      <text:p text:style-name="P1">CTRL_CORE_MPU_IRQ_30_31 <text:span text:style-name="T54">[24:16]</text:span> </text:p>
      <text:p text:style-name="P1">26 세 </text:p>
      <text:p text:style-name="P1">GPIO3_IRQ_1 </text:p>
      <text:p text:style-name="P1">GPIO3 인터럽트 1 </text:p>
      <text:p text:style-name="P1">MPU_IRQ_32 (ID64) </text:p>
      <text:p text:style-name="P1">27 </text:p>
      <text:p text:style-name="P1">CTRL_CORE_MPU_IRQ_32_33 <text:span text:style-name="T54">[8 : 0]</text:span> </text:p>
      <text:p text:style-name="P1">27 </text:p>
      <text:p text:style-name="P1">GPIO4_IRQ_1 </text:p>
      <text:p text:style-name="P1">GPIO4 인터럽트 1 </text:p>
      <text:p text:style-name="P1">MPU_IRQ_33 (ID65) </text:p>
      <text:p text:style-name="P1">28 </text:p>
      <text:p text:style-name="P1">CTRL_CORE_MPU_IRQ_32_33 <text:span text:style-name="T54">[24:16]</text:span> </text:p>
      <text:p text:style-name="P1"><text:soft-page-break/>28 </text:p>
      <text:p text:style-name="P1">GPIO5_IRQ_1 </text:p>
      <text:p text:style-name="P1">GPIO5 인터럽트 1 </text:p>
      <text:p text:style-name="P1">MPU_IRQ_34 (ID66) </text:p>
      <text:p text:style-name="P1">29 </text:p>
      <text:p text:style-name="P1">CTRL_CORE_MPU_IRQ_34_35 <text:span text:style-name="T54">[8 : 0]</text:span> </text:p>
      <text:p text:style-name="P1">29 </text:p>
      <text:p text:style-name="P1">GPIO6_IRQ_1 </text:p>
      <text:p text:style-name="P1">GPIO6 인터럽트 1 </text:p>
      <text:p text:style-name="P1">MPU_IRQ_35 (ID67) </text:p>
      <text:p text:style-name="P1">30 </text:p>
      <text:p text:style-name="P1">CTRL_CORE_MPU_IRQ_34_35 <text:span text:style-name="T54">[24:16]</text:span> </text:p>
      <text:p text:style-name="P1">30 </text:p>
      <text:p text:style-name="P1">GPIO7_IRQ_1 </text:p>
      <text:p text:style-name="P1">GPIO7 인터럽트 1 </text:p>
      <text:p text:style-name="P1">MPU_IRQ_36 (ID68) </text:p>
      <text:p text:style-name="P1">31 </text:p>
      <text:p text:style-name="P1">CTRL_CORE_MPU_IRQ_36_37 <text:span text:style-name="T54">[8 : 0]</text:span> </text:p>
      <text:p text:style-name="P1">31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37 (ID69) </text:p>
      <text:p text:style-name="P1">32 </text:p>
      <text:p text:style-name="P1">CTRL_CORE_MPU_IRQ_36_37 <text:span text:style-name="T54">[24:16]</text:span> </text:p>
      <text:p text:style-name="P1">32 </text:p>
      <text:p text:style-name="P1">TIMER1_IRQ </text:p>
      <text:p text:style-name="P1">TIMER1 인터럽트 </text:p>
      <text:p text:style-name="P1">MPU_IRQ_38 (ID70) </text:p>
      <text:p text:style-name="P1">33 </text:p>
      <text:p text:style-name="P1">CTRL_CORE_MPU_IRQ_38_39 <text:span text:style-name="T54">[8 : 0]</text:span> </text:p>
      <text:p text:style-name="P1">33 </text:p>
      <text:p text:style-name="P1">TIMER2_IRQ </text:p>
      <text:p text:style-name="P1">TIMER2 인터럽트 </text:p>
      <text:p text:style-name="P1">MPU_IRQ_39 (ID71) </text:p>
      <text:p text:style-name="P1">34 </text:p>
      <text:p text:style-name="P1">CTRL_CORE_MPU_IRQ_38_39 <text:span text:style-name="T54">[24:16]</text:span> </text:p>
      <text:p text:style-name="P1">34 </text:p>
      <text:p text:style-name="P1">TIMER3_IRQ </text:p>
      <text:p text:style-name="P1">TIMER3 인터럽트 </text:p>
      <text:p text:style-name="P1">MPU_IRQ_40 (ID72) </text:p>
      <text:p text:style-name="P1"><text:soft-page-break/>35 세 </text:p>
      <text:p text:style-name="P1">CTRL_CORE_MPU_IRQ_40_41 <text:span text:style-name="T54">[8 : 0]</text:span> </text:p>
      <text:p text:style-name="P1">35 세 </text:p>
      <text:p text:style-name="P1">TIMER4_IRQ </text:p>
      <text:p text:style-name="P1">TIMER4 인터럽트 </text:p>
      <text:p text:style-name="P1">MPU_IRQ_41 (ID73) </text:p>
      <text:p text:style-name="P1">36 </text:p>
      <text:p text:style-name="P1">CTRL_CORE_MPU_IRQ_40_41 <text:span text:style-name="T54">[24:16]</text:span> </text:p>
      <text:p text:style-name="P1">36 </text:p>
      <text:p text:style-name="P1">TIMER5_IRQ </text:p>
      <text:p text:style-name="P1">TIMER5 인터럽트 </text:p>
      <text:p text:style-name="P1">MPU_IRQ_42 (ID74) </text:p>
      <text:p text:style-name="P1">37 세 </text:p>
      <text:p text:style-name="P1">CTRL_CORE_MPU_IRQ_42_43 <text:span text:style-name="T54">[8 : 0]</text:span> </text:p>
      <text:p text:style-name="P1">37 세 </text:p>
      <text:p text:style-name="P1">TIMER6_IRQ </text:p>
      <text:p text:style-name="P1">TIMER6 인터럽트 </text:p>
      <text:p text:style-name="P1">MPU_IRQ_43 (ID75) </text:p>
      <text:p text:style-name="P1">38 세 </text:p>
      <text:p text:style-name="P1">CTRL_CORE_MPU_IRQ_42_43 <text:span text:style-name="T54">[24:16]</text:span> </text:p>
      <text:p text:style-name="P1">38 세 </text:p>
      <text:p text:style-name="P1">TIMER7_IRQ </text:p>
      <text:p text:style-name="P1">TIMER7 인터럽트 </text:p>
      <text:p text:style-name="P1">MPU_IRQ_44 (ID76) </text:p>
      <text:p text:style-name="P1">39 </text:p>
      <text:p text:style-name="P1">CTRL_CORE_MPU_IRQ_44_45 <text:span text:style-name="T54">[8 : 0]</text:span> </text:p>
      <text:p text:style-name="P1">39 </text:p>
      <text:p text:style-name="P1">TIMER8_IRQ </text:p>
      <text:p text:style-name="P1">TIMER8 인터럽트 </text:p>
      <text:p text:style-name="P1">MPU_IRQ_45 (ID77) </text:p>
      <text:p text:style-name="P1">40 </text:p>
      <text:p text:style-name="P1">CTRL_CORE_MPU_IRQ_44_45 <text:span text:style-name="T54">[24:16]</text:span> </text:p>
      <text:p text:style-name="P1">40 </text:p>
      <text:p text:style-name="P1">TIMER9_IRQ </text:p>
      <text:p text:style-name="P1">TIMER9 인터럽트 </text:p>
      <text:p text:style-name="P1">MPU_IRQ_46 (ID78) </text:p>
      <text:p text:style-name="P1">41 </text:p>
      <text:p text:style-name="P1">CTRL_CORE_MPU_IRQ_46_47 <text:span text:style-name="T54">[8 : 0]</text:span> </text:p>
      <text:p text:style-name="P1">41 </text:p>
      <text:p text:style-name="P1">TIMER10_IRQ </text:p>
      <text:p text:style-name="P1">TIMER10 인터럽트 </text:p>
      <text:p text:style-name="P1"><text:soft-page-break/>MPU_IRQ_47 (ID79) </text:p>
      <text:p text:style-name="P1">42 </text:p>
      <text:p text:style-name="P1">CTRL_CORE_MPU_IRQ_46_47 <text:span text:style-name="T54">[24:16]</text:span> </text:p>
      <text:p text:style-name="P1">42 </text:p>
      <text:p text:style-name="P1">TIMER11_IRQ </text:p>
      <text:p text:style-name="P1">TIMER11 인터럽트 </text:p>
      <text:p text:style-name="P1">MPU_IRQ_48 (ID80) </text:p>
      <text:p text:style-name="P1">43 </text:p>
      <text:p text:style-name="P1">CTRL_CORE_MPU_IRQ_48_49 <text:span text:style-name="T54">[8 : 0]</text:span> </text:p>
      <text:p text:style-name="P1">43 </text:p>
      <text:p text:style-name="P1">MCSPI4_IRQ </text:p>
      <text:p text:style-name="P1">McSPI4 인터럽트 </text:p>
      <text:p text:style-name="P1">MPU_IRQ_49 (ID81) </text:p>
      <text:p text:style-name="P1">44 </text:p>
      <text:p text:style-name="P1">CTRL_CORE_MPU_IRQ_48_49 <text:span text:style-name="T54">[24:16]</text:span> </text:p>
      <text:p text:style-name="P1">44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50 (ID82) </text:p>
      <text:p text:style-name="P1">45 </text:p>
      <text:p text:style-name="P1">CTRL_CORE_MPU_IRQ_50_51 <text:span text:style-name="T54">[8 : 0]</text:span> </text:p>
      <text:p text:style-name="P1">45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Horizontal_20_Line"/>
      <table:table table:name="표10" table:style-name="표10">
        <table:table-column table:style-name="표10.A"/>
        <table:table-row>
          <table:table-cell table:style-name="표10.A1" office:value-type="string">
            <text:p text:style-name="P9"><text:bookmark text:name="10"/><text:span text:style-name="T11">Page 10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20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8">표 </text:span><text:span text:style-name="T1">17-2.</text:span> <text:span text:style-name="T1">MPU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(GIC ID </text:span><text:span text:style-name="T8">번호</text:span><text:span text:style-name="T1">)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oft-page-break/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등록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지수</text:span> </text:p>
      <text:p text:style-name="P1"><text:span text:style-name="T8">기본 인터럽트 이름</text:span> </text:p>
      <text:p text:style-name="P1"><text:span text:style-name="T8">기본 인터럽트 소스 설명</text:span> </text:p>
      <text:p text:style-name="P1">MPU_IRQ_51 (ID83) </text:p>
      <text:p text:style-name="P1">46 </text:p>
      <text:p text:style-name="P1">CTRL_CORE_MPU_IRQ_50_51 <text:span text:style-name="T54">[24:16]</text:span> </text:p>
      <text:p text:style-name="P1">46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52 (ID84) </text:p>
      <text:p text:style-name="P1">47 </text:p>
      <text:p text:style-name="P1">CTRL_CORE_MPU_IRQ_52_53 <text:span text:style-name="T54">[8 : 0]</text:span> </text:p>
      <text:p text:style-name="P1">47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53 (ID85) </text:p>
      <text:p text:style-name="P1">48 </text:p>
      <text:p text:style-name="P1">CTRL_CORE_MPU_IRQ_52_53 <text:span text:style-name="T54">[24:16]</text:span> </text:p>
      <text:p text:style-name="P1">48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54 (ID86) </text:p>
      <text:p text:style-name="P1">49 </text:p>
      <text:p text:style-name="P1">CTRL_CORE_MPU_IRQ_54_55 <text:span text:style-name="T54">[8 : 0]</text:span> </text:p>
      <text:p text:style-name="P1">49 </text:p>
      <text:p text:style-name="P1">SATA_IRQ </text:p>
      <text:p text:style-name="P1">SATA 인터럽트 </text:p>
      <text:p text:style-name="P1">MPU_IRQ_55 (ID87) </text:p>
      <text:p text:style-name="P1">50 </text:p>
      <text:p text:style-name="P1">CTRL_CORE_MPU_IRQ_54_55 <text:span text:style-name="T54">[24:16]</text:span> </text:p>
      <text:p text:style-name="P1"><text:soft-page-break/>5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56 (ID88) </text:p>
      <text:p text:style-name="P1">51 </text:p>
      <text:p text:style-name="P1">CTRL_CORE_MPU_IRQ_56_57 <text:span text:style-name="T54">[8 : 0]</text:span> </text:p>
      <text:p text:style-name="P1">51 </text:p>
      <text:p text:style-name="P1">I2C1_IRQ </text:p>
      <text:p text:style-name="P1">I2C1 인터럽트 </text:p>
      <text:p text:style-name="P1">MPU_IRQ_57 (ID89) </text:p>
      <text:p text:style-name="P1">52 </text:p>
      <text:p text:style-name="P1">CTRL_CORE_MPU_IRQ_56_57 <text:span text:style-name="T54">[24:16]</text:span> </text:p>
      <text:p text:style-name="P1">52 </text:p>
      <text:p text:style-name="P1">I2C2_IRQ </text:p>
      <text:p text:style-name="P1">I2C2 인터럽트 </text:p>
      <text:p text:style-name="P1">MPU_IRQ_58 (ID90) </text:p>
      <text:p text:style-name="P1">53 </text:p>
      <text:p text:style-name="P1">CTRL_CORE_MPU_IRQ_58_59 <text:span text:style-name="T54">[8 : 0]</text:span> </text:p>
      <text:p text:style-name="P1">53 </text:p>
      <text:p text:style-name="P1">HDQ1W_IRQ </text:p>
      <text:p text:style-name="P1">HDQ1W 인터럽트 </text:p>
      <text:p text:style-name="P1">MPU_IRQ_59 (ID91) </text:p>
      <text:p text:style-name="P1">54 </text:p>
      <text:p text:style-name="P1">CTRL_CORE_MPU_IRQ_58_59 <text:span text:style-name="T54">[24:16]</text:span> </text:p>
      <text:p text:style-name="P1">54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60 (ID92) </text:p>
      <text:p text:style-name="P1">55 세 </text:p>
      <text:p text:style-name="P1">CTRL_CORE_MPU_IRQ_60_61 <text:span text:style-name="T54">[8 : 0]</text:span> </text:p>
      <text:p text:style-name="P1">55 세 </text:p>
      <text:p text:style-name="P1">I2C5_IRQ </text:p>
      <text:p text:style-name="P1">I2C5 인터럽트 </text:p>
      <text:p text:style-name="P1">MPU_IRQ_61 (ID93) </text:p>
      <text:p text:style-name="P1">56 </text:p>
      <text:p text:style-name="P1">CTRL_CORE_MPU_IRQ_60_61 <text:span text:style-name="T54">[24:16]</text:span> </text:p>
      <text:p text:style-name="P1">56 </text:p>
      <text:p text:style-name="P1">I2C3_IRQ </text:p>
      <text:p text:style-name="P1">I2C3 인터럽트 </text:p>
      <text:p text:style-name="P1"><text:soft-page-break/>MPU_IRQ_62 (ID94) </text:p>
      <text:p text:style-name="P1">57 </text:p>
      <text:p text:style-name="P1">CTRL_CORE_MPU_IRQ_62_63 <text:span text:style-name="T54">[8 : 0]</text:span> </text:p>
      <text:p text:style-name="P1">57 </text:p>
      <text:p text:style-name="P1">I2C4_IRQ </text:p>
      <text:p text:style-name="P1">I2C4 인터럽트 </text:p>
      <text:p text:style-name="P1">MPU_IRQ_63 (ID95) </text:p>
      <text:p text:style-name="P1">58 </text:p>
      <text:p text:style-name="P1">CTRL_CORE_MPU_IRQ_62_63 <text:span text:style-name="T54">[24:16]</text:span> </text:p>
      <text:p text:style-name="P1">58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64 (ID96) </text:p>
      <text:p text:style-name="P1">59 </text:p>
      <text:p text:style-name="P1">CTRL_CORE_MPU_IRQ_64_65 <text:span text:style-name="T54">[8 : 0]</text:span> </text:p>
      <text:p text:style-name="P1">59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65 (ID97) </text:p>
      <text:p text:style-name="P1">60 </text:p>
      <text:p text:style-name="P1">CTRL_CORE_MPU_IRQ_64_65 <text:span text:style-name="T54">[24:16]</text:span> </text:p>
      <text:p text:style-name="P1">60 </text:p>
      <text:p text:style-name="P1">MCSPI1_IRQ </text:p>
      <text:p text:style-name="P1">McSPI1 인터럽트 </text:p>
      <text:p text:style-name="P1">MPU_IRQ_66 (ID98) </text:p>
      <text:p text:style-name="P1">61 번 </text:p>
      <text:p text:style-name="P1">CTRL_CORE_MPU_IRQ_66_67 <text:span text:style-name="T54">[8 : 0]</text:span> </text:p>
      <text:p text:style-name="P1">61 번 </text:p>
      <text:p text:style-name="P1">MCSPI2_IRQ </text:p>
      <text:p text:style-name="P1">McSPI2 인터럽트 </text:p>
      <text:p text:style-name="P1">MPU_IRQ_67 (ID99) </text:p>
      <text:p text:style-name="P1">62 </text:p>
      <text:p text:style-name="P1">CTRL_CORE_MPU_IRQ_66_67 <text:span text:style-name="T54">[24:16]</text:span> </text:p>
      <text:p text:style-name="P1">62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68 (ID100) </text:p>
      <text:p text:style-name="P1">63 </text:p>
      <text:p text:style-name="P1"><text:soft-page-break/>CTRL_CORE_MPU_IRQ_68_69 <text:span text:style-name="T54">[8 : 0]</text:span> </text:p>
      <text:p text:style-name="P1">63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69 (ID101) </text:p>
      <text:p text:style-name="P1">64 개 </text:p>
      <text:p text:style-name="P1">CTRL_CORE_MPU_IRQ_68_69 <text:span text:style-name="T54">[24:16]</text:span> </text:p>
      <text:p text:style-name="P1">64 개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70 (ID102) </text:p>
      <text:p text:style-name="P1">65 </text:p>
      <text:p text:style-name="P1">CTRL_CORE_MPU_IRQ_70_71 <text:span text:style-name="T54">[8 : 0]</text:span> </text:p>
      <text:p text:style-name="P1">65 </text:p>
      <text:p text:style-name="P1">UART4_IRQ </text:p>
      <text:p text:style-name="P1">UART4 인터럽트 </text:p>
      <text:p text:style-name="P1">MPU_IRQ_71 (ID103) </text:p>
      <text:p text:style-name="P1">66 </text:p>
      <text:p text:style-name="P1">CTRL_CORE_MPU_IRQ_70_71 <text:span text:style-name="T54">[24:16]</text:span> </text:p>
      <text:p text:style-name="P1">66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72 (ID104) </text:p>
      <text:p text:style-name="P1">67 </text:p>
      <text:p text:style-name="P1">CTRL_CORE_MPU_IRQ_72_73 <text:span text:style-name="T54">[8 : 0]</text:span> </text:p>
      <text:p text:style-name="P1">67 </text:p>
      <text:p text:style-name="P1">UART1_IRQ </text:p>
      <text:p text:style-name="P1">UART1 인터럽트 </text:p>
      <text:p text:style-name="P1">MPU_IRQ_73 (ID105) </text:p>
      <text:p text:style-name="P1">68 </text:p>
      <text:p text:style-name="P1">CTRL_CORE_MPU_IRQ_72_73 <text:span text:style-name="T54">[24:16]</text:span> </text:p>
      <text:p text:style-name="P1">68 </text:p>
      <text:p text:style-name="P1">UART2_IRQ </text:p>
      <text:p text:style-name="P1">UART2 인터럽트 </text:p>
      <text:p text:style-name="P1">MPU_IRQ_74 (ID106) </text:p>
      <text:p text:style-name="P1">69 </text:p>
      <text:p text:style-name="P1">CTRL_CORE_MPU_IRQ_74_75 <text:span text:style-name="T54">[8 : 0]</text:span> </text:p>
      <text:p text:style-name="P1">69 </text:p>
      <text:p text:style-name="P1"><text:soft-page-break/>UART3_IRQ </text:p>
      <text:p text:style-name="P1">UART3 인터럽트 </text:p>
      <text:p text:style-name="Horizontal_20_Line"/>
      <table:table table:name="표11" table:style-name="표11">
        <table:table-column table:style-name="표11.A"/>
        <table:table-row>
          <table:table-cell table:style-name="표11.A1" office:value-type="string">
            <text:p text:style-name="P9"><text:bookmark text:name="11"/><text:span text:style-name="T11">Page 11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21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8">표 </text:span><text:span text:style-name="T1">17-2.</text:span> <text:span text:style-name="T1">MPU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(GIC ID </text:span><text:span text:style-name="T8">번호</text:span><text:span text:style-name="T1">)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등록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지수</text:span> </text:p>
      <text:p text:style-name="P1"><text:span text:style-name="T8">기본 인터럽트 이름</text:span> </text:p>
      <text:p text:style-name="P1"><text:span text:style-name="T8">기본 인터럽트 소스 설명</text:span> </text:p>
      <text:p text:style-name="P1">(삼) </text:p>
      <text:p text:style-name="P1">이 장치 제품군에서는 USB3가 지원되지 않습니다. </text:p>
      <text:p text:style-name="P1">MPU_IRQ_75 (ID107) </text:p>
      <text:p text:style-name="P1">70 </text:p>
      <text:p text:style-name="P1">CTRL_CORE_MPU_IRQ_74_75 <text:span text:style-name="T54">[24:16]</text:span> </text:p>
      <text:p text:style-name="P1">70 </text:p>
      <text:p text:style-name="P1">PBIAS_IRQ </text:p>
      <text:p text:style-name="P1">MMC1 PBIAS 인터럽트 (장치를 통해 제어 됨) </text:p>
      <text:p text:style-name="P1">제어 모듈) </text:p>
      <text:p text:style-name="P1">MPU_IRQ_76 (ID108) </text:p>
      <text:p text:style-name="P1">71 </text:p>
      <text:p text:style-name="P1">CTRL_CORE_MPU_IRQ_76_77 <text:span text:style-name="T54">[8 : 0]</text:span> </text:p>
      <text:p text:style-name="P1">71 </text:p>
      <text:p text:style-name="P1"><text:soft-page-break/>USB1_IRQ_INTR0 </text:p>
      <text:p text:style-name="P1">USB1 인터럽트 0 </text:p>
      <text:p text:style-name="P1">MPU_IRQ_77 (ID109) </text:p>
      <text:p text:style-name="P1">72 </text:p>
      <text:p text:style-name="P1">CTRL_CORE_MPU_IRQ_76_77 <text:span text:style-name="T54">[24:16]</text:span> </text:p>
      <text:p text:style-name="P1">72 </text:p>
      <text:p text:style-name="P1">USB1_IRQ_INTR1 </text:p>
      <text:p text:style-name="P1">USB1 인터럽트 1 </text:p>
      <text:p text:style-name="P1">MPU_IRQ_78 (ID110) </text:p>
      <text:p text:style-name="P1">73 </text:p>
      <text:p text:style-name="P1">CTRL_CORE_MPU_IRQ_78_79 <text:span text:style-name="T54">[8 : 0]</text:span> </text:p>
      <text:p text:style-name="P1">73 </text:p>
      <text:p text:style-name="P1">USB2_IRQ_INTR0 </text:p>
      <text:p text:style-name="P1">USB2 인터럽트 0 </text:p>
      <text:p text:style-name="P1">MPU_IRQ_79 (ID111) </text:p>
      <text:p text:style-name="P1">74 </text:p>
      <text:p text:style-name="P1">CTRL_CORE_MPU_IRQ_78_79 <text:span text:style-name="T54">[24:16]</text:span> </text:p>
      <text:p text:style-name="P1">74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80 (ID112) </text:p>
      <text:p text:style-name="P1">75 </text:p>
      <text:p text:style-name="P1">CTRL_CORE_MPU_IRQ_80_81 <text:span text:style-name="T54">[8 : 0]</text:span> </text:p>
      <text:p text:style-name="P1">75 </text:p>
      <text:p text:style-name="P1">WD_TIMER2_IRQ </text:p>
      <text:p text:style-name="P1">WD_TIMER2 인터럽트 </text:p>
      <text:p text:style-name="P1">MPU_IRQ_81 (ID113) </text:p>
      <text:p text:style-name="P1">76 </text:p>
      <text:p text:style-name="P1">CTRL_CORE_MPU_IRQ_80_81 <text:span text:style-name="T54">[24:16]</text:span> </text:p>
      <text:p text:style-name="P1">76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82 (ID114) </text:p>
      <text:p text:style-name="P1">77 </text:p>
      <text:p text:style-name="P1">CTRL_CORE_MPU_IRQ_82_83 <text:span text:style-name="T54">[8 : 0]</text:span> </text:p>
      <text:p text:style-name="P1">77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<text:soft-page-break/>MPU_IRQ_83 (ID115) </text:p>
      <text:p text:style-name="P1">78 </text:p>
      <text:p text:style-name="P1">CTRL_CORE_MPU_IRQ_82_83 <text:span text:style-name="T54">[24:16]</text:span> </text:p>
      <text:p text:style-name="P1">78 </text:p>
      <text:p text:style-name="P1">MMC1_IRQ </text:p>
      <text:p text:style-name="P1">MMC1 인터럽트 </text:p>
      <text:p text:style-name="P1">MPU_IRQ_84 (ID116) </text:p>
      <text:p text:style-name="P1">79 </text:p>
      <text:p text:style-name="P1">CTRL_CORE_MPU_IRQ_84_85 <text:span text:style-name="T54">[8 : 0]</text:span> </text:p>
      <text:p text:style-name="P1">79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85 (ID117) </text:p>
      <text:p text:style-name="P1">80 </text:p>
      <text:p text:style-name="P1">CTRL_CORE_MPU_IRQ_84_85 <text:span text:style-name="T54">[24:16]</text:span> </text:p>
      <text:p text:style-name="P1">8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86 (ID118) </text:p>
      <text:p text:style-name="P1">81 </text:p>
      <text:p text:style-name="P1">CTRL_CORE_MPU_IRQ_86_87 <text:span text:style-name="T54">[8 : 0]</text:span> </text:p>
      <text:p text:style-name="P1">81 </text:p>
      <text:p text:style-name="P1">MMC2_IRQ </text:p>
      <text:p text:style-name="P1">MMC2 인터럽트 </text:p>
      <text:p text:style-name="P1">MPU_IRQ_87 (ID119) </text:p>
      <text:p text:style-name="P1">82 </text:p>
      <text:p text:style-name="P1">CTRL_CORE_MPU_IRQ_86_87 <text:span text:style-name="T54">[24:16]</text:span> </text:p>
      <text:p text:style-name="P1">82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88 (ID120) </text:p>
      <text:p text:style-name="P1">83 </text:p>
      <text:p text:style-name="P1">CTRL_CORE_MPU_IRQ_88_89 <text:span text:style-name="T54">[8 : 0]</text:span> </text:p>
      <text:p text:style-name="P1">83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89 (ID121) </text:p>
      <text:p text:style-name="P1"><text:soft-page-break/>84 </text:p>
      <text:p text:style-name="P1">CTRL_CORE_MPU_IRQ_88_89 <text:span text:style-name="T54">[24:16]</text:span> </text:p>
      <text:p text:style-name="P1">84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90 (ID122) </text:p>
      <text:p text:style-name="P1">85 </text:p>
      <text:p text:style-name="P1">CTRL_CORE_MPU_IRQ_90_91 <text:span text:style-name="T54">[8 : 0]</text:span> </text:p>
      <text:p text:style-name="P1">85 </text:p>
      <text:p text:style-name="P1">DEBUGSS_IRQ_CT_UART </text:p>
      <text:p text:style-name="P1">데이터 준비가되면 CT_UART 인터럽트가 생성됩니다. </text:p>
      <text:p text:style-name="P1">RX 또는 TX empty 일 때 </text:p>
      <text:p text:style-name="P1">MPU_IRQ_91 (ID123) </text:p>
      <text:p text:style-name="P1">86 </text:p>
      <text:p text:style-name="P1">CTRL_CORE_MPU_IRQ_90_91 <text:span text:style-name="T54">[24:16]</text:span> </text:p>
      <text:p text:style-name="P1">86 </text:p>
      <text:p text:style-name="P1">MCSPI3_IRQ </text:p>
      <text:p text:style-name="P1">McSPI3 인터럽트 </text:p>
      <text:p text:style-name="P1">MPU_IRQ_92 (ID124) </text:p>
      <text:p text:style-name="P1">87 </text:p>
      <text:p text:style-name="P1">CTRL_CORE_MPU_IRQ_92_93 <text:span text:style-name="T54">[8 : 0]</text:span> </text:p>
      <text:p text:style-name="P1">87 </text:p>
      <text:p text:style-name="P1">USB2_IRQ_INTR1 </text:p>
      <text:p text:style-name="P1">USB2 인터럽트 1 </text:p>
      <text:p text:style-name="P1">MPU_IRQ_93 (ID125) </text:p>
      <text:p text:style-name="P1">88 </text:p>
      <text:p text:style-name="P1">CTRL_CORE_MPU_IRQ_92_93 <text:span text:style-name="T54">[24:16]</text:span> </text:p>
      <text:p text:style-name="P1">88 </text:p>
      <text:p text:style-name="P1">USB3_IRQ_INTR0 <text:span text:style-name="T31">(3)</text:span> </text:p>
      <text:p text:style-name="P1">USB3 인터럽트 0 </text:p>
      <text:p text:style-name="P1">MPU_IRQ_94 (ID126) </text:p>
      <text:p text:style-name="P1">89 </text:p>
      <text:p text:style-name="P1">CTRL_CORE_MPU_IRQ_94_95 <text:span text:style-name="T54">[8 : 0]</text:span> </text:p>
      <text:p text:style-name="P1">89 </text:p>
      <text:p text:style-name="P1">MMC3_IRQ </text:p>
      <text:p text:style-name="P1">MMC3 인터럽트 </text:p>
      <text:p text:style-name="P1">MPU_IRQ_95 (ID127) </text:p>
      <text:p text:style-name="P1">90 </text:p>
      <text:p text:style-name="P1">CTRL_CORE_MPU_IRQ_94_95 <text:span text:style-name="T54">[24:16]</text:span> </text:p>
      <text:p text:style-name="P1">90 </text:p>
      <text:p text:style-name="P1"><text:soft-page-break/>TIMER12_IRQ </text:p>
      <text:p text:style-name="P1">TIMER12 인터럽트 </text:p>
      <text:p text:style-name="P1">MPU_IRQ_96 (ID128) </text:p>
      <text:p text:style-name="P1">91 </text:p>
      <text:p text:style-name="P1">CTRL_CORE_MPU_IRQ_96_97 <text:span text:style-name="T54">[8 : 0]</text:span> </text:p>
      <text:p text:style-name="P1">91 </text:p>
      <text:p text:style-name="P1">MMC4_IRQ </text:p>
      <text:p text:style-name="P1">MMC4 인터럽트 </text:p>
      <text:p text:style-name="P1">MPU_IRQ_97 (ID129) </text:p>
      <text:p text:style-name="P1">92 </text:p>
      <text:p text:style-name="P1">CTRL_CORE_MPU_IRQ_96_97 <text:span text:style-name="T54">[24:16]</text:span> </text:p>
      <text:p text:style-name="P1">92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Horizontal_20_Line"/>
      <table:table table:name="표12" table:style-name="표12">
        <table:table-column table:style-name="표12.A"/>
        <table:table-row>
          <table:table-cell table:style-name="표12.A1" office:value-type="string">
            <text:p text:style-name="P9"><text:bookmark text:name="12"/><text:span text:style-name="T11">Page 12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22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8">표 </text:span><text:span text:style-name="T1">17-2.</text:span> <text:span text:style-name="T1">MPU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(GIC ID </text:span><text:span text:style-name="T8">번호</text:span><text:span text:style-name="T1">)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등록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지수</text:span> </text:p>
      <text:p text:style-name="P1"><text:span text:style-name="T8">기본 인터럽트 이름</text:span> </text:p>
      <text:p text:style-name="P1"><text:span text:style-name="T8">기본 인터럽트 소스 설명</text:span> </text:p>
      <text:p text:style-name="P1"><text:soft-page-break/>MPU_IRQ_98 (ID130) </text:p>
      <text:p text:style-name="P1">93 </text:p>
      <text:p text:style-name="P1">CTRL_CORE_MPU_IRQ_98_99 <text:span text:style-name="T54">[8 : 0]</text:span> </text:p>
      <text:p text:style-name="P1">93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99 (ID131) </text:p>
      <text:p text:style-name="P1">94 </text:p>
      <text:p text:style-name="P1">CTRL_CORE_MPU_IRQ_98_99 <text:span text:style-name="T54">[24:16]</text:span> </text:p>
      <text:p text:style-name="P1">94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00 (ID132) </text:p>
      <text:p text:style-name="P1">95 </text:p>
      <text:p text:style-name="P1">CTRL_CORE_MPU_IRQ_100_101 <text:span text:style-name="T54">[8 : 0]</text:span> </text:p>
      <text:p text:style-name="P1">395 </text:p>
      <text:p text:style-name="P1">IPU1_IRQ_MMU </text:p>
      <text:p text:style-name="P1">IPU1 MMU 인터럽트 </text:p>
      <text:p text:style-name="P1">MPU_IRQ_101 (ID133) </text:p>
      <text:p text:style-name="P1">96 </text:p>
      <text:p text:style-name="P1">CTRL_CORE_MPU_IRQ_100_101 <text:span text:style-name="T54">[24:16]</text:span> </text:p>
      <text:p text:style-name="P1">96 </text:p>
      <text:p text:style-name="P1">HDMI_IRQ </text:p>
      <text:p text:style-name="P1">HDMI 인터럽트 </text:p>
      <text:p text:style-name="P1">MPU_IRQ_102 (ID134) </text:p>
      <text:p text:style-name="P1">97 </text:p>
      <text:p text:style-name="P1">CTRL_CORE_MPU_IRQ_102_103 <text:span text:style-name="T54">[8 : 0]</text:span> </text:p>
      <text:p text:style-name="P1">97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03 (ID135) </text:p>
      <text:p text:style-name="P1">98 </text:p>
      <text:p text:style-name="P1">CTRL_CORE_MPU_IRQ_102_103 <text:span text:style-name="T54">[24:16]</text:span> </text:p>
      <text:p text:style-name="P1">98 </text:p>
      <text:p text:style-name="P1">IVA_IRQ_SYNC_1 </text:p>
      <text:p text:style-name="P1">IVA ICONT2 동기 인터럽트 </text:p>
      <text:p text:style-name="P1">MPU_IRQ_104 (ID136) </text:p>
      <text:p text:style-name="P1">99 </text:p>
      <text:p text:style-name="P1"><text:soft-page-break/>CTRL_CORE_MPU_IRQ_104_105 <text:span text:style-name="T54">[8 : 0]</text:span> </text:p>
      <text:p text:style-name="P1">99 </text:p>
      <text:p text:style-name="P1">IVA_IRQ_SYNC_0 </text:p>
      <text:p text:style-name="P1">IVA ICONT1 동기 인터럽트 </text:p>
      <text:p text:style-name="P1">MPU_IRQ_105 (ID137) </text:p>
      <text:p text:style-name="P1">100 </text:p>
      <text:p text:style-name="P1">CTRL_CORE_MPU_IRQ_104_105 <text:span text:style-name="T54">[24:16]</text:span> </text:p>
      <text:p text:style-name="P1">100 </text:p>
      <text:p text:style-name="P1">UART5_IRQ </text:p>
      <text:p text:style-name="P1">UART5 인터럽트 </text:p>
      <text:p text:style-name="P1">MPU_IRQ_106 (ID138) </text:p>
      <text:p text:style-name="P1">101 </text:p>
      <text:p text:style-name="P1">CTRL_CORE_MPU_IRQ_106_107 <text:span text:style-name="T54">[8 : 0]</text:span> </text:p>
      <text:p text:style-name="P1">101 </text:p>
      <text:p text:style-name="P1">UART6_IRQ </text:p>
      <text:p text:style-name="P1">UART6 인터럽트 </text:p>
      <text:p text:style-name="P1">MPU_IRQ_107 (ID 139) </text:p>
      <text:p text:style-name="P1">102 </text:p>
      <text:p text:style-name="P1">CTRL_CORE_MPU_IRQ_106_107 <text:span text:style-name="T54">[24:16]</text:span> </text:p>
      <text:p text:style-name="P1">102 </text:p>
      <text:p text:style-name="P1">IVA_IRQ_MAILBOX_0 </text:p>
      <text:p text:style-name="P1">IVA 사서함 사용자 0 인터럽트 </text:p>
      <text:p text:style-name="P1">MPU_IRQ_108 (ID140) </text:p>
      <text:p text:style-name="P1">103 </text:p>
      <text:p text:style-name="P1">CTRL_CORE_MPU_IRQ_108_109 <text:span text:style-name="T54">[8 : 0]</text:span> </text:p>
      <text:p text:style-name="P1">103 </text:p>
      <text:p text:style-name="P1">McASP1_IRQ_AREVT </text:p>
      <text:p text:style-name="P1">McASP1 인터럽트 수신 </text:p>
      <text:p text:style-name="P1">MPU_IRQ_109 (ID141) </text:p>
      <text:p text:style-name="P1">104 </text:p>
      <text:p text:style-name="P1">CTRL_CORE_MPU_IRQ_108_109 <text:span text:style-name="T54">[24:16]</text:span> </text:p>
      <text:p text:style-name="P1">104 </text:p>
      <text:p text:style-name="P1">McASP1_IRQ_AXEVT </text:p>
      <text:p text:style-name="P1">McASP1 전송 인터럽트 </text:p>
      <text:p text:style-name="P1">MPU_IRQ_110 (ID142) </text:p>
      <text:p text:style-name="P1">105 </text:p>
      <text:p text:style-name="P1">CTRL_CORE_MPU_IRQ_110_111 <text:span text:style-name="T54">[8 : 0]</text:span> </text:p>
      <text:p text:style-name="P1">105 </text:p>
      <text:p text:style-name="P1">EMIF1_IRQ </text:p>
      <text:p text:style-name="P1">EMIF1 인터럽트 </text:p>
      <text:p text:style-name="P1">MPU_IRQ_111 (ID143) </text:p>
      <text:p text:style-name="P1"><text:soft-page-break/>106 </text:p>
      <text:p text:style-name="P1">CTRL_CORE_MPU_IRQ_110_111 <text:span text:style-name="T54">[24:16]</text:span> </text:p>
      <text:p text:style-name="P1">106 </text:p>
      <text:p text:style-name="P1">EMIF2_IRQ </text:p>
      <text:p text:style-name="P1">EMIF2 인터럽트 </text:p>
      <text:p text:style-name="P1">MPU_IRQ_112 (ID144) </text:p>
      <text:p text:style-name="P1">107 </text:p>
      <text:p text:style-name="P1">CTRL_CORE_MPU_IRQ_112_113 <text:span text:style-name="T54">[8 : 0]</text:span> </text:p>
      <text:p text:style-name="P1">107 </text:p>
      <text:p text:style-name="P1">예약석 </text:p>
      <text:p text:style-name="P1">기본적으로 예약되어 있지만 다시 매핑 할 수 있습니다. </text:p>
      <text:p text:style-name="P1">유효한 인터럽트 원인 </text:p>
      <text:p text:style-name="P1">MPU_IRQ_113 (ID145) </text:p>
      <text:p text:style-name="P1">108 </text:p>
      <text:p text:style-name="P1">CTRL_CORE_MPU_IRQ_112_113 <text:span text:style-name="T54">[24:16]</text:span> </text:p>
      <text:p text:style-name="P1">108 </text:p>
      <text:p text:style-name="P1">DMM_IRQ </text:p>
      <text:p text:style-name="P1">DMM 인터럽트 </text:p>
      <text:p text:style-name="P1">MPU_IRQ_114 (ID146) </text:p>
      <text:p text:style-name="P1">109 </text:p>
      <text:p text:style-name="P1">CTRL_CORE_MPU_IRQ_114_115 <text:span text:style-name="T54">[8 : 0]</text:span> </text:p>
      <text:p text:style-name="P1">109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15 (ID147) </text:p>
      <text:p text:style-name="P1">110 </text:p>
      <text:p text:style-name="P1">CTRL_CORE_MPU_IRQ_114_115 <text:span text:style-name="T54">[24:16]</text:span> </text:p>
      <text:p text:style-name="P1">11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16 (ID148) </text:p>
      <text:p text:style-name="P1">111 </text:p>
      <text:p text:style-name="P1">CTRL_CORE_MPU_IRQ_116_117 <text:span text:style-name="T54">[8 : 0]</text:span> </text:p>
      <text:p text:style-name="P1">111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17 (ID149) </text:p>
      <text:p text:style-name="P1">112 </text:p>
      <text:p text:style-name="P1"><text:soft-page-break/>CTRL_CORE_MPU_IRQ_116_117 <text:span text:style-name="T54">[24:16]</text:span> </text:p>
      <text:p text:style-name="P1">112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18 (ID150) </text:p>
      <text:p text:style-name="P1">113 </text:p>
      <text:p text:style-name="P1">CTRL_CORE_MPU_IRQ_118_119 <text:span text:style-name="T54">[8 : 0]</text:span> </text:p>
      <text:p text:style-name="P1">113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19 (ID151) </text:p>
      <text:p text:style-name="P1">114 </text:p>
      <text:p text:style-name="P1">CTRL_CORE_MPU_IRQ_118_119 <text:span text:style-name="T54">[24:16]</text:span> </text:p>
      <text:p text:style-name="P1">114 </text:p>
      <text:p text:style-name="P1">EXT_SYS_IRQ_2 </text:p>
      <text:p text:style-name="P1">sys_nirq2 핀을 통한 외부 인터럽트 (액티브 로우) </text:p>
      <text:p text:style-name="P1">MPU_IRQ_120 ​​(ID152) </text:p>
      <text:p text:style-name="P1">115 </text:p>
      <text:p text:style-name="P1">CTRL_CORE_MPU_IRQ_120_121 <text:span text:style-name="T54">[8 : 0]</text:span> </text:p>
      <text:p text:style-name="P1">115 </text:p>
      <text:p text:style-name="P1">KBD_IRQ </text:p>
      <text:p text:style-name="P1">키보드 컨트롤러 인터럽트 </text:p>
      <text:p text:style-name="P1">MPU_IRQ_121 (ID153) </text:p>
      <text:p text:style-name="P1">116 </text:p>
      <text:p text:style-name="P1">CTRL_CORE_MPU_IRQ_120_121 <text:span text:style-name="T54">[24:16]</text:span> </text:p>
      <text:p text:style-name="P1">116 </text:p>
      <text:p text:style-name="P1">GPIO8_IRQ_1 </text:p>
      <text:p text:style-name="P1">GPIO8 인터럽트 1 </text:p>
      <text:p text:style-name="P1">MPU_IRQ_122 (ID154) </text:p>
      <text:p text:style-name="P1">117 </text:p>
      <text:p text:style-name="P1">CTRL_CORE_MPU_IRQ_122_123 <text:span text:style-name="T54">[8 : 0]</text:span> </text:p>
      <text:p text:style-name="P1">117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Horizontal_20_Line"/>
      <table:table table:name="표13" table:style-name="표13">
        <table:table-column table:style-name="표13.A"/>
        <table:table-row>
          <table:table-cell table:style-name="표13.A1" office:value-type="string">
            <text:p text:style-name="P9"><text:bookmark text:name="13"/><text:span text:style-name="T11">Page 13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<text:soft-page-break/>4123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8">표 </text:span><text:span text:style-name="T1">17-2.</text:span> <text:span text:style-name="T1">MPU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(GIC ID </text:span><text:span text:style-name="T8">번호</text:span><text:span text:style-name="T1">)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CROSSBAR</text:span> </text:p>
      <text:p text:style-name="P1"><text:span text:style-name="T8">구성 등록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지수</text:span> </text:p>
      <text:p text:style-name="P1"><text:span text:style-name="T8">기본 인터럽트 이름</text:span> </text:p>
      <text:p text:style-name="P1"><text:span text:style-name="T8">기본 인터럽트 소스 설명</text:span> </text:p>
      <text:p text:style-name="P1">MPU_IRQ_123 (ID155) </text:p>
      <text:p text:style-name="P1">118 </text:p>
      <text:p text:style-name="P1">CTRL_CORE_MPU_IRQ_122_123 <text:span text:style-name="T54">[24:16]</text:span> </text:p>
      <text:p text:style-name="P1">118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24 (ID156) </text:p>
      <text:p text:style-name="P1">119 번 </text:p>
      <text:p text:style-name="P1">CTRL_CORE_MPU_IRQ_124_125 <text:span text:style-name="T54">[8 : 0]</text:span> </text:p>
      <text:p text:style-name="P1">119 번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25 (ID157) </text:p>
      <text:p text:style-name="P1">120 </text:p>
      <text:p text:style-name="P1">CTRL_CORE_MPU_IRQ_124_125 <text:span text:style-name="T54">[24:16]</text:span> </text:p>
      <text:p text:style-name="P1">120 </text:p>
      <text:p text:style-name="P1">BB2D_IRQ </text:p>
      <text:p text:style-name="P1">BB2D 인터럽트 </text:p>
      <text:p text:style-name="P1"><text:soft-page-break/>MPU_IRQ_126 (ID158) </text:p>
      <text:p text:style-name="P1">121 </text:p>
      <text:p text:style-name="P1">CTRL_CORE_MPU_IRQ_126_127 <text:span text:style-name="T54">[8 : 0]</text:span> </text:p>
      <text:p text:style-name="P1">121 </text:p>
      <text:p text:style-name="P1">CTRL_MODULE_CORE_IRQ_THE </text:p>
      <text:p text:style-name="P1">RMAL_ALERT </text:p>
      <text:p text:style-name="P1">CTRL_MODULE 열 알림 인터럽트 </text:p>
      <text:p text:style-name="P1">MPU_IRQ_127 (ID159) </text:p>
      <text:p text:style-name="P1">122 </text:p>
      <text:p text:style-name="P1">CTRL_CORE_MPU_IRQ_126_127 <text:span text:style-name="T54">[24:16]</text:span> </text:p>
      <text:p text:style-name="P1">122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28 (ID160) </text:p>
      <text:p text:style-name="P1">123 </text:p>
      <text:p text:style-name="P1">CTRL_CORE_MPU_IRQ_128_129 <text:span text:style-name="T54">[8 : 0]</text:span> </text:p>
      <text:p text:style-name="P1">123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29 (ID161) </text:p>
      <text:p text:style-name="P1">124 </text:p>
      <text:p text:style-name="P1">CTRL_CORE_MPU_IRQ_128_129 <text:span text:style-name="T54">[24:16]</text:span> </text:p>
      <text:p text:style-name="P1">124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30 (ID162) </text:p>
      <text:p text:style-name="P1">125 </text:p>
      <text:p text:style-name="P1">CTRL_CORE_MPU_IRQ_130_133 <text:span text:style-name="T54">[8 : 0]</text:span> </text:p>
      <text:p text:style-name="P1">125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31 (ID163) </text:p>
      <text:p text:style-name="P1">N / A </text:p>
      <text:p text:style-name="P1">N / A </text:p>
      <text:p text:style-name="P1">N / A </text:p>
      <text:p text:style-name="P1">MPU_CLUSTER_IRQ_PMU_C0 </text:p>
      <text:p text:style-name="P1">MPU 코어 0 PMU 인터럽트 </text:p>
      <text:p text:style-name="P1"><text:soft-page-break/>MPU_IRQ_132 (ID164) </text:p>
      <text:p text:style-name="P1">N / A </text:p>
      <text:p text:style-name="P1">N / A </text:p>
      <text:p text:style-name="P1">N / A </text:p>
      <text:p text:style-name="P1">MPU_CLUSTER_IRQ_PMU_C1 </text:p>
      <text:p text:style-name="P1">MPU 코어 1 PMU 인터럽트 </text:p>
      <text:p text:style-name="P1">MPU_IRQ_133 (ID165) </text:p>
      <text:p text:style-name="P1">126 </text:p>
      <text:p text:style-name="P1">CTRL_CORE_MPU_IRQ_130_133 <text:span text:style-name="T54">[24:16]</text:span> </text:p>
      <text:p text:style-name="P1">0 </text:p>
      <text:p text:style-name="P1">예약석 </text:p>
      <text:p text:style-name="P1">기본적으로 예약되어 있지만 재 매핑 가능 : </text:p>
      <text:p text:style-name="P1">• 유효한 인터럽트 소스 (~을 통해) </text:p>
      <text:p text:style-name="P1">CTRL_CORE_MPU_IRQ_130_13 <text:span text:style-name="T54">[24:16])</text:span> </text:p>
      <text:p text:style-name="P1">• nmin_dsp 핀 (through </text:p>
      <text:p text:style-name="P1">CTRL_CORE_NMI_DESTINATION_2 <text:span text:style-name="T54">[7 : 0]</text:span> </text:p>
      <text:p text:style-name="P1">MPU). </text:p>
      <text:p text:style-name="P1">참조 <text:a xlink:type="simple" xlink:href="https://translate.googleusercontent.com/translate_f#5" text:style-name="Internet_20_link" text:visited-style-name="Visited_20_Internet_20_Link"><text:span text:style-name="T29">섹션 17.2을</text:span></text:a> <text:span text:style-name="T13">인터럽트 컨트롤러</text:span> </text:p>
      <text:p text:style-name="P1">자세한 내용은 <text:span text:style-name="T13">환경</text:span><text:span text:style-name="T17">.</text:span> </text:p>
      <text:p text:style-name="P1">MPU_IRQ_134 (ID166) </text:p>
      <text:p text:style-name="P1">127 </text:p>
      <text:p text:style-name="P1">CTRL_CORE_MPU_IRQ_134_135 <text:span text:style-name="T54">[8 : 0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35 (ID167) </text:p>
      <text:p text:style-name="P1">128 </text:p>
      <text:p text:style-name="P1">CTRL_CORE_MPU_IRQ_134_135 <text:span text:style-name="T54">[24:16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36 (ID168) </text:p>
      <text:p text:style-name="P1">129 </text:p>
      <text:p text:style-name="P1">CTRL_CORE_MPU_IRQ_136_137 <text:span text:style-name="T54">[8 : 0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37 (ID169) </text:p>
      <text:p text:style-name="P1"><text:soft-page-break/>130 </text:p>
      <text:p text:style-name="P1">CTRL_CORE_MPU_IRQ_136_137 <text:span text:style-name="T54">[24:16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38 (ID170) </text:p>
      <text:p text:style-name="P1">131 </text:p>
      <text:p text:style-name="P1">CTRL_CORE_MPU_IRQ_138_139 <text:span text:style-name="T54">[8 : 0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39 (ID171) </text:p>
      <text:p text:style-name="P1">N / A </text:p>
      <text:p text:style-name="P1">N / A </text:p>
      <text:p text:style-name="P1">N / A </text:p>
      <text:p text:style-name="P1">WD_TIMER_MPU_C0_IRQ </text:p>
      <text:p text:style-name="P1">MPU_WD_TIMER 채널 0 타임 아웃 인터럽트 </text:p>
      <text:p text:style-name="P1">(워치 독 재설정) </text:p>
      <text:p text:style-name="Horizontal_20_Line"/>
      <table:table table:name="표14" table:style-name="표14">
        <table:table-column table:style-name="표14.A"/>
        <table:table-row>
          <table:table-cell table:style-name="표14.A1" office:value-type="string">
            <text:p text:style-name="P9"><text:bookmark text:name="14"/><text:span text:style-name="T11">Page 14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24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Copyright © 2014-2016, Texas Instruments Incorporated. </text:p>
      <text:p text:style-name="P1"><text:span text:style-name="T13">인터럽트 컨트롤러</text:span> </text:p>
      <text:p text:style-name="P1"><text:span text:style-name="T8">표 </text:span><text:span text:style-name="T1">17-2.</text:span> <text:span text:style-name="T1">MPU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(GIC ID </text:span><text:span text:style-name="T8">번호</text:span><text:span text:style-name="T1">)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등록</text:span> </text:p>
      <text:p text:style-name="P1"><text:span text:style-name="T1">IRQ_</text:span> </text:p>
      <text:p text:style-name="P1"><text:span text:style-name="T8">크로스바</text:span> </text:p>
      <text:p text:style-name="P1"><text:soft-page-break/><text:span text:style-name="T8">태만</text:span> </text:p>
      <text:p text:style-name="P1"><text:span text:style-name="T8">입력 지수</text:span> </text:p>
      <text:p text:style-name="P1"><text:span text:style-name="T8">기본 인터럽트 이름</text:span> </text:p>
      <text:p text:style-name="P1"><text:span text:style-name="T8">기본 인터럽트 소스 설명</text:span> </text:p>
      <text:p text:style-name="P1">MPU_IRQ_140 (ID172) </text:p>
      <text:p text:style-name="P1">N / A </text:p>
      <text:p text:style-name="P1">N / A </text:p>
      <text:p text:style-name="P1">N / A </text:p>
      <text:p text:style-name="P1">WD_TIMER_MPU_C1_IRQ </text:p>
      <text:p text:style-name="P1">MPU_WD_TIMER 채널 1 타임 아웃 인터럽트 </text:p>
      <text:p text:style-name="P1">(워치 독 재설정) </text:p>
      <text:p text:style-name="P1">MPU_IRQ_141 (ID173) </text:p>
      <text:p text:style-name="P1">134 </text:p>
      <text:p text:style-name="P1">CTRL_CORE_MPU_IRQ_140_141 <text:span text:style-name="T54">[24:16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42 (ID174) </text:p>
      <text:p text:style-name="P1">135 </text:p>
      <text:p text:style-name="P1">CTRL_CORE_MPU_IRQ_142_143 <text:span text:style-name="T54">[8 : 0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43 (ID175) </text:p>
      <text:p text:style-name="P1">136 </text:p>
      <text:p text:style-name="P1">CTRL_CORE_MPU_IRQ_142_143 <text:span text:style-name="T54">[24:16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44 (ID176) </text:p>
      <text:p text:style-name="P1">137 </text:p>
      <text:p text:style-name="P1">CTRL_CORE_MPU_IRQ_144_145 <text:span text:style-name="T54">[8 : 0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45 (ID177) </text:p>
      <text:p text:style-name="P1"><text:soft-page-break/>138 </text:p>
      <text:p text:style-name="P1">CTRL_CORE_MPU_IRQ_144_145 <text:span text:style-name="T54">[24:16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46 (ID178) </text:p>
      <text:p text:style-name="P1">139 </text:p>
      <text:p text:style-name="P1">CTRL_CORE_MPU_IRQ_146_147 <text:span text:style-name="T54">[8 : 0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47 (ID 179) </text:p>
      <text:p text:style-name="P1">140 </text:p>
      <text:p text:style-name="P1">CTRL_CORE_MPU_IRQ_146_147 <text:span text:style-name="T54">[24:16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48 (ID180) </text:p>
      <text:p text:style-name="P1">141 </text:p>
      <text:p text:style-name="P1">CTRL_CORE_MPU_IRQ_148_149 <text:span text:style-name="T54">[8 : 0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원인 </text:p>
      <text:p text:style-name="P1">MPU_IRQ_149 (ID181) </text:p>
      <text:p text:style-name="P1">142 </text:p>
      <text:p text:style-name="P1">CTRL_CORE_MPU_IRQ_148_149 <text:span text:style-name="T54">[24:16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50 (ID182) </text:p>
      <text:p text:style-name="P1">143 </text:p>
      <text:p text:style-name="P1">CTRL_CORE_MPU_IRQ_150_151 <text:span text:style-name="T54">[8 : 0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<text:soft-page-break/>유효한 인터럽트 소스 </text:p>
      <text:p text:style-name="P1">MPU_IRQ_151 (ID183) </text:p>
      <text:p text:style-name="P1">144 </text:p>
      <text:p text:style-name="P1">CTRL_CORE_MPU_IRQ_150_151 <text:span text:style-name="T54">[24:16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52 (ID184) </text:p>
      <text:p text:style-name="P1">145 </text:p>
      <text:p text:style-name="P1">CTRL_CORE_MPU_IRQ_152_153 <text:span text:style-name="T54">[8 : 0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53 (ID185) </text:p>
      <text:p text:style-name="P1">146 </text:p>
      <text:p text:style-name="P1">CTRL_CORE_MPU_IRQ_152_153 <text:span text:style-name="T54">[24:16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54 (ID186) </text:p>
      <text:p text:style-name="P1">147 </text:p>
      <text:p text:style-name="P1">CTRL_CORE_MPU_IRQ_154_155 <text:span text:style-name="T54">[8 : 0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55 (ID187) </text:p>
      <text:p text:style-name="P1">148 </text:p>
      <text:p text:style-name="P1">CTRL_CORE_MPU_IRQ_154_155 <text:span text:style-name="T54">[24:16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56 (ID188) </text:p>
      <text:p text:style-name="P1">149 </text:p>
      <text:p text:style-name="P1">CTRL_CORE_MPU_IRQ_156_157 <text:span text:style-name="T54">[8 : 0]</text:span> </text:p>
      <text:p text:style-name="P1">0 </text:p>
      <text:p text:style-name="P1"><text:soft-page-break/>예약석 </text:p>
      <text:p text:style-name="P1">기본적으로 예약되어 있지만 다시 매핑 할 수 있습니다. </text:p>
      <text:p text:style-name="P1">유효한 인터럽트 소스 </text:p>
      <text:p text:style-name="P1">MPU_IRQ_157 (ID189) </text:p>
      <text:p text:style-name="P1">150 </text:p>
      <text:p text:style-name="P1">CTRL_CORE_MPU_IRQ_156_157 <text:span text:style-name="T54">[24:16]</text:span> </text:p>
      <text:p text:style-name="P1">0 </text:p>
      <text:p text:style-name="P1">예약석 </text:p>
      <text:p text:style-name="P1">기본적으로 예약되어 있지만 다시 매핑 할 수 있습니다. </text:p>
      <text:p text:style-name="P1">유효한 인터럽트 소스 </text:p>
      <text:p text:style-name="P1">MPU_IRQ_158 (ID190) </text:p>
      <text:p text:style-name="P1">151 </text:p>
      <text:p text:style-name="P1">CTRL_CORE_MPU_IRQ_158_159 <text:span text:style-name="T54">[8 : 0]</text:span> </text:p>
      <text:p text:style-name="P1">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Horizontal_20_Line"/>
      <table:table table:name="표15" table:style-name="표15">
        <table:table-column table:style-name="표15.A"/>
        <table:table-row>
          <table:table-cell table:style-name="표15.A1" office:value-type="string">
            <text:p text:style-name="P9"><text:bookmark text:name="15"/><text:span text:style-name="T11">Page 15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25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2. MPU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(GIC ID </text:span><text:span text:style-name="T8">번호</text:span><text:span text:style-name="T1">)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oft-page-break/><text:span text:style-name="T8">기본 인터럽트 이름</text:span> </text:p>
      <text:p text:style-name="P1"><text:span text:style-name="T8">인터럽트 소스 설명 기본</text:span> </text:p>
      <text:p text:style-name="P1">MPU_IRQ_159 (ID191) </text:p>
      <text:p text:style-name="P1">152 </text:p>
      <text:p text:style-name="P1">CTRL_CORE_MPU_IRQ_158_159 <text:span text:style-name="T54">[24:16]</text:span> </text:p>
      <text:p text:style-name="P1">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5"><text:span text:style-name="T8">참고 </text:span><text:span text:style-name="T1">:</text:span> <text:s/><text:a xlink:type="simple" xlink:href="https://translate.googleusercontent.com/translate_f#8" text:style-name="Internet_20_link" text:visited-style-name="Visited_20_Internet_20_Link"><text:span text:style-name="T29">표 17-2</text:span></text:a><text:span text:style-name="T34">의 </text:span>" <text:span text:style-name="T1">IRQ_CROSSBAR </text:span><text:span text:style-name="T8">기본 입력 인덱스</text:span>" 열은 해당 IRQ_CROSSBAR 인스턴스의 어느 입력이 기본적으로 그 출력(그리고 그 대응 MPU_INTC 입력으로 경로배정, 연결)에 매핑되는지 보여줍니다. 즉, MPU_INTC 라인에 어느 장치 인터럽트가 매핑 되는지 설정하는데 사용되는 CTRL_CORE_MPU_IRQ_y_z 레지스터 비트 필드의 기본 <text:span text:style-name="T79">(reset)</text:span> 값 <text:span text:style-name="T79">(십진수)을 이 컬럼이 특정한다. </text:span>예를 들어, MPU_IRQ_4_7 [8 : 0] 비트 필드가 어느 장치 인터럽트가 MPU_IRQ_4 라인에 매핑되는지를 설정하기 위해서 사용된다. 이 비트 필드의 리셋 값은 <text:span text:style-name="T80">0x1이며,</text:span> IRQ_CROSSBAR_1 입력에 연결되기에 ELM_IRQ는 기본적으로 MPU_IRQ_4에 매핑 될 것이라는 의미이다. </text:p>
      <text:p text:style-name="P15">이 칼럼에서 'N / A'는 해당 인터럽트가 MPU 서브 시스템 내부에 있다는 것을 의미한다. 관련 MPU_INTC 입력 라인에 전용 IRQ_CROSSBAR는 없으며, 따라서, 사용자는 디폴트 매핑을 변경할 수 없다. </text:p>
      <text:p text:style-name="P1"><text:span text:style-name="T19"/></text:p>
      <text:p text:style-name="P15"><text:span text:style-name="T18">17.3.2 DSP1_INTC</text:span><text:span text:style-name="T19">에 </text:span><text:span text:style-name="T14">인터럽트 요청</text:span> </text:p>
      <text:p text:style-name="P15"><text:a xlink:type="simple" xlink:href="https://translate.googleusercontent.com/translate_f#15" text:style-name="Internet_20_link" text:visited-style-name="Visited_20_Internet_20_Link">표 17-3은 </text:a><text:span text:style-name="T54">DSP1_INTC의 기본 인터럽트 소스를 나열합니다. 또한 DSP1_IRQ_95 통해 DSP1_IRQ_32 </text:span><text:span text:style-name="T56">인터럽트는 </text:span><text:span text:style-name="T54">대안으로 <text:s/></text:span><text:a xlink:type="simple" xlink:href="https://translate.googleusercontent.com/translate_f#47" text:style-name="Internet_20_link" text:visited-style-name="Visited_20_Internet_20_Link"><text:span text:style-name="T29">표 17-13</text:span></text:a><text:span text:style-name="T35">에 나열된 </text:span>420 다중화 장치 인터럽트 중 하나에서 DSP의 IRQ_CROSSBAR을 통해 <text:span text:style-name="T80">sourced될 수 있습니다</text:span>. 제어 모듈에 CTRL_CORE_DSP1_IRQ_y_z 레지스터는 기본 인터럽트와 다중 인터럽트 중 선택하는 데 사용됩니다. </text:p>
      <text:p text:style-name="P1"><text:span text:style-name="T8">표 </text:span><text:span text:style-name="T1">17-3. DSP1_INTC </text:span><text:span text:style-name="T8">기본 인터럽트 매핑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DSP1_IRQ_0 </text:p>
      <text:p text:style-name="P1"><text:soft-page-break/>N / A </text:p>
      <text:p text:style-name="P1">N / A </text:p>
      <text:p text:style-name="P1">N / A </text:p>
      <text:p text:style-name="P1">CGEM_IRQ_0 </text:p>
      <text:p text:style-name="P1">CGEM 내부 인터럽트 </text:p>
      <text:p text:style-name="P1">DSP1_IRQ_1 </text:p>
      <text:p text:style-name="P1">N / A </text:p>
      <text:p text:style-name="P1">N / A </text:p>
      <text:p text:style-name="P1">N / A </text:p>
      <text:p text:style-name="P1">CGEM_IRQ_1 </text:p>
      <text:p text:style-name="P1">CGEM 내부 인터럽트 </text:p>
      <text:p text:style-name="P1">DSP1_IRQ_2 </text:p>
      <text:p text:style-name="P1">N / A </text:p>
      <text:p text:style-name="P1">N / A </text:p>
      <text:p text:style-name="P1">N / A </text:p>
      <text:p text:style-name="P1">CGEM_IRQ_2 </text:p>
      <text:p text:style-name="P1">CGEM 내부 인터럽트 </text:p>
      <text:p text:style-name="P1">DSP1_IRQ_3 </text:p>
      <text:p text:style-name="P1">N / A </text:p>
      <text:p text:style-name="P1">N / A </text:p>
      <text:p text:style-name="P1">N / A </text:p>
      <text:p text:style-name="P1">CGEM_IRQ_3 </text:p>
      <text:p text:style-name="P1">CGEM 내부 인터럽트 </text:p>
      <text:p text:style-name="P1">DSP1_IRQ_4 </text:p>
      <text:p text:style-name="P1">N / A </text:p>
      <text:p text:style-name="P1">N / A </text:p>
      <text:p text:style-name="P1">N / A </text:p>
      <text:p text:style-name="P1">CGEM_IRQ_4 </text:p>
      <text:p text:style-name="P1">CGEM 내부 인터럽트 </text:p>
      <text:p text:style-name="P1">DSP1_IRQ_5 </text:p>
      <text:p text:style-name="P1">N / A </text:p>
      <text:p text:style-name="P1">N / A </text:p>
      <text:p text:style-name="P1">N / A </text:p>
      <text:p text:style-name="P1">CGEM_IRQ_5 </text:p>
      <text:p text:style-name="P1">CGEM 내부 인터럽트 </text:p>
      <text:p text:style-name="P1">DSP1_IRQ_6 </text:p>
      <text:p text:style-name="P1">N / A </text:p>
      <text:p text:style-name="P1">N / A </text:p>
      <text:p text:style-name="P1">N / A </text:p>
      <text:p text:style-name="P1">CGEM_IRQ_6 </text:p>
      <text:p text:style-name="P1">CGEM 내부 인터럽트 </text:p>
      <text:p text:style-name="P1"><text:soft-page-break/>DSP1_IRQ_7 </text:p>
      <text:p text:style-name="P1">N / A </text:p>
      <text:p text:style-name="P1">N / A </text:p>
      <text:p text:style-name="P1">N / A </text:p>
      <text:p text:style-name="P1">CGEM_IRQ_7 </text:p>
      <text:p text:style-name="P1">CGEM 내부 인터럽트 </text:p>
      <text:p text:style-name="P1">DSP1_IRQ_8 </text:p>
      <text:p text:style-name="P1">N / A </text:p>
      <text:p text:style-name="P1">N / A </text:p>
      <text:p text:style-name="P1">N / A </text:p>
      <text:p text:style-name="P1">CGEM_IRQ_8 </text:p>
      <text:p text:style-name="P1">CGEM 내부 인터럽트 </text:p>
      <text:p text:style-name="P1">DSP1_IRQ_9 </text:p>
      <text:p text:style-name="P1">N / A </text:p>
      <text:p text:style-name="P1">N / A </text:p>
      <text:p text:style-name="P1">N / A </text:p>
      <text:p text:style-name="P1">CGEM_IRQ_9 </text:p>
      <text:p text:style-name="P1">CGEM 내부 인터럽트 </text:p>
      <text:p text:style-name="P1">DSP1_IRQ_10 </text:p>
      <text:p text:style-name="P1">N / A </text:p>
      <text:p text:style-name="P1">N / A </text:p>
      <text:p text:style-name="P1">N / A </text:p>
      <text:p text:style-name="P1">CGEM_IRQ_10 </text:p>
      <text:p text:style-name="P1">CGEM 내부 인터럽트 </text:p>
      <text:p text:style-name="Horizontal_20_Line"/>
      <table:table table:name="표16" table:style-name="표16">
        <table:table-column table:style-name="표16.A"/>
        <table:table-row>
          <table:table-cell table:style-name="표16.A1" office:value-type="string">
            <text:p text:style-name="P9"><text:bookmark text:name="16"/><text:span text:style-name="T11">Page 16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26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3. DSP1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oft-page-break/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DSP1_IRQ_11 </text:p>
      <text:p text:style-name="P1">N / A </text:p>
      <text:p text:style-name="P1">N / A </text:p>
      <text:p text:style-name="P1">N / A </text:p>
      <text:p text:style-name="P1">CGEM_IRQ_11 </text:p>
      <text:p text:style-name="P1">CGEM 내부 인터럽트 </text:p>
      <text:p text:style-name="P1">DSP1_IRQ_12 </text:p>
      <text:p text:style-name="P1">N / A </text:p>
      <text:p text:style-name="P1">N / A </text:p>
      <text:p text:style-name="P1">N / A </text:p>
      <text:p text:style-name="P1">CGEM_IRQ_12 </text:p>
      <text:p text:style-name="P1">CGEM 내부 인터럽트 </text:p>
      <text:p text:style-name="P1">DSP1_IRQ_13 </text:p>
      <text:p text:style-name="P1">N / A </text:p>
      <text:p text:style-name="P1">N / A </text:p>
      <text:p text:style-name="P1">N / A </text:p>
      <text:p text:style-name="P1">CGEM_IRQ_13 </text:p>
      <text:p text:style-name="P1">CGEM 내부 인터럽트 </text:p>
      <text:p text:style-name="P1">DSP1_IRQ_14 </text:p>
      <text:p text:style-name="P1">N / A </text:p>
      <text:p text:style-name="P1">N / A </text:p>
      <text:p text:style-name="P1">N / A </text:p>
      <text:p text:style-name="P1">CGEM_IRQ_14 </text:p>
      <text:p text:style-name="P1">CGEM 내부 인터럽트 </text:p>
      <text:p text:style-name="P1">DSP1_IRQ_15 </text:p>
      <text:p text:style-name="P1">N / A </text:p>
      <text:p text:style-name="P1">N / A </text:p>
      <text:p text:style-name="P1">N / A </text:p>
      <text:p text:style-name="P1">CGEM_IRQ_15 </text:p>
      <text:p text:style-name="P1">CGEM 내부 인터럽트 </text:p>
      <text:p text:style-name="P1">DSP1_IRQ_16 </text:p>
      <text:p text:style-name="P1">N / A </text:p>
      <text:p text:style-name="P1">N / A </text:p>
      <text:p text:style-name="P1">N / A </text:p>
      <text:p text:style-name="P1"><text:soft-page-break/>TPCC_INTG </text:p>
      <text:p text:style-name="P1">EDMA CC 글로벌 인터럽트 </text:p>
      <text:p text:style-name="P1">DSP1_IRQ_17 </text:p>
      <text:p text:style-name="P1">N / A </text:p>
      <text:p text:style-name="P1">N / A </text:p>
      <text:p text:style-name="P1">N / A </text:p>
      <text:p text:style-name="P1">TPCC_INT0 </text:p>
      <text:p text:style-name="P1">EDMA CC의 region0 인터럽트 </text:p>
      <text:p text:style-name="P1">DSP1_IRQ_18 </text:p>
      <text:p text:style-name="P1">N / A </text:p>
      <text:p text:style-name="P1">N / A </text:p>
      <text:p text:style-name="P1">N / A </text:p>
      <text:p text:style-name="P1">TPCC_INT1 </text:p>
      <text:p text:style-name="P1">EDMA CC의 REGION1 인터럽트 </text:p>
      <text:p text:style-name="P1">DSP1_IRQ_19 </text:p>
      <text:p text:style-name="P1">N / A </text:p>
      <text:p text:style-name="P1">N / A </text:p>
      <text:p text:style-name="P1">N / A </text:p>
      <text:p text:style-name="P1">TPCC_INT2 </text:p>
      <text:p text:style-name="P1">EDMA CC의 REGION2 인터럽트 </text:p>
      <text:p text:style-name="P1">DSP1_IRQ_20 </text:p>
      <text:p text:style-name="P1">N / A </text:p>
      <text:p text:style-name="P1">N / A </text:p>
      <text:p text:style-name="P1">N / A </text:p>
      <text:p text:style-name="P1">TPCC_INT3 </text:p>
      <text:p text:style-name="P1">EDMA CC의 region3 인터럽트 </text:p>
      <text:p text:style-name="P1">DSP1_IRQ_21 </text:p>
      <text:p text:style-name="P1">N / A </text:p>
      <text:p text:style-name="P1">N / A </text:p>
      <text:p text:style-name="P1">N / A </text:p>
      <text:p text:style-name="P1">FW0_FUNC_ERROR </text:p>
      <text:p text:style-name="P1">Firewall0 FUNC 액세스 오류 </text:p>
      <text:p text:style-name="P1">DSP1_IRQ_22 </text:p>
      <text:p text:style-name="P1">N / A </text:p>
      <text:p text:style-name="P1">N / A </text:p>
      <text:p text:style-name="P1">N / A </text:p>
      <text:p text:style-name="P1">FW0_DEBUG_ERROR </text:p>
      <text:p text:style-name="P1">Firewall0 디버그 액세스 오류 </text:p>
      <text:p text:style-name="P1">DSP1_IRQ_23 </text:p>
      <text:p text:style-name="P1">N / A </text:p>
      <text:p text:style-name="P1">N / A </text:p>
      <text:p text:style-name="P1"><text:soft-page-break/>N / A </text:p>
      <text:p text:style-name="P1">FW1_FUNC_ERROR </text:p>
      <text:p text:style-name="P1">Firewall1 FUNC 액세스 오류 </text:p>
      <text:p text:style-name="P1">DSP1_IRQ_24 </text:p>
      <text:p text:style-name="P1">N / A </text:p>
      <text:p text:style-name="P1">N / A </text:p>
      <text:p text:style-name="P1">N / A </text:p>
      <text:p text:style-name="P1">FW1_DEBUG_ERROR </text:p>
      <text:p text:style-name="P1">Firewall1 디버그 액세스 오류 </text:p>
      <text:p text:style-name="P1">DSP1_IRQ_25 </text:p>
      <text:p text:style-name="P1">N / A </text:p>
      <text:p text:style-name="P1">N / A </text:p>
      <text:p text:style-name="P1">N / A </text:p>
      <text:p text:style-name="P1">MMU0_INT </text:p>
      <text:p text:style-name="P1">DSP MMU0 인터럽트 </text:p>
      <text:p text:style-name="P1">DSP1_IRQ_26 </text:p>
      <text:p text:style-name="P1">N / A </text:p>
      <text:p text:style-name="P1">N / A </text:p>
      <text:p text:style-name="P1">N / A </text:p>
      <text:p text:style-name="P1">MMU1_INT </text:p>
      <text:p text:style-name="P1">DSP MMU1 인터럽트 </text:p>
      <text:p text:style-name="P1">DSP1_IRQ_27 </text:p>
      <text:p text:style-name="P1">N / A </text:p>
      <text:p text:style-name="P1">N / A </text:p>
      <text:p text:style-name="P1">N / A </text:p>
      <text:p text:style-name="P1">TPCC_ERRINT </text:p>
      <text:p text:style-name="P1">EDMA CC 오류 인터럽트 </text:p>
      <text:p text:style-name="P1">DSP1_IRQ_28 </text:p>
      <text:p text:style-name="P1">N / A </text:p>
      <text:p text:style-name="P1">N / A </text:p>
      <text:p text:style-name="P1">N / A </text:p>
      <text:p text:style-name="P1">TPTC_ERRINT0 </text:p>
      <text:p text:style-name="P1">EDMA TC0 에러 인터럽트 </text:p>
      <text:p text:style-name="P1">DSP1_IRQ_29 </text:p>
      <text:p text:style-name="P1">N / A </text:p>
      <text:p text:style-name="P1">N / A </text:p>
      <text:p text:style-name="P1">N / A </text:p>
      <text:p text:style-name="P1">TPTC_ERRINT1 </text:p>
      <text:p text:style-name="P1">EDMA TC1 에러 인터럽트 </text:p>
      <text:p text:style-name="P1">DSP1_IRQ_30 </text:p>
      <text:p text:style-name="P1">N / A </text:p>
      <text:p text:style-name="P1"><text:soft-page-break/>N / A </text:p>
      <text:p text:style-name="P1">N / A </text:p>
      <text:p text:style-name="P1">NOC_ERRINT </text:p>
      <text:p text:style-name="P1">상호 에러 인터럽트 </text:p>
      <text:p text:style-name="P1">DSP1_IRQ_31 </text:p>
      <text:p text:style-name="P1">없음 </text:p>
      <text:p text:style-name="P1">N / A </text:p>
      <text:p text:style-name="P1">N / A </text:p>
      <text:p text:style-name="P1">EDMA_WAKE_INT </text:p>
      <text:p text:style-name="P1">EDMA 웨이크 업 인터럽트 </text:p>
      <text:p text:style-name="P1">DSP1_IRQ_32 </text:p>
      <text:p text:style-name="P1">1 </text:p>
      <text:p text:style-name="P1">CTRL_CORE_DSP1_IRQ_32_33 <text:span text:style-name="T54">[8 : 0]</text:span> </text:p>
      <text:p text:style-name="P1">1 </text:p>
      <text:p text:style-name="P1">ELM_IRQ </text:p>
      <text:p text:style-name="P1">오류 위치 처리 완료 인터럽트 </text:p>
      <text:p text:style-name="P1">DSP1_IRQ_33 </text:p>
      <text:p text:style-name="P1">2 </text:p>
      <text:p text:style-name="P1">CTRL_CORE_DSP1_IRQ_32_33 <text:span text:style-name="T54">[24:16]</text:span> </text:p>
      <text:p text:style-name="P1">2 </text:p>
      <text:p text:style-name="P1">EXT_SYS_IRQ_1 </text:p>
      <text:p text:style-name="P1">sys_nirq1 핀을 통해 외부 인터럽트 (액티브 로우) </text:p>
      <text:p text:style-name="P1">DSP1_IRQ_34 </text:p>
      <text:p text:style-name="P1">삼 </text:p>
      <text:p text:style-name="P1">CTRL_CORE_DSP1_IRQ_34_35 <text:span text:style-name="T54">[8 : 0]</text:span> </text:p>
      <text:p text:style-name="P1">삼 </text:p>
      <text:p text:style-name="P1">CTRL_MODULE_CORE_IRQ_SE </text:p>
      <text:p text:style-name="P1">C_EVTS </text:p>
      <text:p text:style-name="P1">결합 방화벽 오류 인터럽트. 자세한 내용은 </text:p>
      <text:p text:style-name="P1">제 18.4.6.14.3 <text:span text:style-name="T54">.</text:span> </text:p>
      <text:p text:style-name="P1">DSP1_IRQ_35 </text:p>
      <text:p text:style-name="P1">4 </text:p>
      <text:p text:style-name="P1">CTRL_CORE_DSP1_IRQ_34_35 <text:span text:style-name="T54">[24:16]</text:span> </text:p>
      <text:p text:style-name="P1">4 </text:p>
      <text:p text:style-name="P1">L3_MAIN_IRQ_DBG_ERR </text:p>
      <text:p text:style-name="P1">L3_MAIN 디버그 오류 </text:p>
      <text:p text:style-name="P1">DSP1_IRQ_36 </text:p>
      <text:p text:style-name="P1">5 </text:p>
      <text:p text:style-name="P1">CTRL_CORE_DSP1_IRQ_36_37 <text:span text:style-name="T54">[8 : 0]</text:span> </text:p>
      <text:p text:style-name="P1">5 </text:p>
      <text:p text:style-name="P1">L3_MAIN_IRQ_APP_ERR </text:p>
      <text:p text:style-name="P1"><text:soft-page-break/>L3_MAIN 응용 프로그램 또는 비 인한 오류 </text:p>
      <text:p text:style-name="P1">DSP1_IRQ_37 </text:p>
      <text:p text:style-name="P1">6 </text:p>
      <text:p text:style-name="P1">CTRL_CORE_DSP1_IRQ_36_37 <text:span text:style-name="T54">[24:16]</text:span> </text:p>
      <text:p text:style-name="P1">6 </text:p>
      <text:p text:style-name="P1">PRM_IRQ_MPU </text:p>
      <text:p text:style-name="P1">PRCM은 MPU에 중단 </text:p>
      <text:p text:style-name="P1">DSP1_IRQ_38 </text:p>
      <text:p text:style-name="P1">7 </text:p>
      <text:p text:style-name="P1">CTRL_CORE_DSP1_IRQ_38_39 <text:span text:style-name="T54">[8 : 0]</text:span> </text:p>
      <text:p text:style-name="P1">7 </text:p>
      <text:p text:style-name="P1">DMA_SYSTEM_IRQ_0 </text:p>
      <text:p text:style-name="P1">시스템 DMA는 0을 중단 </text:p>
      <text:p text:style-name="P1">DSP1_IRQ_39 </text:p>
      <text:p text:style-name="P1">8 </text:p>
      <text:p text:style-name="P1">CTRL_CORE_DSP1_IRQ_38_39 <text:span text:style-name="T54">[24:16]</text:span> </text:p>
      <text:p text:style-name="P1">8 </text:p>
      <text:p text:style-name="P1">DMA_SYSTEM_IRQ_1 </text:p>
      <text:p text:style-name="P1">시스템 DMA 1 인터럽트 </text:p>
      <text:p text:style-name="P1">DSP1_IRQ_40 </text:p>
      <text:p text:style-name="P1">9 </text:p>
      <text:p text:style-name="P1">CTRL_CORE_DSP1_IRQ_40_41 <text:span text:style-name="T54">[8 : 0]</text:span> </text:p>
      <text:p text:style-name="P1">9 </text:p>
      <text:p text:style-name="P1">DMA_SYSTEM_IRQ_2 </text:p>
      <text:p text:style-name="P1">시스템 DMA 2를 중단 </text:p>
      <text:p text:style-name="P1">DSP1_IRQ_41 </text:p>
      <text:p text:style-name="P1">10 </text:p>
      <text:p text:style-name="P1">CTRL_CORE_DSP1_IRQ_40_41 <text:span text:style-name="T54">[24:16]</text:span> </text:p>
      <text:p text:style-name="P1">10 </text:p>
      <text:p text:style-name="P1">DMA_SYSTEM_IRQ_3 </text:p>
      <text:p text:style-name="P1">시스템 DMA 3를 중단 </text:p>
      <text:p text:style-name="Horizontal_20_Line"/>
      <table:table table:name="표17" table:style-name="표17">
        <table:table-column table:style-name="표17.A"/>
        <table:table-row>
          <table:table-cell table:style-name="표17.A1" office:value-type="string">
            <text:p text:style-name="P9"><text:bookmark text:name="17"/><text:span text:style-name="T11">Page 17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27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3. DSP1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oft-page-break/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DSP1_IRQ_42 </text:p>
      <text:p text:style-name="P1">11 </text:p>
      <text:p text:style-name="P1">CTRL_CORE_DSP1_IRQ_42_43 <text:span text:style-name="T54">[8 : 0]</text:span> </text:p>
      <text:p text:style-name="P1">11 </text:p>
      <text:p text:style-name="P1">L3_MAIN_IRQ_STAT_ALARM </text:p>
      <text:p text:style-name="P1">인터럽트 L3_MAIN 통계 수집 경보 </text:p>
      <text:p text:style-name="P1">DSP1_IRQ_43 </text:p>
      <text:p text:style-name="P1">12 </text:p>
      <text:p text:style-name="P1">CTRL_CORE_DSP1_IRQ_42_43 <text:span text:style-name="T54">[24:16]</text:span> </text:p>
      <text:p text:style-name="P1">12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44 </text:p>
      <text:p text:style-name="P1">13 </text:p>
      <text:p text:style-name="P1">CTRL_CORE_DSP1_IRQ_44_45 <text:span text:style-name="T54">[8 : 0]</text:span> </text:p>
      <text:p text:style-name="P1">13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45 </text:p>
      <text:p text:style-name="P1">14 </text:p>
      <text:p text:style-name="P1">CTRL_CORE_DSP1_IRQ_44_45 <text:span text:style-name="T54">[24:16]</text:span> </text:p>
      <text:p text:style-name="P1">14 </text:p>
      <text:p text:style-name="P1">예약석 </text:p>
      <text:p text:style-name="P1">기본적으로 예약하지만 유효한에 매핑 될 수있다 </text:p>
      <text:p text:style-name="P1">인터럽트 소스 </text:p>
      <text:p text:style-name="P1"><text:soft-page-break/>DSP1_IRQ_46 </text:p>
      <text:p text:style-name="P1">15 명 </text:p>
      <text:p text:style-name="P1">CTRL_CORE_DSP1_IRQ_46_47 <text:span text:style-name="T54">[8 : 0]</text:span> </text:p>
      <text:p text:style-name="P1">15 명 </text:p>
      <text:p text:style-name="P1">GPMC_IRQ </text:p>
      <text:p text:style-name="P1">GPMC 인터럽트 </text:p>
      <text:p text:style-name="P1">DSP1_IRQ_47 </text:p>
      <text:p text:style-name="P1">16 </text:p>
      <text:p text:style-name="P1">CTRL_CORE_DSP1_IRQ_46_47 <text:span text:style-name="T54">[24:16]</text:span> </text:p>
      <text:p text:style-name="P1">16 </text:p>
      <text:p text:style-name="P1">GPU_IRQ </text:p>
      <text:p text:style-name="P1">GPU 인터럽트 </text:p>
      <text:p text:style-name="P1">DSP1_IRQ_48 </text:p>
      <text:p text:style-name="P1">17 세 </text:p>
      <text:p text:style-name="P1">CTRL_CORE_DSP1_IRQ_48_49 <text:span text:style-name="T54">[8 : 0]</text:span> </text:p>
      <text:p text:style-name="P1">17 세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49 </text:p>
      <text:p text:style-name="P1">18 </text:p>
      <text:p text:style-name="P1">CTRL_CORE_DSP1_IRQ_48_49 <text:span text:style-name="T54">[24:16]</text:span> </text:p>
      <text:p text:style-name="P1">18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50 </text:p>
      <text:p text:style-name="P1">19 </text:p>
      <text:p text:style-name="P1">CTRL_CORE_DSP1_IRQ_50_51 <text:span text:style-name="T54">[8 : 0]</text:span> </text:p>
      <text:p text:style-name="P1">19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51 </text:p>
      <text:p text:style-name="P1">20 </text:p>
      <text:p text:style-name="P1">CTRL_CORE_DSP1_IRQ_50_51 <text:span text:style-name="T54">[24:16]</text:span> </text:p>
      <text:p text:style-name="P1">20 </text:p>
      <text:p text:style-name="P1">DISPC_IRQ </text:p>
      <text:p text:style-name="P1">디스플레이 컨트롤러 인터럽트 </text:p>
      <text:p text:style-name="P1">DSP1_IRQ_52 </text:p>
      <text:p text:style-name="P1">21 </text:p>
      <text:p text:style-name="P1"><text:soft-page-break/>CTRL_CORE_DSP1_IRQ_52_53 <text:span text:style-name="T54">[8 : 0]</text:span> </text:p>
      <text:p text:style-name="P1">21 </text:p>
      <text:p text:style-name="P1">MAILBOX1_IRQ_USER0 </text:p>
      <text:p text:style-name="P1">사서함 사용자 1 0 인터럽트 </text:p>
      <text:p text:style-name="P1">DSP1_IRQ_53 </text:p>
      <text:p text:style-name="P1">22 개월 </text:p>
      <text:p text:style-name="P1">CTRL_CORE_DSP1_IRQ_52_53 <text:span text:style-name="T54">[24:16]</text:span> </text:p>
      <text:p text:style-name="P1">22 개월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54 </text:p>
      <text:p text:style-name="P1">23 </text:p>
      <text:p text:style-name="P1">CTRL_CORE_DSP1_IRQ_54_55 <text:span text:style-name="T54">[8 : 0]</text:span> </text:p>
      <text:p text:style-name="P1">23 </text:p>
      <text:p text:style-name="P1">DSP1_IRQ_MMU0 </text:p>
      <text:p text:style-name="P1">DSP1 MMU0 인터럽트 </text:p>
      <text:p text:style-name="P1">DSP1_IRQ_55 </text:p>
      <text:p text:style-name="P1">24 </text:p>
      <text:p text:style-name="P1">CTRL_CORE_DSP1_IRQ_54_55 <text:span text:style-name="T54">[24:16]</text:span> </text:p>
      <text:p text:style-name="P1">24 </text:p>
      <text:p text:style-name="P1">GPIO1_IRQ_1 </text:p>
      <text:p text:style-name="P1">GPIO1 1 중단 </text:p>
      <text:p text:style-name="P1">DSP1_IRQ_56 </text:p>
      <text:p text:style-name="P1">25 세 </text:p>
      <text:p text:style-name="P1">CTRL_CORE_DSP1_IRQ_56_57 <text:span text:style-name="T54">[8 : 0]</text:span> </text:p>
      <text:p text:style-name="P1">25 세 </text:p>
      <text:p text:style-name="P1">GPIO2_IRQ_1 </text:p>
      <text:p text:style-name="P1">GPIO2 1 인터럽트 </text:p>
      <text:p text:style-name="P1">DSP1_IRQ_57 </text:p>
      <text:p text:style-name="P1">26 세 </text:p>
      <text:p text:style-name="P1">CTRL_CORE_DSP1_IRQ_56_57 <text:span text:style-name="T54">[24:16]</text:span> </text:p>
      <text:p text:style-name="P1">26 세 </text:p>
      <text:p text:style-name="P1">GPIO3_IRQ_1 </text:p>
      <text:p text:style-name="P1">GPIO3 1 중단 </text:p>
      <text:p text:style-name="P1">DSP1_IRQ_58 </text:p>
      <text:p text:style-name="P1">27 </text:p>
      <text:p text:style-name="P1">CTRL_CORE_DSP1_IRQ_58_59 <text:span text:style-name="T54">[8 : 0]</text:span> </text:p>
      <text:p text:style-name="P1">27 </text:p>
      <text:p text:style-name="P1">GPIO4_IRQ_1 </text:p>
      <text:p text:style-name="P1">GPIO4 1 중단 </text:p>
      <text:p text:style-name="P1"><text:soft-page-break/>DSP1_IRQ_59 </text:p>
      <text:p text:style-name="P1">28 </text:p>
      <text:p text:style-name="P1">CTRL_CORE_DSP1_IRQ_58_59 <text:span text:style-name="T54">[24:16]</text:span> </text:p>
      <text:p text:style-name="P1">28 </text:p>
      <text:p text:style-name="P1">GPIO5_IRQ_1 </text:p>
      <text:p text:style-name="P1">GPIO5 1 인터럽트 </text:p>
      <text:p text:style-name="P1">DSP1_IRQ_60 </text:p>
      <text:p text:style-name="P1">29 </text:p>
      <text:p text:style-name="P1">CTRL_CORE_DSP1_IRQ_60_61 <text:span text:style-name="T54">[8 : 0]</text:span> </text:p>
      <text:p text:style-name="P1">29 </text:p>
      <text:p text:style-name="P1">GPIO6_IRQ_1 </text:p>
      <text:p text:style-name="P1">GPIO6 1 인터럽트 </text:p>
      <text:p text:style-name="P1">DSP1_IRQ_61 </text:p>
      <text:p text:style-name="P1">30 </text:p>
      <text:p text:style-name="P1">CTRL_CORE_DSP1_IRQ_60_61 <text:span text:style-name="T54">[24:16]</text:span> </text:p>
      <text:p text:style-name="P1">30 </text:p>
      <text:p text:style-name="P1">GPIO7_IRQ_1 </text:p>
      <text:p text:style-name="P1">GPIO7 1 인터럽트 </text:p>
      <text:p text:style-name="P1">DSP1_IRQ_62 </text:p>
      <text:p text:style-name="P1">31 </text:p>
      <text:p text:style-name="P1">CTRL_CORE_DSP1_IRQ_62_63 <text:span text:style-name="T54">[8 : 0]</text:span> </text:p>
      <text:p text:style-name="P1">31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63 </text:p>
      <text:p text:style-name="P1">32 </text:p>
      <text:p text:style-name="P1">CTRL_CORE_DSP1_IRQ_62_63 <text:span text:style-name="T54">[24:16]</text:span> </text:p>
      <text:p text:style-name="P1">32 </text:p>
      <text:p text:style-name="P1">TIMER1_IRQ </text:p>
      <text:p text:style-name="P1">타이머 1 인터럽트 </text:p>
      <text:p text:style-name="P1">DSP1_IRQ_64 </text:p>
      <text:p text:style-name="P1">33 </text:p>
      <text:p text:style-name="P1">CTRL_CORE_DSP1_IRQ_64_65 <text:span text:style-name="T54">[8 : 0]</text:span> </text:p>
      <text:p text:style-name="P1">33 </text:p>
      <text:p text:style-name="P1">TIMER2_IRQ </text:p>
      <text:p text:style-name="P1">TIMER2 인터럽트 </text:p>
      <text:p text:style-name="P1">DSP1_IRQ_65 </text:p>
      <text:p text:style-name="P1">34 </text:p>
      <text:p text:style-name="P1">CTRL_CORE_DSP1_IRQ_64_65 <text:span text:style-name="T54">[24:16]</text:span> </text:p>
      <text:p text:style-name="P1">34 </text:p>
      <text:p text:style-name="P1"><text:soft-page-break/>TIMER3_IRQ </text:p>
      <text:p text:style-name="P1">타이머 3 인터럽트 </text:p>
      <text:p text:style-name="P1">DSP1_IRQ_66 </text:p>
      <text:p text:style-name="P1">35 세 </text:p>
      <text:p text:style-name="P1">CTRL_CORE_DSP1_IRQ_66_67 <text:span text:style-name="T54">[8 : 0]</text:span> </text:p>
      <text:p text:style-name="P1">35 세 </text:p>
      <text:p text:style-name="P1">TIMER4_IRQ </text:p>
      <text:p text:style-name="P1">타이머 4 인터럽트 </text:p>
      <text:p text:style-name="P1">DSP1_IRQ_67 </text:p>
      <text:p text:style-name="P1">36 </text:p>
      <text:p text:style-name="P1">CTRL_CORE_DSP1_IRQ_66_67 <text:span text:style-name="T54">[24:16]</text:span> </text:p>
      <text:p text:style-name="P1">36 </text:p>
      <text:p text:style-name="P1">TIMER5_IRQ </text:p>
      <text:p text:style-name="P1">타이머 5 인터럽트 </text:p>
      <text:p text:style-name="Horizontal_20_Line"/>
      <table:table table:name="표18" table:style-name="표18">
        <table:table-column table:style-name="표18.A"/>
        <table:table-row>
          <table:table-cell table:style-name="표18.A1" office:value-type="string">
            <text:p text:style-name="P9"><text:bookmark text:name="18"/><text:span text:style-name="T11">Page 18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28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3. DSP1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DSP1_IRQ_68 </text:p>
      <text:p text:style-name="P1">37 세 </text:p>
      <text:p text:style-name="P1"><text:soft-page-break/>CTRL_CORE_DSP1_IRQ_68_69 <text:span text:style-name="T54">[8 : 0]</text:span> </text:p>
      <text:p text:style-name="P1">37 세 </text:p>
      <text:p text:style-name="P1">TIMER6_IRQ </text:p>
      <text:p text:style-name="P1">TIMER6 인터럽트 </text:p>
      <text:p text:style-name="P1">DSP1_IRQ_69 </text:p>
      <text:p text:style-name="P1">38 세 </text:p>
      <text:p text:style-name="P1">CTRL_CORE_DSP1_IRQ_68_69 <text:span text:style-name="T54">[24:16]</text:span> </text:p>
      <text:p text:style-name="P1">38 세 </text:p>
      <text:p text:style-name="P1">TIMER7_IRQ </text:p>
      <text:p text:style-name="P1">TIMER7 인터럽트 </text:p>
      <text:p text:style-name="P1">DSP1_IRQ_70 </text:p>
      <text:p text:style-name="P1">39 </text:p>
      <text:p text:style-name="P1">CTRL_CORE_DSP1_IRQ_70_71 <text:span text:style-name="T54">[8 : 0]</text:span> </text:p>
      <text:p text:style-name="P1">39 </text:p>
      <text:p text:style-name="P1">TIMER8_IRQ </text:p>
      <text:p text:style-name="P1">TIMER8 인터럽트 </text:p>
      <text:p text:style-name="P1">DSP1_IRQ_71 </text:p>
      <text:p text:style-name="P1">40 </text:p>
      <text:p text:style-name="P1">CTRL_CORE_DSP1_IRQ_70_71 <text:span text:style-name="T54">[24:16]</text:span> </text:p>
      <text:p text:style-name="P1">40 </text:p>
      <text:p text:style-name="P1">TIMER9_IRQ </text:p>
      <text:p text:style-name="P1">TIMER9 인터럽트 </text:p>
      <text:p text:style-name="P1">DSP1_IRQ_72 </text:p>
      <text:p text:style-name="P1">41 </text:p>
      <text:p text:style-name="P1">CTRL_CORE_DSP1_IRQ_72_73 <text:span text:style-name="T54">[8 : 0]</text:span> </text:p>
      <text:p text:style-name="P1">41 </text:p>
      <text:p text:style-name="P1">TIMER10_IRQ </text:p>
      <text:p text:style-name="P1">TIMER10 인터럽트 </text:p>
      <text:p text:style-name="P1">DSP1_IRQ_73 </text:p>
      <text:p text:style-name="P1">42 </text:p>
      <text:p text:style-name="P1">CTRL_CORE_DSP1_IRQ_72_73 <text:span text:style-name="T54">[24:16]</text:span> </text:p>
      <text:p text:style-name="P1">42 </text:p>
      <text:p text:style-name="P1">TIMER11_IRQ </text:p>
      <text:p text:style-name="P1">TIMER11 인터럽트 </text:p>
      <text:p text:style-name="P1">DSP1_IRQ_74 </text:p>
      <text:p text:style-name="P1">43 </text:p>
      <text:p text:style-name="P1">CTRL_CORE_DSP1_IRQ_74_75 <text:span text:style-name="T54">[8 : 0]</text:span> </text:p>
      <text:p text:style-name="P1">43 </text:p>
      <text:p text:style-name="P1">MCSPI4_IRQ </text:p>
      <text:p text:style-name="P1">McSPI4 인터럽트 </text:p>
      <text:p text:style-name="P1">DSP1_IRQ_75 </text:p>
      <text:p text:style-name="P1"><text:soft-page-break/>44 </text:p>
      <text:p text:style-name="P1">CTRL_CORE_DSP1_IRQ_74_75 <text:span text:style-name="T54">[24:16]</text:span> </text:p>
      <text:p text:style-name="P1">44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76 </text:p>
      <text:p text:style-name="P1">45 </text:p>
      <text:p text:style-name="P1">CTRL_CORE_DSP1_IRQ_76_77 <text:span text:style-name="T54">[8 : 0]</text:span> </text:p>
      <text:p text:style-name="P1">45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77 </text:p>
      <text:p text:style-name="P1">46 </text:p>
      <text:p text:style-name="P1">CTRL_CORE_DSP1_IRQ_76_77 <text:span text:style-name="T54">[24:16]</text:span> </text:p>
      <text:p text:style-name="P1">46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78 </text:p>
      <text:p text:style-name="P1">47 </text:p>
      <text:p text:style-name="P1">CTRL_CORE_DSP1_IRQ_78_79 <text:span text:style-name="T54">[8 : 0]</text:span> </text:p>
      <text:p text:style-name="P1">47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79 </text:p>
      <text:p text:style-name="P1">48 </text:p>
      <text:p text:style-name="P1">CTRL_CORE_DSP1_IRQ_78_79 <text:span text:style-name="T54">[24:16]</text:span> </text:p>
      <text:p text:style-name="P1">48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80 </text:p>
      <text:p text:style-name="P1">49 </text:p>
      <text:p text:style-name="P1">CTRL_CORE_DSP1_IRQ_80_81 <text:span text:style-name="T54">[8 : 0]</text:span> </text:p>
      <text:p text:style-name="P1">49 </text:p>
      <text:p text:style-name="P1">SATA_IRQ </text:p>
      <text:p text:style-name="P1">SATA 인터럽트 </text:p>
      <text:p text:style-name="P1">DSP1_IRQ_81 </text:p>
      <text:p text:style-name="P1"><text:soft-page-break/>50 </text:p>
      <text:p text:style-name="P1">CTRL_CORE_DSP1_IRQ_80_81 <text:span text:style-name="T54">[24:16]</text:span> </text:p>
      <text:p text:style-name="P1">50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82 </text:p>
      <text:p text:style-name="P1">51 </text:p>
      <text:p text:style-name="P1">CTRL_CORE_DSP1_IRQ_82_83 <text:span text:style-name="T54">[8 : 0]</text:span> </text:p>
      <text:p text:style-name="P1">51 </text:p>
      <text:p text:style-name="P1">I2C1_IRQ </text:p>
      <text:p text:style-name="P1">I2C1 인터럽트 </text:p>
      <text:p text:style-name="P1">DSP1_IRQ_83 </text:p>
      <text:p text:style-name="P1">52 </text:p>
      <text:p text:style-name="P1">CTRL_CORE_DSP1_IRQ_82_83 <text:span text:style-name="T54">[24:16]</text:span> </text:p>
      <text:p text:style-name="P1">52 </text:p>
      <text:p text:style-name="P1">I2C2_IRQ </text:p>
      <text:p text:style-name="P1">I2C2 인터럽트 </text:p>
      <text:p text:style-name="P1">DSP1_IRQ_84 </text:p>
      <text:p text:style-name="P1">53 </text:p>
      <text:p text:style-name="P1">CTRL_CORE_DSP1_IRQ_84_85 <text:span text:style-name="T54">[8 : 0]</text:span> </text:p>
      <text:p text:style-name="P1">53 </text:p>
      <text:p text:style-name="P1">HDQ1W_IRQ </text:p>
      <text:p text:style-name="P1">HDQ1W 인터럽트 </text:p>
      <text:p text:style-name="P1">DSP1_IRQ_85 </text:p>
      <text:p text:style-name="P1">54 </text:p>
      <text:p text:style-name="P1">CTRL_CORE_DSP1_IRQ_84_85 <text:span text:style-name="T54">[24:16]</text:span> </text:p>
      <text:p text:style-name="P1">54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86 </text:p>
      <text:p text:style-name="P1">55 세 </text:p>
      <text:p text:style-name="P1">CTRL_CORE_DSP1_IRQ_86_87 <text:span text:style-name="T54">[8 : 0]</text:span> </text:p>
      <text:p text:style-name="P1">55 세 </text:p>
      <text:p text:style-name="P1">I2C5_IRQ </text:p>
      <text:p text:style-name="P1">I2C5 인터럽트 </text:p>
      <text:p text:style-name="P1">DSP1_IRQ_87 </text:p>
      <text:p text:style-name="P1">56 </text:p>
      <text:p text:style-name="P1">CTRL_CORE_DSP1_IRQ_86_87 <text:span text:style-name="T54">[24:16]</text:span> </text:p>
      <text:p text:style-name="P1">56 </text:p>
      <text:p text:style-name="P1"><text:soft-page-break/>I2C3_IRQ </text:p>
      <text:p text:style-name="P1">I2C3 인터럽트 </text:p>
      <text:p text:style-name="P1">DSP1_IRQ_88 </text:p>
      <text:p text:style-name="P1">57 </text:p>
      <text:p text:style-name="P1">CTRL_CORE_DSP1_IRQ_88_89 <text:span text:style-name="T54">[8 : 0]</text:span> </text:p>
      <text:p text:style-name="P1">57 </text:p>
      <text:p text:style-name="P1">I2C4_IRQ </text:p>
      <text:p text:style-name="P1">I2C4 인터럽트 </text:p>
      <text:p text:style-name="P1">DSP1_IRQ_89 </text:p>
      <text:p text:style-name="P1">58 </text:p>
      <text:p text:style-name="P1">CTRL_CORE_DSP1_IRQ_88_89 <text:span text:style-name="T54">[24:16]</text:span> </text:p>
      <text:p text:style-name="P1">58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90 </text:p>
      <text:p text:style-name="P1">59 </text:p>
      <text:p text:style-name="P1">CTRL_CORE_DSP1_IRQ_90_91 <text:span text:style-name="T54">[8 : 0]</text:span> </text:p>
      <text:p text:style-name="P1">59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91 </text:p>
      <text:p text:style-name="P1">60 </text:p>
      <text:p text:style-name="P1">CTRL_CORE_DSP1_IRQ_90_91 <text:span text:style-name="T54">[24:16]</text:span> </text:p>
      <text:p text:style-name="P1">60 </text:p>
      <text:p text:style-name="P1">MCSPI1_IRQ </text:p>
      <text:p text:style-name="P1">McSPI1 인터럽트 </text:p>
      <text:p text:style-name="P1">DSP1_IRQ_92 </text:p>
      <text:p text:style-name="P1">61 번 </text:p>
      <text:p text:style-name="P1">CTRL_CORE_DSP1_IRQ_92_93 <text:span text:style-name="T54">[8 : 0]</text:span> </text:p>
      <text:p text:style-name="P1">61 번 </text:p>
      <text:p text:style-name="P1">MCSPI2_IRQ </text:p>
      <text:p text:style-name="P1">McSPI2 인터럽트 </text:p>
      <text:p text:style-name="Horizontal_20_Line"/>
      <table:table table:name="표19" table:style-name="표19">
        <table:table-column table:style-name="표19.A"/>
        <table:table-row>
          <table:table-cell table:style-name="표19.A1" office:value-type="string">
            <text:p text:style-name="P9"><text:bookmark text:name="19"/><text:span text:style-name="T11">Page 19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29 </text:p>
      <text:p text:style-name="P1">SPRUHZ6H 10 월 (2016) 년 11 월 2014 개정 </text:p>
      <text:p text:style-name="P1"><text:soft-page-break/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3. DSP1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DSP1_IRQ_93 </text:p>
      <text:p text:style-name="P1">62 </text:p>
      <text:p text:style-name="P1">CTRL_CORE_DSP1_IRQ_92_93 <text:span text:style-name="T54">[24:16]</text:span> </text:p>
      <text:p text:style-name="P1">62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94 </text:p>
      <text:p text:style-name="P1">63 </text:p>
      <text:p text:style-name="P1">CTRL_CORE_DSP1_IRQ_94_95 <text:span text:style-name="T54">[8 : 0]</text:span> </text:p>
      <text:p text:style-name="P1">63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95 </text:p>
      <text:p text:style-name="P1">64 개 </text:p>
      <text:p text:style-name="P1">CTRL_CORE_DSP1_IRQ_94_95 <text:span text:style-name="T54">[24:16]</text:span> </text:p>
      <text:p text:style-name="P1">64 개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1_IRQ_96 </text:p>
      <text:p text:style-name="P1"><text:soft-page-break/>N / A </text:p>
      <text:p text:style-name="P1">N / A </text:p>
      <text:p text:style-name="P1">N / A </text:p>
      <text:p text:style-name="P1">CGEM_IRQ_16 </text:p>
      <text:p text:style-name="P1">CGEM 내부 인터럽트 </text:p>
      <text:p text:style-name="P1">DSP1_IRQ_97 </text:p>
      <text:p text:style-name="P1">N / A </text:p>
      <text:p text:style-name="P1">N / A </text:p>
      <text:p text:style-name="P1">N / A </text:p>
      <text:p text:style-name="P1">CGEM_IRQ_17 </text:p>
      <text:p text:style-name="P1">CGEM 내부 인터럽트 </text:p>
      <text:p text:style-name="P1">DSP1_IRQ_98 </text:p>
      <text:p text:style-name="P1">N / A </text:p>
      <text:p text:style-name="P1">N / A </text:p>
      <text:p text:style-name="P1">N / A </text:p>
      <text:p text:style-name="P1">CGEM_IRQ_18 </text:p>
      <text:p text:style-name="P1">CGEM 내부 인터럽트 </text:p>
      <text:p text:style-name="P1">DSP1_IRQ_99 </text:p>
      <text:p text:style-name="P1">없음 </text:p>
      <text:p text:style-name="P1">N / A </text:p>
      <text:p text:style-name="P1">N / A </text:p>
      <text:p text:style-name="P1">CGEM_IRQ_19 </text:p>
      <text:p text:style-name="P1">CGEM 내부 인터럽트 </text:p>
      <text:p text:style-name="P1">DSP1_IRQ_100 </text:p>
      <text:p text:style-name="P1">N / A </text:p>
      <text:p text:style-name="P1">N / A </text:p>
      <text:p text:style-name="P1">N / A </text:p>
      <text:p text:style-name="P1">CGEM_IRQ_20 </text:p>
      <text:p text:style-name="P1">CGEM 내부 인터럽트 </text:p>
      <text:p text:style-name="P1">DSP1_IRQ_101 </text:p>
      <text:p text:style-name="P1">N / A </text:p>
      <text:p text:style-name="P1">N / A </text:p>
      <text:p text:style-name="P1">N / A </text:p>
      <text:p text:style-name="P1">CGEM_IRQ_21 </text:p>
      <text:p text:style-name="P1">CGEM 내부 인터럽트 </text:p>
      <text:p text:style-name="P1">DSP1_IRQ_102 </text:p>
      <text:p text:style-name="P1">N / A </text:p>
      <text:p text:style-name="P1">N / A </text:p>
      <text:p text:style-name="P1">N / A </text:p>
      <text:p text:style-name="P1">CGEM_IRQ_22 </text:p>
      <text:p text:style-name="P1">CGEM 내부 인터럽트 </text:p>
      <text:p text:style-name="P1"><text:soft-page-break/>DSP1_IRQ_103 </text:p>
      <text:p text:style-name="P1">N / A </text:p>
      <text:p text:style-name="P1">N / A </text:p>
      <text:p text:style-name="P1">N / A </text:p>
      <text:p text:style-name="P1">CGEM_IRQ_23 </text:p>
      <text:p text:style-name="P1">CGEM 내부 인터럽트 </text:p>
      <text:p text:style-name="P1">DSP1_IRQ_104 </text:p>
      <text:p text:style-name="P1">N / A </text:p>
      <text:p text:style-name="P1">N / A </text:p>
      <text:p text:style-name="P1">N / A </text:p>
      <text:p text:style-name="P1">CGEM_IRQ_24 </text:p>
      <text:p text:style-name="P1">CGEM 내부 인터럽트 </text:p>
      <text:p text:style-name="P1">DSP1_IRQ_105 </text:p>
      <text:p text:style-name="P1">없음 </text:p>
      <text:p text:style-name="P1">N / A </text:p>
      <text:p text:style-name="P1">N / A </text:p>
      <text:p text:style-name="P1">CGEM_IRQ_25 </text:p>
      <text:p text:style-name="P1">CGEM 내부 인터럽트 </text:p>
      <text:p text:style-name="P1">DSP1_IRQ_106 </text:p>
      <text:p text:style-name="P1">N / A </text:p>
      <text:p text:style-name="P1">N / A </text:p>
      <text:p text:style-name="P1">N / A </text:p>
      <text:p text:style-name="P1">CGEM_IRQ_26 </text:p>
      <text:p text:style-name="P1">CGEM 내부 인터럽트 </text:p>
      <text:p text:style-name="P1">DSP1_IRQ_107 </text:p>
      <text:p text:style-name="P1">N / A </text:p>
      <text:p text:style-name="P1">N / A </text:p>
      <text:p text:style-name="P1">N / A </text:p>
      <text:p text:style-name="P1">CGEM_IRQ_27 </text:p>
      <text:p text:style-name="P1">CGEM 내부 인터럽트 </text:p>
      <text:p text:style-name="P1">DSP1_IRQ_108 </text:p>
      <text:p text:style-name="P1">N / A </text:p>
      <text:p text:style-name="P1">N / A </text:p>
      <text:p text:style-name="P1">N / A </text:p>
      <text:p text:style-name="P1">CGEM_IRQ_28 </text:p>
      <text:p text:style-name="P1">CGEM 내부 인터럽트 </text:p>
      <text:p text:style-name="P1">DSP1_IRQ_109 </text:p>
      <text:p text:style-name="P1">N / A </text:p>
      <text:p text:style-name="P1">N / A </text:p>
      <text:p text:style-name="P1">N / A </text:p>
      <text:p text:style-name="P1">CGEM_IRQ_29 </text:p>
      <text:p text:style-name="P1"><text:soft-page-break/>CGEM 내부 인터럽트 </text:p>
      <text:p text:style-name="P1">DSP1_IRQ_110 </text:p>
      <text:p text:style-name="P1">N / A </text:p>
      <text:p text:style-name="P1">N / A </text:p>
      <text:p text:style-name="P1">N / A </text:p>
      <text:p text:style-name="P1">CGEM_IRQ_30 </text:p>
      <text:p text:style-name="P1">CGEM 내부 인터럽트 </text:p>
      <text:p text:style-name="P1">DSP1_IRQ_111 </text:p>
      <text:p text:style-name="P1">N / A </text:p>
      <text:p text:style-name="P1">N / A </text:p>
      <text:p text:style-name="P1">N / A </text:p>
      <text:p text:style-name="P1">CGEM_IRQ_31 </text:p>
      <text:p text:style-name="P1">CGEM 내부 인터럽트 </text:p>
      <text:p text:style-name="P1">DSP1_IRQ_112 </text:p>
      <text:p text:style-name="P1">N / A </text:p>
      <text:p text:style-name="P1">N / A </text:p>
      <text:p text:style-name="P1">N / A </text:p>
      <text:p text:style-name="P1">CGEM_IRQ_32 </text:p>
      <text:p text:style-name="P1">CGEM 내부 인터럽트 </text:p>
      <text:p text:style-name="P1">DSP1_IRQ_113 </text:p>
      <text:p text:style-name="P1">N / A </text:p>
      <text:p text:style-name="P1">N / A </text:p>
      <text:p text:style-name="P1">N / A </text:p>
      <text:p text:style-name="P1">CGEM_IRQ_33 </text:p>
      <text:p text:style-name="P1">CGEM 내부 인터럽트 </text:p>
      <text:p text:style-name="P1">DSP1_IRQ_114 </text:p>
      <text:p text:style-name="P1">N / A </text:p>
      <text:p text:style-name="P1">N / A </text:p>
      <text:p text:style-name="P1">N / A </text:p>
      <text:p text:style-name="P1">CGEM_IRQ_34 </text:p>
      <text:p text:style-name="P1">CGEM 내부 인터럽트 </text:p>
      <text:p text:style-name="P1">DSP1_IRQ_115 </text:p>
      <text:p text:style-name="P1">N / A </text:p>
      <text:p text:style-name="P1">N / A </text:p>
      <text:p text:style-name="P1">N / A </text:p>
      <text:p text:style-name="P1">CGEM_IRQ_35 </text:p>
      <text:p text:style-name="P1">CGEM 내부 인터럽트 </text:p>
      <text:p text:style-name="P1">DSP1_IRQ_116 </text:p>
      <text:p text:style-name="P1">N / A </text:p>
      <text:p text:style-name="P1">N / A </text:p>
      <text:p text:style-name="P1">N / A </text:p>
      <text:p text:style-name="P1"><text:soft-page-break/>CGEM_IRQ_36 </text:p>
      <text:p text:style-name="P1">CGEM 내부 인터럽트 </text:p>
      <text:p text:style-name="P1">DSP1_IRQ_117 </text:p>
      <text:p text:style-name="P1">N / A </text:p>
      <text:p text:style-name="P1">N / A </text:p>
      <text:p text:style-name="P1">N / A </text:p>
      <text:p text:style-name="P1">CGEM_IRQ_37 </text:p>
      <text:p text:style-name="P1">CGEM 내부 인터럽트 </text:p>
      <text:p text:style-name="P1">DSP1_IRQ_118 </text:p>
      <text:p text:style-name="P1">N / A </text:p>
      <text:p text:style-name="P1">N / A </text:p>
      <text:p text:style-name="P1">N / A </text:p>
      <text:p text:style-name="P1">CGEM_IRQ_38 </text:p>
      <text:p text:style-name="P1">CGEM 내부 인터럽트 </text:p>
      <text:p text:style-name="P1">DSP1_IRQ_119 </text:p>
      <text:p text:style-name="P1">없음 </text:p>
      <text:p text:style-name="P1">N / A </text:p>
      <text:p text:style-name="P1">N / A </text:p>
      <text:p text:style-name="P1">CGEM_IRQ_39 </text:p>
      <text:p text:style-name="P1">CGEM 내부 인터럽트 </text:p>
      <text:p text:style-name="P1">DSP1_IRQ_120 </text:p>
      <text:p text:style-name="P1">N / A </text:p>
      <text:p text:style-name="P1">N / A </text:p>
      <text:p text:style-name="P1">N / A </text:p>
      <text:p text:style-name="P1">CGEM_IRQ_40 </text:p>
      <text:p text:style-name="P1">CGEM 내부 인터럽트 </text:p>
      <text:p text:style-name="P1">DSP1_IRQ_121 </text:p>
      <text:p text:style-name="P1">N / A </text:p>
      <text:p text:style-name="P1">N / A </text:p>
      <text:p text:style-name="P1">N / A </text:p>
      <text:p text:style-name="P1">CGEM_IRQ_41 </text:p>
      <text:p text:style-name="P1">CGEM 내부 인터럽트 </text:p>
      <text:p text:style-name="P1">DSP1_IRQ_122 </text:p>
      <text:p text:style-name="P1">N / A </text:p>
      <text:p text:style-name="P1">N / A </text:p>
      <text:p text:style-name="P1">N / A </text:p>
      <text:p text:style-name="P1">CGEM_IRQ_42 </text:p>
      <text:p text:style-name="P1">CGEM 내부 인터럽트 </text:p>
      <text:p text:style-name="Horizontal_20_Line"/>
      <table:table table:name="표20" table:style-name="표20">
        <table:table-column table:style-name="표20.A"/>
        <table:table-row>
          <table:table-cell table:style-name="표20.A1" office:value-type="string">
            <text:p text:style-name="P9"><text:bookmark text:name="20"/><text:span text:style-name="T11">Page 20</text:span> </text:p>
          </table:table-cell>
        </table:table-row>
      </table:table>
      <text:p text:style-name="P1"><text:span text:style-name="T13">인터럽트 컨트롤러 통합</text:span> </text:p>
      <text:p text:style-name="P1"><text:soft-page-break/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30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3. DSP1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DSP1_IRQ_123 </text:p>
      <text:p text:style-name="P1">N / A </text:p>
      <text:p text:style-name="P1">N / A </text:p>
      <text:p text:style-name="P1">N / A </text:p>
      <text:p text:style-name="P1">CGEM_IRQ_43 </text:p>
      <text:p text:style-name="P1">CGEM 내부 인터럽트 </text:p>
      <text:p text:style-name="P1">DSP1_IRQ_124 </text:p>
      <text:p text:style-name="P1">N / A </text:p>
      <text:p text:style-name="P1">N / A </text:p>
      <text:p text:style-name="P1">N / A </text:p>
      <text:p text:style-name="P1">CGEM_IRQ_44 </text:p>
      <text:p text:style-name="P1">CGEM 내부 인터럽트 </text:p>
      <text:p text:style-name="P1">DSP1_IRQ_125 </text:p>
      <text:p text:style-name="P1">N / A </text:p>
      <text:p text:style-name="P1">N / A </text:p>
      <text:p text:style-name="P1">N / A </text:p>
      <text:p text:style-name="P1">CGEM_IRQ_45 </text:p>
      <text:p text:style-name="P1">CGEM 내부 인터럽트 </text:p>
      <text:p text:style-name="P1">DSP1_IRQ_126 </text:p>
      <text:p text:style-name="P1">N / A </text:p>
      <text:p text:style-name="P1"><text:soft-page-break/>N / A </text:p>
      <text:p text:style-name="P1">N / A </text:p>
      <text:p text:style-name="P1">CGEM_IRQ_46 </text:p>
      <text:p text:style-name="P1">CGEM 내부 인터럽트 </text:p>
      <text:p text:style-name="P1">DSP1_IRQ_127 </text:p>
      <text:p text:style-name="P1">N / A </text:p>
      <text:p text:style-name="P1">N / A </text:p>
      <text:p text:style-name="P1">N / A </text:p>
      <text:p text:style-name="P1">CGEM_IRQ_47 </text:p>
      <text:p text:style-name="P1">CGEM 내부 인터럽트 </text:p>
      <text:p text:style-name="P16"><text:span text:style-name="T8">참고 </text:span><text:span text:style-name="T1">:</text:span> <text:s/><text:a xlink:type="simple" xlink:href="https://translate.googleusercontent.com/translate_f#8" text:style-name="Internet_20_link" text:visited-style-name="Visited_20_Internet_20_Link"><text:span text:style-name="T29">표 17-</text:span></text:a><text:span text:style-name="T36">3</text:span><text:span text:style-name="T34">의 </text:span>" <text:span text:style-name="T1">IRQ_CROSSBAR </text:span><text:span text:style-name="T8">기본 입력 인덱스</text:span>" 열은 해당 IRQ_CROSSBAR 인스턴스의 어느 입력이 기본적으로 그 출력(그리고 그 대응 DSP1_INTC 입력에 연결 <text:span text:style-name="T81">routed</text:span>)에 매핑되는지 보여줍니다. 즉, <text:span text:style-name="T81">DSP1</text:span>_INTC 입력에 장치 인터럽트 매핑 제어하는데 사용되는 CTRL_CORE_<text:span text:style-name="T81">DSP1</text:span>_IRQ_y_z 레지스터 비트 필드의 기본 <text:span text:style-name="T79">(reset)</text:span> 값 <text:span text:style-name="T79">(십진수)을 이 컬럼이 특정한다. </text:span>예를 들어, DSP1_IRQ_32_33 [8 : 0] 비트 필드는 어느 장치 인터럽트가 DSP1_IRQ_32 라인에 매핑되는지를 설정하기 위해서 사용된다. 이 비트 필드의 리셋 값은 <text:span text:style-name="T80">0x1이며,</text:span> IRQ_CROSSBAR 입력에 연결되기에 ELM_IRQ는 기본적으로 DSP1_IRQ_32에 매핑 될 것이라는 의미이다. </text:p>
      <text:p text:style-name="P16"><text:span text:style-name="T8">이 칼럼에서 'N / A'는 해당 인터럽트가 </text:span><text:span text:style-name="T9">DSP1</text:span><text:span text:style-name="T8"> 서브 시스템 내부에 있다는 것을 의미한다. 관련 </text:span><text:span text:style-name="T10">DSP1</text:span><text:span text:style-name="T8">_INTC 입력 라인에 전용 IRQ_CROSSBAR는 없으며, 따라서, 사용자는 디폴트 매핑을 변경할 수 없다. </text:span></text:p>
      <text:p text:style-name="P16"><text:span text:style-name="T8"/></text:p>
      <text:p text:style-name="P16"/>
      <text:p text:style-name="P17"><text:span text:style-name="T18">17.3.3 DSP2_INTC</text:span><text:span text:style-name="T19">에 </text:span><text:span text:style-name="T14">인터럽트 요청</text:span> </text:p>
      <text:p text:style-name="P18"><text:a xlink:type="simple" xlink:href="https://translate.googleusercontent.com/translate_f#20" text:style-name="Internet_20_link" text:visited-style-name="Visited_20_Internet_20_Link">표 17-4는 </text:a><text:span text:style-name="T54">DSP2_INTC의 기본 인터럽트 소스를 나열합니다. 또한, DSP2_IRQ_95 통해 DSP2_IRQ_32인터럽트는, </text:span><text:a xlink:type="simple" xlink:href="https://translate.googleusercontent.com/translate_f#47" text:style-name="Internet_20_link" text:visited-style-name="Visited_20_Internet_20_Link"><text:span text:style-name="T29">표 17-13</text:span></text:a><text:span text:style-name="T37">에 나열된 420 다중화 장치 인터럽트 중 하나에서 DSP의 IRQ_CROSSBAR을 통해,</text:span><text:span text:style-name="T54"> 대안으로 </text:span><text:span text:style-name="T57">sourced될 수 있다</text:span>. 제어 모듈에 CTRL_CORE_DSP2_IRQ_y_z 레지스터는 기본 인터럽트와 다중 인터럽트 중 선택하기 위해 사용됩니다. </text:p>
      <text:p text:style-name="P1"><text:span text:style-name="T8">표 </text:span><text:span text:style-name="T1">17-4. DSP2_INTC </text:span><text:span text:style-name="T8">기본 인터럽트 매핑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oft-page-break/><text:span text:style-name="T8">기본 인터럽트 이름</text:span> </text:p>
      <text:p text:style-name="P1"><text:span text:style-name="T8">인터럽트 소스 설명 기본</text:span> </text:p>
      <text:p text:style-name="P1">DSP2_IRQ_0 </text:p>
      <text:p text:style-name="P1">N / A </text:p>
      <text:p text:style-name="P1">N / A </text:p>
      <text:p text:style-name="P1">N / A </text:p>
      <text:p text:style-name="P1">CGEM_IRQ_0 </text:p>
      <text:p text:style-name="P1">CGEM 내부 인터럽트 </text:p>
      <text:p text:style-name="P1">DSP2_IRQ_1 </text:p>
      <text:p text:style-name="P1">N / A </text:p>
      <text:p text:style-name="P1">N / A </text:p>
      <text:p text:style-name="P1">N / A </text:p>
      <text:p text:style-name="P1">CGEM_IRQ_1 </text:p>
      <text:p text:style-name="P1">CGEM 내부 인터럽트 </text:p>
      <text:p text:style-name="P1">DSP2_IRQ_2 </text:p>
      <text:p text:style-name="P1">N / A </text:p>
      <text:p text:style-name="P1">N / A </text:p>
      <text:p text:style-name="P1">N / A </text:p>
      <text:p text:style-name="P1">CGEM_IRQ_2 </text:p>
      <text:p text:style-name="P1">CGEM 내부 인터럽트 </text:p>
      <text:p text:style-name="P1">DSP2_IRQ_3 </text:p>
      <text:p text:style-name="P1">N / A </text:p>
      <text:p text:style-name="P1">N / A </text:p>
      <text:p text:style-name="P1">N / A </text:p>
      <text:p text:style-name="P1">CGEM_IRQ_3 </text:p>
      <text:p text:style-name="P1">CGEM 내부 인터럽트 </text:p>
      <text:p text:style-name="P1">DSP2_IRQ_4 </text:p>
      <text:p text:style-name="P1">N / A </text:p>
      <text:p text:style-name="P1">N / A </text:p>
      <text:p text:style-name="P1">N / A </text:p>
      <text:p text:style-name="P1">CGEM_IRQ_4 </text:p>
      <text:p text:style-name="P1">CGEM 내부 인터럽트 </text:p>
      <text:p text:style-name="P1">DSP2_IRQ_5 </text:p>
      <text:p text:style-name="P1">N / A </text:p>
      <text:p text:style-name="P1">N / A </text:p>
      <text:p text:style-name="P1">N / A </text:p>
      <text:p text:style-name="P1">CGEM_IRQ_5 </text:p>
      <text:p text:style-name="P1">CGEM 내부 인터럽트 </text:p>
      <text:p text:style-name="P1">DSP2_IRQ_6 </text:p>
      <text:p text:style-name="P1">N / A </text:p>
      <text:p text:style-name="P1">N / A </text:p>
      <text:p text:style-name="P1"><text:soft-page-break/>N / A </text:p>
      <text:p text:style-name="P1">CGEM_IRQ_6 </text:p>
      <text:p text:style-name="P1">CGEM 내부 인터럽트 </text:p>
      <text:p text:style-name="Horizontal_20_Line"/>
      <table:table table:name="표21" table:style-name="표21">
        <table:table-column table:style-name="표21.A"/>
        <table:table-row>
          <table:table-cell table:style-name="표21.A1" office:value-type="string">
            <text:p text:style-name="P9"><text:bookmark text:name="21"/><text:span text:style-name="T11">Page 21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31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4. DSP2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DSP2_IRQ_7 </text:p>
      <text:p text:style-name="P1">N / A </text:p>
      <text:p text:style-name="P1">N / A </text:p>
      <text:p text:style-name="P1">N / A </text:p>
      <text:p text:style-name="P1">CGEM_IRQ_7 </text:p>
      <text:p text:style-name="P1">CGEM 내부 인터럽트 </text:p>
      <text:p text:style-name="P1">DSP2_IRQ_8 </text:p>
      <text:p text:style-name="P1">N / A </text:p>
      <text:p text:style-name="P1">N / A </text:p>
      <text:p text:style-name="P1">N / A </text:p>
      <text:p text:style-name="P1">CGEM_IRQ_8 </text:p>
      <text:p text:style-name="P1">CGEM 내부 인터럽트 </text:p>
      <text:p text:style-name="P1">DSP2_IRQ_9 </text:p>
      <text:p text:style-name="P1">N / A </text:p>
      <text:p text:style-name="P1"><text:soft-page-break/>N / A </text:p>
      <text:p text:style-name="P1">N / A </text:p>
      <text:p text:style-name="P1">CGEM_IRQ_9 </text:p>
      <text:p text:style-name="P1">CGEM 내부 인터럽트 </text:p>
      <text:p text:style-name="P1">DSP2_IRQ_10 </text:p>
      <text:p text:style-name="P1">N / A </text:p>
      <text:p text:style-name="P1">N / A </text:p>
      <text:p text:style-name="P1">N / A </text:p>
      <text:p text:style-name="P1">CGEM_IRQ_10 </text:p>
      <text:p text:style-name="P1">CGEM 내부 인터럽트 </text:p>
      <text:p text:style-name="P1">DSP2_IRQ_11 </text:p>
      <text:p text:style-name="P1">N / A </text:p>
      <text:p text:style-name="P1">N / A </text:p>
      <text:p text:style-name="P1">N / A </text:p>
      <text:p text:style-name="P1">CGEM_IRQ_11 </text:p>
      <text:p text:style-name="P1">CGEM 내부 인터럽트 </text:p>
      <text:p text:style-name="P1">DSP2_IRQ_12 </text:p>
      <text:p text:style-name="P1">N / A </text:p>
      <text:p text:style-name="P1">N / A </text:p>
      <text:p text:style-name="P1">N / A </text:p>
      <text:p text:style-name="P1">CGEM_IRQ_12 </text:p>
      <text:p text:style-name="P1">CGEM 내부 인터럽트 </text:p>
      <text:p text:style-name="P1">DSP2_IRQ_13 </text:p>
      <text:p text:style-name="P1">N / A </text:p>
      <text:p text:style-name="P1">N / A </text:p>
      <text:p text:style-name="P1">N / A </text:p>
      <text:p text:style-name="P1">CGEM_IRQ_13 </text:p>
      <text:p text:style-name="P1">CGEM 내부 인터럽트 </text:p>
      <text:p text:style-name="P1">DSP2_IRQ_14 </text:p>
      <text:p text:style-name="P1">N / A </text:p>
      <text:p text:style-name="P1">N / A </text:p>
      <text:p text:style-name="P1">N / A </text:p>
      <text:p text:style-name="P1">CGEM_IRQ_14 </text:p>
      <text:p text:style-name="P1">CGEM 내부 인터럽트 </text:p>
      <text:p text:style-name="P1">DSP2_IRQ_15 </text:p>
      <text:p text:style-name="P1">N / A </text:p>
      <text:p text:style-name="P1">N / A </text:p>
      <text:p text:style-name="P1">N / A </text:p>
      <text:p text:style-name="P1">CGEM_IRQ_15 </text:p>
      <text:p text:style-name="P1">CGEM 내부 인터럽트 </text:p>
      <text:p text:style-name="P1">DSP2_IRQ_16 </text:p>
      <text:p text:style-name="P1"><text:soft-page-break/>N / A </text:p>
      <text:p text:style-name="P1">N / A </text:p>
      <text:p text:style-name="P1">N / A </text:p>
      <text:p text:style-name="P1">TPCC_INTG </text:p>
      <text:p text:style-name="P1">EDMA CC 글로벌 인터럽트 </text:p>
      <text:p text:style-name="P1">DSP2_IRQ_17 </text:p>
      <text:p text:style-name="P1">N / A </text:p>
      <text:p text:style-name="P1">N / A </text:p>
      <text:p text:style-name="P1">N / A </text:p>
      <text:p text:style-name="P1">TPCC_INT0 </text:p>
      <text:p text:style-name="P1">EDMA CC의 region0 인터럽트 </text:p>
      <text:p text:style-name="P1">DSP2_IRQ_18 </text:p>
      <text:p text:style-name="P1">N / A </text:p>
      <text:p text:style-name="P1">N / A </text:p>
      <text:p text:style-name="P1">N / A </text:p>
      <text:p text:style-name="P1">TPCC_INT1 </text:p>
      <text:p text:style-name="P1">EDMA CC의 REGION1 인터럽트 </text:p>
      <text:p text:style-name="P1">DSP2_IRQ_19 </text:p>
      <text:p text:style-name="P1">N / A </text:p>
      <text:p text:style-name="P1">N / A </text:p>
      <text:p text:style-name="P1">N / A </text:p>
      <text:p text:style-name="P1">TPCC_INT2 </text:p>
      <text:p text:style-name="P1">EDMA CC의 REGION2 인터럽트 </text:p>
      <text:p text:style-name="P1">DSP2_IRQ_20 </text:p>
      <text:p text:style-name="P1">N / A </text:p>
      <text:p text:style-name="P1">N / A </text:p>
      <text:p text:style-name="P1">N / A </text:p>
      <text:p text:style-name="P1">TPCC_INT3 </text:p>
      <text:p text:style-name="P1">EDMA CC의 region3 인터럽트 </text:p>
      <text:p text:style-name="P1">DSP2_IRQ_21 </text:p>
      <text:p text:style-name="P1">N / A </text:p>
      <text:p text:style-name="P1">N / A </text:p>
      <text:p text:style-name="P1">N / A </text:p>
      <text:p text:style-name="P1">FW0_FUNC_ERROR </text:p>
      <text:p text:style-name="P1">Firewall0 FUNC 액세스 오류 </text:p>
      <text:p text:style-name="P1">DSP2_IRQ_22 </text:p>
      <text:p text:style-name="P1">N / A </text:p>
      <text:p text:style-name="P1">N / A </text:p>
      <text:p text:style-name="P1">N / A </text:p>
      <text:p text:style-name="P1">FW0_DEBUG_ERROR </text:p>
      <text:p text:style-name="P1">Firewall0 디버그 액세스 오류 </text:p>
      <text:p text:style-name="P1"><text:soft-page-break/>DSP2_IRQ_23 </text:p>
      <text:p text:style-name="P1">N / A </text:p>
      <text:p text:style-name="P1">N / A </text:p>
      <text:p text:style-name="P1">N / A </text:p>
      <text:p text:style-name="P1">FW1_FUNC_ERROR </text:p>
      <text:p text:style-name="P1">Firewall1 FUNC 액세스 오류 </text:p>
      <text:p text:style-name="P1">DSP2_IRQ_24 </text:p>
      <text:p text:style-name="P1">N / A </text:p>
      <text:p text:style-name="P1">N / A </text:p>
      <text:p text:style-name="P1">N / A </text:p>
      <text:p text:style-name="P1">FW1_DEBUG_ERROR </text:p>
      <text:p text:style-name="P1">Firewall1 디버그 액세스 오류 </text:p>
      <text:p text:style-name="P1">DSP2_IRQ_25 </text:p>
      <text:p text:style-name="P1">N / A </text:p>
      <text:p text:style-name="P1">N / A </text:p>
      <text:p text:style-name="P1">N / A </text:p>
      <text:p text:style-name="P1">MMU0_INT </text:p>
      <text:p text:style-name="P1">DSP MMU0 인터럽트 </text:p>
      <text:p text:style-name="P1">DSP2_IRQ_26 </text:p>
      <text:p text:style-name="P1">N / A </text:p>
      <text:p text:style-name="P1">N / A </text:p>
      <text:p text:style-name="P1">N / A </text:p>
      <text:p text:style-name="P1">MMU1_INT </text:p>
      <text:p text:style-name="P1">DSP MMU1 인터럽트 </text:p>
      <text:p text:style-name="P1">DSP2_IRQ_27 </text:p>
      <text:p text:style-name="P1">N / A </text:p>
      <text:p text:style-name="P1">N / A </text:p>
      <text:p text:style-name="P1">N / A </text:p>
      <text:p text:style-name="P1">TPCC_ERRINT </text:p>
      <text:p text:style-name="P1">EDMA CC 오류 인터럽트 </text:p>
      <text:p text:style-name="P1">DSP2_IRQ_28 </text:p>
      <text:p text:style-name="P1">N / A </text:p>
      <text:p text:style-name="P1">N / A </text:p>
      <text:p text:style-name="P1">N / A </text:p>
      <text:p text:style-name="P1">TPTC_ERRINT0 </text:p>
      <text:p text:style-name="P1">EDMA TC0 에러 인터럽트 </text:p>
      <text:p text:style-name="P1">DSP2_IRQ_29 </text:p>
      <text:p text:style-name="P1">N / A </text:p>
      <text:p text:style-name="P1">N / A </text:p>
      <text:p text:style-name="P1">N / A </text:p>
      <text:p text:style-name="P1">TPTC_ERRINT1 </text:p>
      <text:p text:style-name="P1"><text:soft-page-break/>EDMA TC1 에러 인터럽트 </text:p>
      <text:p text:style-name="P1">DSP2_IRQ_30 </text:p>
      <text:p text:style-name="P1">N / A </text:p>
      <text:p text:style-name="P1">N / A </text:p>
      <text:p text:style-name="P1">N / A </text:p>
      <text:p text:style-name="P1">NOC_ERRINT </text:p>
      <text:p text:style-name="P1">상호 에러 인터럽트 </text:p>
      <text:p text:style-name="P1">DSP2_IRQ_31 </text:p>
      <text:p text:style-name="P1">없음 </text:p>
      <text:p text:style-name="P1">N / A </text:p>
      <text:p text:style-name="P1">N / A </text:p>
      <text:p text:style-name="P1">EDMA_WAKE_INT </text:p>
      <text:p text:style-name="P1">EDMA 웨이크 업 인터럽트 </text:p>
      <text:p text:style-name="P1">DSP2_IRQ_32 </text:p>
      <text:p text:style-name="P1">1 </text:p>
      <text:p text:style-name="P1">CTRL_CORE_DSP2_IRQ_32_33 <text:span text:style-name="T54">[8 : 0]</text:span> </text:p>
      <text:p text:style-name="P1">1 </text:p>
      <text:p text:style-name="P1">ELM_IRQ </text:p>
      <text:p text:style-name="P1">오류 위치 처리 완료 인터럽트 </text:p>
      <text:p text:style-name="P1">DSP2_IRQ_33 </text:p>
      <text:p text:style-name="P1">2 </text:p>
      <text:p text:style-name="P1">CTRL_CORE_DSP2_IRQ_32_33 <text:span text:style-name="T54">[24:16]</text:span> </text:p>
      <text:p text:style-name="P1">2 </text:p>
      <text:p text:style-name="P1">EXT_SYS_IRQ_1 </text:p>
      <text:p text:style-name="P1">sys_nirq1 핀을 통해 외부 인터럽트 (액티브 로우) </text:p>
      <text:p text:style-name="P1">DSP2_IRQ_34 </text:p>
      <text:p text:style-name="P1">삼 </text:p>
      <text:p text:style-name="P1">CTRL_CORE_DSP2_IRQ_34_35 <text:span text:style-name="T54">[8 : 0]</text:span> </text:p>
      <text:p text:style-name="P1">삼 </text:p>
      <text:p text:style-name="P1">CTRL_MODULE_CORE_IRQ_SE </text:p>
      <text:p text:style-name="P1">C_EVTS </text:p>
      <text:p text:style-name="P1">결합 방화벽 오류 인터럽트. 자세한 내용은 </text:p>
      <text:p text:style-name="P1">제 18.4.6.14.3 <text:span text:style-name="T54">.</text:span> </text:p>
      <text:p text:style-name="P1">DSP2_IRQ_35 </text:p>
      <text:p text:style-name="P1">4 </text:p>
      <text:p text:style-name="P1">CTRL_CORE_DSP2_IRQ_34_35 <text:span text:style-name="T54">[24:16]</text:span> </text:p>
      <text:p text:style-name="P1">4 </text:p>
      <text:p text:style-name="P1">L3_MAIN_IRQ_DBG_ERR </text:p>
      <text:p text:style-name="P1">L3_MAIN 디버그 오류 </text:p>
      <text:p text:style-name="P1">DSP2_IRQ_36 </text:p>
      <text:p text:style-name="P1">5 </text:p>
      <text:p text:style-name="P1"><text:soft-page-break/>CTRL_CORE_DSP2_IRQ_36_37 <text:span text:style-name="T54">[8 : 0]</text:span> </text:p>
      <text:p text:style-name="P1">5 </text:p>
      <text:p text:style-name="P1">L3_MAIN_IRQ_APP_ERR </text:p>
      <text:p text:style-name="P1">L3_MAIN 응용 프로그램 또는 비 인한 오류 </text:p>
      <text:p text:style-name="P1">DSP2_IRQ_37 </text:p>
      <text:p text:style-name="P1">6 </text:p>
      <text:p text:style-name="P1">CTRL_CORE_DSP2_IRQ_36_37 <text:span text:style-name="T54">[24:16]</text:span> </text:p>
      <text:p text:style-name="P1">6 </text:p>
      <text:p text:style-name="P1">PRM_IRQ_MPU </text:p>
      <text:p text:style-name="P1">PRCM은 MPU에 중단 </text:p>
      <text:p text:style-name="Horizontal_20_Line"/>
      <table:table table:name="표22" table:style-name="표22">
        <table:table-column table:style-name="표22.A"/>
        <table:table-row>
          <table:table-cell table:style-name="표22.A1" office:value-type="string">
            <text:p text:style-name="P9"><text:bookmark text:name="22"/><text:span text:style-name="T11">Page 22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32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4. DSP2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DSP2_IRQ_38 </text:p>
      <text:p text:style-name="P1">7 </text:p>
      <text:p text:style-name="P1">CTRL_CORE_DSP2_IRQ_38_39 <text:span text:style-name="T54">[8 : 0]</text:span> </text:p>
      <text:p text:style-name="P1">7 </text:p>
      <text:p text:style-name="P1">DMA_SYSTEM_IRQ_0 </text:p>
      <text:p text:style-name="P1">시스템 DMA는 0을 중단 </text:p>
      <text:p text:style-name="P1">DSP2_IRQ_39 </text:p>
      <text:p text:style-name="P1"><text:soft-page-break/>8 </text:p>
      <text:p text:style-name="P1">CTRL_CORE_DSP2_IRQ_38_39 <text:span text:style-name="T54">[24:16]</text:span> </text:p>
      <text:p text:style-name="P1">8 </text:p>
      <text:p text:style-name="P1">DMA_SYSTEM_IRQ_1 </text:p>
      <text:p text:style-name="P1">시스템 DMA 1 인터럽트 </text:p>
      <text:p text:style-name="P1">DSP2_IRQ_40 </text:p>
      <text:p text:style-name="P1">9 </text:p>
      <text:p text:style-name="P1">CTRL_CORE_DSP2_IRQ_40_41 <text:span text:style-name="T54">[8 : 0]</text:span> </text:p>
      <text:p text:style-name="P1">9 </text:p>
      <text:p text:style-name="P1">DMA_SYSTEM_IRQ_2 </text:p>
      <text:p text:style-name="P1">시스템 DMA 2를 중단 </text:p>
      <text:p text:style-name="P1">DSP2_IRQ_41 </text:p>
      <text:p text:style-name="P1">10 </text:p>
      <text:p text:style-name="P1">CTRL_CORE_DSP2_IRQ_40_41 <text:span text:style-name="T54">[24:16]</text:span> </text:p>
      <text:p text:style-name="P1">10 </text:p>
      <text:p text:style-name="P1">DMA_SYSTEM_IRQ_3 </text:p>
      <text:p text:style-name="P1">시스템 DMA 3를 중단 </text:p>
      <text:p text:style-name="P1">DSP2_IRQ_42 </text:p>
      <text:p text:style-name="P1">11 </text:p>
      <text:p text:style-name="P1">CTRL_CORE_DSP2_IRQ_42_43 <text:span text:style-name="T54">[8 : 0]</text:span> </text:p>
      <text:p text:style-name="P1">11 </text:p>
      <text:p text:style-name="P1">L3_MAIN_IRQ_STAT_ALARM </text:p>
      <text:p text:style-name="P1">인터럽트 L3_MAIN 통계 수집 경보 </text:p>
      <text:p text:style-name="P1">DSP2_IRQ_43 </text:p>
      <text:p text:style-name="P1">12 </text:p>
      <text:p text:style-name="P1">CTRL_CORE_DSP2_IRQ_42_43 <text:span text:style-name="T54">[24:16]</text:span> </text:p>
      <text:p text:style-name="P1">12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44 </text:p>
      <text:p text:style-name="P1">13 </text:p>
      <text:p text:style-name="P1">CTRL_CORE_DSP2_IRQ_44_45 <text:span text:style-name="T54">[8 : 0]</text:span> </text:p>
      <text:p text:style-name="P1">13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45 </text:p>
      <text:p text:style-name="P1">14 </text:p>
      <text:p text:style-name="P1">CTRL_CORE_DSP2_IRQ_44_45 <text:span text:style-name="T54">[24:16]</text:span> </text:p>
      <text:p text:style-name="P1">14 </text:p>
      <text:p text:style-name="P1"><text:soft-page-break/>예약석 </text:p>
      <text:p text:style-name="P1">기본적으로 예약하지만 유효한에 매핑 될 수있다 </text:p>
      <text:p text:style-name="P1">인터럽트 소스 </text:p>
      <text:p text:style-name="P1">DSP2_IRQ_46 </text:p>
      <text:p text:style-name="P1">15 명 </text:p>
      <text:p text:style-name="P1">CTRL_CORE_DSP2_IRQ_46_47 <text:span text:style-name="T54">[8 : 0]</text:span> </text:p>
      <text:p text:style-name="P1">15 명 </text:p>
      <text:p text:style-name="P1">GPMC_IRQ </text:p>
      <text:p text:style-name="P1">GPMC 인터럽트 </text:p>
      <text:p text:style-name="P1">DSP2_IRQ_47 </text:p>
      <text:p text:style-name="P1">16 </text:p>
      <text:p text:style-name="P1">CTRL_CORE_DSP2_IRQ_46_47 <text:span text:style-name="T54">[24:16]</text:span> </text:p>
      <text:p text:style-name="P1">16 </text:p>
      <text:p text:style-name="P1">GPU_IRQ </text:p>
      <text:p text:style-name="P1">GPU 인터럽트 </text:p>
      <text:p text:style-name="P1">DSP2_IRQ_48 </text:p>
      <text:p text:style-name="P1">17 세 </text:p>
      <text:p text:style-name="P1">CTRL_CORE_DSP2_IRQ_48_49 <text:span text:style-name="T54">[8 : 0]</text:span> </text:p>
      <text:p text:style-name="P1">17 세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49 </text:p>
      <text:p text:style-name="P1">18 </text:p>
      <text:p text:style-name="P1">CTRL_CORE_DSP2_IRQ_48_49 <text:span text:style-name="T54">[24:16]</text:span> </text:p>
      <text:p text:style-name="P1">18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50 </text:p>
      <text:p text:style-name="P1">19 </text:p>
      <text:p text:style-name="P1">CTRL_CORE_DSP2_IRQ_50_51 <text:span text:style-name="T54">[8 : 0]</text:span> </text:p>
      <text:p text:style-name="P1">19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51 </text:p>
      <text:p text:style-name="P1">20 </text:p>
      <text:p text:style-name="P1">CTRL_CORE_DSP2_IRQ_50_51 <text:span text:style-name="T54">[24:16]</text:span> </text:p>
      <text:p text:style-name="P1">20 </text:p>
      <text:p text:style-name="P1"><text:soft-page-break/>DISPC_IRQ </text:p>
      <text:p text:style-name="P1">디스플레이 컨트롤러 인터럽트 </text:p>
      <text:p text:style-name="P1">DSP2_IRQ_52 </text:p>
      <text:p text:style-name="P1">21 </text:p>
      <text:p text:style-name="P1">CTRL_CORE_DSP2_IRQ_52_53 <text:span text:style-name="T54">[8 : 0]</text:span> </text:p>
      <text:p text:style-name="P1">21 </text:p>
      <text:p text:style-name="P1">MAILBOX1_IRQ_USER0 </text:p>
      <text:p text:style-name="P1">사서함 사용자 1 0 인터럽트 </text:p>
      <text:p text:style-name="P1">DSP2_IRQ_53 </text:p>
      <text:p text:style-name="P1">22 개월 </text:p>
      <text:p text:style-name="P1">CTRL_CORE_DSP2_IRQ_52_53 <text:span text:style-name="T54">[24:16]</text:span> </text:p>
      <text:p text:style-name="P1">22 개월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54 </text:p>
      <text:p text:style-name="P1">23 </text:p>
      <text:p text:style-name="P1">CTRL_CORE_DSP2_IRQ_54_55 <text:span text:style-name="T54">[8 : 0]</text:span> </text:p>
      <text:p text:style-name="P1">23 </text:p>
      <text:p text:style-name="P1">DSP2_IRQ_MMU0 </text:p>
      <text:p text:style-name="P1">DSP2 MMU0 인터럽트 </text:p>
      <text:p text:style-name="P1">DSP2_IRQ_55 </text:p>
      <text:p text:style-name="P1">24 </text:p>
      <text:p text:style-name="P1">CTRL_CORE_DSP2_IRQ_54_55 <text:span text:style-name="T54">[24:16]</text:span> </text:p>
      <text:p text:style-name="P1">24 </text:p>
      <text:p text:style-name="P1">GPIO1_IRQ_1 </text:p>
      <text:p text:style-name="P1">GPIO1 1 중단 </text:p>
      <text:p text:style-name="P1">DSP2_IRQ_56 </text:p>
      <text:p text:style-name="P1">25 세 </text:p>
      <text:p text:style-name="P1">CTRL_CORE_DSP2_IRQ_56_57 <text:span text:style-name="T54">[8 : 0]</text:span> </text:p>
      <text:p text:style-name="P1">25 세 </text:p>
      <text:p text:style-name="P1">GPIO2_IRQ_1 </text:p>
      <text:p text:style-name="P1">GPIO2 1 인터럽트 </text:p>
      <text:p text:style-name="P1">DSP2_IRQ_57 </text:p>
      <text:p text:style-name="P1">26 세 </text:p>
      <text:p text:style-name="P1">CTRL_CORE_DSP2_IRQ_56_57 <text:span text:style-name="T54">[24:16]</text:span> </text:p>
      <text:p text:style-name="P1">26 세 </text:p>
      <text:p text:style-name="P1">GPIO3_IRQ_1 </text:p>
      <text:p text:style-name="P1">GPIO3 1 중단 </text:p>
      <text:p text:style-name="P1">DSP2_IRQ_58 </text:p>
      <text:p text:style-name="P1">27 </text:p>
      <text:p text:style-name="P1"><text:soft-page-break/>CTRL_CORE_DSP2_IRQ_58_59 <text:span text:style-name="T54">[8 : 0]</text:span> </text:p>
      <text:p text:style-name="P1">27 </text:p>
      <text:p text:style-name="P1">GPIO4_IRQ_1 </text:p>
      <text:p text:style-name="P1">GPIO4 1 중단 </text:p>
      <text:p text:style-name="P1">DSP2_IRQ_59 </text:p>
      <text:p text:style-name="P1">28 </text:p>
      <text:p text:style-name="P1">CTRL_CORE_DSP2_IRQ_58_59 <text:span text:style-name="T54">[24:16]</text:span> </text:p>
      <text:p text:style-name="P1">28 </text:p>
      <text:p text:style-name="P1">GPIO5_IRQ_1 </text:p>
      <text:p text:style-name="P1">GPIO5 1 인터럽트 </text:p>
      <text:p text:style-name="P1">DSP2_IRQ_60 </text:p>
      <text:p text:style-name="P1">29 </text:p>
      <text:p text:style-name="P1">CTRL_CORE_DSP2_IRQ_60_61 <text:span text:style-name="T54">[8 : 0]</text:span> </text:p>
      <text:p text:style-name="P1">29 </text:p>
      <text:p text:style-name="P1">GPIO6_IRQ_1 </text:p>
      <text:p text:style-name="P1">GPIO6 1 인터럽트 </text:p>
      <text:p text:style-name="P1">DSP2_IRQ_61 </text:p>
      <text:p text:style-name="P1">30 </text:p>
      <text:p text:style-name="P1">CTRL_CORE_DSP2_IRQ_60_61 <text:span text:style-name="T54">[24:16]</text:span> </text:p>
      <text:p text:style-name="P1">30 </text:p>
      <text:p text:style-name="P1">GPIO7_IRQ_1 </text:p>
      <text:p text:style-name="P1">GPIO7 1 인터럽트 </text:p>
      <text:p text:style-name="P1">DSP2_IRQ_62 </text:p>
      <text:p text:style-name="P1">31 </text:p>
      <text:p text:style-name="P1">CTRL_CORE_DSP2_IRQ_62_63 <text:span text:style-name="T54">[8 : 0]</text:span> </text:p>
      <text:p text:style-name="P1">31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63 </text:p>
      <text:p text:style-name="P1">32 </text:p>
      <text:p text:style-name="P1">CTRL_CORE_DSP2_IRQ_62_63 <text:span text:style-name="T54">[24:16]</text:span> </text:p>
      <text:p text:style-name="P1">32 </text:p>
      <text:p text:style-name="P1">TIMER1_IRQ </text:p>
      <text:p text:style-name="P1">타이머 1 인터럽트 </text:p>
      <text:p text:style-name="Horizontal_20_Line"/>
      <table:table table:name="표23" table:style-name="표23">
        <table:table-column table:style-name="표23.A"/>
        <table:table-row>
          <table:table-cell table:style-name="표23.A1" office:value-type="string">
            <text:p text:style-name="P9"><text:bookmark text:name="23"/><text:span text:style-name="T11">Page 23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33 </text:p>
      <text:p text:style-name="P1">SPRUHZ6H 10 월 (2016) 년 11 월 2014 개정 </text:p>
      <text:p text:style-name="P1"><text:soft-page-break/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4. DSP2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DSP2_IRQ_64 </text:p>
      <text:p text:style-name="P1">33 </text:p>
      <text:p text:style-name="P1">CTRL_CORE_DSP2_IRQ_64_65 <text:span text:style-name="T54">[8 : 0]</text:span> </text:p>
      <text:p text:style-name="P1">33 </text:p>
      <text:p text:style-name="P1">TIMER2_IRQ </text:p>
      <text:p text:style-name="P1">TIMER2 인터럽트 </text:p>
      <text:p text:style-name="P1">DSP2_IRQ_65 </text:p>
      <text:p text:style-name="P1">34 </text:p>
      <text:p text:style-name="P1">CTRL_CORE_DSP2_IRQ_64_65 <text:span text:style-name="T54">[24:16]</text:span> </text:p>
      <text:p text:style-name="P1">34 </text:p>
      <text:p text:style-name="P1">TIMER3_IRQ </text:p>
      <text:p text:style-name="P1">타이머 3 인터럽트 </text:p>
      <text:p text:style-name="P1">DSP2_IRQ_66 </text:p>
      <text:p text:style-name="P1">35 세 </text:p>
      <text:p text:style-name="P1">CTRL_CORE_DSP2_IRQ_66_67 <text:span text:style-name="T54">[8 : 0]</text:span> </text:p>
      <text:p text:style-name="P1">35 세 </text:p>
      <text:p text:style-name="P1">TIMER4_IRQ </text:p>
      <text:p text:style-name="P1">타이머 4 인터럽트 </text:p>
      <text:p text:style-name="P1">DSP2_IRQ_67 </text:p>
      <text:p text:style-name="P1">36 </text:p>
      <text:p text:style-name="P1">CTRL_CORE_DSP2_IRQ_66_67 <text:span text:style-name="T54">[24:16]</text:span> </text:p>
      <text:p text:style-name="P1">36 </text:p>
      <text:p text:style-name="P1">TIMER5_IRQ </text:p>
      <text:p text:style-name="P1"><text:soft-page-break/>타이머 5 인터럽트 </text:p>
      <text:p text:style-name="P1">DSP2_IRQ_68 </text:p>
      <text:p text:style-name="P1">37 세 </text:p>
      <text:p text:style-name="P1">CTRL_CORE_DSP2_IRQ_68_69 <text:span text:style-name="T54">[8 : 0]</text:span> </text:p>
      <text:p text:style-name="P1">37 세 </text:p>
      <text:p text:style-name="P1">TIMER6_IRQ </text:p>
      <text:p text:style-name="P1">TIMER6 인터럽트 </text:p>
      <text:p text:style-name="P1">DSP2_IRQ_69 </text:p>
      <text:p text:style-name="P1">38 세 </text:p>
      <text:p text:style-name="P1">CTRL_CORE_DSP2_IRQ_68_69 <text:span text:style-name="T54">[24:16]</text:span> </text:p>
      <text:p text:style-name="P1">38 세 </text:p>
      <text:p text:style-name="P1">TIMER7_IRQ </text:p>
      <text:p text:style-name="P1">TIMER7 인터럽트 </text:p>
      <text:p text:style-name="P1">DSP2_IRQ_70 </text:p>
      <text:p text:style-name="P1">39 </text:p>
      <text:p text:style-name="P1">CTRL_CORE_DSP2_IRQ_70_71 <text:span text:style-name="T54">[8 : 0]</text:span> </text:p>
      <text:p text:style-name="P1">39 </text:p>
      <text:p text:style-name="P1">TIMER8_IRQ </text:p>
      <text:p text:style-name="P1">TIMER8 인터럽트 </text:p>
      <text:p text:style-name="P1">DSP2_IRQ_71 </text:p>
      <text:p text:style-name="P1">40 </text:p>
      <text:p text:style-name="P1">CTRL_CORE_DSP2_IRQ_70_71 <text:span text:style-name="T54">[24:16]</text:span> </text:p>
      <text:p text:style-name="P1">40 </text:p>
      <text:p text:style-name="P1">TIMER9_IRQ </text:p>
      <text:p text:style-name="P1">TIMER9 인터럽트 </text:p>
      <text:p text:style-name="P1">DSP2_IRQ_72 </text:p>
      <text:p text:style-name="P1">41 </text:p>
      <text:p text:style-name="P1">CTRL_CORE_DSP2_IRQ_72_73 <text:span text:style-name="T54">[8 : 0]</text:span> </text:p>
      <text:p text:style-name="P1">41 </text:p>
      <text:p text:style-name="P1">TIMER10_IRQ </text:p>
      <text:p text:style-name="P1">TIMER10 인터럽트 </text:p>
      <text:p text:style-name="P1">DSP2_IRQ_73 </text:p>
      <text:p text:style-name="P1">42 </text:p>
      <text:p text:style-name="P1">CTRL_CORE_DSP2_IRQ_72_73 <text:span text:style-name="T54">[24:16]</text:span> </text:p>
      <text:p text:style-name="P1">42 </text:p>
      <text:p text:style-name="P1">TIMER11_IRQ </text:p>
      <text:p text:style-name="P1">TIMER11 인터럽트 </text:p>
      <text:p text:style-name="P1">DSP2_IRQ_74 </text:p>
      <text:p text:style-name="P1">43 </text:p>
      <text:p text:style-name="P1">CTRL_CORE_DSP2_IRQ_74_75 <text:span text:style-name="T54">[8 : 0]</text:span> </text:p>
      <text:p text:style-name="P1">43 </text:p>
      <text:p text:style-name="P1"><text:soft-page-break/>MCSPI4_IRQ </text:p>
      <text:p text:style-name="P1">McSPI4 인터럽트 </text:p>
      <text:p text:style-name="P1">DSP2_IRQ_75 </text:p>
      <text:p text:style-name="P1">44 </text:p>
      <text:p text:style-name="P1">CTRL_CORE_DSP2_IRQ_74_75 <text:span text:style-name="T54">[24:16]</text:span> </text:p>
      <text:p text:style-name="P1">44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76 </text:p>
      <text:p text:style-name="P1">45 </text:p>
      <text:p text:style-name="P1">CTRL_CORE_DSP2_IRQ_76_77 <text:span text:style-name="T54">[8 : 0]</text:span> </text:p>
      <text:p text:style-name="P1">45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77 </text:p>
      <text:p text:style-name="P1">46 </text:p>
      <text:p text:style-name="P1">CTRL_CORE_DSP2_IRQ_76_77 <text:span text:style-name="T54">[24:16]</text:span> </text:p>
      <text:p text:style-name="P1">46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78 </text:p>
      <text:p text:style-name="P1">47 </text:p>
      <text:p text:style-name="P1">CTRL_CORE_DSP2_IRQ_78_79 <text:span text:style-name="T54">[8 : 0]</text:span> </text:p>
      <text:p text:style-name="P1">47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79 </text:p>
      <text:p text:style-name="P1">48 </text:p>
      <text:p text:style-name="P1">CTRL_CORE_DSP2_IRQ_78_79 <text:span text:style-name="T54">[24:16]</text:span> </text:p>
      <text:p text:style-name="P1">48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80 </text:p>
      <text:p text:style-name="P1">49 </text:p>
      <text:p text:style-name="P1">CTRL_CORE_DSP2_IRQ_80_81 <text:span text:style-name="T54">[8 : 0]</text:span> </text:p>
      <text:p text:style-name="P1">49 </text:p>
      <text:p text:style-name="P1"><text:soft-page-break/>SATA_IRQ </text:p>
      <text:p text:style-name="P1">SATA 인터럽트 </text:p>
      <text:p text:style-name="P1">DSP2_IRQ_81 </text:p>
      <text:p text:style-name="P1">50 </text:p>
      <text:p text:style-name="P1">CTRL_CORE_DSP2_IRQ_80_81 <text:span text:style-name="T54">[24:16]</text:span> </text:p>
      <text:p text:style-name="P1">50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82 </text:p>
      <text:p text:style-name="P1">51 </text:p>
      <text:p text:style-name="P1">CTRL_CORE_DSP2_IRQ_82_83 <text:span text:style-name="T54">[8 : 0]</text:span> </text:p>
      <text:p text:style-name="P1">51 </text:p>
      <text:p text:style-name="P1">I2C1_IRQ </text:p>
      <text:p text:style-name="P1">I2C1 인터럽트 </text:p>
      <text:p text:style-name="P1">DSP2_IRQ_83 </text:p>
      <text:p text:style-name="P1">52 </text:p>
      <text:p text:style-name="P1">CTRL_CORE_DSP2_IRQ_82_83 <text:span text:style-name="T54">[24:16]</text:span> </text:p>
      <text:p text:style-name="P1">52 </text:p>
      <text:p text:style-name="P1">I2C2_IRQ </text:p>
      <text:p text:style-name="P1">I2C2 인터럽트 </text:p>
      <text:p text:style-name="P1">DSP2_IRQ_84 </text:p>
      <text:p text:style-name="P1">53 </text:p>
      <text:p text:style-name="P1">CTRL_CORE_DSP2_IRQ_84_85 <text:span text:style-name="T54">[8 : 0]</text:span> </text:p>
      <text:p text:style-name="P1">53 </text:p>
      <text:p text:style-name="P1">HDQ1W_IRQ </text:p>
      <text:p text:style-name="P1">HDQ1W 인터럽트 </text:p>
      <text:p text:style-name="P1">DSP2_IRQ_85 </text:p>
      <text:p text:style-name="P1">54 </text:p>
      <text:p text:style-name="P1">CTRL_CORE_DSP2_IRQ_84_85 <text:span text:style-name="T54">[24:16]</text:span> </text:p>
      <text:p text:style-name="P1">54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86 </text:p>
      <text:p text:style-name="P1">55 세 </text:p>
      <text:p text:style-name="P1">CTRL_CORE_DSP2_IRQ_86_87 <text:span text:style-name="T54">[8 : 0]</text:span> </text:p>
      <text:p text:style-name="P1">55 세 </text:p>
      <text:p text:style-name="P1">I2C5_IRQ </text:p>
      <text:p text:style-name="P1">I2C5 인터럽트 </text:p>
      <text:p text:style-name="P1">DSP2_IRQ_87 </text:p>
      <text:p text:style-name="P1"><text:soft-page-break/>56 </text:p>
      <text:p text:style-name="P1">CTRL_CORE_DSP2_IRQ_86_87 <text:span text:style-name="T54">[24:16]</text:span> </text:p>
      <text:p text:style-name="P1">56 </text:p>
      <text:p text:style-name="P1">I2C3_IRQ </text:p>
      <text:p text:style-name="P1">I2C3 인터럽트 </text:p>
      <text:p text:style-name="P1">DSP2_IRQ_88 </text:p>
      <text:p text:style-name="P1">57 </text:p>
      <text:p text:style-name="P1">CTRL_CORE_DSP2_IRQ_88_89 <text:span text:style-name="T54">[8 : 0]</text:span> </text:p>
      <text:p text:style-name="P1">57 </text:p>
      <text:p text:style-name="P1">I2C4_IRQ </text:p>
      <text:p text:style-name="P1">I2C4 인터럽트 </text:p>
      <text:p text:style-name="P1">DSP2_IRQ_89 </text:p>
      <text:p text:style-name="P1">58 </text:p>
      <text:p text:style-name="P1">CTRL_CORE_DSP2_IRQ_88_89 <text:span text:style-name="T54">[24:16]</text:span> </text:p>
      <text:p text:style-name="P1">58 </text:p>
      <text:p text:style-name="P1">예약석 </text:p>
      <text:p text:style-name="P1">기본적으로 예약하지만 유효한에 매핑 될 수있다 </text:p>
      <text:p text:style-name="P1">인터럽트 소스 </text:p>
      <text:p text:style-name="Horizontal_20_Line"/>
      <table:table table:name="표24" table:style-name="표24">
        <table:table-column table:style-name="표24.A"/>
        <table:table-row>
          <table:table-cell table:style-name="표24.A1" office:value-type="string">
            <text:p text:style-name="P9"><text:bookmark text:name="24"/><text:span text:style-name="T11">Page 24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34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4. DSP2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oft-page-break/><text:span text:style-name="T8">인터럽트 소스 설명 기본</text:span> </text:p>
      <text:p text:style-name="P1">DSP2_IRQ_90 </text:p>
      <text:p text:style-name="P1">59 </text:p>
      <text:p text:style-name="P1">CTRL_CORE_DSP2_IRQ_90_91 <text:span text:style-name="T54">[8 : 0]</text:span> </text:p>
      <text:p text:style-name="P1">59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91 </text:p>
      <text:p text:style-name="P1">60 </text:p>
      <text:p text:style-name="P1">CTRL_CORE_DSP2_IRQ_90_91 <text:span text:style-name="T54">[24:16]</text:span> </text:p>
      <text:p text:style-name="P1">60 </text:p>
      <text:p text:style-name="P1">MCSPI1_IRQ </text:p>
      <text:p text:style-name="P1">McSPI1 인터럽트 </text:p>
      <text:p text:style-name="P1">DSP2_IRQ_92 </text:p>
      <text:p text:style-name="P1">61 번 </text:p>
      <text:p text:style-name="P1">CTRL_CORE_DSP2_IRQ_92_93 <text:span text:style-name="T54">[8 : 0]</text:span> </text:p>
      <text:p text:style-name="P1">61 번 </text:p>
      <text:p text:style-name="P1">MCSPI2_IRQ </text:p>
      <text:p text:style-name="P1">McSPI2 인터럽트 </text:p>
      <text:p text:style-name="P1">DSP2_IRQ_93 </text:p>
      <text:p text:style-name="P1">62 </text:p>
      <text:p text:style-name="P1">CTRL_CORE_DSP2_IRQ_92_93 <text:span text:style-name="T54">[24:16]</text:span> </text:p>
      <text:p text:style-name="P1">62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94 </text:p>
      <text:p text:style-name="P1">63 </text:p>
      <text:p text:style-name="P1">CTRL_CORE_DSP2_IRQ_94_95 <text:span text:style-name="T54">[8 : 0]</text:span> </text:p>
      <text:p text:style-name="P1">63 </text:p>
      <text:p text:style-name="P1">예약석 </text:p>
      <text:p text:style-name="P1">기본적으로 예약하지만 유효한에 매핑 될 수있다 </text:p>
      <text:p text:style-name="P1">인터럽트 소스 </text:p>
      <text:p text:style-name="P1">DSP2_IRQ_95 </text:p>
      <text:p text:style-name="P1">64 개 </text:p>
      <text:p text:style-name="P1">CTRL_CORE_DSP2_IRQ_94_95 <text:span text:style-name="T54">[24:16]</text:span> </text:p>
      <text:p text:style-name="P1">64 개 </text:p>
      <text:p text:style-name="P1">예약석 </text:p>
      <text:p text:style-name="P1">기본적으로 예약하지만 유효한에 매핑 될 수있다 </text:p>
      <text:p text:style-name="P1"><text:soft-page-break/>인터럽트 소스 </text:p>
      <text:p text:style-name="P1">DSP2_IRQ_96 </text:p>
      <text:p text:style-name="P1">N / A </text:p>
      <text:p text:style-name="P1">N / A </text:p>
      <text:p text:style-name="P1">N / A </text:p>
      <text:p text:style-name="P1">CGEM_IRQ_16 </text:p>
      <text:p text:style-name="P1">CGEM 내부 인터럽트 </text:p>
      <text:p text:style-name="P1">DSP2_IRQ_97 </text:p>
      <text:p text:style-name="P1">N / A </text:p>
      <text:p text:style-name="P1">N / A </text:p>
      <text:p text:style-name="P1">N / A </text:p>
      <text:p text:style-name="P1">CGEM_IRQ_17 </text:p>
      <text:p text:style-name="P1">CGEM 내부 인터럽트 </text:p>
      <text:p text:style-name="P1">DSP2_IRQ_98 </text:p>
      <text:p text:style-name="P1">N / A </text:p>
      <text:p text:style-name="P1">N / A </text:p>
      <text:p text:style-name="P1">N / A </text:p>
      <text:p text:style-name="P1">CGEM_IRQ_18 </text:p>
      <text:p text:style-name="P1">CGEM 내부 인터럽트 </text:p>
      <text:p text:style-name="P1">DSP2_IRQ_99 </text:p>
      <text:p text:style-name="P1">없음 </text:p>
      <text:p text:style-name="P1">N / A </text:p>
      <text:p text:style-name="P1">N / A </text:p>
      <text:p text:style-name="P1">CGEM_IRQ_19 </text:p>
      <text:p text:style-name="P1">CGEM 내부 인터럽트 </text:p>
      <text:p text:style-name="P1">DSP2_IRQ_100 </text:p>
      <text:p text:style-name="P1">N / A </text:p>
      <text:p text:style-name="P1">N / A </text:p>
      <text:p text:style-name="P1">N / A </text:p>
      <text:p text:style-name="P1">CGEM_IRQ_20 </text:p>
      <text:p text:style-name="P1">CGEM 내부 인터럽트 </text:p>
      <text:p text:style-name="P1">DSP2_IRQ_101 </text:p>
      <text:p text:style-name="P1">N / A </text:p>
      <text:p text:style-name="P1">N / A </text:p>
      <text:p text:style-name="P1">N / A </text:p>
      <text:p text:style-name="P1">CGEM_IRQ_21 </text:p>
      <text:p text:style-name="P1">CGEM 내부 인터럽트 </text:p>
      <text:p text:style-name="P1">DSP2_IRQ_102 </text:p>
      <text:p text:style-name="P1">N / A </text:p>
      <text:p text:style-name="P1">N / A </text:p>
      <text:p text:style-name="P1">N / A </text:p>
      <text:p text:style-name="P1"><text:soft-page-break/>CGEM_IRQ_22 </text:p>
      <text:p text:style-name="P1">CGEM 내부 인터럽트 </text:p>
      <text:p text:style-name="P1">DSP2_IRQ_103 </text:p>
      <text:p text:style-name="P1">N / A </text:p>
      <text:p text:style-name="P1">N / A </text:p>
      <text:p text:style-name="P1">N / A </text:p>
      <text:p text:style-name="P1">CGEM_IRQ_23 </text:p>
      <text:p text:style-name="P1">CGEM 내부 인터럽트 </text:p>
      <text:p text:style-name="P1">DSP2_IRQ_104 </text:p>
      <text:p text:style-name="P1">N / A </text:p>
      <text:p text:style-name="P1">N / A </text:p>
      <text:p text:style-name="P1">N / A </text:p>
      <text:p text:style-name="P1">CGEM_IRQ_24 </text:p>
      <text:p text:style-name="P1">CGEM 내부 인터럽트 </text:p>
      <text:p text:style-name="P1">DSP2_IRQ_105 </text:p>
      <text:p text:style-name="P1">없음 </text:p>
      <text:p text:style-name="P1">N / A </text:p>
      <text:p text:style-name="P1">N / A </text:p>
      <text:p text:style-name="P1">CGEM_IRQ_25 </text:p>
      <text:p text:style-name="P1">CGEM 내부 인터럽트 </text:p>
      <text:p text:style-name="P1">DSP2_IRQ_106 </text:p>
      <text:p text:style-name="P1">N / A </text:p>
      <text:p text:style-name="P1">N / A </text:p>
      <text:p text:style-name="P1">N / A </text:p>
      <text:p text:style-name="P1">CGEM_IRQ_26 </text:p>
      <text:p text:style-name="P1">CGEM 내부 인터럽트 </text:p>
      <text:p text:style-name="P1">DSP2_IRQ_107 </text:p>
      <text:p text:style-name="P1">N / A </text:p>
      <text:p text:style-name="P1">N / A </text:p>
      <text:p text:style-name="P1">N / A </text:p>
      <text:p text:style-name="P1">CGEM_IRQ_27 </text:p>
      <text:p text:style-name="P1">CGEM 내부 인터럽트 </text:p>
      <text:p text:style-name="P1">DSP2_IRQ_108 </text:p>
      <text:p text:style-name="P1">N / A </text:p>
      <text:p text:style-name="P1">N / A </text:p>
      <text:p text:style-name="P1">N / A </text:p>
      <text:p text:style-name="P1">CGEM_IRQ_28 </text:p>
      <text:p text:style-name="P1">CGEM 내부 인터럽트 </text:p>
      <text:p text:style-name="P1">DSP2_IRQ_109 </text:p>
      <text:p text:style-name="P1">N / A </text:p>
      <text:p text:style-name="P1">N / A </text:p>
      <text:p text:style-name="P1"><text:soft-page-break/>N / A </text:p>
      <text:p text:style-name="P1">CGEM_IRQ_29 </text:p>
      <text:p text:style-name="P1">CGEM 내부 인터럽트 </text:p>
      <text:p text:style-name="P1">DSP2_IRQ_110 </text:p>
      <text:p text:style-name="P1">N / A </text:p>
      <text:p text:style-name="P1">N / A </text:p>
      <text:p text:style-name="P1">N / A </text:p>
      <text:p text:style-name="P1">CGEM_IRQ_30 </text:p>
      <text:p text:style-name="P1">CGEM 내부 인터럽트 </text:p>
      <text:p text:style-name="P1">DSP2_IRQ_111 </text:p>
      <text:p text:style-name="P1">N / A </text:p>
      <text:p text:style-name="P1">N / A </text:p>
      <text:p text:style-name="P1">N / A </text:p>
      <text:p text:style-name="P1">CGEM_IRQ_31 </text:p>
      <text:p text:style-name="P1">CGEM 내부 인터럽트 </text:p>
      <text:p text:style-name="P1">DSP2_IRQ_112 </text:p>
      <text:p text:style-name="P1">N / A </text:p>
      <text:p text:style-name="P1">N / A </text:p>
      <text:p text:style-name="P1">N / A </text:p>
      <text:p text:style-name="P1">CGEM_IRQ_32 </text:p>
      <text:p text:style-name="P1">CGEM 내부 인터럽트 </text:p>
      <text:p text:style-name="P1">DSP2_IRQ_113 </text:p>
      <text:p text:style-name="P1">N / A </text:p>
      <text:p text:style-name="P1">N / A </text:p>
      <text:p text:style-name="P1">N / A </text:p>
      <text:p text:style-name="P1">CGEM_IRQ_33 </text:p>
      <text:p text:style-name="P1">CGEM 내부 인터럽트 </text:p>
      <text:p text:style-name="P1">DSP2_IRQ_114 </text:p>
      <text:p text:style-name="P1">N / A </text:p>
      <text:p text:style-name="P1">N / A </text:p>
      <text:p text:style-name="P1">N / A </text:p>
      <text:p text:style-name="P1">CGEM_IRQ_34 </text:p>
      <text:p text:style-name="P1">CGEM 내부 인터럽트 </text:p>
      <text:p text:style-name="P1">DSP2_IRQ_115 </text:p>
      <text:p text:style-name="P1">N / A </text:p>
      <text:p text:style-name="P1">N / A </text:p>
      <text:p text:style-name="P1">N / A </text:p>
      <text:p text:style-name="P1">CGEM_IRQ_35 </text:p>
      <text:p text:style-name="P1">CGEM 내부 인터럽트 </text:p>
      <text:p text:style-name="P1">DSP2_IRQ_116 </text:p>
      <text:p text:style-name="P1">N / A </text:p>
      <text:p text:style-name="P1"><text:soft-page-break/>N / A </text:p>
      <text:p text:style-name="P1">N / A </text:p>
      <text:p text:style-name="P1">CGEM_IRQ_36 </text:p>
      <text:p text:style-name="P1">CGEM 내부 인터럽트 </text:p>
      <text:p text:style-name="P1">DSP2_IRQ_117 </text:p>
      <text:p text:style-name="P1">N / A </text:p>
      <text:p text:style-name="P1">N / A </text:p>
      <text:p text:style-name="P1">N / A </text:p>
      <text:p text:style-name="P1">CGEM_IRQ_37 </text:p>
      <text:p text:style-name="P1">CGEM 내부 인터럽트 </text:p>
      <text:p text:style-name="P1">DSP2_IRQ_118 </text:p>
      <text:p text:style-name="P1">N / A </text:p>
      <text:p text:style-name="P1">N / A </text:p>
      <text:p text:style-name="P1">N / A </text:p>
      <text:p text:style-name="P1">CGEM_IRQ_38 </text:p>
      <text:p text:style-name="P1">CGEM 내부 인터럽트 </text:p>
      <text:p text:style-name="Horizontal_20_Line"/>
      <table:table table:name="표25" table:style-name="표25">
        <table:table-column table:style-name="표25.A"/>
        <table:table-row>
          <table:table-cell table:style-name="표25.A1" office:value-type="string">
            <text:p text:style-name="P9"><text:bookmark text:name="25"/><text:span text:style-name="T11">Page 25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35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4. DSP2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DSP2_IRQ_119 </text:p>
      <text:p text:style-name="P1"><text:soft-page-break/>없음 </text:p>
      <text:p text:style-name="P1">N / A </text:p>
      <text:p text:style-name="P1">N / A </text:p>
      <text:p text:style-name="P1">CGEM_IRQ_39 </text:p>
      <text:p text:style-name="P1">CGEM 내부 인터럽트 </text:p>
      <text:p text:style-name="P1">DSP2_IRQ_120 </text:p>
      <text:p text:style-name="P1">N / A </text:p>
      <text:p text:style-name="P1">N / A </text:p>
      <text:p text:style-name="P1">N / A </text:p>
      <text:p text:style-name="P1">CGEM_IRQ_40 </text:p>
      <text:p text:style-name="P1">CGEM 내부 인터럽트 </text:p>
      <text:p text:style-name="P1">DSP2_IRQ_121 </text:p>
      <text:p text:style-name="P1">N / A </text:p>
      <text:p text:style-name="P1">N / A </text:p>
      <text:p text:style-name="P1">N / A </text:p>
      <text:p text:style-name="P1">CGEM_IRQ_41 </text:p>
      <text:p text:style-name="P1">CGEM 내부 인터럽트 </text:p>
      <text:p text:style-name="P1">DSP2_IRQ_122 </text:p>
      <text:p text:style-name="P1">N / A </text:p>
      <text:p text:style-name="P1">N / A </text:p>
      <text:p text:style-name="P1">N / A </text:p>
      <text:p text:style-name="P1">CGEM_IRQ_42 </text:p>
      <text:p text:style-name="P1">CGEM 내부 인터럽트 </text:p>
      <text:p text:style-name="P1">DSP2_IRQ_123 </text:p>
      <text:p text:style-name="P1">N / A </text:p>
      <text:p text:style-name="P1">N / A </text:p>
      <text:p text:style-name="P1">N / A </text:p>
      <text:p text:style-name="P1">CGEM_IRQ_43 </text:p>
      <text:p text:style-name="P1">CGEM 내부 인터럽트 </text:p>
      <text:p text:style-name="P1">DSP2_IRQ_124 </text:p>
      <text:p text:style-name="P1">N / A </text:p>
      <text:p text:style-name="P1">N / A </text:p>
      <text:p text:style-name="P1">N / A </text:p>
      <text:p text:style-name="P1">CGEM_IRQ_44 </text:p>
      <text:p text:style-name="P1">CGEM 내부 인터럽트 </text:p>
      <text:p text:style-name="P1">DSP2_IRQ_125 </text:p>
      <text:p text:style-name="P1">N / A </text:p>
      <text:p text:style-name="P1">N / A </text:p>
      <text:p text:style-name="P1">N / A </text:p>
      <text:p text:style-name="P1">CGEM_IRQ_45 </text:p>
      <text:p text:style-name="P1">CGEM 내부 인터럽트 </text:p>
      <text:p text:style-name="P1"><text:soft-page-break/>DSP2_IRQ_126 </text:p>
      <text:p text:style-name="P1">N / A </text:p>
      <text:p text:style-name="P1">N / A </text:p>
      <text:p text:style-name="P1">N / A </text:p>
      <text:p text:style-name="P1">CGEM_IRQ_46 </text:p>
      <text:p text:style-name="P1">CGEM 내부 인터럽트 </text:p>
      <text:p text:style-name="P1">DSP2_IRQ_127 </text:p>
      <text:p text:style-name="P1">N / A </text:p>
      <text:p text:style-name="P1">N / A </text:p>
      <text:p text:style-name="P1">N / A </text:p>
      <text:p text:style-name="P1">CGEM_IRQ_47 </text:p>
      <text:p text:style-name="P1">CGEM 내부 인터럽트 </text:p>
      <text:p text:style-name="P19"><text:span text:style-name="T8">참고 </text:span><text:span text:style-name="T1">:</text:span> <text:s/><text:a xlink:type="simple" xlink:href="https://translate.googleusercontent.com/translate_f#8" text:style-name="Internet_20_link" text:visited-style-name="Visited_20_Internet_20_Link"><text:span text:style-name="T29">표 17-</text:span></text:a><text:span text:style-name="T38">4</text:span><text:span text:style-name="T34">의 </text:span>" <text:span text:style-name="T1">IRQ_CROSSBAR </text:span><text:span text:style-name="T8">기본 입력 인덱스</text:span>" 열은 해당 IRQ_CROSSBAR 인스턴스의 어느 입력이 기본적으로 그 출력(그리고 그 대응 DSP<text:span text:style-name="T82">2</text:span>_INTC 입력에 연결 <text:span text:style-name="T81">routed</text:span>)에 매핑되는지 보여줍니다. 즉, <text:span text:style-name="T81">DSP2</text:span>_INTC 입력에 장치 인터럽트 매핑 제어하는데 사용되는 CTRL_CORE_<text:span text:style-name="T81">DSP2</text:span>_IRQ_y_z 레지스터 비트 필드의 기본 <text:span text:style-name="T79">(reset)</text:span> 값 <text:span text:style-name="T79">(십진수)을 이 컬럼이 특정한다. </text:span>예를 들어, DSP<text:span text:style-name="T82">2</text:span>_IRQ_32_33 [8 : 0] 비트 필드는 어느 장치 인터럽트가 DSP<text:span text:style-name="T82">2</text:span>_IRQ_32 라인에 매핑되는지를 설정하기 위해서 사용된다. 이 비트 필드의 리셋 값은 <text:span text:style-name="T80">0x1이며,</text:span> IRQ_CROSSBAR_<text:span text:style-name="T82">1</text:span> 입력에 연결되기에 ELM_IRQ는 기본적으로 DSP<text:span text:style-name="T82">2</text:span>_IRQ_32에 매핑 될 것이라는 의미이다. </text:p>
      <text:p text:style-name="P19"><text:span text:style-name="T83">이 칼럼에서 'N / A'는 해당 인터럽트가 </text:span><text:span text:style-name="T84">DSP</text:span><text:span text:style-name="T86">2</text:span><text:span text:style-name="T83"> 서브 시스템 내부에 있다는 것을 의미한다. 관련 </text:span><text:span text:style-name="T85">DSP</text:span><text:span text:style-name="T86">2</text:span><text:span text:style-name="T83">_INTC 입력 라인에 전용 IRQ_CROSSBAR는 없으며, 따라서, 사용자는 디폴트 매핑을 변경할 수 없다.</text:span><text:span text:style-name="T8"> </text:span></text:p>
      <text:p text:style-name="P1"><text:s/></text:p>
      <text:p text:style-name="P1"><text:span text:style-name="T18">17.3.4 IPU1_Cx_INTC</text:span><text:span text:style-name="T14">에 </text:span><text:span text:style-name="T20">Interrupt </text:span><text:span text:style-name="T14">요청</text:span></text:p>
      <text:p text:style-name="P19"><text:a xlink:type="simple" xlink:href="https://translate.googleusercontent.com/translate_f#20" text:style-name="Internet_20_link" text:visited-style-name="Visited_20_Internet_20_Link">표 17-</text:a><text:a xlink:type="simple" xlink:href="https://translate.googleusercontent.com/translate_f#20" text:style-name="Internet_20_link" text:visited-style-name="Visited_20_Internet_20_Link"><text:span text:style-name="T82">5</text:span></text:a><text:a xlink:type="simple" xlink:href="https://translate.googleusercontent.com/translate_f#20" text:style-name="Internet_20_link" text:visited-style-name="Visited_20_Internet_20_Link">는 </text:a><text:span text:style-name="T54">IPU1_Cx_INTC의 기본 인터럽트 소스를 나열합니다. 또한, IPU1_IRQ_79 통해 IPU1_IRQ_23인터럽트는, </text:span><text:a xlink:type="simple" xlink:href="https://translate.googleusercontent.com/translate_f#47" text:style-name="Internet_20_link" text:visited-style-name="Visited_20_Internet_20_Link"><text:span text:style-name="T29">표 17-13</text:span></text:a><text:span text:style-name="T37">에 나열된 420 다중화 장치 인터럽트 중 하나에서 </text:span><text:span text:style-name="T39">IPU1</text:span><text:span text:style-name="T37">의 IRQ_CROSSBAR을 통해,</text:span><text:span text:style-name="T54"> 대안으로 </text:span><text:span text:style-name="T57">sourced될 수 있다</text:span>. 제어 모듈에 CTRL_CORE_<text:span text:style-name="T96">IPU1</text:span>_IRQ_y_z 레지스터는 기본 인터럽트와 다중 인터럽트 중 선택하기 위해 사용됩니다. </text:p>
      <text:p text:style-name="P1"><text:a xlink:type="simple" xlink:href="https://translate.googleusercontent.com/translate_f#25" text:style-name="Internet_20_link" text:visited-style-name="Visited_20_Internet_20_Link"/></text:p>
      <text:p text:style-name="P1"><text:span text:style-name="T8">표 </text:span><text:span text:style-name="T1">17-5. IPU1_Cx_INTC </text:span><text:span text:style-name="T8">기본 인터럽트 매핑</text:span> </text:p>
      <text:p text:style-name="P1"><text:span text:style-name="T1">IRQ </text:span><text:span text:style-name="T8">입력</text:span> </text:p>
      <text:p text:style-name="P1"><text:span text:style-name="T8">라인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인스턴스 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oft-page-break/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IPU1_IRQ_0 </text:p>
      <text:p text:style-name="P1">N / A </text:p>
      <text:p text:style-name="P1">N / A </text:p>
      <text:p text:style-name="P1">N / A </text:p>
      <text:p text:style-name="P1">예약석 </text:p>
      <text:p text:style-name="P1">예외 벡터 테이블에서 MSP 초기 값 </text:p>
      <text:p text:style-name="P1">IPU1_IRQ_1 </text:p>
      <text:p text:style-name="P1">N / A </text:p>
      <text:p text:style-name="P1">N / A </text:p>
      <text:p text:style-name="P1">N / A </text:p>
      <text:p text:style-name="P1">RESET_IRQ </text:p>
      <text:p text:style-name="P20"/>
      <text:p text:style-name="P20">(1) </text:p>
      <text:p text:style-name="P20">이 열은 해당 예외 유형의 수를 표시합니다. <text:s/></text:p>
      <text:p text:style-name="Horizontal_20_Line"/>
      <table:table table:name="표26" table:style-name="표26">
        <table:table-column table:style-name="표26.A"/>
        <table:table-row>
          <table:table-cell table:style-name="표26.A1" office:value-type="string">
            <text:p text:style-name="P9"><text:bookmark text:name="26"/><text:span text:style-name="T11">Page 26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36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5. IPU1_Cx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</text:span> </text:p>
      <text:p text:style-name="P1"><text:span text:style-name="T8">라인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인스턴스 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oft-page-break/><text:span text:style-name="T8">인터럽트 소스 설명 기본</text:span> </text:p>
      <text:p text:style-name="P1">IPU1_IRQ_2 </text:p>
      <text:p text:style-name="P1">N / A </text:p>
      <text:p text:style-name="P1">N / A </text:p>
      <text:p text:style-name="P1">N / A </text:p>
      <text:p text:style-name="P1">NMI_IRQ </text:p>
      <text:p text:style-name="P1">(nmin_dsp에서 외부 NMI 입력 중단 </text:p>
      <text:p text:style-name="P1">장치 패드) </text:p>
      <text:p text:style-name="P1">IPU1_IRQ_3 </text:p>
      <text:p text:style-name="P1">N / A </text:p>
      <text:p text:style-name="P1">N / A </text:p>
      <text:p text:style-name="P1">N / A </text:p>
      <text:p text:style-name="P1">HARD_FAULT_IRQ </text:p>
      <text:p text:style-name="P1">모든 장애 상태, 결함 핸들, 그렇지 않으면 </text:p>
      <text:p text:style-name="P1">사용 가능한 </text:p>
      <text:p text:style-name="P1">IPU1_IRQ_4 </text:p>
      <text:p text:style-name="P1">N / A </text:p>
      <text:p text:style-name="P1">N / A </text:p>
      <text:p text:style-name="P1">N / A </text:p>
      <text:p text:style-name="P1">MEM_MANAGE_FAULT_IRQ </text:p>
      <text:p text:style-name="P1">메모리 관리 장애; 불법 액세스 </text:p>
      <text:p text:style-name="P1">위치들 </text:p>
      <text:p text:style-name="P1">IPU1_IRQ_5 </text:p>
      <text:p text:style-name="P1">N / A </text:p>
      <text:p text:style-name="P1">N / A </text:p>
      <text:p text:style-name="P1">N / A </text:p>
      <text:p text:style-name="P1">BUS_FAULT_IRQ </text:p>
      <text:p text:style-name="P1">(AHB의 INTF)에 버스 오류 </text:p>
      <text:p text:style-name="P1">IPU1_IRQ_6 </text:p>
      <text:p text:style-name="P1">N / A </text:p>
      <text:p text:style-name="P1">N / A </text:p>
      <text:p text:style-name="P1">N / A </text:p>
      <text:p text:style-name="P1">USAGE_FAULT_IRQ </text:p>
      <text:p text:style-name="P1">프로그램 오류 </text:p>
      <text:p text:style-name="P1">IPU1_IRQ_7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IPU1_IRQ_8 </text:p>
      <text:p text:style-name="P1"><text:soft-page-break/>N / A </text:p>
      <text:p text:style-name="P1">N / A </text:p>
      <text:p text:style-name="P1">N / A </text:p>
      <text:p text:style-name="P1">예약석 </text:p>
      <text:p text:style-name="P1">예약석 </text:p>
      <text:p text:style-name="P1">IPU1_IRQ_9 </text:p>
      <text:p text:style-name="P1">없음 </text:p>
      <text:p text:style-name="P1">N / A </text:p>
      <text:p text:style-name="P1">N / A </text:p>
      <text:p text:style-name="P1">예약석 </text:p>
      <text:p text:style-name="P1">예약석 </text:p>
      <text:p text:style-name="P1">IPU1_IRQ_10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IPU1_IRQ_11 </text:p>
      <text:p text:style-name="P1">N / A </text:p>
      <text:p text:style-name="P1">N / A </text:p>
      <text:p text:style-name="P1">N / A </text:p>
      <text:p text:style-name="P1">SV_CALL_IRQ </text:p>
      <text:p text:style-name="P1">서비스 시스템 콜 </text:p>
      <text:p text:style-name="P1">IPU1_IRQ_12 </text:p>
      <text:p text:style-name="P1">N / A </text:p>
      <text:p text:style-name="P1">N / A </text:p>
      <text:p text:style-name="P1">N / A </text:p>
      <text:p text:style-name="P1">DEBUG_MON_IRQ </text:p>
      <text:p text:style-name="P1">BP, WP 또는 외부 디버그 REQ. </text:p>
      <text:p text:style-name="P1">IPU1_IRQ_13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IPU1_IRQ_14 </text:p>
      <text:p text:style-name="P1">N / A </text:p>
      <text:p text:style-name="P1">N / A </text:p>
      <text:p text:style-name="P1">N / A </text:p>
      <text:p text:style-name="P1">PEND_SV_IRQ </text:p>
      <text:p text:style-name="P1">시스템 장치에 대한 Pendable 요청 </text:p>
      <text:p text:style-name="P1"><text:soft-page-break/>IPU1_IRQ_15 </text:p>
      <text:p text:style-name="P1">N / A </text:p>
      <text:p text:style-name="P1">N / A </text:p>
      <text:p text:style-name="P1">N / A </text:p>
      <text:p text:style-name="P1">SYS_TICK_TIMER_IRQ </text:p>
      <text:p text:style-name="P1">시스템 틱 타이머 </text:p>
      <text:p text:style-name="P1">IPU1_IRQ_16 </text:p>
      <text:p text:style-name="P1">N / A </text:p>
      <text:p text:style-name="P1">N / A </text:p>
      <text:p text:style-name="P1">N / A </text:p>
      <text:p text:style-name="P1">XLATE_MMU_FAULT_IRQ </text:p>
      <text:p text:style-name="P1">xlate_mmu_fault (L2 MMU에서) </text:p>
      <text:p text:style-name="P1">IPU1_IRQ_17 </text:p>
      <text:p text:style-name="P1">N / A </text:p>
      <text:p text:style-name="P1">N / A </text:p>
      <text:p text:style-name="P1">N / A </text:p>
      <text:p text:style-name="P1">UNICACHE_MMU_IRQ </text:p>
      <text:p text:style-name="P1">Unicache 또는 MMU 유지 보수 완료 </text:p>
      <text:p text:style-name="P1">IPU1_IRQ_18 </text:p>
      <text:p text:style-name="P1">N / A </text:p>
      <text:p text:style-name="P1">N / A </text:p>
      <text:p text:style-name="P1">N / A </text:p>
      <text:p text:style-name="P1">CTM_TIM_EVENT1_IRQ </text:p>
      <text:p text:style-name="P1">CTM 타이머 이벤트 (타이머 # 1) </text:p>
      <text:p text:style-name="P1">IPU1_IRQ_19 </text:p>
      <text:p text:style-name="P1">N / A </text:p>
      <text:p text:style-name="P1">N / A </text:p>
      <text:p text:style-name="P1">N / A </text:p>
      <text:p text:style-name="P1">HWSEM_M4_IRQ </text:p>
      <text:p text:style-name="P1">(각 코어에 1) 세마포어 인터럽트 </text:p>
      <text:p text:style-name="P1">IPU1_IRQ_20 </text:p>
      <text:p text:style-name="P1">N / A </text:p>
      <text:p text:style-name="P1">N / A </text:p>
      <text:p text:style-name="P1">N / A </text:p>
      <text:p text:style-name="P1">ICE_NEMU_IRQ </text:p>
      <text:p text:style-name="P1">(각 코어에 1) ICECrusher </text:p>
      <text:p text:style-name="P1">IPU1_IRQ_21 </text:p>
      <text:p text:style-name="P1">N / A </text:p>
      <text:p text:style-name="P1">N / A </text:p>
      <text:p text:style-name="P1">N / A </text:p>
      <text:p text:style-name="P1">IPU_IMP_FAULT_IRQ </text:p>
      <text:p text:style-name="P1"><text:soft-page-break/>두카티 부정확 한 오류 (상호 연결에서) </text:p>
      <text:p text:style-name="P1">IPU1_IRQ_22 </text:p>
      <text:p text:style-name="P1">N / A </text:p>
      <text:p text:style-name="P1">N / A </text:p>
      <text:p text:style-name="P1">N / A </text:p>
      <text:p text:style-name="P1">CTM_TIM_EVENT2_IRQ </text:p>
      <text:p text:style-name="P1">CTM 타이머 이벤트 (타이머 2) </text:p>
      <text:p text:style-name="P1">IPU1_IRQ_23 </text:p>
      <text:p text:style-name="P1">1 </text:p>
      <text:p text:style-name="P1">CTRL_CORE_IPU1_IRQ_23_24 <text:span text:style-name="T54">[8 : 0]</text:span> </text:p>
      <text:p text:style-name="P1">20 </text:p>
      <text:p text:style-name="P1">DISPC_IRQ </text:p>
      <text:p text:style-name="P1">디스플레이 컨트롤러 인터럽트 </text:p>
      <text:p text:style-name="P1">IPU1_IRQ_24 </text:p>
      <text:p text:style-name="P1">2 </text:p>
      <text:p text:style-name="P1">CTRL_CORE_IPU1_IRQ_23_24 <text:span text:style-name="T54">[24:16]</text:span> </text:p>
      <text:p text:style-name="P1">48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25 </text:p>
      <text:p text:style-name="P1">삼 </text:p>
      <text:p text:style-name="P1">CTRL_CORE_IPU1_IRQ_25_26 <text:span text:style-name="T54">[8 : 0]</text:span> </text:p>
      <text:p text:style-name="P1">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26 </text:p>
      <text:p text:style-name="P1">4 </text:p>
      <text:p text:style-name="P1">CTRL_CORE_IPU1_IRQ_25_26 <text:span text:style-name="T54">[24:16]</text:span> </text:p>
      <text:p text:style-name="P1">96 </text:p>
      <text:p text:style-name="P1">HDMI_IRQ </text:p>
      <text:p text:style-name="P1">HDMI 인터럽트 </text:p>
      <text:p text:style-name="P1">IPU1_IRQ_27 </text:p>
      <text:p text:style-name="P1">5 </text:p>
      <text:p text:style-name="P1">CTRL_CORE_IPU1_IRQ_27_28 <text:span text:style-name="T54">[8 : 0]</text:span> </text:p>
      <text:p text:style-name="P1">126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28 </text:p>
      <text:p text:style-name="P1"><text:soft-page-break/>6 </text:p>
      <text:p text:style-name="P1">CTRL_CORE_IPU1_IRQ_27_28 <text:span text:style-name="T54">[24:16]</text:span> </text:p>
      <text:p text:style-name="P1">127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Horizontal_20_Line"/>
      <table:table table:name="표27" table:style-name="표27">
        <table:table-column table:style-name="표27.A"/>
        <table:table-row>
          <table:table-cell table:style-name="표27.A1" office:value-type="string">
            <text:p text:style-name="P9"><text:bookmark text:name="27"/><text:span text:style-name="T11">Page 27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37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5. IPU1_Cx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</text:span> </text:p>
      <text:p text:style-name="P1"><text:span text:style-name="T8">라인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인스턴스 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IPU1_IRQ_29 </text:p>
      <text:p text:style-name="P1">7 </text:p>
      <text:p text:style-name="P1">CTRL_CORE_IPU1_IRQ_29_30 <text:span text:style-name="T54">[8 : 0]</text:span> </text:p>
      <text:p text:style-name="P1">128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30 </text:p>
      <text:p text:style-name="P1">8 </text:p>
      <text:p text:style-name="P1">CTRL_CORE_IPU1_IRQ_29_30 <text:span text:style-name="T54">[24:16]</text:span> </text:p>
      <text:p text:style-name="P1"><text:soft-page-break/>129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31 </text:p>
      <text:p text:style-name="P1">9 </text:p>
      <text:p text:style-name="P1">CTRL_CORE_IPU1_IRQ_31_32 <text:span text:style-name="T54">[8 : 0]</text:span> </text:p>
      <text:p text:style-name="P1">13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32 </text:p>
      <text:p text:style-name="P1">10 </text:p>
      <text:p text:style-name="P1">CTRL_CORE_IPU1_IRQ_31_32 <text:span text:style-name="T54">[24:16]</text:span> </text:p>
      <text:p text:style-name="P1">19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33 </text:p>
      <text:p text:style-name="P1">11 </text:p>
      <text:p text:style-name="P1">CTRL_CORE_IPU1_IRQ_33_34 <text:span text:style-name="T54">[8 : 0]</text:span> </text:p>
      <text:p text:style-name="P1">131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34 </text:p>
      <text:p text:style-name="P1">12 </text:p>
      <text:p text:style-name="P1">CTRL_CORE_IPU1_IRQ_33_34 <text:span text:style-name="T54">[24:16]</text:span> </text:p>
      <text:p text:style-name="P1">7 </text:p>
      <text:p text:style-name="P1">DMA_SYSTEM_IRQ_0 </text:p>
      <text:p text:style-name="P1">시스템 DMA는 0을 중단 </text:p>
      <text:p text:style-name="P1">IPU1_IRQ_35 </text:p>
      <text:p text:style-name="P1">13 </text:p>
      <text:p text:style-name="P1">CTRL_CORE_IPU1_IRQ_35_36 <text:span text:style-name="T54">[8 : 0]</text:span> </text:p>
      <text:p text:style-name="P1">8 </text:p>
      <text:p text:style-name="P1">DMA_SYSTEM_IRQ_1 </text:p>
      <text:p text:style-name="P1">시스템 DMA 1 인터럽트 </text:p>
      <text:p text:style-name="P1">IPU1_IRQ_36 </text:p>
      <text:p text:style-name="P1">14 </text:p>
      <text:p text:style-name="P1">CTRL_CORE_IPU1_IRQ_35_36 <text:span text:style-name="T54">[24:16]</text:span> </text:p>
      <text:p text:style-name="P1">9 </text:p>
      <text:p text:style-name="P1"><text:soft-page-break/>DMA_SYSTEM_IRQ_2 </text:p>
      <text:p text:style-name="P1">시스템 DMA 2를 중단 </text:p>
      <text:p text:style-name="P1">IPU1_IRQ_37 </text:p>
      <text:p text:style-name="P1">15 명 </text:p>
      <text:p text:style-name="P1">CTRL_CORE_IPU1_IRQ_37_38 <text:span text:style-name="T54">[8 : 0]</text:span> </text:p>
      <text:p text:style-name="P1">10 </text:p>
      <text:p text:style-name="P1">DMA_SYSTEM_IRQ_3 </text:p>
      <text:p text:style-name="P1">시스템 DMA 3를 중단 </text:p>
      <text:p text:style-name="P1">IPU1_IRQ_38 </text:p>
      <text:p text:style-name="P1">16 </text:p>
      <text:p text:style-name="P1">CTRL_CORE_IPU1_IRQ_37_38 <text:span text:style-name="T54">[24:16]</text:span> </text:p>
      <text:p text:style-name="P1">132 </text:p>
      <text:p text:style-name="P1">IVA_IRQ_MAILBOX_2 </text:p>
      <text:p text:style-name="P1">IVA 사서함 사용자 2 인터럽트 </text:p>
      <text:p text:style-name="P1">IPU1_IRQ_39 </text:p>
      <text:p text:style-name="P1">17 세 </text:p>
      <text:p text:style-name="P1">CTRL_CORE_IPU1_IRQ_39_40 <text:span text:style-name="T54">[8 : 0]</text:span> </text:p>
      <text:p text:style-name="P1">98 </text:p>
      <text:p text:style-name="P1">IVA_IRQ_SYNC_1 </text:p>
      <text:p text:style-name="P1">IVA ICONT2 동기 인터럽트 </text:p>
      <text:p text:style-name="P1">IPU1_IRQ_40 </text:p>
      <text:p text:style-name="P1">18 </text:p>
      <text:p text:style-name="P1">CTRL_CORE_IPU1_IRQ_39_40 <text:span text:style-name="T54">[24:16]</text:span> </text:p>
      <text:p text:style-name="P1">99 </text:p>
      <text:p text:style-name="P1">IVA_IRQ_SYNC_0 </text:p>
      <text:p text:style-name="P1">IVA ICONT1 동기 인터럽트 </text:p>
      <text:p text:style-name="P1">IPU1_IRQ_41 </text:p>
      <text:p text:style-name="P1">19 </text:p>
      <text:p text:style-name="P1">CTRL_CORE_IPU1_IRQ_41_42 <text:span text:style-name="T54">[8 : 0]</text:span> </text:p>
      <text:p text:style-name="P1">51 </text:p>
      <text:p text:style-name="P1">I2C1_IRQ </text:p>
      <text:p text:style-name="P1">I2C1 인터럽트 </text:p>
      <text:p text:style-name="P1">IPU1_IRQ_42 </text:p>
      <text:p text:style-name="P1">20 </text:p>
      <text:p text:style-name="P1">CTRL_CORE_IPU1_IRQ_41_42 <text:span text:style-name="T54">[24:16]</text:span> </text:p>
      <text:p text:style-name="P1">52 </text:p>
      <text:p text:style-name="P1">I2C2_IRQ </text:p>
      <text:p text:style-name="P1">I2C2 인터럽트 </text:p>
      <text:p text:style-name="P1">IPU1_IRQ_43 </text:p>
      <text:p text:style-name="P1">21 </text:p>
      <text:p text:style-name="P1">CTRL_CORE_IPU1_IRQ_43_44 <text:span text:style-name="T54">[8 : 0]</text:span> </text:p>
      <text:p text:style-name="P1"><text:soft-page-break/>56 </text:p>
      <text:p text:style-name="P1">I2C3_IRQ </text:p>
      <text:p text:style-name="P1">I2C3 인터럽트 </text:p>
      <text:p text:style-name="P1">IPU1_IRQ_44 </text:p>
      <text:p text:style-name="P1">22 개월 </text:p>
      <text:p text:style-name="P1">CTRL_CORE_IPU1_IRQ_43_44 <text:span text:style-name="T54">[24:16]</text:span> </text:p>
      <text:p text:style-name="P1">57 </text:p>
      <text:p text:style-name="P1">I2C4_IRQ </text:p>
      <text:p text:style-name="P1">I2C4 인터럽트 </text:p>
      <text:p text:style-name="P1">IPU1_IRQ_45 </text:p>
      <text:p text:style-name="P1">23 </text:p>
      <text:p text:style-name="P1">CTRL_CORE_IPU1_IRQ_45_46 <text:span text:style-name="T54">[8 : 0]</text:span> </text:p>
      <text:p text:style-name="P1">69 </text:p>
      <text:p text:style-name="P1">UART3_IRQ </text:p>
      <text:p text:style-name="P1">UART3 인터럽트 </text:p>
      <text:p text:style-name="P1">IPU1_IRQ_46 </text:p>
      <text:p text:style-name="P1">24 </text:p>
      <text:p text:style-name="P1">CTRL_CORE_IPU1_IRQ_45_46 <text:span text:style-name="T54">[24:16]</text:span> </text:p>
      <text:p text:style-name="P1">5 </text:p>
      <text:p text:style-name="P1">L3_MAIN_IRQ_APP_ERR </text:p>
      <text:p text:style-name="P1">L3_MAIN 응용 프로그램 또는 비 인한 오류 </text:p>
      <text:p text:style-name="P1">IPU1_IRQ_47 </text:p>
      <text:p text:style-name="P1">25 세 </text:p>
      <text:p text:style-name="P1">CTRL_CORE_IPU1_IRQ_47_48 <text:span text:style-name="T54">[8 : 0]</text:span> </text:p>
      <text:p text:style-name="P1">133 </text:p>
      <text:p text:style-name="P1">PRM_IRQ_IPU1 </text:p>
      <text:p text:style-name="P1">PRCM은 IPU1에 중단 </text:p>
      <text:p text:style-name="P1">IPU1_IRQ_48 </text:p>
      <text:p text:style-name="P1">26 세 </text:p>
      <text:p text:style-name="P1">CTRL_CORE_IPU1_IRQ_47_48 <text:span text:style-name="T54">[24:16]</text:span> </text:p>
      <text:p text:style-name="P1">14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49 </text:p>
      <text:p text:style-name="P1">27 </text:p>
      <text:p text:style-name="P1">CTRL_CORE_IPU1_IRQ_49_50 <text:span text:style-name="T54">[8 : 0]</text:span> </text:p>
      <text:p text:style-name="P1">66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<text:soft-page-break/>IPU1_IRQ_50 </text:p>
      <text:p text:style-name="P1">28 </text:p>
      <text:p text:style-name="P1">CTRL_CORE_IPU1_IRQ_49_50 <text:span text:style-name="T54">[24:16]</text:span> </text:p>
      <text:p text:style-name="P1">134 </text:p>
      <text:p text:style-name="P1">MAILBOX1_IRQ_USER2 </text:p>
      <text:p text:style-name="P1">사서함 1 사용자 2 인터럽트 </text:p>
      <text:p text:style-name="P1">IPU1_IRQ_51 </text:p>
      <text:p text:style-name="P1">29 </text:p>
      <text:p text:style-name="P1">CTRL_CORE_IPU1_IRQ_51_52 <text:span text:style-name="T54">[8 : 0]</text:span> </text:p>
      <text:p text:style-name="P1">24 </text:p>
      <text:p text:style-name="P1">GPIO1_IRQ_1 </text:p>
      <text:p text:style-name="P1">GPIO1 1 중단 </text:p>
      <text:p text:style-name="P1">IPU1_IRQ_52 </text:p>
      <text:p text:style-name="P1">30 </text:p>
      <text:p text:style-name="P1">CTRL_CORE_IPU1_IRQ_51_52 <text:span text:style-name="T54">[24:16]</text:span> </text:p>
      <text:p text:style-name="P1">25 세 </text:p>
      <text:p text:style-name="P1">GPIO2_IRQ_1 </text:p>
      <text:p text:style-name="P1">GPIO2 1 인터럽트 </text:p>
      <text:p text:style-name="P1">IPU1_IRQ_53 </text:p>
      <text:p text:style-name="P1">31 </text:p>
      <text:p text:style-name="P1">CTRL_CORE_IPU1_IRQ_53_54 <text:span text:style-name="T54">[8 : 0]</text:span> </text:p>
      <text:p text:style-name="P1">34 </text:p>
      <text:p text:style-name="P1">TIMER3_IRQ </text:p>
      <text:p text:style-name="P1">타이머 3 인터럽트 </text:p>
      <text:p text:style-name="P1">IPU1_IRQ_54 </text:p>
      <text:p text:style-name="P1">32 </text:p>
      <text:p text:style-name="P1">CTRL_CORE_IPU1_IRQ_53_54 <text:span text:style-name="T54">[24:16]</text:span> </text:p>
      <text:p text:style-name="P1">35 세 </text:p>
      <text:p text:style-name="P1">TIMER4_IRQ </text:p>
      <text:p text:style-name="P1">타이머 4 인터럽트 </text:p>
      <text:p text:style-name="P1">IPU1_IRQ_55 </text:p>
      <text:p text:style-name="P1">33 </text:p>
      <text:p text:style-name="P1">CTRL_CORE_IPU1_IRQ_55_56 <text:span text:style-name="T54">[8 : 0]</text:span> </text:p>
      <text:p text:style-name="P1">40 </text:p>
      <text:p text:style-name="P1">TIMER9_IRQ </text:p>
      <text:p text:style-name="P1">TIMER9 인터럽트 </text:p>
      <text:p text:style-name="Horizontal_20_Line"/>
      <table:table table:name="표28" table:style-name="표28">
        <table:table-column table:style-name="표28.A"/>
        <table:table-row>
          <table:table-cell table:style-name="표28.A1" office:value-type="string">
            <text:p text:style-name="P9"><text:bookmark text:name="28"/><text:span text:style-name="T11">Page 28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38 </text:p>
      <text:p text:style-name="P1"><text:soft-page-break/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5. IPU1_Cx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</text:span> </text:p>
      <text:p text:style-name="P1"><text:span text:style-name="T8">라인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인스턴스 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(2) </text:p>
      <text:p text:style-name="P1">USB3는 장치의 가족에서 지원되지 않습니다. </text:p>
      <text:p text:style-name="P1">IPU1_IRQ_56 </text:p>
      <text:p text:style-name="P1">34 </text:p>
      <text:p text:style-name="P1">CTRL_CORE_IPU1_IRQ_55_56 <text:span text:style-name="T54">[24:16]</text:span> </text:p>
      <text:p text:style-name="P1">42 </text:p>
      <text:p text:style-name="P1">TIMER11_IRQ </text:p>
      <text:p text:style-name="P1">TIMER11 인터럽트 </text:p>
      <text:p text:style-name="P1">IPU1_IRQ_57 </text:p>
      <text:p text:style-name="P1">35 세 </text:p>
      <text:p text:style-name="P1">CTRL_CORE_IPU1_IRQ_57_58 <text:span text:style-name="T54">[8 : 0]</text:span> </text:p>
      <text:p text:style-name="P1">60 </text:p>
      <text:p text:style-name="P1">MCSPI1_IRQ </text:p>
      <text:p text:style-name="P1">McSPI1 인터럽트 </text:p>
      <text:p text:style-name="P1">IPU1_IRQ_58 </text:p>
      <text:p text:style-name="P1">36 </text:p>
      <text:p text:style-name="P1">CTRL_CORE_IPU1_IRQ_57_58 <text:span text:style-name="T54">[24:16]</text:span> </text:p>
      <text:p text:style-name="P1">61 번 </text:p>
      <text:p text:style-name="P1">MCSPI2_IRQ </text:p>
      <text:p text:style-name="P1">McSPI2 인터럽트 </text:p>
      <text:p text:style-name="P1">IPU1_IRQ_59 </text:p>
      <text:p text:style-name="P1">37 세 </text:p>
      <text:p text:style-name="P1"><text:soft-page-break/>CTRL_CORE_IPU1_IRQ_59_60 <text:span text:style-name="T54">[8 : 0]</text:span> </text:p>
      <text:p text:style-name="P1">5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60 </text:p>
      <text:p text:style-name="P1">38 세 </text:p>
      <text:p text:style-name="P1">CTRL_CORE_IPU1_IRQ_59_60 <text:span text:style-name="T54">[24:16]</text:span> </text:p>
      <text:p text:style-name="P1">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61 </text:p>
      <text:p text:style-name="P1">39 </text:p>
      <text:p text:style-name="P1">CTRL_CORE_IPU1_IRQ_61_62 <text:span text:style-name="T54">[8 : 0]</text:span> </text:p>
      <text:p text:style-name="P1">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62 </text:p>
      <text:p text:style-name="P1">40 </text:p>
      <text:p text:style-name="P1">CTRL_CORE_IPU1_IRQ_61_62 <text:span text:style-name="T54">[24:16]</text:span> </text:p>
      <text:p text:style-name="P1">22 개월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63 </text:p>
      <text:p text:style-name="P1">41 </text:p>
      <text:p text:style-name="P1">CTRL_CORE_IPU1_IRQ_63_64 <text:span text:style-name="T54">[8 : 0]</text:span> </text:p>
      <text:p text:style-name="P1">83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64 </text:p>
      <text:p text:style-name="P1">42 </text:p>
      <text:p text:style-name="P1">CTRL_CORE_IPU1_IRQ_63_64 <text:span text:style-name="T54">[24:16]</text:span> </text:p>
      <text:p text:style-name="P1">108 </text:p>
      <text:p text:style-name="P1">DMM_IRQ </text:p>
      <text:p text:style-name="P1">DMM은 중단 </text:p>
      <text:p text:style-name="P1">IPU1_IRQ_65 </text:p>
      <text:p text:style-name="P1"><text:soft-page-break/>43 </text:p>
      <text:p text:style-name="P1">CTRL_CORE_IPU1_IRQ_65_66 <text:span text:style-name="T54">[8 : 0]</text:span> </text:p>
      <text:p text:style-name="P1">120 </text:p>
      <text:p text:style-name="P1">BB2D_IRQ </text:p>
      <text:p text:style-name="P1">BB2D 인터럽트 </text:p>
      <text:p text:style-name="P1">IPU1_IRQ_66 </text:p>
      <text:p text:style-name="P1">44 </text:p>
      <text:p text:style-name="P1">CTRL_CORE_IPU1_IRQ_65_66 <text:span text:style-name="T54">[24:16]</text:span> </text:p>
      <text:p text:style-name="P1">78 </text:p>
      <text:p text:style-name="P1">MMC1_IRQ </text:p>
      <text:p text:style-name="P1">MMC1 인터럽트 </text:p>
      <text:p text:style-name="P1">IPU1_IRQ_67 </text:p>
      <text:p text:style-name="P1">45 </text:p>
      <text:p text:style-name="P1">CTRL_CORE_IPU1_IRQ_67_68 <text:span text:style-name="T54">[8 : 0]</text:span> </text:p>
      <text:p text:style-name="P1">81 </text:p>
      <text:p text:style-name="P1">MMC2_IRQ </text:p>
      <text:p text:style-name="P1">MMC2 인터럽트 </text:p>
      <text:p text:style-name="P1">IPU1_IRQ_68 </text:p>
      <text:p text:style-name="P1">46 </text:p>
      <text:p text:style-name="P1">CTRL_CORE_IPU1_IRQ_67_68 <text:span text:style-name="T54">[24:16]</text:span> </text:p>
      <text:p text:style-name="P1">89 </text:p>
      <text:p text:style-name="P1">MMC3_IRQ </text:p>
      <text:p text:style-name="P1">MMC3 인터럽트 </text:p>
      <text:p text:style-name="P1">IPU1_IRQ_69 </text:p>
      <text:p text:style-name="P1">47 </text:p>
      <text:p text:style-name="P1">CTRL_CORE_IPU1_IRQ_69_70 <text:span text:style-name="T54">[8 : 0]</text:span> </text:p>
      <text:p text:style-name="P1">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70 </text:p>
      <text:p text:style-name="P1">48 </text:p>
      <text:p text:style-name="P1">CTRL_CORE_IPU1_IRQ_69_70 <text:span text:style-name="T54">[24:16]</text:span> </text:p>
      <text:p text:style-name="P1">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71 </text:p>
      <text:p text:style-name="P1">49 </text:p>
      <text:p text:style-name="P1">CTRL_CORE_IPU1_IRQ_71_72 <text:span text:style-name="T54">[8 : 0]</text:span> </text:p>
      <text:p text:style-name="P1">119 번 </text:p>
      <text:p text:style-name="P1"><text:soft-page-break/>예약석 </text:p>
      <text:p text:style-name="P1">기본적으로 예약 만에 다시 매핑 할 수 있습니다 </text:p>
      <text:p text:style-name="P1">유효한 인터럽트 소스 </text:p>
      <text:p text:style-name="P1">IPU1_IRQ_72 </text:p>
      <text:p text:style-name="P1">50 </text:p>
      <text:p text:style-name="P1">CTRL_CORE_IPU1_IRQ_71_72 <text:span text:style-name="T54">[24:16]</text:span> </text:p>
      <text:p text:style-name="P1">118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73 </text:p>
      <text:p text:style-name="P1">51 </text:p>
      <text:p text:style-name="P1">CTRL_CORE_IPU1_IRQ_73_74 <text:span text:style-name="T54">[8 : 0]</text:span> </text:p>
      <text:p text:style-name="P1">72 </text:p>
      <text:p text:style-name="P1">USB1_IRQ_INTR1 </text:p>
      <text:p text:style-name="P1">USB1 1 중단 </text:p>
      <text:p text:style-name="P1">IPU1_IRQ_74 </text:p>
      <text:p text:style-name="P1">52 </text:p>
      <text:p text:style-name="P1">CTRL_CORE_IPU1_IRQ_73_74 <text:span text:style-name="T54">[24:16]</text:span> </text:p>
      <text:p text:style-name="P1">73 </text:p>
      <text:p text:style-name="P1">USB2_IRQ_INTR0 </text:p>
      <text:p text:style-name="P1">USB2 0 중단 </text:p>
      <text:p text:style-name="P1">IPU1_IRQ_75 </text:p>
      <text:p text:style-name="P1">53 </text:p>
      <text:p text:style-name="P1">CTRL_CORE_IPU1_IRQ_75_76 <text:span text:style-name="T54">[8 : 0]</text:span> </text:p>
      <text:p text:style-name="P1">117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1_IRQ_76 </text:p>
      <text:p text:style-name="P1">54 </text:p>
      <text:p text:style-name="P1">CTRL_CORE_IPU1_IRQ_75_76 <text:span text:style-name="T54">[24:16]</text:span> </text:p>
      <text:p text:style-name="P1">87 </text:p>
      <text:p text:style-name="P1">USB2_IRQ_INTR1 </text:p>
      <text:p text:style-name="P1">USB2 1 인터럽트 </text:p>
      <text:p text:style-name="P1">IPU1_IRQ_77 </text:p>
      <text:p text:style-name="P1">55 세 </text:p>
      <text:p text:style-name="P1">CTRL_CORE_IPU1_IRQ_77_78 <text:span text:style-name="T54">[8 : 0]</text:span> </text:p>
      <text:p text:style-name="P1">88 </text:p>
      <text:p text:style-name="P1">USB3_IRQ_INTR0 <text:span text:style-name="T31">(2)</text:span> </text:p>
      <text:p text:style-name="P1">USB3 0 중단 </text:p>
      <text:p text:style-name="P1"><text:soft-page-break/>IPU1_IRQ_78 </text:p>
      <text:p text:style-name="P1">56 </text:p>
      <text:p text:style-name="P1">CTRL_CORE_IPU1_IRQ_77_78 <text:span text:style-name="T54">[24:16]</text:span> </text:p>
      <text:p text:style-name="P1">62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Horizontal_20_Line"/>
      <table:table table:name="표29" table:style-name="표29">
        <table:table-column table:style-name="표29.A"/>
        <table:table-row>
          <table:table-cell table:style-name="표29.A1" office:value-type="string">
            <text:p text:style-name="P9"><text:bookmark text:name="29"/><text:span text:style-name="T11">Page 29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39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5. IPU1_Cx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</text:span> </text:p>
      <text:p text:style-name="P1"><text:span text:style-name="T8">라인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인스턴스 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IPU1_IRQ_79 </text:p>
      <text:p text:style-name="P1">57 </text:p>
      <text:p text:style-name="P1">CTRL_CORE_IPU1_IRQ_79_80 <text:span text:style-name="T54">[8 : 0]</text:span> </text:p>
      <text:p text:style-name="P1">63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20"><text:span text:style-name="T8">참고 </text:span><text:span text:style-name="T1">:</text:span> 예외<text:span text:style-name="T96">Exceptions</text:span>/인터럽트<text:span text:style-name="T96">interrupts</text:span> IPU1_IRQ_ [15 : 0]들은 <text:span text:style-name="T96">Cortex-</text:span>M4 <text:span text:style-name="T96">Core에 대해 모두</text:span> 내부입니다. 예외 / 인터럽트 IPU1_IRQ_[79:16]들은 <text:span text:style-name="T96">Cortex-</text:span>M4 <text:span text:style-name="T96">Core에 대해 모두</text:span> 외부입니다 - 그 첫 번째 <text:soft-page-break/><text:span text:style-name="T96">Cortex-</text:span>M4 외부 인터럽트가 IPU1_IRQ_16 (예외 # 16), 마지막 (예순 네번째) <text:span text:style-name="T96">Cortex-M4</text:span> 외부 인터럽트는 IPU1_IRQ_79 (예외 # 79)에 매핑됩니다. </text:p>
      <text:p text:style-name="P1"><text:span text:style-name="T96">Cortex-</text:span>M4 예외 유형에 대한 자세한 내용은 <text:span text:style-name="T96">ARM</text:span> Cortex®-M4 장치 일반 사용자 가이드를 참조 </text:p>
      <text:p text:style-name="P1"><text:span text:style-name="T96">(</text:span><text:a xlink:type="simple" xlink:href="https://translate.google.com/translate?hl=ko&amp;prev=_t&amp;sl=en&amp;tl=ko&amp;u=http://infocenter.arm.com/help/index.jsp" text:style-name="Internet_20_link" text:visited-style-name="Visited_20_Internet_20_Link">http://infocenter.arm.com/help/index.jsp </text:a><text:span text:style-name="T54">).</text:span> </text:p>
      <text:p text:style-name="P21"><text:span text:style-name="T8">참고 </text:span><text:span text:style-name="T1">:</text:span> <text:s/><text:a xlink:type="simple" xlink:href="https://translate.googleusercontent.com/translate_f#8" text:style-name="Internet_20_link" text:visited-style-name="Visited_20_Internet_20_Link"><text:span text:style-name="T29">표 17-</text:span></text:a><text:span text:style-name="T40">5</text:span><text:span text:style-name="T34">의 </text:span>" <text:span text:style-name="T1">IRQ_CROSSBAR </text:span><text:span text:style-name="T8">기본 입력 인덱스</text:span>" 열은 해당 IRQ_CROSSBAR 인스턴스의 어느 입력이 기본적으로 그 출력(그리고 그 대응 IPU1_Cx_INTC 입력에 연결 <text:span text:style-name="T81">routed</text:span>)에 매핑되는지 보여줍니다. 즉, IPU1_Cx_INTC <text:s/>입력에 장치 인터럽트 매핑 제어하는데 사용되는 CTRL_CORE_<text:span text:style-name="T97">IPU1</text:span>_IRQ_y_z 레지스터 비트 필드의 기본 <text:span text:style-name="T79">(reset)</text:span> 값 <text:span text:style-name="T79">(십진수)을 이 컬럼이 특정한다. </text:span>예를 들어, IPU1_IRQ_23_24 [8 : 0] 비트 필드는 어느 장치 인터럽트가 IPU1_IRQ_23 라인에 매핑되는지를 설정하기 위해서 사용된다. 이 비트 필드의 리셋 값은 <text:span text:style-name="T80">0x1이며,</text:span> IRQ_CROSSBAR_<text:span text:style-name="T97">20</text:span> 입력에 연결되기에 DISPC_IRQ는 기본적으로 IPU1_IRQ_23 에 매핑 될 것이라는 의미이다. </text:p>
      <text:p text:style-name="P21"><text:span text:style-name="T83">이 칼럼에서 'N / A'는 해당 인터럽트가 </text:span><text:span text:style-name="T87">IPU1</text:span><text:span text:style-name="T83"> 서브 시스템 내부에 있다는 것을 의미한다. 관련 IPU1_Cx_INTC 입력 라인에 전용 IRQ_CROSSBAR는 없으며, 따라서, 사용자는 디폴트 매핑을 변경할 수 없다.</text:span><text:span text:style-name="T8"> </text:span></text:p>
      <text:p text:style-name="P1"/>
      <text:p text:style-name="P1">CTRL_CORE_IPU1_IRQ_y_z 레지스터는 IPU1 서브 시스템에서 양쪽 NVIC들에 대한 IRQ_CROSSBAR 설정을 제어합니다. 즉, IPU1의 NVIC들의 같은 인터럽트 입력에 다른 인터럽트를 매핑하는 것은 가능하지 않습니다. </text:p>
      <text:p text:style-name="P22"><text:span text:style-name="T18"/></text:p>
      <text:p text:style-name="P22"><text:span text:style-name="T18">17.3.5 IPU2_Cx_INTC</text:span><text:span text:style-name="T14">에 인터럽트 요청</text:span> </text:p>
      <text:p text:style-name="P1"><text:span text:style-name="T8">참고 </text:span><text:span text:style-name="T1">:</text:span> IPU2 서브 시스템은 IVA-HD 지원 전용이고 다른 처리를 위해 사용할 수 없습니다.</text:p>
      <text:p text:style-name="P23"><text:a xlink:type="simple" xlink:href="https://translate.googleusercontent.com/translate_f#20" text:style-name="Internet_20_link" text:visited-style-name="Visited_20_Internet_20_Link">표 17-</text:a><text:a xlink:type="simple" xlink:href="https://translate.googleusercontent.com/translate_f#20" text:style-name="Internet_20_link" text:visited-style-name="Visited_20_Internet_20_Link"><text:span text:style-name="T98">6</text:span></text:a><text:a xlink:type="simple" xlink:href="https://translate.googleusercontent.com/translate_f#20" text:style-name="Internet_20_link" text:visited-style-name="Visited_20_Internet_20_Link">는 </text:a><text:span text:style-name="T54">IPU</text:span><text:span text:style-name="T58">2</text:span><text:span text:style-name="T54">_Cx_INTC의 기본 인터럽트 소스를 나열합니다. 또한, IPU</text:span><text:span text:style-name="T58">2</text:span><text:span text:style-name="T54">_IRQ_79 통해 IPU</text:span><text:span text:style-name="T58">2</text:span><text:span text:style-name="T54">_IRQ_23인터럽트는, </text:span><text:a xlink:type="simple" xlink:href="https://translate.googleusercontent.com/translate_f#47" text:style-name="Internet_20_link" text:visited-style-name="Visited_20_Internet_20_Link"><text:span text:style-name="T29">표 17-13</text:span></text:a><text:span text:style-name="T37">에 나열된 420 다중화 장치 인터럽트 중 하나에서 </text:span><text:span text:style-name="T39">IPU</text:span><text:span text:style-name="T41">2</text:span><text:span text:style-name="T37">의 IRQ_CROSSBAR을 통해,</text:span><text:span text:style-name="T54"> 대안으로 </text:span><text:span text:style-name="T57">sourced될 수 있다</text:span>. 제어 모듈에 CTRL_CORE_<text:span text:style-name="T96">IPU2</text:span>_IRQ_y_z 레지스터는 기본 인터럽트와 다중 인터럽트 중 선택하기 위해 사용됩니다. </text:p>
      <text:p text:style-name="P1"/>
      <text:p text:style-name="Horizontal_20_Line"/>
      <table:table table:name="표30" table:style-name="표30">
        <table:table-column table:style-name="표30.A"/>
        <table:table-row>
          <table:table-cell table:style-name="표30.A1" office:value-type="string">
            <text:p text:style-name="P9"><text:bookmark text:name="30"/><text:span text:style-name="T11">Page 30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40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(1) </text:p>
      <text:p text:style-name="P1">이 열은 해당 예외 유형의 수를 표시합니다. </text:p>
      <text:p text:style-name="P1"><text:span text:style-name="T8">표 </text:span><text:span text:style-name="T1">17-6. IPU2_Cx_INTC </text:span><text:span text:style-name="T8">기본 인터럽트 매핑</text:span> </text:p>
      <text:p text:style-name="P1"><text:span text:style-name="T1">IRQ </text:span><text:span text:style-name="T8">입력</text:span> </text:p>
      <text:p text:style-name="P1"><text:soft-page-break/><text:span text:style-name="T8">라인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인스턴스 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IPU2_IRQ_0 </text:p>
      <text:p text:style-name="P1">N / A </text:p>
      <text:p text:style-name="P1">N / A </text:p>
      <text:p text:style-name="P1">N / A </text:p>
      <text:p text:style-name="P1">예약석 </text:p>
      <text:p text:style-name="P1">예외 벡터 테이블에서 MSP 초기 값 </text:p>
      <text:p text:style-name="P1">IPU2_IRQ_1 </text:p>
      <text:p text:style-name="P1">N / A </text:p>
      <text:p text:style-name="P1">N / A </text:p>
      <text:p text:style-name="P1">N / A </text:p>
      <text:p text:style-name="P1">RESET_IRQ </text:p>
      <text:p text:style-name="P1">다시 놓기 </text:p>
      <text:p text:style-name="P1">IPU2_IRQ_2 </text:p>
      <text:p text:style-name="P1">N / A </text:p>
      <text:p text:style-name="P1">N / A </text:p>
      <text:p text:style-name="P1">N / A </text:p>
      <text:p text:style-name="P1">NMI_IRQ </text:p>
      <text:p text:style-name="P1">(nmin_dsp에서 외부 NMI 입력 중단 </text:p>
      <text:p text:style-name="P1">장치 패드) </text:p>
      <text:p text:style-name="P1">IPU2_IRQ_3 </text:p>
      <text:p text:style-name="P1">N / A </text:p>
      <text:p text:style-name="P1">N / A </text:p>
      <text:p text:style-name="P1">N / A </text:p>
      <text:p text:style-name="P1">HARD_FAULT_IRQ </text:p>
      <text:p text:style-name="P1">모든 장애 상태, 결함 핸들, 그렇지 않으면 </text:p>
      <text:p text:style-name="P1">사용 가능한 </text:p>
      <text:p text:style-name="P1">IPU2_IRQ_4 </text:p>
      <text:p text:style-name="P1">N / A </text:p>
      <text:p text:style-name="P1"><text:soft-page-break/>N / A </text:p>
      <text:p text:style-name="P1">N / A </text:p>
      <text:p text:style-name="P1">MEM_MANAGE_FAULT_IRQ </text:p>
      <text:p text:style-name="P1">메모리 관리 장애; 불법 액세스 </text:p>
      <text:p text:style-name="P1">위치들 </text:p>
      <text:p text:style-name="P1">IPU2_IRQ_5 </text:p>
      <text:p text:style-name="P1">N / A </text:p>
      <text:p text:style-name="P1">N / A </text:p>
      <text:p text:style-name="P1">N / A </text:p>
      <text:p text:style-name="P1">BUS_FAULT_IRQ </text:p>
      <text:p text:style-name="P1">(AHB의 INTF)에 버스 오류 </text:p>
      <text:p text:style-name="P1">IPU2_IRQ_6 </text:p>
      <text:p text:style-name="P1">N / A </text:p>
      <text:p text:style-name="P1">N / A </text:p>
      <text:p text:style-name="P1">N / A </text:p>
      <text:p text:style-name="P1">USAGE_FAULT_IRQ </text:p>
      <text:p text:style-name="P1">프로그램 오류 </text:p>
      <text:p text:style-name="P1">IPU2_IRQ_7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IPU2_IRQ_8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IPU2_IRQ_9 </text:p>
      <text:p text:style-name="P1">없음 </text:p>
      <text:p text:style-name="P1">N / A </text:p>
      <text:p text:style-name="P1">N / A </text:p>
      <text:p text:style-name="P1">예약석 </text:p>
      <text:p text:style-name="P1">예약석 </text:p>
      <text:p text:style-name="P1">IPU2_IRQ_10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<text:soft-page-break/>IPU2_IRQ_11 </text:p>
      <text:p text:style-name="P1">N / A </text:p>
      <text:p text:style-name="P1">N / A </text:p>
      <text:p text:style-name="P1">N / A </text:p>
      <text:p text:style-name="P1">SV_CALL_IRQ </text:p>
      <text:p text:style-name="P1">서비스 시스템 콜 </text:p>
      <text:p text:style-name="P1">IPU2_IRQ_12 </text:p>
      <text:p text:style-name="P1">N / A </text:p>
      <text:p text:style-name="P1">N / A </text:p>
      <text:p text:style-name="P1">N / A </text:p>
      <text:p text:style-name="P1">DEBUG_MON_IRQ </text:p>
      <text:p text:style-name="P1">BP, WP 또는 외부 디버그 REQ. </text:p>
      <text:p text:style-name="P1">IPU2_IRQ_13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IPU2_IRQ_14 </text:p>
      <text:p text:style-name="P1">N / A </text:p>
      <text:p text:style-name="P1">N / A </text:p>
      <text:p text:style-name="P1">N / A </text:p>
      <text:p text:style-name="P1">PEND_SV_IRQ </text:p>
      <text:p text:style-name="P1">시스템 장치에 대한 Pendable 요청 </text:p>
      <text:p text:style-name="P1">IPU2_IRQ_15 </text:p>
      <text:p text:style-name="P1">N / A </text:p>
      <text:p text:style-name="P1">N / A </text:p>
      <text:p text:style-name="P1">N / A </text:p>
      <text:p text:style-name="P1">SYS_TICK_TIMER_IRQ </text:p>
      <text:p text:style-name="P1">시스템 틱 타이머 </text:p>
      <text:p text:style-name="P1">IPU2_IRQ_16 </text:p>
      <text:p text:style-name="P1">N / A </text:p>
      <text:p text:style-name="P1">N / A </text:p>
      <text:p text:style-name="P1">N / A </text:p>
      <text:p text:style-name="P1">XLATE_MMU_FAULT_IRQ </text:p>
      <text:p text:style-name="P1">xlate_mmu_fault (L2 MMU에서) </text:p>
      <text:p text:style-name="P1">IPU2_IRQ_17 </text:p>
      <text:p text:style-name="P1">N / A </text:p>
      <text:p text:style-name="P1">N / A </text:p>
      <text:p text:style-name="P1">N / A </text:p>
      <text:p text:style-name="P1">UNICACHE_MMU_IRQ </text:p>
      <text:p text:style-name="P1"><text:soft-page-break/>Unicache 또는 MMU 유지 보수 완료 </text:p>
      <text:p text:style-name="P1">IPU2_IRQ_18 </text:p>
      <text:p text:style-name="P1">N / A </text:p>
      <text:p text:style-name="P1">N / A </text:p>
      <text:p text:style-name="P1">N / A </text:p>
      <text:p text:style-name="P1">CTM_TIM_EVENT1_IRQ </text:p>
      <text:p text:style-name="P1">CTM 타이머 이벤트 (타이머 # 1) </text:p>
      <text:p text:style-name="P1">IPU2_IRQ_19 </text:p>
      <text:p text:style-name="P1">N / A </text:p>
      <text:p text:style-name="P1">N / A </text:p>
      <text:p text:style-name="P1">N / A </text:p>
      <text:p text:style-name="P1">HWSEM_M4_IRQ </text:p>
      <text:p text:style-name="P1">(각 코어에 1) 세마포어 인터럽트 </text:p>
      <text:p text:style-name="P1">IPU2_IRQ_20 </text:p>
      <text:p text:style-name="P1">N / A </text:p>
      <text:p text:style-name="P1">N / A </text:p>
      <text:p text:style-name="P1">N / A </text:p>
      <text:p text:style-name="P1">ICE_NEMU_IRQ </text:p>
      <text:p text:style-name="P1">(각 코어에 1) ICECrusher </text:p>
      <text:p text:style-name="P1">IPU2_IRQ_21 </text:p>
      <text:p text:style-name="P1">N / A </text:p>
      <text:p text:style-name="P1">N / A </text:p>
      <text:p text:style-name="P1">N / A </text:p>
      <text:p text:style-name="P1">IPU_IMP_FAULT_IRQ </text:p>
      <text:p text:style-name="P1">두카티 부정확 한 오류 (상호 연결에서) </text:p>
      <text:p text:style-name="P1">IPU2_IRQ_22 </text:p>
      <text:p text:style-name="P1">N / A </text:p>
      <text:p text:style-name="P1">N / A </text:p>
      <text:p text:style-name="P1">N / A </text:p>
      <text:p text:style-name="P1">CTM_TIM_EVENT2_IRQ </text:p>
      <text:p text:style-name="P1">CTM 타이머 이벤트 (타이머 2) </text:p>
      <text:p text:style-name="P1">IPU2_IRQ_23 </text:p>
      <text:p text:style-name="P1">1 </text:p>
      <text:p text:style-name="P1">CTRL_CORE_IPU2_IRQ_23_24 <text:span text:style-name="T54">[8 : 0]</text:span> </text:p>
      <text:p text:style-name="P1">20 </text:p>
      <text:p text:style-name="P1">DISPC_IRQ </text:p>
      <text:p text:style-name="P1">디스플레이 컨트롤러 인터럽트 </text:p>
      <text:p text:style-name="P1">IPU2_IRQ_24 </text:p>
      <text:p text:style-name="P1">2 </text:p>
      <text:p text:style-name="P1">CTRL_CORE_IPU2_IRQ_23_24 <text:span text:style-name="T54">[24:16]</text:span> </text:p>
      <text:p text:style-name="P1">48 </text:p>
      <text:p text:style-name="P1"><text:soft-page-break/>예약석 </text:p>
      <text:p text:style-name="P1">기본적으로 예약 만에 다시 매핑 할 수 있습니다 </text:p>
      <text:p text:style-name="P1">유효한 인터럽트 소스 </text:p>
      <text:p text:style-name="P1">IPU2_IRQ_25 </text:p>
      <text:p text:style-name="P1">삼 </text:p>
      <text:p text:style-name="P1">CTRL_CORE_IPU2_IRQ_25_26 <text:span text:style-name="T54">[8 : 0]</text:span> </text:p>
      <text:p text:style-name="P1">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26 </text:p>
      <text:p text:style-name="P1">4 </text:p>
      <text:p text:style-name="P1">CTRL_CORE_IPU2_IRQ_25_26 <text:span text:style-name="T54">[24:16]</text:span> </text:p>
      <text:p text:style-name="P1">96 </text:p>
      <text:p text:style-name="P1">HDMI_IRQ </text:p>
      <text:p text:style-name="P1">HDMI 인터럽트 </text:p>
      <text:p text:style-name="Horizontal_20_Line"/>
      <table:table table:name="표31" table:style-name="표31">
        <table:table-column table:style-name="표31.A"/>
        <table:table-row>
          <table:table-cell table:style-name="표31.A1" office:value-type="string">
            <text:p text:style-name="P9"><text:bookmark text:name="31"/><text:span text:style-name="T11">Page 31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41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6. IPU2_Cx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</text:span> </text:p>
      <text:p text:style-name="P1"><text:span text:style-name="T8">라인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인스턴스 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<text:soft-page-break/>IPU2_IRQ_27 </text:p>
      <text:p text:style-name="P1">5 </text:p>
      <text:p text:style-name="P1">CTRL_CORE_IPU2_IRQ_27_28 <text:span text:style-name="T54">[8 : 0]</text:span> </text:p>
      <text:p text:style-name="P1">126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28 </text:p>
      <text:p text:style-name="P1">6 </text:p>
      <text:p text:style-name="P1">CTRL_CORE_IPU2_IRQ_27_28 <text:span text:style-name="T54">[24:16]</text:span> </text:p>
      <text:p text:style-name="P1">127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29 </text:p>
      <text:p text:style-name="P1">7 </text:p>
      <text:p text:style-name="P1">CTRL_CORE_IPU2_IRQ_29_30 <text:span text:style-name="T54">[8 : 0]</text:span> </text:p>
      <text:p text:style-name="P1">128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30 </text:p>
      <text:p text:style-name="P1">8 </text:p>
      <text:p text:style-name="P1">CTRL_CORE_IPU2_IRQ_29_30 <text:span text:style-name="T54">[24:16]</text:span> </text:p>
      <text:p text:style-name="P1">129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31 </text:p>
      <text:p text:style-name="P1">9 </text:p>
      <text:p text:style-name="P1">CTRL_CORE_IPU2_IRQ_31_32 <text:span text:style-name="T54">[8 : 0]</text:span> </text:p>
      <text:p text:style-name="P1">13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32 </text:p>
      <text:p text:style-name="P1">10 </text:p>
      <text:p text:style-name="P1">CTRL_CORE_IPU2_IRQ_31_32 <text:span text:style-name="T54">[24:16]</text:span> </text:p>
      <text:p text:style-name="P1">19 </text:p>
      <text:p text:style-name="P1">예약석 </text:p>
      <text:p text:style-name="P1"><text:soft-page-break/>기본적으로 예약 만에 다시 매핑 할 수 있습니다 </text:p>
      <text:p text:style-name="P1">유효한 인터럽트 소스 </text:p>
      <text:p text:style-name="P1">IPU2_IRQ_33 </text:p>
      <text:p text:style-name="P1">11 </text:p>
      <text:p text:style-name="P1">CTRL_CORE_IPU2_IRQ_33_34 <text:span text:style-name="T54">[8 : 0]</text:span> </text:p>
      <text:p text:style-name="P1">131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34 </text:p>
      <text:p text:style-name="P1">12 </text:p>
      <text:p text:style-name="P1">CTRL_CORE_IPU2_IRQ_33_34 <text:span text:style-name="T54">[24:16]</text:span> </text:p>
      <text:p text:style-name="P1">7 </text:p>
      <text:p text:style-name="P1">DMA_SYSTEM_IRQ_0 </text:p>
      <text:p text:style-name="P1">시스템 DMA는 0을 중단 </text:p>
      <text:p text:style-name="P1">IPU2_IRQ_35 </text:p>
      <text:p text:style-name="P1">13 </text:p>
      <text:p text:style-name="P1">CTRL_CORE_IPU2_IRQ_35_36 <text:span text:style-name="T54">[8 : 0]</text:span> </text:p>
      <text:p text:style-name="P1">8 </text:p>
      <text:p text:style-name="P1">DMA_SYSTEM_IRQ_1 </text:p>
      <text:p text:style-name="P1">시스템 DMA 1 인터럽트 </text:p>
      <text:p text:style-name="P1">IPU2_IRQ_36 </text:p>
      <text:p text:style-name="P1">14 </text:p>
      <text:p text:style-name="P1">CTRL_CORE_IPU2_IRQ_35_36 <text:span text:style-name="T54">[24:16]</text:span> </text:p>
      <text:p text:style-name="P1">9 </text:p>
      <text:p text:style-name="P1">DMA_SYSTEM_IRQ_2 </text:p>
      <text:p text:style-name="P1">시스템 DMA 2를 중단 </text:p>
      <text:p text:style-name="P1">IPU2_IRQ_37 </text:p>
      <text:p text:style-name="P1">15 명 </text:p>
      <text:p text:style-name="P1">CTRL_CORE_IPU2_IRQ_37_38 <text:span text:style-name="T54">[8 : 0]</text:span> </text:p>
      <text:p text:style-name="P1">10 </text:p>
      <text:p text:style-name="P1">DMA_SYSTEM_IRQ_3 </text:p>
      <text:p text:style-name="P1">시스템 DMA 3를 중단 </text:p>
      <text:p text:style-name="P1">IPU2_IRQ_38 </text:p>
      <text:p text:style-name="P1">16 </text:p>
      <text:p text:style-name="P1">CTRL_CORE_IPU2_IRQ_37_38 <text:span text:style-name="T54">[24:16]</text:span> </text:p>
      <text:p text:style-name="P1">132 </text:p>
      <text:p text:style-name="P1">IVA_IRQ_MAILBOX_2 </text:p>
      <text:p text:style-name="P1">IVA 사서함 사용자 2 인터럽트 </text:p>
      <text:p text:style-name="P1">IPU2_IRQ_39 </text:p>
      <text:p text:style-name="P1">17 세 </text:p>
      <text:p text:style-name="P1"><text:soft-page-break/>CTRL_CORE_IPU2_IRQ_39_40 <text:span text:style-name="T54">[8 : 0]</text:span> </text:p>
      <text:p text:style-name="P1">98 </text:p>
      <text:p text:style-name="P1">IVA_IRQ_SYNC_1 </text:p>
      <text:p text:style-name="P1">IVA ICONT2 동기 인터럽트 </text:p>
      <text:p text:style-name="P1">IPU2_IRQ_40 </text:p>
      <text:p text:style-name="P1">18 </text:p>
      <text:p text:style-name="P1">CTRL_CORE_IPU2_IRQ_39_40 <text:span text:style-name="T54">[24:16]</text:span> </text:p>
      <text:p text:style-name="P1">99 </text:p>
      <text:p text:style-name="P1">IVA_IRQ_SYNC_0 </text:p>
      <text:p text:style-name="P1">IVA ICONT1 동기 인터럽트 </text:p>
      <text:p text:style-name="P1">IPU2_IRQ_41 </text:p>
      <text:p text:style-name="P1">19 </text:p>
      <text:p text:style-name="P1">CTRL_CORE_IPU2_IRQ_41_42 <text:span text:style-name="T54">[8 : 0]</text:span> </text:p>
      <text:p text:style-name="P1">51 </text:p>
      <text:p text:style-name="P1">I2C1_IRQ </text:p>
      <text:p text:style-name="P1">I2C1 인터럽트 </text:p>
      <text:p text:style-name="P1">IPU2_IRQ_42 </text:p>
      <text:p text:style-name="P1">20 </text:p>
      <text:p text:style-name="P1">CTRL_CORE_IPU2_IRQ_41_42 <text:span text:style-name="T54">[24:16]</text:span> </text:p>
      <text:p text:style-name="P1">52 </text:p>
      <text:p text:style-name="P1">I2C2_IRQ </text:p>
      <text:p text:style-name="P1">I2C2 인터럽트 </text:p>
      <text:p text:style-name="P1">IPU2_IRQ_43 </text:p>
      <text:p text:style-name="P1">21 </text:p>
      <text:p text:style-name="P1">CTRL_CORE_IPU2_IRQ_43_44 <text:span text:style-name="T54">[8 : 0]</text:span> </text:p>
      <text:p text:style-name="P1">56 </text:p>
      <text:p text:style-name="P1">I2C3_IRQ </text:p>
      <text:p text:style-name="P1">I2C3 인터럽트 </text:p>
      <text:p text:style-name="P1">IPU2_IRQ_44 </text:p>
      <text:p text:style-name="P1">22 개월 </text:p>
      <text:p text:style-name="P1">CTRL_CORE_IPU2_IRQ_43_44 <text:span text:style-name="T54">[24:16]</text:span> </text:p>
      <text:p text:style-name="P1">57 </text:p>
      <text:p text:style-name="P1">I2C4_IRQ </text:p>
      <text:p text:style-name="P1">I2C4 인터럽트 </text:p>
      <text:p text:style-name="P1">IPU2_IRQ_45 </text:p>
      <text:p text:style-name="P1">23 </text:p>
      <text:p text:style-name="P1">CTRL_CORE_IPU2_IRQ_45_46 <text:span text:style-name="T54">[8 : 0]</text:span> </text:p>
      <text:p text:style-name="P1">69 </text:p>
      <text:p text:style-name="P1">UART3_IRQ </text:p>
      <text:p text:style-name="P1">UART3 인터럽트 </text:p>
      <text:p text:style-name="P1">IPU2_IRQ_46 </text:p>
      <text:p text:style-name="P1"><text:soft-page-break/>24 </text:p>
      <text:p text:style-name="P1">CTRL_CORE_IPU2_IRQ_45_46 <text:span text:style-name="T54">[24:16]</text:span> </text:p>
      <text:p text:style-name="P1">5 </text:p>
      <text:p text:style-name="P1">L3_MAIN_IRQ_APP_ERR </text:p>
      <text:p text:style-name="P1">L3_MAIN 응용 프로그램 또는 비 인한 오류 </text:p>
      <text:p text:style-name="P1">IPU2_IRQ_47 </text:p>
      <text:p text:style-name="P1">25 세 </text:p>
      <text:p text:style-name="P1">CTRL_CORE_IPU2_IRQ_47_48 <text:span text:style-name="T54">[8 : 0]</text:span> </text:p>
      <text:p text:style-name="P1">133 </text:p>
      <text:p text:style-name="P1">PRM_IRQ_IPU2 </text:p>
      <text:p text:style-name="P1">PRCM은 IPU1에 중단 </text:p>
      <text:p text:style-name="P1">IPU2_IRQ_48 </text:p>
      <text:p text:style-name="P1">26 세 </text:p>
      <text:p text:style-name="P1">CTRL_CORE_IPU2_IRQ_47_48 <text:span text:style-name="T54">[24:16]</text:span> </text:p>
      <text:p text:style-name="P1">14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49 </text:p>
      <text:p text:style-name="P1">27 </text:p>
      <text:p text:style-name="P1">CTRL_CORE_IPU2_IRQ_49_50 <text:span text:style-name="T54">[8 : 0]</text:span> </text:p>
      <text:p text:style-name="P1">66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50 </text:p>
      <text:p text:style-name="P1">28 </text:p>
      <text:p text:style-name="P1">CTRL_CORE_IPU2_IRQ_49_50 <text:span text:style-name="T54">[24:16]</text:span> </text:p>
      <text:p text:style-name="P1">134 </text:p>
      <text:p text:style-name="P1">MAILBOX1_IRQ_USER2 </text:p>
      <text:p text:style-name="P1">사서함 1 사용자 2 인터럽트 </text:p>
      <text:p text:style-name="P1">IPU2_IRQ_51 </text:p>
      <text:p text:style-name="P1">29 </text:p>
      <text:p text:style-name="P1">CTRL_CORE_IPU2_IRQ_51_52 <text:span text:style-name="T54">[8 : 0]</text:span> </text:p>
      <text:p text:style-name="P1">24 </text:p>
      <text:p text:style-name="P1">GPIO1_IRQ_1 </text:p>
      <text:p text:style-name="P1">GPIO1 1 중단 </text:p>
      <text:p text:style-name="Horizontal_20_Line"/>
      <table:table table:name="표32" table:style-name="표32">
        <table:table-column table:style-name="표32.A"/>
        <table:table-row>
          <table:table-cell table:style-name="표32.A1" office:value-type="string">
            <text:p text:style-name="P9"><text:bookmark text:name="32"/><text:span text:style-name="T11">Page 32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oft-page-break/>4142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6. IPU2_Cx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</text:span> </text:p>
      <text:p text:style-name="P1"><text:span text:style-name="T8">라인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인스턴스 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IPU2_IRQ_52 </text:p>
      <text:p text:style-name="P1">30 </text:p>
      <text:p text:style-name="P1">CTRL_CORE_IPU2_IRQ_51_52 <text:span text:style-name="T54">[24:16]</text:span> </text:p>
      <text:p text:style-name="P1">25 세 </text:p>
      <text:p text:style-name="P1">GPIO2_IRQ_1 </text:p>
      <text:p text:style-name="P1">GPIO2 1 인터럽트 </text:p>
      <text:p text:style-name="P1">IPU2_IRQ_53 </text:p>
      <text:p text:style-name="P1">31 </text:p>
      <text:p text:style-name="P1">CTRL_CORE_IPU2_IRQ_53_54 <text:span text:style-name="T54">[8 : 0]</text:span> </text:p>
      <text:p text:style-name="P1">34 </text:p>
      <text:p text:style-name="P1">TIMER3_IRQ </text:p>
      <text:p text:style-name="P1">타이머 3 인터럽트 </text:p>
      <text:p text:style-name="P1">IPU2_IRQ_54 </text:p>
      <text:p text:style-name="P1">32 </text:p>
      <text:p text:style-name="P1">CTRL_CORE_IPU2_IRQ_53_54 <text:span text:style-name="T54">[24:16]</text:span> </text:p>
      <text:p text:style-name="P1">35 세 </text:p>
      <text:p text:style-name="P1">TIMER4_IRQ </text:p>
      <text:p text:style-name="P1">타이머 4 인터럽트 </text:p>
      <text:p text:style-name="P1">IPU2_IRQ_55 </text:p>
      <text:p text:style-name="P1">33 </text:p>
      <text:p text:style-name="P1">CTRL_CORE_IPU2_IRQ_55_56 <text:span text:style-name="T54">[8 : 0]</text:span> </text:p>
      <text:p text:style-name="P1"><text:soft-page-break/>40 </text:p>
      <text:p text:style-name="P1">TIMER9_IRQ </text:p>
      <text:p text:style-name="P1">TIMER9 인터럽트 </text:p>
      <text:p text:style-name="P1">IPU2_IRQ_56 </text:p>
      <text:p text:style-name="P1">34 </text:p>
      <text:p text:style-name="P1">CTRL_CORE_IPU2_IRQ_55_56 <text:span text:style-name="T54">[24:16]</text:span> </text:p>
      <text:p text:style-name="P1">42 </text:p>
      <text:p text:style-name="P1">TIMER11_IRQ </text:p>
      <text:p text:style-name="P1">TIMER11 인터럽트 </text:p>
      <text:p text:style-name="P1">IPU2_IRQ_57 </text:p>
      <text:p text:style-name="P1">35 세 </text:p>
      <text:p text:style-name="P1">CTRL_CORE_IPU2_IRQ_57_58 <text:span text:style-name="T54">[8 : 0]</text:span> </text:p>
      <text:p text:style-name="P1">60 </text:p>
      <text:p text:style-name="P1">MCSPI1_IRQ </text:p>
      <text:p text:style-name="P1">McSPI1 인터럽트 </text:p>
      <text:p text:style-name="P1">IPU2_IRQ_58 </text:p>
      <text:p text:style-name="P1">36 </text:p>
      <text:p text:style-name="P1">CTRL_CORE_IPU2_IRQ_57_58 <text:span text:style-name="T54">[24:16]</text:span> </text:p>
      <text:p text:style-name="P1">61 번 </text:p>
      <text:p text:style-name="P1">MCSPI2_IRQ </text:p>
      <text:p text:style-name="P1">McSPI2 인터럽트 </text:p>
      <text:p text:style-name="P1">IPU2_IRQ_59 </text:p>
      <text:p text:style-name="P1">37 세 </text:p>
      <text:p text:style-name="P1">CTRL_CORE_IPU2_IRQ_59_60 <text:span text:style-name="T54">[8 : 0]</text:span> </text:p>
      <text:p text:style-name="P1">5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60 </text:p>
      <text:p text:style-name="P1">38 세 </text:p>
      <text:p text:style-name="P1">CTRL_CORE_IPU2_IRQ_59_60 <text:span text:style-name="T54">[24:16]</text:span> </text:p>
      <text:p text:style-name="P1">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61 </text:p>
      <text:p text:style-name="P1">39 </text:p>
      <text:p text:style-name="P1">CTRL_CORE_IPU2_IRQ_61_62 <text:span text:style-name="T54">[8 : 0]</text:span> </text:p>
      <text:p text:style-name="P1">0 </text:p>
      <text:p text:style-name="P1">예약석 </text:p>
      <text:p text:style-name="P1">기본적으로 예약 만에 다시 매핑 할 수 있습니다 </text:p>
      <text:p text:style-name="P1"><text:soft-page-break/>유효한 인터럽트 소스 </text:p>
      <text:p text:style-name="P1">IPU2_IRQ_62 </text:p>
      <text:p text:style-name="P1">40 </text:p>
      <text:p text:style-name="P1">CTRL_CORE_IPU2_IRQ_61_62 <text:span text:style-name="T54">[24:16]</text:span> </text:p>
      <text:p text:style-name="P1">22 개월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63 </text:p>
      <text:p text:style-name="P1">41 </text:p>
      <text:p text:style-name="P1">CTRL_CORE_IPU2_IRQ_63_64 <text:span text:style-name="T54">[8 : 0]</text:span> </text:p>
      <text:p text:style-name="P1">83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64 </text:p>
      <text:p text:style-name="P1">42 </text:p>
      <text:p text:style-name="P1">CTRL_CORE_IPU2_IRQ_63_64 <text:span text:style-name="T54">[24:16]</text:span> </text:p>
      <text:p text:style-name="P1">108 </text:p>
      <text:p text:style-name="P1">DMM_IRQ </text:p>
      <text:p text:style-name="P1">DMM은 중단 </text:p>
      <text:p text:style-name="P1">IPU2_IRQ_65 </text:p>
      <text:p text:style-name="P1">43 </text:p>
      <text:p text:style-name="P1">CTRL_CORE_IPU2_IRQ_65_66 <text:span text:style-name="T54">[8 : 0]</text:span> </text:p>
      <text:p text:style-name="P1">120 </text:p>
      <text:p text:style-name="P1">BB2D_IRQ </text:p>
      <text:p text:style-name="P1">BB2D 인터럽트 </text:p>
      <text:p text:style-name="P1">IPU2_IRQ_66 </text:p>
      <text:p text:style-name="P1">44 </text:p>
      <text:p text:style-name="P1">CTRL_CORE_IPU2_IRQ_65_66 <text:span text:style-name="T54">[24:16]</text:span> </text:p>
      <text:p text:style-name="P1">78 </text:p>
      <text:p text:style-name="P1">MMC1_IRQ </text:p>
      <text:p text:style-name="P1">MMC1 인터럽트 </text:p>
      <text:p text:style-name="P1">IPU2_IRQ_67 </text:p>
      <text:p text:style-name="P1">45 </text:p>
      <text:p text:style-name="P1">CTRL_CORE_IPU2_IRQ_67_68 <text:span text:style-name="T54">[8 : 0]</text:span> </text:p>
      <text:p text:style-name="P1">81 </text:p>
      <text:p text:style-name="P1">MMC2_IRQ </text:p>
      <text:p text:style-name="P1">MMC2 인터럽트 </text:p>
      <text:p text:style-name="P1">IPU2_IRQ_68 </text:p>
      <text:p text:style-name="P1">46 </text:p>
      <text:p text:style-name="P1"><text:soft-page-break/>CTRL_CORE_IPU2_IRQ_67_68 <text:span text:style-name="T54">[24:16]</text:span> </text:p>
      <text:p text:style-name="P1">89 </text:p>
      <text:p text:style-name="P1">MMC3_IRQ </text:p>
      <text:p text:style-name="P1">MMC3 인터럽트 </text:p>
      <text:p text:style-name="P1">IPU2_IRQ_69 </text:p>
      <text:p text:style-name="P1">47 </text:p>
      <text:p text:style-name="P1">CTRL_CORE_IPU2_IRQ_69_70 <text:span text:style-name="T54">[8 : 0]</text:span> </text:p>
      <text:p text:style-name="P1">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70 </text:p>
      <text:p text:style-name="P1">48 </text:p>
      <text:p text:style-name="P1">CTRL_CORE_IPU2_IRQ_69_70 <text:span text:style-name="T54">[24:16]</text:span> </text:p>
      <text:p text:style-name="P1">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71 </text:p>
      <text:p text:style-name="P1">49 </text:p>
      <text:p text:style-name="P1">CTRL_CORE_IPU2_IRQ_71_72 <text:span text:style-name="T54">[8 : 0]</text:span> </text:p>
      <text:p text:style-name="P1">119 번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72 </text:p>
      <text:p text:style-name="P1">50 </text:p>
      <text:p text:style-name="P1">CTRL_CORE_IPU2_IRQ_71_72 <text:span text:style-name="T54">[24:16]</text:span> </text:p>
      <text:p text:style-name="P1">118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73 </text:p>
      <text:p text:style-name="P1">51 </text:p>
      <text:p text:style-name="P1">CTRL_CORE_IPU2_IRQ_73_74 <text:span text:style-name="T54">[8 : 0]</text:span> </text:p>
      <text:p text:style-name="P1">72 </text:p>
      <text:p text:style-name="P1">USB1_IRQ_INTR1 </text:p>
      <text:p text:style-name="P1">USB1 1 중단 </text:p>
      <text:p text:style-name="P1">IPU2_IRQ_74 </text:p>
      <text:p text:style-name="P1">52 </text:p>
      <text:p text:style-name="P1">CTRL_CORE_IPU2_IRQ_73_74 <text:span text:style-name="T54">[24:16]</text:span> </text:p>
      <text:p text:style-name="P1"><text:soft-page-break/>73 </text:p>
      <text:p text:style-name="P1">USB2_IRQ_INTR0 </text:p>
      <text:p text:style-name="P1">USB2 0 중단 </text:p>
      <text:p text:style-name="P1">IPU2_IRQ_75 </text:p>
      <text:p text:style-name="P1">53 </text:p>
      <text:p text:style-name="P1">CTRL_CORE_IPU2_IRQ_75_76 <text:span text:style-name="T54">[8 : 0]</text:span> </text:p>
      <text:p text:style-name="P1">117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76 </text:p>
      <text:p text:style-name="P1">54 </text:p>
      <text:p text:style-name="P1">CTRL_CORE_IPU2_IRQ_75_76 <text:span text:style-name="T54">[24:16]</text:span> </text:p>
      <text:p text:style-name="P1">87 </text:p>
      <text:p text:style-name="P1">USB2_IRQ_INTR1 </text:p>
      <text:p text:style-name="P1">USB2 1 인터럽트 </text:p>
      <text:p text:style-name="Horizontal_20_Line"/>
      <table:table table:name="표33" table:style-name="표33">
        <table:table-column table:style-name="표33.A"/>
        <table:table-row>
          <table:table-cell table:style-name="표33.A1" office:value-type="string">
            <text:p text:style-name="P9"><text:bookmark text:name="33"/><text:span text:style-name="T11">Page 33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43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6. IPU2_Cx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</text:span> </text:p>
      <text:p text:style-name="P1"><text:span text:style-name="T8">라인 </text:span><text:span text:style-name="T32">(1)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인스턴스 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(2) </text:p>
      <text:p text:style-name="P1"><text:soft-page-break/>USB3는 장치의 가족에서 지원되지 않습니다. </text:p>
      <text:p text:style-name="P1">IPU2_IRQ_77 </text:p>
      <text:p text:style-name="P1">55 세 </text:p>
      <text:p text:style-name="P1">CTRL_CORE_IPU2_IRQ_77_78 <text:span text:style-name="T54">[8 : 0]</text:span> </text:p>
      <text:p text:style-name="P1">88 </text:p>
      <text:p text:style-name="P1">USB3_IRQ_INTR0 <text:span text:style-name="T31">(2)</text:span> </text:p>
      <text:p text:style-name="P1">USB3 0 중단 </text:p>
      <text:p text:style-name="P1">IPU2_IRQ_78 </text:p>
      <text:p text:style-name="P1">56 </text:p>
      <text:p text:style-name="P1">CTRL_CORE_IPU2_IRQ_77_78 <text:span text:style-name="T54">[24:16]</text:span> </text:p>
      <text:p text:style-name="P1">62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IPU2_IRQ_79 </text:p>
      <text:p text:style-name="P1">57 </text:p>
      <text:p text:style-name="P1">CTRL_CORE_IPU2_IRQ_79_80 <text:span text:style-name="T54">[8 : 0]</text:span> </text:p>
      <text:p text:style-name="P1">63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<text:s/></text:p>
      <text:p text:style-name="P23"><text:span text:style-name="T8">참고 </text:span><text:span text:style-name="T1">:</text:span> 예외<text:span text:style-name="T96">Exceptions</text:span>/인터럽트<text:span text:style-name="T96">interrupts</text:span> IPU<text:span text:style-name="T98">2</text:span>_IRQ_ [15 : 0]들은 <text:span text:style-name="T96">Cortex-</text:span>M4 <text:span text:style-name="T96">Core에 대해 모두</text:span> 내부입니다. 예외 / 인터럽트 IPU<text:span text:style-name="T98">2</text:span>_IRQ_[79:16]들은 <text:span text:style-name="T96">Cortex-</text:span>M4 <text:span text:style-name="T96">Core에 대해 모두</text:span> 외부입니다 - 그 첫 번째 <text:span text:style-name="T96">Cortex-</text:span>M4 외부 인터럽트가 IPU<text:span text:style-name="T98">2</text:span>_IRQ_16 (예외 # 16), 마지막 (예순 네번째) <text:span text:style-name="T96">Cortex-M4</text:span> 외부 인터럽트는 IPU<text:span text:style-name="T98">2</text:span>_IRQ_79 (예외 # 79)에 매핑됩니다. </text:p>
      <text:p text:style-name="P23"><text:span text:style-name="T96">Cortex-</text:span>M4 예외 유형에 대한 자세한 내용은 <text:span text:style-name="T96">ARM</text:span> Cortex®-M4 장치 일반 사용자 가이드를 참조 </text:p>
      <text:p text:style-name="P23"><text:span text:style-name="T96">(</text:span><text:a xlink:type="simple" xlink:href="https://translate.google.com/translate?hl=ko&amp;prev=_t&amp;sl=en&amp;tl=ko&amp;u=http://infocenter.arm.com/help/index.jsp" text:style-name="Internet_20_link" text:visited-style-name="Visited_20_Internet_20_Link">http://infocenter.arm.com/help/index.jsp </text:a><text:span text:style-name="T54">).</text:span> </text:p>
      <text:p text:style-name="P23"><text:span text:style-name="T8">참고 </text:span><text:span text:style-name="T1">:</text:span> <text:s/><text:a xlink:type="simple" xlink:href="https://translate.googleusercontent.com/translate_f#8" text:style-name="Internet_20_link" text:visited-style-name="Visited_20_Internet_20_Link"><text:span text:style-name="T29">표 17-</text:span></text:a><text:span text:style-name="T41">6</text:span><text:span text:style-name="T34">의 </text:span>" <text:span text:style-name="T1">IRQ_CROSSBAR </text:span><text:span text:style-name="T8">기본 입력 인덱스</text:span>" 열은 해당 IRQ_CROSSBAR 인스턴스의 어느 입력이 기본적으로 그 출력(그리고 그 대응 IPU<text:span text:style-name="T98">2</text:span>_Cx_INTC 입력에 연결 <text:span text:style-name="T81">routed</text:span>)에 매핑되는지 보여줍니다. 즉, IPU<text:span text:style-name="T98">2</text:span>_Cx_INTC <text:s/>입력에 장치 인터럽트 매핑 제어하는데 사용되는 CTRL_CORE_<text:span text:style-name="T97">IPU2</text:span>_IRQ_y_z 레지스터 비트 필드의 기본 <text:span text:style-name="T79">(reset)</text:span> 값 <text:span text:style-name="T79">(십진수)을 이 컬럼이 특정한다. </text:span>예를 들어, IPU<text:span text:style-name="T98">2</text:span>_IRQ_23_24 [8 : 0] 비트 필드는 어느 장치 인터럽트가 IPU<text:span text:style-name="T98">2</text:span>_IRQ_23 라인에 매핑되는지를 설정하기 위해서 사용된다. 이 비트 필드의 리셋 값은 <text:span text:style-name="T80">0x1이며,</text:span> IRQ_CROSSBAR_<text:span text:style-name="T97">20</text:span> 입력에 연결되기에 DISPC_IRQ는 기본적으로 IPU<text:span text:style-name="T99">2</text:span>_IRQ_23 에 매핑 될 것이라는 의미이다. </text:p>
      <text:p text:style-name="P24"><text:span text:style-name="T83">이 칼럼에서 'N / A'는 해당 인터럽트가 </text:span><text:span text:style-name="T87">IPU</text:span><text:span text:style-name="T88">2</text:span><text:span text:style-name="T83"> 서브 시스템 내부에 있다는 것을 의미한다. 관련 IPU</text:span><text:span text:style-name="T88">2</text:span><text:span text:style-name="T83">_Cx_INTC 입력 라인에 전용 IRQ_CROSSBAR는 없으며, 따라서, 사용자는 디폴트 매핑을 변경할 수 없다.</text:span></text:p>
      <text:p text:style-name="P24"><text:span text:style-name="T83"/></text:p>
      <text:p text:style-name="P24"><text:soft-page-break/><text:span text:style-name="T83">CTRL_CORE_IPU</text:span><text:span text:style-name="T89">2</text:span><text:span text:style-name="T83">_IRQ_y_z 레지스터는 IPU</text:span><text:span text:style-name="T89">2</text:span><text:span text:style-name="T83"> 서브 시스템에서 양쪽 NVIC들에 대한 IRQ_CROSSBAR 설정을 제어합니다. 즉, IPU</text:span><text:span text:style-name="T89">2</text:span><text:span text:style-name="T83">의 NVIC들의 같은 인터럽트 입력에 다른 인터럽트를 매핑하는 것은 가능하지 않습니다. </text:span><text:span text:style-name="T8"><text:s/></text:span></text:p>
      <text:p text:style-name="P1"/>
      <text:p text:style-name="P24"><text:span text:style-name="T18">17.3.6 EVE1_INTC1</text:span><text:span text:style-name="T19">에 </text:span><text:span text:style-name="T14">인터럽트 요청</text:span> </text:p>
      <text:p text:style-name="P1"><text:span text:style-name="T8">참고 </text:span><text:span text:style-name="T1">: </text:span><text:span text:style-name="T50">EVE는 </text:span><text:span text:style-name="T51">이 </text:span><text:span text:style-name="T50">장치류에서 지원되지 않습니다.</text:span> </text:p>
      <text:p text:style-name="P24"><text:a xlink:type="simple" xlink:href="https://translate.googleusercontent.com/translate_f#20" text:style-name="Internet_20_link" text:visited-style-name="Visited_20_Internet_20_Link">표 17-</text:a><text:a xlink:type="simple" xlink:href="https://translate.googleusercontent.com/translate_f#20" text:style-name="Internet_20_link" text:visited-style-name="Visited_20_Internet_20_Link"><text:span text:style-name="T100">7</text:span></text:a><text:a xlink:type="simple" xlink:href="https://translate.googleusercontent.com/translate_f#20" text:style-name="Internet_20_link" text:visited-style-name="Visited_20_Internet_20_Link">는 </text:a><text:span text:style-name="T54">EVE1_INTC1의 기본 인터럽트 소스를 나열합니다. 또한, EVE1_IRQ_7 통해 EVE1_IRQ_0인터럽트는, </text:span><text:a xlink:type="simple" xlink:href="https://translate.googleusercontent.com/translate_f#47" text:style-name="Internet_20_link" text:visited-style-name="Visited_20_Internet_20_Link"><text:span text:style-name="T29">표 17-13</text:span></text:a><text:span text:style-name="T37">에 나열된 420 다중화 장치 인터럽트 중 하나에서 </text:span><text:span text:style-name="T42">EVE1</text:span><text:span text:style-name="T37">의 IRQ_CROSSBAR을 통해,</text:span><text:span text:style-name="T54"> 대안으로 </text:span><text:span text:style-name="T57">sourced될 수 있다</text:span>. 제어 모듈에 CTRL_CORE_<text:span text:style-name="T100">EVE1</text:span>_IRQ_y_z 레지스터는 기본 인터럽트와 다중 인터럽트 중 선택하기 위해 사용됩니다. </text:p>
      <text:p text:style-name="P1"/>
      <text:p text:style-name="Horizontal_20_Line"/>
      <table:table table:name="표34" table:style-name="표34">
        <table:table-column table:style-name="표34.A"/>
        <table:table-row>
          <table:table-cell table:style-name="표34.A1" office:value-type="string">
            <text:p text:style-name="P9"><text:bookmark text:name="34"/><text:span text:style-name="T11">Page 34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,144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7. EVE1_INTC1 </text:span><text:span text:style-name="T8">기본 인터럽트 매핑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EVE1_IRQ_0 </text:p>
      <text:p text:style-name="P1">1 </text:p>
      <text:p text:style-name="P1">CTRL_CORE_EVE1_IRQ_0_1 <text:span text:style-name="T54">[8 : 0]</text:span> </text:p>
      <text:p text:style-name="P1">1 </text:p>
      <text:p text:style-name="P1">ELM_IRQ </text:p>
      <text:p text:style-name="P1"><text:soft-page-break/>오류 위치 처리 완료 인터럽트 </text:p>
      <text:p text:style-name="P1">EVE1_IRQ_1 </text:p>
      <text:p text:style-name="P1">2 </text:p>
      <text:p text:style-name="P1">CTRL_CORE_EVE1_IRQ_0_1 <text:span text:style-name="T54">[24:16]</text:span> </text:p>
      <text:p text:style-name="P1">2 </text:p>
      <text:p text:style-name="P1">EXT_SYS_IRQ_1 </text:p>
      <text:p text:style-name="P1">sys_nirq1 핀을 통해 외부 인터럽트 (액티브 로우) </text:p>
      <text:p text:style-name="P1">EVE1_IRQ_2 </text:p>
      <text:p text:style-name="P1">삼 </text:p>
      <text:p text:style-name="P1">CTRL_CORE_EVE1_IRQ_2_3 <text:span text:style-name="T54">[8 : 0]</text:span> </text:p>
      <text:p text:style-name="P1">삼 </text:p>
      <text:p text:style-name="P1">예약석 </text:p>
      <text:p text:style-name="P1">기본적으로 예약하지만 올바른 인터럽트 소스에 매핑 될 수있다 </text:p>
      <text:p text:style-name="P1">EVE1_IRQ_3 </text:p>
      <text:p text:style-name="P1">4 </text:p>
      <text:p text:style-name="P1">CTRL_CORE_EVE1_IRQ_2_3 <text:span text:style-name="T54">[24:16]</text:span> </text:p>
      <text:p text:style-name="P1">4 </text:p>
      <text:p text:style-name="P1">L3_MAIN_IRQ_DBG_ERR </text:p>
      <text:p text:style-name="P1">L3_MAIN 디버그 오류 </text:p>
      <text:p text:style-name="P1">EVE1_IRQ_4 </text:p>
      <text:p text:style-name="P1">5 </text:p>
      <text:p text:style-name="P1">CTRL_CORE_EVE1_IRQ_4_5 <text:span text:style-name="T54">[8 : 0]</text:span> </text:p>
      <text:p text:style-name="P1">5 </text:p>
      <text:p text:style-name="P1">L3_MAIN_IRQ_APP_ERR </text:p>
      <text:p text:style-name="P1">L3_MAIN 응용 프로그램 또는 비 인한 오류 </text:p>
      <text:p text:style-name="P1">EVE1_IRQ_5 </text:p>
      <text:p text:style-name="P1">6 </text:p>
      <text:p text:style-name="P1">CTRL_CORE_EVE1_IRQ_4_5 <text:span text:style-name="T54">[24:16]</text:span> </text:p>
      <text:p text:style-name="P1">6 </text:p>
      <text:p text:style-name="P1">PRM_IRQ_MPU </text:p>
      <text:p text:style-name="P1">PRCM은 MPU에 중단 </text:p>
      <text:p text:style-name="P1">EVE1_IRQ_6 </text:p>
      <text:p text:style-name="P1">7 </text:p>
      <text:p text:style-name="P1">CTRL_CORE_EVE1_IRQ_6_7 <text:span text:style-name="T54">[8 : 0]</text:span> </text:p>
      <text:p text:style-name="P1">7 </text:p>
      <text:p text:style-name="P1">DMA_SYSTEM_IRQ_0 </text:p>
      <text:p text:style-name="P1">시스템 DMA는 0을 중단 </text:p>
      <text:p text:style-name="P1">EVE1_IRQ_7 </text:p>
      <text:p text:style-name="P1">8 </text:p>
      <text:p text:style-name="P1">CTRL_CORE_EVE1_IRQ_6_7 <text:span text:style-name="T54">[24:16]</text:span> </text:p>
      <text:p text:style-name="P1">8 </text:p>
      <text:p text:style-name="P1"><text:soft-page-break/>DMA_SYSTEM_IRQ_1 </text:p>
      <text:p text:style-name="P1">시스템 DMA 1 인터럽트 </text:p>
      <text:p text:style-name="P1">EVE1_IRQ_8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9 </text:p>
      <text:p text:style-name="P1">N / A </text:p>
      <text:p text:style-name="P1">N / A </text:p>
      <text:p text:style-name="P1">N / A </text:p>
      <text:p text:style-name="P1">EVE2_GP8 </text:p>
      <text:p text:style-name="P1">EVE2 GP8 인터럽트 </text:p>
      <text:p text:style-name="P1">EVE1_IRQ_10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11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12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13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14 </text:p>
      <text:p text:style-name="P1">N / A </text:p>
      <text:p text:style-name="P1">N / A </text:p>
      <text:p text:style-name="P1"><text:soft-page-break/>N / A </text:p>
      <text:p text:style-name="P1">예약석 </text:p>
      <text:p text:style-name="P1">예약석 </text:p>
      <text:p text:style-name="P1">EVE1_IRQ_15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16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17 </text:p>
      <text:p text:style-name="P1">N / A </text:p>
      <text:p text:style-name="P1">N / A </text:p>
      <text:p text:style-name="P1">N / A </text:p>
      <text:p text:style-name="P1">EVE2_MBX2_INT1 </text:p>
      <text:p text:style-name="P1">EVE2 사서함이 인터럽트 1 </text:p>
      <text:p text:style-name="P1">EVE1_IRQ_18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19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20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21 </text:p>
      <text:p text:style-name="P1">N / A </text:p>
      <text:p text:style-name="P1"><text:soft-page-break/>N / A </text:p>
      <text:p text:style-name="P1">N / A </text:p>
      <text:p text:style-name="P1">예약석 </text:p>
      <text:p text:style-name="P1">예약석 </text:p>
      <text:p text:style-name="P1">EVE1_IRQ_22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23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24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25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26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27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28 </text:p>
      <text:p text:style-name="P1"><text:soft-page-break/>N / A </text:p>
      <text:p text:style-name="P1">N / A </text:p>
      <text:p text:style-name="P1">N / A </text:p>
      <text:p text:style-name="P1">EVE1_MBX2_INT0 </text:p>
      <text:p text:style-name="P1">EVE1 사서함이 인터럽트 0 </text:p>
      <text:p text:style-name="P1">EVE1_IRQ_29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30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1_IRQ_31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Horizontal_20_Line"/>
      <table:table table:name="표35" table:style-name="표35">
        <table:table-column table:style-name="표35.A"/>
        <table:table-row>
          <table:table-cell table:style-name="표35.A1" office:value-type="string">
            <text:p text:style-name="P9"><text:bookmark text:name="35"/><text:span text:style-name="T11">Page 35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,145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25"><text:span text:style-name="T8">참고 </text:span><text:span text:style-name="T1">:</text:span> <text:s/><text:a xlink:type="simple" xlink:href="https://translate.googleusercontent.com/translate_f#8" text:style-name="Internet_20_link" text:visited-style-name="Visited_20_Internet_20_Link"><text:span text:style-name="T29">표 17-</text:span></text:a><text:span text:style-name="T42">7</text:span><text:span text:style-name="T34">의 </text:span>" <text:span text:style-name="T1">IRQ_CROSSBAR </text:span><text:span text:style-name="T8">기본 입력 인덱스</text:span>" 열은 해당 IRQ_CROSSBAR 인스턴스의 어느 입력이 기본적으로 그 출력(그리고 그 대응 <text:span text:style-name="T100">EVE1</text:span>_INTC 입력에 연결 <text:span text:style-name="T81">routed</text:span>)에 매핑되는지 보여줍니다. 즉, <text:span text:style-name="T100">EVE1</text:span>_INTC <text:s/>입력에 장치 인터럽트 매핑 제어하는데 사용되는 CTRL_CORE_<text:span text:style-name="T100">EVE1</text:span>_IRQ_y_z 레지스터 비트 필드의 기본 <text:span text:style-name="T79">(reset)</text:span> 값 <text:span text:style-name="T79">(십진수)을 이 컬럼이 특정한다. </text:span>예를 들어, EVE1_IRQ_0_1 [8 : 0] 비트 필드는 어느 장치 인터럽트가 EVE1_IRQ_0 라인에 매핑되는지를 설정하기 위해서 사용된다. 이 비트 필드의 리셋 값은 <text:span text:style-name="T80">0x1이며,</text:span> IRQ_CROSSBAR_1 입력에 연결되기에 ELM_IRQ는 기본적으로 EVE1_IRQ_0 에 매핑 될 것이라는 의미이다. </text:p>
      <text:p text:style-name="P24"><text:soft-page-break/><text:span text:style-name="T83">이 칼럼에서 'N / A'는 해당 인터럽트가 </text:span><text:span text:style-name="T90">EVE1</text:span><text:span text:style-name="T83"> 서브 시스템 내부에 있다는 것을 의미한다. 관련 </text:span><text:span text:style-name="T90">EVE1</text:span><text:span text:style-name="T83">_INTC 입력 라인에 전용 IRQ_CROSSBAR는 없으며, 따라서, 사용자는 디폴트 매핑을 변경할 수 없다.</text:span></text:p>
      <text:p text:style-name="P1"/>
      <text:p text:style-name="P25"><text:span text:style-name="T18">17.3.7 EVE2_INTC1</text:span><text:span text:style-name="T19">에 </text:span><text:span text:style-name="T14">인터럽트 요청</text:span> </text:p>
      <text:p text:style-name="P1"><text:span text:style-name="T8">참고 </text:span><text:span text:style-name="T1">: </text:span><text:span text:style-name="T50">EVE는 </text:span><text:span text:style-name="T52">이 </text:span><text:span text:style-name="T50">장치 류에서 지원되지 않습니다.</text:span> </text:p>
      <text:p text:style-name="P25"><text:a xlink:type="simple" xlink:href="https://translate.googleusercontent.com/translate_f#20" text:style-name="Internet_20_link" text:visited-style-name="Visited_20_Internet_20_Link">표 17-</text:a><text:a xlink:type="simple" xlink:href="https://translate.googleusercontent.com/translate_f#20" text:style-name="Internet_20_link" text:visited-style-name="Visited_20_Internet_20_Link"><text:span text:style-name="T101">8</text:span></text:a><text:a xlink:type="simple" xlink:href="https://translate.googleusercontent.com/translate_f#20" text:style-name="Internet_20_link" text:visited-style-name="Visited_20_Internet_20_Link">는 </text:a><text:span text:style-name="T54">EVE</text:span><text:span text:style-name="T59">2</text:span><text:span text:style-name="T54">_INTC1의 기본 인터럽트 소스를 나열합니다. 또한, EVE</text:span><text:span text:style-name="T59">2</text:span><text:span text:style-name="T54">_IRQ_7 통해 EVE</text:span><text:span text:style-name="T59">2</text:span><text:span text:style-name="T54">_IRQ_0인터럽트는, </text:span><text:a xlink:type="simple" xlink:href="https://translate.googleusercontent.com/translate_f#47" text:style-name="Internet_20_link" text:visited-style-name="Visited_20_Internet_20_Link"><text:span text:style-name="T29">표 17-13</text:span></text:a><text:span text:style-name="T37">에 나열된 420 다중화 장치 인터럽트 중 하나에서 </text:span><text:span text:style-name="T42">EVE</text:span><text:span text:style-name="T43">2</text:span><text:span text:style-name="T37">의 IRQ_CROSSBAR을 통해,</text:span><text:span text:style-name="T54"> 대안으로 </text:span><text:span text:style-name="T57">sourced될 수 있다</text:span>. 제어 모듈에 CTRL_CORE_<text:span text:style-name="T100">EVE2</text:span>_IRQ_y_z 레지스터는 기본 인터럽트와 다중 인터럽트 중 선택하기 위해 사용됩니다. </text:p>
      <text:p text:style-name="P1"><text:a xlink:type="simple" xlink:href="https://translate.googleusercontent.com/translate_f#35" text:style-name="Internet_20_link" text:visited-style-name="Visited_20_Internet_20_Link"/></text:p>
      <text:p text:style-name="P1"><text:span text:style-name="T8">표 </text:span><text:span text:style-name="T1">17-8. EVE2_INTC1 </text:span><text:span text:style-name="T8">기본 인터럽트 매핑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EVE2_IRQ_0 </text:p>
      <text:p text:style-name="P1">1 </text:p>
      <text:p text:style-name="P1">CTRL_CORE_EVE2_IRQ_0_1 <text:span text:style-name="T54">[8 : 0]</text:span> </text:p>
      <text:p text:style-name="P1">1 </text:p>
      <text:p text:style-name="P1">ELM_IRQ </text:p>
      <text:p text:style-name="P1">오류 위치 처리 완료 인터럽트 </text:p>
      <text:p text:style-name="P1">EVE2_IRQ_1 </text:p>
      <text:p text:style-name="P1">2 </text:p>
      <text:p text:style-name="P1">CTRL_CORE_EVE2_IRQ_0_1 <text:span text:style-name="T54">[24:16]</text:span> </text:p>
      <text:p text:style-name="P1">2 </text:p>
      <text:p text:style-name="P1">EXT_SYS_IRQ_1 </text:p>
      <text:p text:style-name="P1">sys_nirq1 핀을 통해 외부 인터럽트 (액티브 로우) </text:p>
      <text:p text:style-name="P1">EVE2_IRQ_2 </text:p>
      <text:p text:style-name="P1">삼 </text:p>
      <text:p text:style-name="P1">CTRL_CORE_EVE2_IRQ_2_3 <text:span text:style-name="T54">[8 : 0]</text:span> </text:p>
      <text:p text:style-name="P1">삼 </text:p>
      <text:p text:style-name="P1"><text:soft-page-break/>예약석 </text:p>
      <text:p text:style-name="P1">기본적으로 예약하지만 올바른 인터럽트 소스에 매핑 될 수있다 </text:p>
      <text:p text:style-name="P1">EVE2_IRQ_3 </text:p>
      <text:p text:style-name="P1">4 </text:p>
      <text:p text:style-name="P1">CTRL_CORE_EVE2_IRQ_2_3 <text:span text:style-name="T54">[24:16]</text:span> </text:p>
      <text:p text:style-name="P1">4 </text:p>
      <text:p text:style-name="P1">L3_MAIN_IRQ_DBG_ERR </text:p>
      <text:p text:style-name="P1">L3_MAIN 디버그 오류 </text:p>
      <text:p text:style-name="P1">EVE2_IRQ_4 </text:p>
      <text:p text:style-name="P1">5 </text:p>
      <text:p text:style-name="P1">CTRL_CORE_EVE2_IRQ_4_5 <text:span text:style-name="T54">[8 : 0]</text:span> </text:p>
      <text:p text:style-name="P1">5 </text:p>
      <text:p text:style-name="P1">L3_MAIN_IRQ_APP_ERR </text:p>
      <text:p text:style-name="P1">L3_MAIN 응용 프로그램 또는 비 인한 오류 </text:p>
      <text:p text:style-name="P1">EVE2_IRQ_5 </text:p>
      <text:p text:style-name="P1">6 </text:p>
      <text:p text:style-name="P1">CTRL_CORE_EVE2_IRQ_4_5 <text:span text:style-name="T54">[24:16]</text:span> </text:p>
      <text:p text:style-name="P1">6 </text:p>
      <text:p text:style-name="P1">PRM_IRQ_MPU </text:p>
      <text:p text:style-name="P1">PRCM은 MPU에 중단 </text:p>
      <text:p text:style-name="P1">EVE2_IRQ_6 </text:p>
      <text:p text:style-name="P1">7 </text:p>
      <text:p text:style-name="P1">CTRL_CORE_EVE2_IRQ_6_7 <text:span text:style-name="T54">[8 : 0]</text:span> </text:p>
      <text:p text:style-name="P1">7 </text:p>
      <text:p text:style-name="P1">DMA_SYSTEM_IRQ_0 </text:p>
      <text:p text:style-name="P1">시스템 DMA는 0을 중단 </text:p>
      <text:p text:style-name="P1">EVE2_IRQ_7 </text:p>
      <text:p text:style-name="P1">8 </text:p>
      <text:p text:style-name="P1">CTRL_CORE_EVE2_IRQ_6_7 <text:span text:style-name="T54">[24:16]</text:span> </text:p>
      <text:p text:style-name="P1">8 </text:p>
      <text:p text:style-name="P1">DMA_SYSTEM_IRQ_1 </text:p>
      <text:p text:style-name="P1">시스템 DMA 1 인터럽트 </text:p>
      <text:p text:style-name="P1">EVE2_IRQ_8 </text:p>
      <text:p text:style-name="P1">N / A </text:p>
      <text:p text:style-name="P1">N / A </text:p>
      <text:p text:style-name="P1">N / A </text:p>
      <text:p text:style-name="P1">EVE1_GP1 </text:p>
      <text:p text:style-name="P1">EVE1 GP1 인터럽트 </text:p>
      <text:p text:style-name="P1">EVE2_IRQ_9 </text:p>
      <text:p text:style-name="P1">N / A </text:p>
      <text:p text:style-name="P1">N / A </text:p>
      <text:p text:style-name="P1"><text:soft-page-break/>N / A </text:p>
      <text:p text:style-name="P1">예약석 </text:p>
      <text:p text:style-name="P1">예약석 </text:p>
      <text:p text:style-name="P1">EVE2_IRQ_10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11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12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13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Horizontal_20_Line"/>
      <table:table table:name="표36" table:style-name="표36">
        <table:table-column table:style-name="표36.A"/>
        <table:table-row>
          <table:table-cell table:style-name="표36.A1" office:value-type="string">
            <text:p text:style-name="P9"><text:bookmark text:name="36"/><text:span text:style-name="T11">Page 36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,146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8. EVE2_INTC1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oft-page-break/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EVE2_IRQ_14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15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16 </text:p>
      <text:p text:style-name="P1">N / A </text:p>
      <text:p text:style-name="P1">N / A </text:p>
      <text:p text:style-name="P1">N / A </text:p>
      <text:p text:style-name="P1">EVE1_MBX2_INT1 </text:p>
      <text:p text:style-name="P1">EVE1 사서함이 인터럽트 1 </text:p>
      <text:p text:style-name="P1">EVE2_IRQ_17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18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<text:soft-page-break/>EVE2_IRQ_19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20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21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22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23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24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25 </text:p>
      <text:p text:style-name="P1">N / A </text:p>
      <text:p text:style-name="P1">N / A </text:p>
      <text:p text:style-name="P1">N / A </text:p>
      <text:p text:style-name="P1">예약석 </text:p>
      <text:p text:style-name="P1"><text:soft-page-break/>예약석 </text:p>
      <text:p text:style-name="P1">EVE2_IRQ_26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27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28 </text:p>
      <text:p text:style-name="P1">N / A </text:p>
      <text:p text:style-name="P1">N / A </text:p>
      <text:p text:style-name="P1">N / A </text:p>
      <text:p text:style-name="P1">EVE2_MBX2_INT0 </text:p>
      <text:p text:style-name="P1">EVE2 사서함이 인터럽트 0 </text:p>
      <text:p text:style-name="P1">EVE2_IRQ_29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30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2_IRQ_31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26"><text:span text:style-name="T8">참고 </text:span><text:span text:style-name="T1">:</text:span> <text:s/><text:a xlink:type="simple" xlink:href="https://translate.googleusercontent.com/translate_f#8" text:style-name="Internet_20_link" text:visited-style-name="Visited_20_Internet_20_Link"><text:span text:style-name="T29">표 17-</text:span></text:a><text:span text:style-name="T43">8</text:span><text:span text:style-name="T34">의 </text:span>" <text:span text:style-name="T1">IRQ_CROSSBAR </text:span><text:span text:style-name="T8">기본 입력 인덱스</text:span>" 열은 해당 IRQ_CROSSBAR 인스턴스의 어느 입력이 기본적으로 그 출력(그리고 그 대응 <text:span text:style-name="T100">EVE2</text:span>_INTC 입력에 연결 <text:span text:style-name="T81">routed</text:span>)에 매핑되는지 보여줍니다. 즉, <text:span text:style-name="T100">EVE2</text:span>_INTC <text:s/>입력에 장치 인터럽트 매핑 제어하는데 사용되는 CTRL_CORE_<text:span text:style-name="T100">EVE2</text:span>_IRQ_y_z 레지스터 <text:soft-page-break/>비트 필드의 기본 <text:span text:style-name="T79">(reset)</text:span> 값 <text:span text:style-name="T79">(십진수)을 이 컬럼이 특정한다. </text:span>예를 들어, EVE<text:span text:style-name="T101">2</text:span>_IRQ_0_1 [8 : 0] 비트 필드는 어느 장치 인터럽트가 EVE<text:span text:style-name="T101">2</text:span>_IRQ_0 라인에 매핑되는지를 설정하기 위해서 사용된다. 이 비트 필드의 리셋 값은 <text:span text:style-name="T80">0x1이며,</text:span> IRQ_CROSSBAR_1 입력에 연결되기에 ELM_IRQ는 기본적으로 EVE<text:span text:style-name="T101">2</text:span>_IRQ_0 에 매핑 될 것이라는 의미이다. </text:p>
      <text:p text:style-name="P26"><text:span text:style-name="T83">이 칼럼에서 'N / A'는 해당 인터럽트가 </text:span><text:span text:style-name="T90">EVE</text:span><text:span text:style-name="T91">2</text:span><text:span text:style-name="T83"> 서브 시스템 내부에 있다는 것을 의미한다. 관련 </text:span><text:span text:style-name="T90">EVE</text:span><text:span text:style-name="T91">2</text:span><text:span text:style-name="T83">_INTC 입력 라인에 전용 IRQ_CROSSBAR는 없으며, 따라서, 사용자는 디폴트 매핑을 변경할 수 없다.</text:span></text:p>
      <text:p text:style-name="P1"/>
      <text:p text:style-name="P26"><text:span text:style-name="T18">17.3.8 EVE3_INTC1</text:span><text:span text:style-name="T19">에 </text:span><text:span text:style-name="T14">인터럽트 요청</text:span> </text:p>
      <text:p text:style-name="P1"><text:span text:style-name="T8">참고 </text:span><text:span text:style-name="T1">: </text:span><text:span text:style-name="T50">EVE는 장치 </text:span><text:span text:style-name="T53">류</text:span><text:span text:style-name="T50">에서 지원되지 않습니다.</text:span> </text:p>
      <text:p text:style-name="P29"/>
      <table:table table:name="표37" table:style-name="표37">
        <table:table-column table:style-name="표37.A"/>
        <table:table-row>
          <table:table-cell table:style-name="표37.A1" office:value-type="string">
            <text:p text:style-name="P9"><text:bookmark text:name="37"/><text:span text:style-name="T11">Page 37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47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26"><text:a xlink:type="simple" xlink:href="https://translate.googleusercontent.com/translate_f#20" text:style-name="Internet_20_link" text:visited-style-name="Visited_20_Internet_20_Link">표 17-</text:a><text:a xlink:type="simple" xlink:href="https://translate.googleusercontent.com/translate_f#20" text:style-name="Internet_20_link" text:visited-style-name="Visited_20_Internet_20_Link"><text:span text:style-name="T101">9</text:span></text:a><text:a xlink:type="simple" xlink:href="https://translate.googleusercontent.com/translate_f#20" text:style-name="Internet_20_link" text:visited-style-name="Visited_20_Internet_20_Link">는 </text:a><text:span text:style-name="T54">EVE</text:span><text:span text:style-name="T59">3</text:span><text:span text:style-name="T54">_INTC1의 기본 인터럽트 소스를 나열합니다. 또한, EVE</text:span><text:span text:style-name="T59">3</text:span><text:span text:style-name="T54">_IRQ_7 통해 EVE</text:span><text:span text:style-name="T59">3</text:span><text:span text:style-name="T54">_IRQ_0인터럽트는, </text:span><text:a xlink:type="simple" xlink:href="https://translate.googleusercontent.com/translate_f#47" text:style-name="Internet_20_link" text:visited-style-name="Visited_20_Internet_20_Link"><text:span text:style-name="T29">표 17-13</text:span></text:a><text:span text:style-name="T37">에 나열된 420 다중화 장치 인터럽트 중 하나에서 </text:span><text:span text:style-name="T42">EVE</text:span><text:span text:style-name="T43">3</text:span><text:span text:style-name="T37">의 IRQ_CROSSBAR을 통해,</text:span><text:span text:style-name="T54"> 대안으로 </text:span><text:span text:style-name="T57">sourced될 수 있다</text:span>. 제어 모듈에 CTRL_CORE_<text:span text:style-name="T100">EVE3</text:span>_IRQ_y_z 레지스터는 기본 인터럽트와 다중 인터럽트 중 선택하기 위해 사용됩니다. </text:p>
      <text:p text:style-name="P1"/>
      <text:p text:style-name="P1"><text:span text:style-name="T8">표 </text:span><text:span text:style-name="T1">17-9. EVE3_INTC1 </text:span><text:span text:style-name="T8">기본 인터럽트 매핑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EVE3_IRQ_0 </text:p>
      <text:p text:style-name="P1">1 </text:p>
      <text:p text:style-name="P1"><text:soft-page-break/>CTRL_CORE_EVE3_IRQ_0_1 <text:span text:style-name="T54">[8 : 0]</text:span> </text:p>
      <text:p text:style-name="P1">1 </text:p>
      <text:p text:style-name="P1">ELM_IRQ </text:p>
      <text:p text:style-name="P1">오류 위치 처리 완료 인터럽트 </text:p>
      <text:p text:style-name="P1">EVE3_IRQ_1 </text:p>
      <text:p text:style-name="P1">2 </text:p>
      <text:p text:style-name="P1">CTRL_CORE_EVE3_IRQ_0_1 <text:span text:style-name="T54">[24:16]</text:span> </text:p>
      <text:p text:style-name="P1">2 </text:p>
      <text:p text:style-name="P1">EXT_SYS_IRQ_1 </text:p>
      <text:p text:style-name="P1">sys_nirq1 핀을 통해 외부 인터럽트 (액티브 로우) </text:p>
      <text:p text:style-name="P1">EVE3_IRQ_2 </text:p>
      <text:p text:style-name="P1">삼 </text:p>
      <text:p text:style-name="P1">CTRL_CORE_EVE3_IRQ_2_3 <text:span text:style-name="T54">[8 : 0]</text:span> </text:p>
      <text:p text:style-name="P1">삼 </text:p>
      <text:p text:style-name="P1">예약석 </text:p>
      <text:p text:style-name="P1">기본적으로 예약하지만 올바른 인터럽트 소스에 매핑 될 수있다 </text:p>
      <text:p text:style-name="P1">EVE3_IRQ_3 </text:p>
      <text:p text:style-name="P1">4 </text:p>
      <text:p text:style-name="P1">CTRL_CORE_EVE3_IRQ_2_3 <text:span text:style-name="T54">[24:16]</text:span> </text:p>
      <text:p text:style-name="P1">4 </text:p>
      <text:p text:style-name="P1">L3_MAIN_IRQ_DBG_ERR </text:p>
      <text:p text:style-name="P1">L3_MAIN 디버그 오류 </text:p>
      <text:p text:style-name="P1">EVE3_IRQ_4 </text:p>
      <text:p text:style-name="P1">5 </text:p>
      <text:p text:style-name="P1">CTRL_CORE_EVE3_IRQ_4_5 <text:span text:style-name="T54">[8 : 0]</text:span> </text:p>
      <text:p text:style-name="P1">5 </text:p>
      <text:p text:style-name="P1">L3_MAIN_IRQ_APP_ERR </text:p>
      <text:p text:style-name="P1">L3_MAIN 응용 프로그램 또는 비 인한 오류 </text:p>
      <text:p text:style-name="P1">EVE3_IRQ_5 </text:p>
      <text:p text:style-name="P1">6 </text:p>
      <text:p text:style-name="P1">CTRL_CORE_EVE3_IRQ_4_5 <text:span text:style-name="T54">[24:16]</text:span> </text:p>
      <text:p text:style-name="P1">6 </text:p>
      <text:p text:style-name="P1">PRM_IRQ_MPU </text:p>
      <text:p text:style-name="P1">PRCM은 MPU에 중단 </text:p>
      <text:p text:style-name="P1">EVE3_IRQ_6 </text:p>
      <text:p text:style-name="P1">7 </text:p>
      <text:p text:style-name="P1">CTRL_CORE_EVE3_IRQ_6_7 <text:span text:style-name="T54">[8 : 0]</text:span> </text:p>
      <text:p text:style-name="P1">7 </text:p>
      <text:p text:style-name="P1">예약석 </text:p>
      <text:p text:style-name="P1">기본적으로 예약하지만 올바른 인터럽트 소스에 매핑 될 수있다 </text:p>
      <text:p text:style-name="P1">EVE3_IRQ_7 </text:p>
      <text:p text:style-name="P1"><text:soft-page-break/>8 </text:p>
      <text:p text:style-name="P1">CTRL_CORE_EVE3_IRQ_6_7 <text:span text:style-name="T54">[24:16]</text:span> </text:p>
      <text:p text:style-name="P1">8 </text:p>
      <text:p text:style-name="P1">예약석 </text:p>
      <text:p text:style-name="P1">기본적으로 예약하지만 올바른 인터럽트 소스에 매핑 될 수있다 </text:p>
      <text:p text:style-name="P1">EVE3_IRQ_8 </text:p>
      <text:p text:style-name="P1">N / A </text:p>
      <text:p text:style-name="P1">N / A </text:p>
      <text:p text:style-name="P1">N / A </text:p>
      <text:p text:style-name="P1">EVE1_GP2 </text:p>
      <text:p text:style-name="P1">EVE1 GP2 인터럽트 </text:p>
      <text:p text:style-name="P1">EVE3_IRQ_9 </text:p>
      <text:p text:style-name="P1">N / A </text:p>
      <text:p text:style-name="P1">N / A </text:p>
      <text:p text:style-name="P1">N / A </text:p>
      <text:p text:style-name="P1">EVE2_GP10 </text:p>
      <text:p text:style-name="P1">EVE2 GP10 인터럽트 </text:p>
      <text:p text:style-name="P1">EVE3_IRQ_10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11 </text:p>
      <text:p text:style-name="P1">N / A </text:p>
      <text:p text:style-name="P1">N / A </text:p>
      <text:p text:style-name="P1">N / A </text:p>
      <text:p text:style-name="P1">EVE4_GP26 </text:p>
      <text:p text:style-name="P1">EVE4 GP26 인터럽트 </text:p>
      <text:p text:style-name="P1">EVE3_IRQ_12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13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<text:soft-page-break/>EVE3_IRQ_14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15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16 </text:p>
      <text:p text:style-name="P1">N / A </text:p>
      <text:p text:style-name="P1">N / A </text:p>
      <text:p text:style-name="P1">N / A </text:p>
      <text:p text:style-name="P1">EVE1_MBX2_INT2 </text:p>
      <text:p text:style-name="P1">EVE1 사서함이 인터럽트 2 </text:p>
      <text:p text:style-name="P1">EVE3_IRQ_17 </text:p>
      <text:p text:style-name="P1">N / A </text:p>
      <text:p text:style-name="P1">N / A </text:p>
      <text:p text:style-name="P1">N / A </text:p>
      <text:p text:style-name="P1">EVE2_MBX2_INT2 </text:p>
      <text:p text:style-name="P1">EVE2 사서함이 인터럽트 2 </text:p>
      <text:p text:style-name="P1">EVE3_IRQ_18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19 </text:p>
      <text:p text:style-name="P1">N / A </text:p>
      <text:p text:style-name="P1">N / A </text:p>
      <text:p text:style-name="P1">N / A </text:p>
      <text:p text:style-name="P1">EVE4_MBX2_INT3 </text:p>
      <text:p text:style-name="P1">EVE4 사서함이 인터럽트 3 </text:p>
      <text:p text:style-name="P1">EVE3_IRQ_20 </text:p>
      <text:p text:style-name="P1">N / A </text:p>
      <text:p text:style-name="P1">N / A </text:p>
      <text:p text:style-name="P1">N / A </text:p>
      <text:p text:style-name="P1">예약석 </text:p>
      <text:p text:style-name="P1"><text:soft-page-break/>예약석 </text:p>
      <text:p text:style-name="P1">EVE3_IRQ_21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22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23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24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25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26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27 </text:p>
      <text:p text:style-name="P1">N / A </text:p>
      <text:p text:style-name="P1">N / A </text:p>
      <text:p text:style-name="P1">N / A </text:p>
      <text:p text:style-name="P1"><text:soft-page-break/>예약석 </text:p>
      <text:p text:style-name="P1">예약석 </text:p>
      <text:p text:style-name="Horizontal_20_Line"/>
      <table:table table:name="표38" table:style-name="표38">
        <table:table-column table:style-name="표38.A"/>
        <table:table-row>
          <table:table-cell table:style-name="표38.A1" office:value-type="string">
            <text:p text:style-name="P9"><text:bookmark text:name="38"/><text:span text:style-name="T11">Page 38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,148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9. EVE3_INTC1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EVE3_IRQ_28 </text:p>
      <text:p text:style-name="P1">N / A </text:p>
      <text:p text:style-name="P1">N / A </text:p>
      <text:p text:style-name="P1">N / A </text:p>
      <text:p text:style-name="P1">EVE3_MBX2_INT0 </text:p>
      <text:p text:style-name="P1">EVE3 사서함이 인터럽트 0 </text:p>
      <text:p text:style-name="P1">EVE3_IRQ_29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3_IRQ_30 </text:p>
      <text:p text:style-name="P1">N / A </text:p>
      <text:p text:style-name="P1">N / A </text:p>
      <text:p text:style-name="P1"><text:soft-page-break/>N / A </text:p>
      <text:p text:style-name="P1">예약석 </text:p>
      <text:p text:style-name="P1">예약석 </text:p>
      <text:p text:style-name="P1">EVE3_IRQ_31 </text:p>
      <text:p text:style-name="P1">N / A </text:p>
      <text:p text:style-name="P1">N / A </text:p>
      <text:p text:style-name="P1">N / A </text:p>
      <text:p text:style-name="P1">예약석 </text:p>
      <text:p text:style-name="P26">예약석</text:p>
      <text:p text:style-name="P26"><text:span text:style-name="T8">참고 </text:span><text:span text:style-name="T1">:</text:span> <text:s/><text:a xlink:type="simple" xlink:href="https://translate.googleusercontent.com/translate_f#8" text:style-name="Internet_20_link" text:visited-style-name="Visited_20_Internet_20_Link"><text:span text:style-name="T29">표 17-</text:span></text:a><text:span text:style-name="T43">9</text:span><text:span text:style-name="T34">의 </text:span>" <text:span text:style-name="T1">IRQ_CROSSBAR </text:span><text:span text:style-name="T8">기본 입력 인덱스</text:span>" 열은 해당 IRQ_CROSSBAR 인스턴스의 어느 입력이 기본적으로 그 출력(그리고 그 대응 <text:span text:style-name="T100">EVE3</text:span>_INTC 입력에 연결 <text:span text:style-name="T81">routed</text:span>)에 매핑되는지 보여줍니다. 즉, <text:span text:style-name="T100">EVE3</text:span>_INTC <text:s/>입력에 장치 인터럽트 매핑 제어하는데 사용되는 CTRL_CORE_<text:span text:style-name="T100">EVE3</text:span>_IRQ_y_z 레지스터 비트 필드의 기본 <text:span text:style-name="T79">(reset)</text:span> 값 <text:span text:style-name="T79">(십진수)을 이 컬럼이 특정한다. </text:span>예를 들어, EVE<text:span text:style-name="T101">3</text:span>_IRQ_0_1 [8 : 0] 비트 필드는 어느 장치 인터럽트가 EVE<text:span text:style-name="T101">3</text:span>_IRQ_0 라인에 매핑되는지를 설정하기 위해서 사용된다. 이 비트 필드의 리셋 값은 <text:span text:style-name="T80">0x1이며,</text:span> IRQ_CROSSBAR_1 입력에 연결되기에 ELM_IRQ는 기본적으로 EVE<text:span text:style-name="T101">3</text:span>_IRQ_0 에 매핑 될 것이라는 의미이다. </text:p>
      <text:p text:style-name="P26"><text:span text:style-name="T83">이 칼럼에서 'N / A'는 해당 인터럽트가 </text:span><text:span text:style-name="T90">EVE</text:span><text:span text:style-name="T91">3</text:span><text:span text:style-name="T83"> 서브 시스템 내부에 있다는 것을 의미한다. 관련 </text:span><text:span text:style-name="T90">EVE</text:span><text:span text:style-name="T91">3</text:span><text:span text:style-name="T83">_INTC 입력 라인에 전용 IRQ_CROSSBAR는 없으며, 따라서, 사용자는 디폴트 매핑을 변경할 수 없다.</text:span> </text:p>
      <text:p text:style-name="P1"/>
      <text:p text:style-name="P26"><text:span text:style-name="T18">17.3.9 EVE4_INTC1</text:span><text:span text:style-name="T19">에 </text:span><text:span text:style-name="T14">인터럽트 요청</text:span> </text:p>
      <text:p text:style-name="P1"><text:span text:style-name="T8">참고 </text:span><text:span text:style-name="T1">: </text:span><text:span text:style-name="T50">EVE는 장치 </text:span><text:span text:style-name="T53">류</text:span><text:span text:style-name="T50">에서 지원되지 않습니다.</text:span> </text:p>
      <text:p text:style-name="P26"><text:a xlink:type="simple" xlink:href="https://translate.googleusercontent.com/translate_f#20" text:style-name="Internet_20_link" text:visited-style-name="Visited_20_Internet_20_Link">표 17-</text:a><text:a xlink:type="simple" xlink:href="https://translate.googleusercontent.com/translate_f#20" text:style-name="Internet_20_link" text:visited-style-name="Visited_20_Internet_20_Link"><text:span text:style-name="T101">10</text:span></text:a><text:a xlink:type="simple" xlink:href="https://translate.googleusercontent.com/translate_f#20" text:style-name="Internet_20_link" text:visited-style-name="Visited_20_Internet_20_Link">는 </text:a><text:span text:style-name="T54">EVE</text:span><text:span text:style-name="T59">4</text:span><text:span text:style-name="T54">_INTC1의 기본 인터럽트 소스를 나열합니다. 또한, EVE</text:span><text:span text:style-name="T59">4</text:span><text:span text:style-name="T54">_IRQ_7 통해 EVE</text:span><text:span text:style-name="T59">4</text:span><text:span text:style-name="T54">_IRQ_0인터럽트는, </text:span><text:a xlink:type="simple" xlink:href="https://translate.googleusercontent.com/translate_f#47" text:style-name="Internet_20_link" text:visited-style-name="Visited_20_Internet_20_Link"><text:span text:style-name="T29">표 17-13</text:span></text:a><text:span text:style-name="T37">에 나열된 420 다중화 장치 인터럽트 중 하나에서 </text:span><text:span text:style-name="T42">EVE</text:span><text:span text:style-name="T43">4</text:span><text:span text:style-name="T37">의 IRQ_CROSSBAR을 통해,</text:span><text:span text:style-name="T54"> 대안으로 </text:span><text:span text:style-name="T57">sourced될 수 있다</text:span>. 제어 모듈에 CTRL_CORE_<text:span text:style-name="T100">EVE4</text:span>_IRQ_y_z 레지스터는 기본 인터럽트와 다중 인터럽트 중 선택하기 위해 사용됩니다. </text:p>
      <text:p text:style-name="P1"><text:s/></text:p>
      <text:p text:style-name="P1"><text:span text:style-name="T8">표 </text:span><text:span text:style-name="T1">17-10. EVE4_INTC1 </text:span><text:span text:style-name="T8">기본 인터럽트 매핑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oft-page-break/><text:span text:style-name="T8">인터럽트 소스 설명 기본</text:span> </text:p>
      <text:p text:style-name="P1">EVE4_IRQ_0 </text:p>
      <text:p text:style-name="P1">1 </text:p>
      <text:p text:style-name="P1">CTRL_CORE_EVE4_IRQ_0_1 <text:span text:style-name="T54">[8 : 0]</text:span> </text:p>
      <text:p text:style-name="P1">1 </text:p>
      <text:p text:style-name="P1">ELM_IRQ </text:p>
      <text:p text:style-name="P1">오류 위치 처리 완료 인터럽트 </text:p>
      <text:p text:style-name="P1">EVE4_IRQ_1 </text:p>
      <text:p text:style-name="P1">2 </text:p>
      <text:p text:style-name="P1">CTRL_CORE_EVE4_IRQ_0_1 <text:span text:style-name="T54">[24:16]</text:span> </text:p>
      <text:p text:style-name="P1">2 </text:p>
      <text:p text:style-name="P1">EXT_SYS_IRQ_1 </text:p>
      <text:p text:style-name="P1">sys_nirq1 핀을 통해 외부 인터럽트 (액티브 로우) </text:p>
      <text:p text:style-name="P1">EVE4_IRQ_2 </text:p>
      <text:p text:style-name="P1">삼 </text:p>
      <text:p text:style-name="P1">CTRL_CORE_EVE4_IRQ_2_3 <text:span text:style-name="T54">[8 : 0]</text:span> </text:p>
      <text:p text:style-name="P1">삼 </text:p>
      <text:p text:style-name="P1">예약석 </text:p>
      <text:p text:style-name="P1">기본적으로 예약하지만 올바른 인터럽트 소스에 매핑 될 수있다 </text:p>
      <text:p text:style-name="P1">EVE4_IRQ_3 </text:p>
      <text:p text:style-name="P1">4 </text:p>
      <text:p text:style-name="P1">CTRL_CORE_EVE4_IRQ_2_3 <text:span text:style-name="T54">[24:16]</text:span> </text:p>
      <text:p text:style-name="P1">4 </text:p>
      <text:p text:style-name="P1">L3_MAIN_IRQ_DBG_ERR </text:p>
      <text:p text:style-name="P1">L3_MAIN 디버그 오류 </text:p>
      <text:p text:style-name="P1">EVE4_IRQ_4 </text:p>
      <text:p text:style-name="P1">5 </text:p>
      <text:p text:style-name="P1">CTRL_CORE_EVE4_IRQ_4_5 <text:span text:style-name="T54">[8 : 0]</text:span> </text:p>
      <text:p text:style-name="P1">5 </text:p>
      <text:p text:style-name="P1">L3_MAIN_IRQ_APP_ERR </text:p>
      <text:p text:style-name="P1">L3_MAIN 응용 프로그램 또는 비 인한 오류 </text:p>
      <text:p text:style-name="P1">EVE4_IRQ_5 </text:p>
      <text:p text:style-name="P1">6 </text:p>
      <text:p text:style-name="P1">CTRL_CORE_EVE4_IRQ_4_5 <text:span text:style-name="T54">[24:16]</text:span> </text:p>
      <text:p text:style-name="P1">6 </text:p>
      <text:p text:style-name="P1">PRM_IRQ_MPU </text:p>
      <text:p text:style-name="P1">PRCM은 MPU에 중단 </text:p>
      <text:p text:style-name="Horizontal_20_Line"/>
      <table:table table:name="표39" table:style-name="표39">
        <table:table-column table:style-name="표39.A"/>
        <table:table-row>
          <table:table-cell table:style-name="표39.A1" office:value-type="string">
            <text:p text:style-name="P9"><text:bookmark text:name="39"/><text:span text:style-name="T11">Page 39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<text:soft-page-break/>4149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0. EVE4_INTC1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EVE4_IRQ_6 </text:p>
      <text:p text:style-name="P1">7 </text:p>
      <text:p text:style-name="P1">CTRL_CORE_EVE4_IRQ_6_7 <text:span text:style-name="T54">[8 : 0]</text:span> </text:p>
      <text:p text:style-name="P1">7 </text:p>
      <text:p text:style-name="P1">예약석 </text:p>
      <text:p text:style-name="P1">기본적으로 예약하지만 올바른 인터럽트 소스에 매핑 될 수있다 </text:p>
      <text:p text:style-name="P1">EVE4_IRQ_7 </text:p>
      <text:p text:style-name="P1">8 </text:p>
      <text:p text:style-name="P1">CTRL_CORE_EVE4_IRQ_6_7 <text:span text:style-name="T54">[24:16]</text:span> </text:p>
      <text:p text:style-name="P1">8 </text:p>
      <text:p text:style-name="P1">예약석 </text:p>
      <text:p text:style-name="P1">기본적으로 예약하지만 올바른 인터럽트 소스에 매핑 될 수있다 </text:p>
      <text:p text:style-name="P1">EVE4_IRQ_8 </text:p>
      <text:p text:style-name="P1">N / A </text:p>
      <text:p text:style-name="P1">N / A </text:p>
      <text:p text:style-name="P1">N / A </text:p>
      <text:p text:style-name="P1">EVE1_GP3 </text:p>
      <text:p text:style-name="P1">EVE1 GP3 인터럽트 </text:p>
      <text:p text:style-name="P1">EVE4_IRQ_9 </text:p>
      <text:p text:style-name="P1">N / A </text:p>
      <text:p text:style-name="P1">N / A </text:p>
      <text:p text:style-name="P1"><text:soft-page-break/>N / A </text:p>
      <text:p text:style-name="P1">EVE2_GP11 </text:p>
      <text:p text:style-name="P1">EVE2 GP11 인터럽트 </text:p>
      <text:p text:style-name="P1">EVE4_IRQ_10 </text:p>
      <text:p text:style-name="P1">N / A </text:p>
      <text:p text:style-name="P1">N / A </text:p>
      <text:p text:style-name="P1">N / A </text:p>
      <text:p text:style-name="P1">EVE3_GP19 </text:p>
      <text:p text:style-name="P1">EVE3 GP19 인터럽트 </text:p>
      <text:p text:style-name="P1">EVE4_IRQ_11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12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13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14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15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16 </text:p>
      <text:p text:style-name="P1">N / A </text:p>
      <text:p text:style-name="P1"><text:soft-page-break/>N / A </text:p>
      <text:p text:style-name="P1">N / A </text:p>
      <text:p text:style-name="P1">EVE1_MBX2_INT3 </text:p>
      <text:p text:style-name="P1">EVE1 사서함 3 인터럽트 3 </text:p>
      <text:p text:style-name="P1">EVE4_IRQ_17 </text:p>
      <text:p text:style-name="P1">N / A </text:p>
      <text:p text:style-name="P1">N / A </text:p>
      <text:p text:style-name="P1">N / A </text:p>
      <text:p text:style-name="P1">EVE2_MBX2_INT3 </text:p>
      <text:p text:style-name="P1">EVE2 사서함 3 인터럽트 3 </text:p>
      <text:p text:style-name="P1">EVE4_IRQ_18 </text:p>
      <text:p text:style-name="P1">N / A </text:p>
      <text:p text:style-name="P1">N / A </text:p>
      <text:p text:style-name="P1">N / A </text:p>
      <text:p text:style-name="P1">EVE3_MBX2_INT3 </text:p>
      <text:p text:style-name="P1">EVE3 사서함 3 인터럽트 3 </text:p>
      <text:p text:style-name="P1">EVE4_IRQ_19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20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21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22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23 </text:p>
      <text:p text:style-name="P1"><text:soft-page-break/>N / A </text:p>
      <text:p text:style-name="P1">N / A </text:p>
      <text:p text:style-name="P1">N / A </text:p>
      <text:p text:style-name="P1">예약석 </text:p>
      <text:p text:style-name="P1">예약석 </text:p>
      <text:p text:style-name="P1">EVE4_IRQ_24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25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26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27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28 </text:p>
      <text:p text:style-name="P1">N / A </text:p>
      <text:p text:style-name="P1">N / A </text:p>
      <text:p text:style-name="P1">N / A </text:p>
      <text:p text:style-name="P1">EVE4_MBX2_INT0 </text:p>
      <text:p text:style-name="P1">EVE4 사서함이 인터럽트 0 </text:p>
      <text:p text:style-name="P1">EVE4_IRQ_29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<text:soft-page-break/>EVE4_IRQ_30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P1">EVE4_IRQ_31 </text:p>
      <text:p text:style-name="P1">N / A </text:p>
      <text:p text:style-name="P1">N / A </text:p>
      <text:p text:style-name="P1">N / A </text:p>
      <text:p text:style-name="P1">예약석 </text:p>
      <text:p text:style-name="P1">예약석 </text:p>
      <text:p text:style-name="Horizontal_20_Line"/>
      <table:table table:name="표40" table:style-name="표40">
        <table:table-column table:style-name="표40.A"/>
        <table:table-row>
          <table:table-cell table:style-name="표40.A1" office:value-type="string">
            <text:p text:style-name="P9"><text:bookmark text:name="40"/><text:span text:style-name="T11">Page 40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50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26"><text:span text:style-name="T8">참고 </text:span><text:span text:style-name="T1">:</text:span> <text:s/><text:a xlink:type="simple" xlink:href="https://translate.googleusercontent.com/translate_f#8" text:style-name="Internet_20_link" text:visited-style-name="Visited_20_Internet_20_Link"><text:span text:style-name="T29">표 17-</text:span></text:a><text:span text:style-name="T43">10</text:span><text:span text:style-name="T34">의 </text:span>" <text:span text:style-name="T1">IRQ_CROSSBAR </text:span><text:span text:style-name="T8">기본 입력 인덱스</text:span>" 열은 해당 IRQ_CROSSBAR 인스턴스의 어느 입력이 기본적으로 그 출력(그리고 그 대응 <text:span text:style-name="T100">EVE4</text:span>_INTC 입력에 연결 <text:span text:style-name="T81">routed</text:span>)에 매핑되는지 보여줍니다. 즉, <text:span text:style-name="T100">EVE3</text:span>_INTC <text:s/>입력에 장치 인터럽트 매핑 제어하는데 사용되는 CTRL_CORE_<text:span text:style-name="T100">EVE4</text:span>_IRQ_y_z 레지스터 비트 필드의 기본 <text:span text:style-name="T79">(reset)</text:span> 값 <text:span text:style-name="T79">(십진수)을 이 컬럼이 특정한다. </text:span>예를 들어, EVE<text:span text:style-name="T101">4</text:span>_IRQ_0_1 [8 : 0] 비트 필드는 어느 장치 인터럽트가 EVE<text:span text:style-name="T101">4</text:span>_IRQ_0 라인에 매핑되는지를 설정하기 위해서 사용된다. 이 비트 필드의 리셋 값은 <text:span text:style-name="T80">0x1이며,</text:span> IRQ_CROSSBAR_1 입력에 연결되기에 ELM_IRQ는 기본적으로 EVE<text:span text:style-name="T101">4</text:span>_IRQ_0 에 매핑 될 것이라는 의미이다. </text:p>
      <text:p text:style-name="P26"><text:span text:style-name="T83">이 칼럼에서 'N / A'는 해당 인터럽트가 </text:span><text:span text:style-name="T90">EVE</text:span><text:span text:style-name="T91">4</text:span><text:span text:style-name="T83"> 서브 시스템 내부에 있다는 것을 의미한다. 관련 </text:span><text:span text:style-name="T90">EVE</text:span><text:span text:style-name="T91">4</text:span><text:span text:style-name="T83">_INTC 입력 라인에 전용 IRQ_CROSSBAR는 없으며, 따라서, 사용자는 디폴트 매핑을 변경할 수 없다.</text:span> </text:p>
      <text:p text:style-name="P1"/>
      <text:p text:style-name="P26"><text:span text:style-name="T18">17.3.10 PRUSS1_INTC</text:span><text:span text:style-name="T19">에 </text:span><text:span text:style-name="T14">인터럽트 요청</text:span></text:p>
      <text:p text:style-name="P27"><text:a xlink:type="simple" xlink:href="https://translate.googleusercontent.com/translate_f#20" text:style-name="Internet_20_link" text:visited-style-name="Visited_20_Internet_20_Link"><text:span text:style-name="T93">표 17-</text:span></text:a><text:a xlink:type="simple" xlink:href="https://translate.googleusercontent.com/translate_f#20" text:style-name="Internet_20_link" text:visited-style-name="Visited_20_Internet_20_Link"><text:span text:style-name="T94">11</text:span></text:a><text:a xlink:type="simple" xlink:href="https://translate.googleusercontent.com/translate_f#20" text:style-name="Internet_20_link" text:visited-style-name="Visited_20_Internet_20_Link"><text:span text:style-name="T93">는 </text:span></text:a><text:span text:style-name="T61">PRUSS1</text:span><text:span text:style-name="T60">_INTC의 기본 인터럽트 소스를 나열합니다. 또한, PRUSS1_IRQ_63 통해 PRUSS1_IRQ_32인터럽트는, </text:span><text:a xlink:type="simple" xlink:href="https://translate.googleusercontent.com/translate_f#47" text:style-name="Internet_20_link" text:visited-style-name="Visited_20_Internet_20_Link"><text:span text:style-name="T44">표 17-13</text:span></text:a><text:span text:style-name="T45">에 나열된 420 다중화 장치 인터럽트 중 하나에서 </text:span><text:span text:style-name="T47">PRUSS1</text:span><text:span text:style-name="T45">의 IRQ_CROSSBAR을 통해,</text:span><text:span text:style-name="T60"> 대안으로 </text:span><text:span text:style-name="T62">sourced될 수 있다</text:span><text:span text:style-name="T93">. 제어 모듈에 CTRL_CORE_PRUSS1_IRQ_y_z 레지스터는 기본 인터럽트와 다중 인터럽트 중 선택하기 위해 사용됩니다. </text:span><text:span text:style-name="T83"><text:s/></text:span></text:p>
      <text:p text:style-name="P1"/>
      <text:p text:style-name="P1"><text:span text:style-name="T8">표 </text:span><text:span text:style-name="T1">17-11. PRUSS1_INTC </text:span><text:span text:style-name="T8">기본 인터럽트 매핑</text:span> </text:p>
      <text:p text:style-name="P1"><text:span text:style-name="T1">IRQ </text:span><text:span text:style-name="T8">입력 라인</text:span> </text:p>
      <text:p text:style-name="P1"><text:soft-page-break/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PRUSS1_IRQ_0 </text:p>
      <text:p text:style-name="P1">N / A </text:p>
      <text:p text:style-name="P1">N / A </text:p>
      <text:p text:style-name="P1">N / A </text:p>
      <text:p text:style-name="P1">PRUSS1_INTERNAL_IRQ_0 </text:p>
      <text:p text:style-name="P1">PRU-ICSS1 내부 인터럽트 </text:p>
      <text:p text:style-name="P1">PRUSS1_IRQ_1 </text:p>
      <text:p text:style-name="P1">N / A </text:p>
      <text:p text:style-name="P1">N / A </text:p>
      <text:p text:style-name="P1">N / A </text:p>
      <text:p text:style-name="P1">PRUSS1_INTERNAL_IRQ_1 </text:p>
      <text:p text:style-name="P1">PRU-ICSS1 내부 인터럽트 </text:p>
      <text:p text:style-name="P1">PRUSS1_IRQ_2 </text:p>
      <text:p text:style-name="P1">N / A </text:p>
      <text:p text:style-name="P1">N / A </text:p>
      <text:p text:style-name="P1">N / A </text:p>
      <text:p text:style-name="P1">PRUSS1_INTERNAL_IRQ_2 </text:p>
      <text:p text:style-name="P1">PRU-ICSS1 내부 인터럽트 </text:p>
      <text:p text:style-name="P1">PRUSS1_IRQ_3 </text:p>
      <text:p text:style-name="P1">N / A </text:p>
      <text:p text:style-name="P1">N / A </text:p>
      <text:p text:style-name="P1">N / A </text:p>
      <text:p text:style-name="P1">PRUSS1_INTERNAL_IRQ_3 </text:p>
      <text:p text:style-name="P1">PRU-ICSS1 내부 인터럽트 </text:p>
      <text:p text:style-name="P1">PRUSS1_IRQ_4 </text:p>
      <text:p text:style-name="P1">N / A </text:p>
      <text:p text:style-name="P1">N / A </text:p>
      <text:p text:style-name="P1">N / A </text:p>
      <text:p text:style-name="P1">PRUSS1_INTERNAL_IRQ_4 </text:p>
      <text:p text:style-name="P1"><text:soft-page-break/>PRU-ICSS1 내부 인터럽트 </text:p>
      <text:p text:style-name="P1">PRUSS1_IRQ_5 </text:p>
      <text:p text:style-name="P1">N / A </text:p>
      <text:p text:style-name="P1">N / A </text:p>
      <text:p text:style-name="P1">N / A </text:p>
      <text:p text:style-name="P1">PRUSS1_INTERNAL_IRQ_5 </text:p>
      <text:p text:style-name="P1">PRU-ICSS1 내부 인터럽트 </text:p>
      <text:p text:style-name="P1">PRUSS1_IRQ_6 </text:p>
      <text:p text:style-name="P1">N / A </text:p>
      <text:p text:style-name="P1">N / A </text:p>
      <text:p text:style-name="P1">N / A </text:p>
      <text:p text:style-name="P1">PRUSS1_INTERNAL_IRQ_6 </text:p>
      <text:p text:style-name="P1">PRU-ICSS1 내부 인터럽트 </text:p>
      <text:p text:style-name="P1">PRUSS1_IRQ_7 </text:p>
      <text:p text:style-name="P1">N / A </text:p>
      <text:p text:style-name="P1">N / A </text:p>
      <text:p text:style-name="P1">N / A </text:p>
      <text:p text:style-name="P1">PRUSS1_INTERNAL_IRQ_7 </text:p>
      <text:p text:style-name="P1">PRU-ICSS1 내부 인터럽트 </text:p>
      <text:p text:style-name="P1">PRUSS1_IRQ_8 </text:p>
      <text:p text:style-name="P1">N / A </text:p>
      <text:p text:style-name="P1">N / A </text:p>
      <text:p text:style-name="P1">N / A </text:p>
      <text:p text:style-name="P1">PRUSS1_INTERNAL_IRQ_8 </text:p>
      <text:p text:style-name="P1">PRU-ICSS1 내부 인터럽트 </text:p>
      <text:p text:style-name="P1">PRUSS1_IRQ_9 </text:p>
      <text:p text:style-name="P1">N / A </text:p>
      <text:p text:style-name="P1">N / A </text:p>
      <text:p text:style-name="P1">N / A </text:p>
      <text:p text:style-name="P1">PRUSS1_INTERNAL_IRQ_9 </text:p>
      <text:p text:style-name="P1">PRU-ICSS1 내부 인터럽트 </text:p>
      <text:p text:style-name="P1">PRUSS1_IRQ_10 </text:p>
      <text:p text:style-name="P1">N / A </text:p>
      <text:p text:style-name="P1">N / A </text:p>
      <text:p text:style-name="P1">N / A </text:p>
      <text:p text:style-name="P1">PRUSS1_INTERNAL_IRQ_10 </text:p>
      <text:p text:style-name="P1">PRU-ICSS1 내부 인터럽트 </text:p>
      <text:p text:style-name="P1">PRUSS1_IRQ_11 </text:p>
      <text:p text:style-name="P1">N / A </text:p>
      <text:p text:style-name="P1">N / A </text:p>
      <text:p text:style-name="P1">N / A </text:p>
      <text:p text:style-name="P1"><text:soft-page-break/>PRUSS1_INTERNAL_IRQ_11 </text:p>
      <text:p text:style-name="P1">PRU-ICSS1 내부 인터럽트 </text:p>
      <text:p text:style-name="P1">PRUSS1_IRQ_12 </text:p>
      <text:p text:style-name="P1">N / A </text:p>
      <text:p text:style-name="P1">N / A </text:p>
      <text:p text:style-name="P1">N / A </text:p>
      <text:p text:style-name="P1">PRUSS1_INTERNAL_IRQ_12 </text:p>
      <text:p text:style-name="P1">PRU-ICSS1 내부 인터럽트 </text:p>
      <text:p text:style-name="P1">PRUSS1_IRQ_13 </text:p>
      <text:p text:style-name="P1">N / A </text:p>
      <text:p text:style-name="P1">N / A </text:p>
      <text:p text:style-name="P1">N / A </text:p>
      <text:p text:style-name="P1">PRUSS1_INTERNAL_IRQ_13 </text:p>
      <text:p text:style-name="P1">PRU-ICSS1 내부 인터럽트 </text:p>
      <text:p text:style-name="P1">PRUSS1_IRQ_14 </text:p>
      <text:p text:style-name="P1">N / A </text:p>
      <text:p text:style-name="P1">N / A </text:p>
      <text:p text:style-name="P1">N / A </text:p>
      <text:p text:style-name="P1">PRUSS1_INTERNAL_IRQ_14 </text:p>
      <text:p text:style-name="P1">PRU-ICSS1 내부 인터럽트 </text:p>
      <text:p text:style-name="P1">PRUSS1_IRQ_15 </text:p>
      <text:p text:style-name="P1">N / A </text:p>
      <text:p text:style-name="P1">N / A </text:p>
      <text:p text:style-name="P1">N / A </text:p>
      <text:p text:style-name="P1">PRUSS1_INTERNAL_IRQ_15 </text:p>
      <text:p text:style-name="P1">PRU-ICSS1 내부 인터럽트 </text:p>
      <text:p text:style-name="Horizontal_20_Line"/>
      <table:table table:name="표41" table:style-name="표41">
        <table:table-column table:style-name="표41.A"/>
        <table:table-row>
          <table:table-cell table:style-name="표41.A1" office:value-type="string">
            <text:p text:style-name="P9"><text:bookmark text:name="41"/><text:span text:style-name="T11">Page 41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51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1. PRUSS1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oft-page-break/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PRUSS1_IRQ_16 </text:p>
      <text:p text:style-name="P1">N / A </text:p>
      <text:p text:style-name="P1">N / A </text:p>
      <text:p text:style-name="P1">N / A </text:p>
      <text:p text:style-name="P1">PRUSS1_INTERNAL_IRQ_16 </text:p>
      <text:p text:style-name="P1">PRU-ICSS1 내부 인터럽트 </text:p>
      <text:p text:style-name="P1">PRUSS1_IRQ_17 </text:p>
      <text:p text:style-name="P1">N / A </text:p>
      <text:p text:style-name="P1">N / A </text:p>
      <text:p text:style-name="P1">N / A </text:p>
      <text:p text:style-name="P1">PRUSS1_INTERNAL_IRQ_17 </text:p>
      <text:p text:style-name="P1">PRU-ICSS1 내부 인터럽트 </text:p>
      <text:p text:style-name="P1">PRUSS1_IRQ_18 </text:p>
      <text:p text:style-name="P1">N / A </text:p>
      <text:p text:style-name="P1">N / A </text:p>
      <text:p text:style-name="P1">N / A </text:p>
      <text:p text:style-name="P1">PRUSS1_INTERNAL_IRQ_18 </text:p>
      <text:p text:style-name="P1">PRU-ICSS1 내부 인터럽트 </text:p>
      <text:p text:style-name="P1">PRUSS1_IRQ_19 </text:p>
      <text:p text:style-name="P1">N / A </text:p>
      <text:p text:style-name="P1">N / A </text:p>
      <text:p text:style-name="P1">N / A </text:p>
      <text:p text:style-name="P1">PRUSS1_INTERNAL_IRQ_19 </text:p>
      <text:p text:style-name="P1">PRU-ICSS1 내부 인터럽트 </text:p>
      <text:p text:style-name="P1">PRUSS1_IRQ_20 </text:p>
      <text:p text:style-name="P1">N / A </text:p>
      <text:p text:style-name="P1">N / A </text:p>
      <text:p text:style-name="P1">N / A </text:p>
      <text:p text:style-name="P1">PRUSS1_INTERNAL_IRQ_20 </text:p>
      <text:p text:style-name="P1">PRU-ICSS1 내부 인터럽트 </text:p>
      <text:p text:style-name="P1">PRUSS1_IRQ_21 </text:p>
      <text:p text:style-name="P1">N / A </text:p>
      <text:p text:style-name="P1"><text:soft-page-break/>N / A </text:p>
      <text:p text:style-name="P1">N / A </text:p>
      <text:p text:style-name="P1">PRUSS1_INTERNAL_IRQ_21 </text:p>
      <text:p text:style-name="P1">PRU-ICSS1 내부 인터럽트 </text:p>
      <text:p text:style-name="P1">PRUSS1_IRQ_22 </text:p>
      <text:p text:style-name="P1">N / A </text:p>
      <text:p text:style-name="P1">N / A </text:p>
      <text:p text:style-name="P1">N / A </text:p>
      <text:p text:style-name="P1">PRUSS1_INTERNAL_IRQ_22 </text:p>
      <text:p text:style-name="P1">PRU-ICSS1 내부 인터럽트 </text:p>
      <text:p text:style-name="P1">PRUSS1_IRQ_23 </text:p>
      <text:p text:style-name="P1">N / A </text:p>
      <text:p text:style-name="P1">N / A </text:p>
      <text:p text:style-name="P1">N / A </text:p>
      <text:p text:style-name="P1">PRUSS1_INTERNAL_IRQ_23 </text:p>
      <text:p text:style-name="P1">PRU-ICSS1 내부 인터럽트 </text:p>
      <text:p text:style-name="P1">PRUSS1_IRQ_24 </text:p>
      <text:p text:style-name="P1">N / A </text:p>
      <text:p text:style-name="P1">N / A </text:p>
      <text:p text:style-name="P1">N / A </text:p>
      <text:p text:style-name="P1">PRUSS1_INTERNAL_IRQ_24 </text:p>
      <text:p text:style-name="P1">PRU-ICSS1 내부 인터럽트 </text:p>
      <text:p text:style-name="P1">PRUSS1_IRQ_25 </text:p>
      <text:p text:style-name="P1">N / A </text:p>
      <text:p text:style-name="P1">N / A </text:p>
      <text:p text:style-name="P1">N / A </text:p>
      <text:p text:style-name="P1">PRUSS1_INTERNAL_IRQ_25 </text:p>
      <text:p text:style-name="P1">PRU-ICSS1 내부 인터럽트 </text:p>
      <text:p text:style-name="P1">PRUSS1_IRQ_26 </text:p>
      <text:p text:style-name="P1">N / A </text:p>
      <text:p text:style-name="P1">N / A </text:p>
      <text:p text:style-name="P1">N / A </text:p>
      <text:p text:style-name="P1">PRUSS1_INTERNAL_IRQ_26 </text:p>
      <text:p text:style-name="P1">PRU-ICSS1 내부 인터럽트 </text:p>
      <text:p text:style-name="P1">PRUSS1_IRQ_27 </text:p>
      <text:p text:style-name="P1">N / A </text:p>
      <text:p text:style-name="P1">N / A </text:p>
      <text:p text:style-name="P1">N / A </text:p>
      <text:p text:style-name="P1">PRUSS1_INTERNAL_IRQ_27 </text:p>
      <text:p text:style-name="P1">PRU-ICSS1 내부 인터럽트 </text:p>
      <text:p text:style-name="P1">PRUSS1_IRQ_28 </text:p>
      <text:p text:style-name="P1"><text:soft-page-break/>N / A </text:p>
      <text:p text:style-name="P1">N / A </text:p>
      <text:p text:style-name="P1">N / A </text:p>
      <text:p text:style-name="P1">PRUSS1_INTERNAL_IRQ_28 </text:p>
      <text:p text:style-name="P1">PRU-ICSS1 내부 인터럽트 </text:p>
      <text:p text:style-name="P1">PRUSS1_IRQ_29 </text:p>
      <text:p text:style-name="P1">N / A </text:p>
      <text:p text:style-name="P1">N / A </text:p>
      <text:p text:style-name="P1">N / A </text:p>
      <text:p text:style-name="P1">PRUSS1_INTERNAL_IRQ_29 </text:p>
      <text:p text:style-name="P1">PRU-ICSS1 내부 인터럽트 </text:p>
      <text:p text:style-name="P1">PRUSS1_IRQ_30 </text:p>
      <text:p text:style-name="P1">N / A </text:p>
      <text:p text:style-name="P1">N / A </text:p>
      <text:p text:style-name="P1">N / A </text:p>
      <text:p text:style-name="P1">PRUSS1_INTERNAL_IRQ_30 </text:p>
      <text:p text:style-name="P1">PRU-ICSS1 내부 인터럽트 </text:p>
      <text:p text:style-name="P1">PRUSS1_IRQ_31 </text:p>
      <text:p text:style-name="P1">N / A </text:p>
      <text:p text:style-name="P1">N / A </text:p>
      <text:p text:style-name="P1">N / A </text:p>
      <text:p text:style-name="P1">PRUSS1_INTERNAL_IRQ_31 </text:p>
      <text:p text:style-name="P1">PRU-ICSS1 내부 인터럽트 </text:p>
      <text:p text:style-name="P1">PRUSS1_IRQ_32 </text:p>
      <text:p text:style-name="P1">1 </text:p>
      <text:p text:style-name="P1">CTRL_CORE_PRUSS1_IRQ_32_33 <text:span text:style-name="T54">[8 : 0]</text:span> </text:p>
      <text:p text:style-name="P1">1 </text:p>
      <text:p text:style-name="P1">ELM_IRQ </text:p>
      <text:p text:style-name="P1">오류 위치 처리 완료 인터럽트 </text:p>
      <text:p text:style-name="P1">PRUSS1_IRQ_33 </text:p>
      <text:p text:style-name="P1">2 </text:p>
      <text:p text:style-name="P1">CTRL_CORE_PRUSS1_IRQ_32_33 <text:span text:style-name="T54">[24:16]</text:span> </text:p>
      <text:p text:style-name="P1">2 </text:p>
      <text:p text:style-name="P1">EXT_SYS_IRQ_1 </text:p>
      <text:p text:style-name="P1">sys_nirq1 핀을 통해 외부 인터럽트 (액티브 로우) </text:p>
      <text:p text:style-name="P1">PRUSS1_IRQ_34 </text:p>
      <text:p text:style-name="P1">삼 </text:p>
      <text:p text:style-name="P1">CTRL_CORE_PRUSS1_IRQ_34_35 <text:span text:style-name="T54">[8 : 0]</text:span> </text:p>
      <text:p text:style-name="P1">삼 </text:p>
      <text:p text:style-name="P1">CTRL_MODULE_CORE_IRQ_SE </text:p>
      <text:p text:style-name="P1">C_EVTS </text:p>
      <text:p text:style-name="P1"><text:soft-page-break/>결합 방화벽 오류 인터럽트. 이상 </text:p>
      <text:p text:style-name="P1">정보 참조 <text:span text:style-name="T29">절 18.4.6.14.3을</text:span> .</text:p>
      <text:p text:style-name="P1">PRUSS1_IRQ_35 </text:p>
      <text:p text:style-name="P1">4 </text:p>
      <text:p text:style-name="P1">CTRL_CORE_PRUSS1_IRQ_34_35 <text:span text:style-name="T54">[24:16]</text:span> </text:p>
      <text:p text:style-name="P1">4 </text:p>
      <text:p text:style-name="P1">L3_MAIN_IRQ_DBG_ERR </text:p>
      <text:p text:style-name="P1">L3_MAIN 디버그 오류 </text:p>
      <text:p text:style-name="P1">PRUSS1_IRQ_36 </text:p>
      <text:p text:style-name="P1">5 </text:p>
      <text:p text:style-name="P1">CTRL_CORE_PRUSS1_IRQ_36_37 <text:span text:style-name="T54">[8 : 0]</text:span> </text:p>
      <text:p text:style-name="P1">5 </text:p>
      <text:p text:style-name="P1">L3_MAIN_IRQ_APP_ERR </text:p>
      <text:p text:style-name="P1">L3_MAIN 응용 프로그램 또는 비 인한 오류 </text:p>
      <text:p text:style-name="P1">PRUSS1_IRQ_37 </text:p>
      <text:p text:style-name="P1">6 </text:p>
      <text:p text:style-name="P1">CTRL_CORE_PRUSS1_IRQ_36_37 <text:span text:style-name="T54">[24:16]</text:span> </text:p>
      <text:p text:style-name="P1">6 </text:p>
      <text:p text:style-name="P1">PRM_IRQ_MPU </text:p>
      <text:p text:style-name="P1">PRCM은 MPU에 중단 </text:p>
      <text:p text:style-name="P1">PRUSS1_IRQ_38 </text:p>
      <text:p text:style-name="P1">7 </text:p>
      <text:p text:style-name="P1">CTRL_CORE_PRUSS1_IRQ_38_39 <text:span text:style-name="T54">[8 : 0]</text:span> </text:p>
      <text:p text:style-name="P1">7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1_IRQ_39 </text:p>
      <text:p text:style-name="P1">8 </text:p>
      <text:p text:style-name="P1">CTRL_CORE_PRUSS1_IRQ_38_39 <text:span text:style-name="T54">[24:16]</text:span> </text:p>
      <text:p text:style-name="P1">8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1_IRQ_40 </text:p>
      <text:p text:style-name="P1">9 </text:p>
      <text:p text:style-name="P1">CTRL_CORE_PRUSS1_IRQ_40_41 <text:span text:style-name="T54">[8 : 0]</text:span> </text:p>
      <text:p text:style-name="P1">9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<text:soft-page-break/>PRUSS1_IRQ_41 </text:p>
      <text:p text:style-name="P1">10 </text:p>
      <text:p text:style-name="P1">CTRL_CORE_PRUSS1_IRQ_40_41 <text:span text:style-name="T54">[24:16]</text:span> </text:p>
      <text:p text:style-name="P1">1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1_IRQ_42 </text:p>
      <text:p text:style-name="P1">11 </text:p>
      <text:p text:style-name="P1">CTRL_CORE_PRUSS1_IRQ_42_43 <text:span text:style-name="T54">[8 : 0]</text:span> </text:p>
      <text:p text:style-name="P1">11 </text:p>
      <text:p text:style-name="P1">L3_MAIN_IRQ_STAT_ALARM </text:p>
      <text:p text:style-name="P1">인터럽트 L3_MAIN 통계 수집 경보 </text:p>
      <text:p text:style-name="Horizontal_20_Line"/>
      <table:table table:name="표42" table:style-name="표42">
        <table:table-column table:style-name="표42.A"/>
        <table:table-row>
          <table:table-cell table:style-name="표42.A1" office:value-type="string">
            <text:p text:style-name="P9"><text:bookmark text:name="42"/><text:span text:style-name="T11">Page 42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52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1. PRUSS1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PRUSS1_IRQ_43 </text:p>
      <text:p text:style-name="P1">12 </text:p>
      <text:p text:style-name="P1">CTRL_CORE_PRUSS1_IRQ_42_43 <text:span text:style-name="T54">[24:16]</text:span> </text:p>
      <text:p text:style-name="P1">12 </text:p>
      <text:p text:style-name="P1"><text:soft-page-break/>예약석 </text:p>
      <text:p text:style-name="P1">기본적으로 예약 만에 다시 매핑 할 수 있습니다 </text:p>
      <text:p text:style-name="P1">유효한 인터럽트 소스 </text:p>
      <text:p text:style-name="P1">PRUSS1_IRQ_44 </text:p>
      <text:p text:style-name="P1">13 </text:p>
      <text:p text:style-name="P1">CTRL_CORE_PRUSS1_IRQ_44_45 <text:span text:style-name="T54">[8 : 0]</text:span> </text:p>
      <text:p text:style-name="P1">13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1_IRQ_45 </text:p>
      <text:p text:style-name="P1">14 </text:p>
      <text:p text:style-name="P1">CTRL_CORE_PRUSS1_IRQ_44_45 <text:span text:style-name="T54">[24:16]</text:span> </text:p>
      <text:p text:style-name="P1">14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1_IRQ_46 </text:p>
      <text:p text:style-name="P1">15 명 </text:p>
      <text:p text:style-name="P1">CTRL_CORE_PRUSS1_IRQ_46_47 <text:span text:style-name="T54">[8 : 0]</text:span> </text:p>
      <text:p text:style-name="P1">15 명 </text:p>
      <text:p text:style-name="P1">GPMC_IRQ </text:p>
      <text:p text:style-name="P1">GPMC 인터럽트 </text:p>
      <text:p text:style-name="P1">PRUSS1_IRQ_47 </text:p>
      <text:p text:style-name="P1">16 </text:p>
      <text:p text:style-name="P1">CTRL_CORE_PRUSS1_IRQ_46_47 <text:span text:style-name="T54">[24:16]</text:span> </text:p>
      <text:p text:style-name="P1">16 </text:p>
      <text:p text:style-name="P1">GPU_IRQ </text:p>
      <text:p text:style-name="P1">GPU 인터럽트 </text:p>
      <text:p text:style-name="P1">PRUSS1_IRQ_48 </text:p>
      <text:p text:style-name="P1">17 세 </text:p>
      <text:p text:style-name="P1">CTRL_CORE_PRUSS1_IRQ_48_49 <text:span text:style-name="T54">[8 : 0]</text:span> </text:p>
      <text:p text:style-name="P1">17 세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1_IRQ_49 </text:p>
      <text:p text:style-name="P1">18 </text:p>
      <text:p text:style-name="P1">CTRL_CORE_PRUSS1_IRQ_48_49 <text:span text:style-name="T54">[24:16]</text:span> </text:p>
      <text:p text:style-name="P1">18 </text:p>
      <text:p text:style-name="P1"><text:soft-page-break/>예약석 </text:p>
      <text:p text:style-name="P1">기본적으로 예약 만에 다시 매핑 할 수 있습니다 </text:p>
      <text:p text:style-name="P1">유효한 인터럽트 소스 </text:p>
      <text:p text:style-name="P1">PRUSS1_IRQ_50 </text:p>
      <text:p text:style-name="P1">19 </text:p>
      <text:p text:style-name="P1">CTRL_CORE_PRUSS1_IRQ_50_51 <text:span text:style-name="T54">[8 : 0]</text:span> </text:p>
      <text:p text:style-name="P1">19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1_IRQ_51 </text:p>
      <text:p text:style-name="P1">20 </text:p>
      <text:p text:style-name="P1">CTRL_CORE_PRUSS1_IRQ_50_51 <text:span text:style-name="T54">[24:16]</text:span> </text:p>
      <text:p text:style-name="P1">20 </text:p>
      <text:p text:style-name="P1">DISPC_IRQ </text:p>
      <text:p text:style-name="P1">디스플레이 컨트롤러 인터럽트 </text:p>
      <text:p text:style-name="P1">PRUSS1_IRQ_52 </text:p>
      <text:p text:style-name="P1">21 </text:p>
      <text:p text:style-name="P1">CTRL_CORE_PRUSS1_IRQ_52_53 <text:span text:style-name="T54">[8 : 0]</text:span> </text:p>
      <text:p text:style-name="P1">21 </text:p>
      <text:p text:style-name="P1">MAILBOX1_IRQ_USER0 </text:p>
      <text:p text:style-name="P1">사서함 사용자 1 0 인터럽트 </text:p>
      <text:p text:style-name="P1">PRUSS1_IRQ_53 </text:p>
      <text:p text:style-name="P1">22 개월 </text:p>
      <text:p text:style-name="P1">CTRL_CORE_PRUSS1_IRQ_52_53 <text:span text:style-name="T54">[24:16]</text:span> </text:p>
      <text:p text:style-name="P1">22 개월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1_IRQ_54 </text:p>
      <text:p text:style-name="P1">23 </text:p>
      <text:p text:style-name="P1">CTRL_CORE_PRUSS1_IRQ_54_55 <text:span text:style-name="T54">[8 : 0]</text:span> </text:p>
      <text:p text:style-name="P1">23 </text:p>
      <text:p text:style-name="P1">DSP1_IRQ_MMU0 </text:p>
      <text:p text:style-name="P1">DSP1 MMU0 인터럽트 </text:p>
      <text:p text:style-name="P1">PRUSS1_IRQ_55 </text:p>
      <text:p text:style-name="P1">24 </text:p>
      <text:p text:style-name="P1">CTRL_CORE_PRUSS1_IRQ_54_55 <text:span text:style-name="T54">[24:16]</text:span> </text:p>
      <text:p text:style-name="P1">24 </text:p>
      <text:p text:style-name="P1">GPIO1_IRQ_1 </text:p>
      <text:p text:style-name="P1">GPIO1 1 중단 </text:p>
      <text:p text:style-name="P1"><text:soft-page-break/>PRUSS1_IRQ_56 </text:p>
      <text:p text:style-name="P1">25 세 </text:p>
      <text:p text:style-name="P1">CTRL_CORE_PRUSS1_IRQ_56_57 <text:span text:style-name="T54">[8 : 0]</text:span> </text:p>
      <text:p text:style-name="P1">25 세 </text:p>
      <text:p text:style-name="P1">GPIO2_IRQ_1 </text:p>
      <text:p text:style-name="P1">GPIO2 1 인터럽트 </text:p>
      <text:p text:style-name="P1">PRUSS1_IRQ_57 </text:p>
      <text:p text:style-name="P1">26 세 </text:p>
      <text:p text:style-name="P1">CTRL_CORE_PRUSS1_IRQ_56_57 <text:span text:style-name="T54">[24:16]</text:span> </text:p>
      <text:p text:style-name="P1">26 세 </text:p>
      <text:p text:style-name="P1">GPIO3_IRQ_1 </text:p>
      <text:p text:style-name="P1">GPIO3 1 중단 </text:p>
      <text:p text:style-name="P1">PRUSS1_IRQ_58 </text:p>
      <text:p text:style-name="P1">27 </text:p>
      <text:p text:style-name="P1">CTRL_CORE_PRUSS1_IRQ_58_59 <text:span text:style-name="T54">[8 : 0]</text:span> </text:p>
      <text:p text:style-name="P1">27 </text:p>
      <text:p text:style-name="P1">GPIO4_IRQ_1 </text:p>
      <text:p text:style-name="P1">GPIO4 1 중단 </text:p>
      <text:p text:style-name="P1">PRUSS1_IRQ_59 </text:p>
      <text:p text:style-name="P1">28 </text:p>
      <text:p text:style-name="P1">CTRL_CORE_PRUSS1_IRQ_58_59 <text:span text:style-name="T54">[24:16]</text:span> </text:p>
      <text:p text:style-name="P1">28 </text:p>
      <text:p text:style-name="P1">GPIO5_IRQ_1 </text:p>
      <text:p text:style-name="P1">GPIO5 1 인터럽트 </text:p>
      <text:p text:style-name="P1">PRUSS1_IRQ_60 </text:p>
      <text:p text:style-name="P1">29 </text:p>
      <text:p text:style-name="P1">CTRL_CORE_PRUSS1_IRQ_60_61 <text:span text:style-name="T54">[8 : 0]</text:span> </text:p>
      <text:p text:style-name="P1">29 </text:p>
      <text:p text:style-name="P1">GPIO6_IRQ_1 </text:p>
      <text:p text:style-name="P1">GPIO6 1 인터럽트 </text:p>
      <text:p text:style-name="P1">PRUSS1_IRQ_61 </text:p>
      <text:p text:style-name="P1">30 </text:p>
      <text:p text:style-name="P1">CTRL_CORE_PRUSS1_IRQ_60_61 <text:span text:style-name="T54">[24:16]</text:span> </text:p>
      <text:p text:style-name="P1">30 </text:p>
      <text:p text:style-name="P1">GPIO7_IRQ_1 </text:p>
      <text:p text:style-name="P1">GPIO7 1 인터럽트 </text:p>
      <text:p text:style-name="P1">PRUSS1_IRQ_62 </text:p>
      <text:p text:style-name="P1">31 </text:p>
      <text:p text:style-name="P1">CTRL_CORE_PRUSS1_IRQ_62_63 <text:span text:style-name="T54">[8 : 0]</text:span> </text:p>
      <text:p text:style-name="P1">31 </text:p>
      <text:p text:style-name="P1">예약석 </text:p>
      <text:p text:style-name="P1"><text:soft-page-break/>기본적으로 예약 만에 다시 매핑 할 수 있습니다 </text:p>
      <text:p text:style-name="P1">유효한 인터럽트 소스 </text:p>
      <text:p text:style-name="P1">PRUSS1_IRQ_63 </text:p>
      <text:p text:style-name="P1">32 </text:p>
      <text:p text:style-name="P1">CTRL_CORE_PRUSS1_IRQ_62_63 <text:span text:style-name="T54">[24:16]</text:span> </text:p>
      <text:p text:style-name="P1">32 </text:p>
      <text:p text:style-name="P1">TIMER1_IRQ </text:p>
      <text:p text:style-name="P1">타이머 1 인터럽트 </text:p>
      <text:p text:style-name="Horizontal_20_Line"/>
      <table:table table:name="표43" table:style-name="표43">
        <table:table-column table:style-name="표43.A"/>
        <table:table-row>
          <table:table-cell table:style-name="표43.A1" office:value-type="string">
            <text:p text:style-name="P9"><text:bookmark text:name="43"/><text:span text:style-name="T11">Page 43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53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27"><text:span text:style-name="T8">참고 </text:span><text:span text:style-name="T1">:</text:span> <text:s/><text:a xlink:type="simple" xlink:href="https://translate.googleusercontent.com/translate_f#8" text:style-name="Internet_20_link" text:visited-style-name="Visited_20_Internet_20_Link"><text:span text:style-name="T29">표 17-</text:span></text:a><text:span text:style-name="T43">1</text:span><text:span text:style-name="T48">1</text:span><text:span text:style-name="T34">의 </text:span>" <text:span text:style-name="T1">IRQ_CROSSBAR </text:span><text:span text:style-name="T8">기본 입력 인덱스</text:span>" 열은 해당 IRQ_CROSSBAR 인스턴스의 어느 입력이 기본적으로 그 출력(그리고 그 대응 PRUSS1_INTC 입력에 연결 <text:span text:style-name="T81">routed</text:span>)에 매핑되는지 보여줍니다. 즉, PRUSS1_INTC <text:s/>입력에 장치 인터럽트 매핑 제어하는데 사용되는 CTRL_CORE_PRUSS1_IRQ_y_z 레지스터 비트 필드의 기본 <text:span text:style-name="T79">(reset)</text:span> 값 <text:span text:style-name="T79">(십진수)을 이 컬럼이 특정한다. </text:span>예를 들어, PRUSS1_IRQ_32_33 [8 : 0] 비트 필드는 어느 장치 인터럽트가 PRUSS1_IRQ_32 라인에 매핑되는지를 설정하기 위해서 사용된다. 이 비트 필드의 리셋 값은 <text:span text:style-name="T80">0x1이며,</text:span> IRQ_CROSSBAR_1 입력에 연결되기에 ELM_IRQ는 기본적으로 PRUSS1_IRQ_32에 매핑 될 것이라는 의미이다. </text:p>
      <text:p text:style-name="P27"><text:span text:style-name="T83">이 칼럼에서 'N / A'는 해당 인터럽트가 </text:span><text:span text:style-name="T91">PRU-ICSS1</text:span><text:span text:style-name="T83"> 서브 시스템 내부에 있다는 것을 의미한다. 관련 PRUSS1_INTC 입력 라인에 전용 IRQ_CROSSBAR는 없으며, 따라서, 사용자는 디폴트 매핑을 변경할 수 없다.</text:span> </text:p>
      <text:p text:style-name="P1"/>
      <text:p text:style-name="P27"><text:span text:style-name="T18">17.3.11 PRUSS2_INTC</text:span><text:span text:style-name="T19">에 </text:span><text:span text:style-name="T14">인터럽트 요청</text:span></text:p>
      <text:p text:style-name="P28"><text:a xlink:type="simple" xlink:href="https://translate.googleusercontent.com/translate_f#20" text:style-name="Internet_20_link" text:visited-style-name="Visited_20_Internet_20_Link"><text:span text:style-name="T93">표 17-</text:span></text:a><text:a xlink:type="simple" xlink:href="https://translate.googleusercontent.com/translate_f#20" text:style-name="Internet_20_link" text:visited-style-name="Visited_20_Internet_20_Link"><text:span text:style-name="T94">1</text:span></text:a><text:a xlink:type="simple" xlink:href="https://translate.googleusercontent.com/translate_f#20" text:style-name="Internet_20_link" text:visited-style-name="Visited_20_Internet_20_Link"><text:span text:style-name="T95">2</text:span></text:a><text:a xlink:type="simple" xlink:href="https://translate.googleusercontent.com/translate_f#20" text:style-name="Internet_20_link" text:visited-style-name="Visited_20_Internet_20_Link"><text:span text:style-name="T93">는 </text:span></text:a><text:span text:style-name="T61">PRUSS</text:span><text:span text:style-name="T63">2</text:span><text:span text:style-name="T60">_INTC의 기본 인터럽트 소스를 나열합니다. 또한, PRUSS</text:span><text:span text:style-name="T63">2</text:span><text:span text:style-name="T60">_IRQ_63 통해 PRUSS1_IRQ_32인터럽트는, </text:span><text:a xlink:type="simple" xlink:href="https://translate.googleusercontent.com/translate_f#47" text:style-name="Internet_20_link" text:visited-style-name="Visited_20_Internet_20_Link"><text:span text:style-name="T44">표 17-13</text:span></text:a><text:span text:style-name="T45">에 나열된 420 다중화 장치 인터럽트 중 하나에서 </text:span><text:span text:style-name="T46">PRU-ICSS2</text:span><text:span text:style-name="T45">의 IRQ_CROSSBAR을 통해,</text:span><text:span text:style-name="T60"> 대안으로 </text:span><text:span text:style-name="T62">sourced될 수 있다</text:span><text:span text:style-name="T93">. 제어 모듈에 CTRL_CORE_PRUSS2_IRQ_y_z 레지스터는 기본 인터럽트와 다중 인터럽트 중 선택하기 위해 사용됩니다. </text:span><text:span text:style-name="T83"><text:s/></text:span></text:p>
      <text:p text:style-name="P1"/>
      <text:p text:style-name="P1"><text:span text:style-name="T8">표 </text:span><text:span text:style-name="T1">17-12. PRUSS2_INTC </text:span><text:span text:style-name="T8">기본 인터럽트 매핑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oft-page-break/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PRUSS2_IRQ_0 </text:p>
      <text:p text:style-name="P1">N / A </text:p>
      <text:p text:style-name="P1">N / A </text:p>
      <text:p text:style-name="P1">N / A </text:p>
      <text:p text:style-name="P1">PRUSS2_INTERNAL_IRQ_0 </text:p>
      <text:p text:style-name="P1">PRU-ICSS2 내부 인터럽트 </text:p>
      <text:p text:style-name="P1">PRUSS2_IRQ_1 </text:p>
      <text:p text:style-name="P1">N / A </text:p>
      <text:p text:style-name="P1">N / A </text:p>
      <text:p text:style-name="P1">N / A </text:p>
      <text:p text:style-name="P1">PRUSS2_INTERNAL_IRQ_1 </text:p>
      <text:p text:style-name="P1">PRU-ICSS2 내부 인터럽트 </text:p>
      <text:p text:style-name="P1">PRUSS2_IRQ_2 </text:p>
      <text:p text:style-name="P1">N / A </text:p>
      <text:p text:style-name="P1">N / A </text:p>
      <text:p text:style-name="P1">N / A </text:p>
      <text:p text:style-name="P1">PRUSS2_INTERNAL_IRQ_2 </text:p>
      <text:p text:style-name="P1">PRU-ICSS2 내부 인터럽트 </text:p>
      <text:p text:style-name="P1">PRUSS2_IRQ_3 </text:p>
      <text:p text:style-name="P1">N / A </text:p>
      <text:p text:style-name="P1">N / A </text:p>
      <text:p text:style-name="P1">N / A </text:p>
      <text:p text:style-name="P1">PRUSS2_INTERNAL_IRQ_3 </text:p>
      <text:p text:style-name="P1">PRU-ICSS2 내부 인터럽트 </text:p>
      <text:p text:style-name="P1">PRUSS2_IRQ_4 </text:p>
      <text:p text:style-name="P1">N / A </text:p>
      <text:p text:style-name="P1">N / A </text:p>
      <text:p text:style-name="P1">N / A </text:p>
      <text:p text:style-name="P1">PRUSS2_INTERNAL_IRQ_4 </text:p>
      <text:p text:style-name="P1">PRU-ICSS2 내부 인터럽트 </text:p>
      <text:p text:style-name="P1">PRUSS2_IRQ_5 </text:p>
      <text:p text:style-name="P1">N / A </text:p>
      <text:p text:style-name="P1"><text:soft-page-break/>N / A </text:p>
      <text:p text:style-name="P1">N / A </text:p>
      <text:p text:style-name="P1">PRUSS2_INTERNAL_IRQ_5 </text:p>
      <text:p text:style-name="P1">PRU-ICSS2 내부 인터럽트 </text:p>
      <text:p text:style-name="P1">PRUSS2_IRQ_6 </text:p>
      <text:p text:style-name="P1">N / A </text:p>
      <text:p text:style-name="P1">N / A </text:p>
      <text:p text:style-name="P1">N / A </text:p>
      <text:p text:style-name="P1">PRUSS2_INTERNAL_IRQ_6 </text:p>
      <text:p text:style-name="P1">PRU-ICSS2 내부 인터럽트 </text:p>
      <text:p text:style-name="P1">PRUSS2_IRQ_7 </text:p>
      <text:p text:style-name="P1">N / A </text:p>
      <text:p text:style-name="P1">N / A </text:p>
      <text:p text:style-name="P1">N / A </text:p>
      <text:p text:style-name="P1">PRUSS2_INTERNAL_IRQ_7 </text:p>
      <text:p text:style-name="P1">PRU-ICSS2 내부 인터럽트 </text:p>
      <text:p text:style-name="P1">PRUSS2_IRQ_8 </text:p>
      <text:p text:style-name="P1">N / A </text:p>
      <text:p text:style-name="P1">N / A </text:p>
      <text:p text:style-name="P1">N / A </text:p>
      <text:p text:style-name="P1">PRUSS2_INTERNAL_IRQ_8 </text:p>
      <text:p text:style-name="P1">PRU-ICSS2 내부 인터럽트 </text:p>
      <text:p text:style-name="P1">PRUSS2_IRQ_9 </text:p>
      <text:p text:style-name="P1">N / A </text:p>
      <text:p text:style-name="P1">N / A </text:p>
      <text:p text:style-name="P1">N / A </text:p>
      <text:p text:style-name="P1">PRUSS2_INTERNAL_IRQ_9 </text:p>
      <text:p text:style-name="P1">PRU-ICSS2 내부 인터럽트 </text:p>
      <text:p text:style-name="P1">PRUSS2_IRQ_10 </text:p>
      <text:p text:style-name="P1">N / A </text:p>
      <text:p text:style-name="P1">N / A </text:p>
      <text:p text:style-name="P1">N / A </text:p>
      <text:p text:style-name="P1">PRUSS2_INTERNAL_IRQ_10 </text:p>
      <text:p text:style-name="P1">PRU-ICSS2 내부 인터럽트 </text:p>
      <text:p text:style-name="P1">PRUSS2_IRQ_11 </text:p>
      <text:p text:style-name="P1">N / A </text:p>
      <text:p text:style-name="P1">N / A </text:p>
      <text:p text:style-name="P1">N / A </text:p>
      <text:p text:style-name="P1">PRUSS2_INTERNAL_IRQ_11 </text:p>
      <text:p text:style-name="P1">PRU-ICSS2 내부 인터럽트 </text:p>
      <text:p text:style-name="P1">PRUSS2_IRQ_12 </text:p>
      <text:p text:style-name="P1"><text:soft-page-break/>N / A </text:p>
      <text:p text:style-name="P1">N / A </text:p>
      <text:p text:style-name="P1">N / A </text:p>
      <text:p text:style-name="P1">PRUSS2_INTERNAL_IRQ_12 </text:p>
      <text:p text:style-name="P1">PRU-ICSS2 내부 인터럽트 </text:p>
      <text:p text:style-name="P1">PRUSS2_IRQ_13 </text:p>
      <text:p text:style-name="P1">N / A </text:p>
      <text:p text:style-name="P1">N / A </text:p>
      <text:p text:style-name="P1">N / A </text:p>
      <text:p text:style-name="P1">PRUSS2_INTERNAL_IRQ_13 </text:p>
      <text:p text:style-name="P1">PRU-ICSS2 내부 인터럽트 </text:p>
      <text:p text:style-name="P1">PRUSS2_IRQ_14 </text:p>
      <text:p text:style-name="P1">N / A </text:p>
      <text:p text:style-name="P1">N / A </text:p>
      <text:p text:style-name="P1">N / A </text:p>
      <text:p text:style-name="P1">PRUSS2_INTERNAL_IRQ_14 </text:p>
      <text:p text:style-name="P1">PRU-ICSS2 내부 인터럽트 </text:p>
      <text:p text:style-name="P1">PRUSS2_IRQ_15 </text:p>
      <text:p text:style-name="P1">N / A </text:p>
      <text:p text:style-name="P1">N / A </text:p>
      <text:p text:style-name="P1">N / A </text:p>
      <text:p text:style-name="P1">PRUSS2_INTERNAL_IRQ_15 </text:p>
      <text:p text:style-name="P1">PRU-ICSS2 내부 인터럽트 </text:p>
      <text:p text:style-name="Horizontal_20_Line"/>
      <table:table table:name="표44" table:style-name="표44">
        <table:table-column table:style-name="표44.A"/>
        <table:table-row>
          <table:table-cell table:style-name="표44.A1" office:value-type="string">
            <text:p text:style-name="P9"><text:bookmark text:name="44"/><text:span text:style-name="T11">Page 44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54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2. PRUSS2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oft-page-break/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PRUSS2_IRQ_16 </text:p>
      <text:p text:style-name="P1">N / A </text:p>
      <text:p text:style-name="P1">N / A </text:p>
      <text:p text:style-name="P1">N / A </text:p>
      <text:p text:style-name="P1">PRUSS2_INTERNAL_IRQ_16 </text:p>
      <text:p text:style-name="P1">PRU-ICSS2 내부 인터럽트 </text:p>
      <text:p text:style-name="P1">PRUSS2_IRQ_17 </text:p>
      <text:p text:style-name="P1">N / A </text:p>
      <text:p text:style-name="P1">N / A </text:p>
      <text:p text:style-name="P1">N / A </text:p>
      <text:p text:style-name="P1">PRUSS2_INTERNAL_IRQ_17 </text:p>
      <text:p text:style-name="P1">PRU-ICSS2 내부 인터럽트 </text:p>
      <text:p text:style-name="P1">PRUSS2_IRQ_18 </text:p>
      <text:p text:style-name="P1">N / A </text:p>
      <text:p text:style-name="P1">N / A </text:p>
      <text:p text:style-name="P1">N / A </text:p>
      <text:p text:style-name="P1">PRUSS2_INTERNAL_IRQ_18 </text:p>
      <text:p text:style-name="P1">PRU-ICSS2 내부 인터럽트 </text:p>
      <text:p text:style-name="P1">PRUSS2_IRQ_19 </text:p>
      <text:p text:style-name="P1">N / A </text:p>
      <text:p text:style-name="P1">N / A </text:p>
      <text:p text:style-name="P1">N / A </text:p>
      <text:p text:style-name="P1">PRUSS2_INTERNAL_IRQ_19 </text:p>
      <text:p text:style-name="P1">PRU-ICSS2 내부 인터럽트 </text:p>
      <text:p text:style-name="P1">PRUSS2_IRQ_20 </text:p>
      <text:p text:style-name="P1">N / A </text:p>
      <text:p text:style-name="P1">N / A </text:p>
      <text:p text:style-name="P1">N / A </text:p>
      <text:p text:style-name="P1">PRUSS2_INTERNAL_IRQ_20 </text:p>
      <text:p text:style-name="P1">PRU-ICSS2 내부 인터럽트 </text:p>
      <text:p text:style-name="P1">PRUSS2_IRQ_21 </text:p>
      <text:p text:style-name="P1">N / A </text:p>
      <text:p text:style-name="P1">N / A </text:p>
      <text:p text:style-name="P1">N / A </text:p>
      <text:p text:style-name="P1">PRUSS2_INTERNAL_IRQ_21 </text:p>
      <text:p text:style-name="P1"><text:soft-page-break/>PRU-ICSS2 내부 인터럽트 </text:p>
      <text:p text:style-name="P1">PRUSS2_IRQ_22 </text:p>
      <text:p text:style-name="P1">N / A </text:p>
      <text:p text:style-name="P1">N / A </text:p>
      <text:p text:style-name="P1">N / A </text:p>
      <text:p text:style-name="P1">PRUSS2_INTERNAL_IRQ_22 </text:p>
      <text:p text:style-name="P1">PRU-ICSS2 내부 인터럽트 </text:p>
      <text:p text:style-name="P1">PRUSS2_IRQ_23 </text:p>
      <text:p text:style-name="P1">N / A </text:p>
      <text:p text:style-name="P1">N / A </text:p>
      <text:p text:style-name="P1">N / A </text:p>
      <text:p text:style-name="P1">PRUSS2_INTERNAL_IRQ_23 </text:p>
      <text:p text:style-name="P1">PRU-ICSS2 내부 인터럽트 </text:p>
      <text:p text:style-name="P1">PRUSS2_IRQ_24 </text:p>
      <text:p text:style-name="P1">N / A </text:p>
      <text:p text:style-name="P1">N / A </text:p>
      <text:p text:style-name="P1">N / A </text:p>
      <text:p text:style-name="P1">PRUSS2_INTERNAL_IRQ_24 </text:p>
      <text:p text:style-name="P1">PRU-ICSS2 내부 인터럽트 </text:p>
      <text:p text:style-name="P1">PRUSS2_IRQ_25 </text:p>
      <text:p text:style-name="P1">N / A </text:p>
      <text:p text:style-name="P1">N / A </text:p>
      <text:p text:style-name="P1">N / A </text:p>
      <text:p text:style-name="P1">PRUSS2_INTERNAL_IRQ_25 </text:p>
      <text:p text:style-name="P1">PRU-ICSS2 내부 인터럽트 </text:p>
      <text:p text:style-name="P1">PRUSS2_IRQ_26 </text:p>
      <text:p text:style-name="P1">N / A </text:p>
      <text:p text:style-name="P1">N / A </text:p>
      <text:p text:style-name="P1">N / A </text:p>
      <text:p text:style-name="P1">PRUSS2_INTERNAL_IRQ_26 </text:p>
      <text:p text:style-name="P1">PRU-ICSS2 내부 인터럽트 </text:p>
      <text:p text:style-name="P1">PRUSS2_IRQ_27 </text:p>
      <text:p text:style-name="P1">N / A </text:p>
      <text:p text:style-name="P1">N / A </text:p>
      <text:p text:style-name="P1">N / A </text:p>
      <text:p text:style-name="P1">PRUSS2_INTERNAL_IRQ_27 </text:p>
      <text:p text:style-name="P1">PRU-ICSS2 내부 인터럽트 </text:p>
      <text:p text:style-name="P1">PRUSS2_IRQ_28 </text:p>
      <text:p text:style-name="P1">N / A </text:p>
      <text:p text:style-name="P1">N / A </text:p>
      <text:p text:style-name="P1">N / A </text:p>
      <text:p text:style-name="P1"><text:soft-page-break/>PRUSS2_INTERNAL_IRQ_28 </text:p>
      <text:p text:style-name="P1">PRU-ICSS2 내부 인터럽트 </text:p>
      <text:p text:style-name="P1">PRUSS2_IRQ_29 </text:p>
      <text:p text:style-name="P1">N / A </text:p>
      <text:p text:style-name="P1">N / A </text:p>
      <text:p text:style-name="P1">N / A </text:p>
      <text:p text:style-name="P1">PRUSS2_INTERNAL_IRQ_29 </text:p>
      <text:p text:style-name="P1">PRU-ICSS2 내부 인터럽트 </text:p>
      <text:p text:style-name="P1">PRUSS2_IRQ_30 </text:p>
      <text:p text:style-name="P1">N / A </text:p>
      <text:p text:style-name="P1">N / A </text:p>
      <text:p text:style-name="P1">N / A </text:p>
      <text:p text:style-name="P1">PRUSS2_INTERNAL_IRQ_30 </text:p>
      <text:p text:style-name="P1">PRU-ICSS2 내부 인터럽트 </text:p>
      <text:p text:style-name="P1">PRUSS2_IRQ_31 </text:p>
      <text:p text:style-name="P1">N / A </text:p>
      <text:p text:style-name="P1">N / A </text:p>
      <text:p text:style-name="P1">N / A </text:p>
      <text:p text:style-name="P1">PRUSS2_INTERNAL_IRQ_31 </text:p>
      <text:p text:style-name="P1">PRU-ICSS2 내부 인터럽트 </text:p>
      <text:p text:style-name="P1">PRUSS2_IRQ_32 </text:p>
      <text:p text:style-name="P1">1 </text:p>
      <text:p text:style-name="P1">CTRL_CORE_PRUSS2_IRQ_32_33 <text:span text:style-name="T54">[8 : 0]</text:span> </text:p>
      <text:p text:style-name="P1">1 </text:p>
      <text:p text:style-name="P1">ELM_IRQ </text:p>
      <text:p text:style-name="P1">오류 위치 처리 완료 인터럽트 </text:p>
      <text:p text:style-name="P1">PRUSS2_IRQ_33 </text:p>
      <text:p text:style-name="P1">2 </text:p>
      <text:p text:style-name="P1">CTRL_CORE_PRUSS2_IRQ_32_33 <text:span text:style-name="T54">[24:16]</text:span> </text:p>
      <text:p text:style-name="P1">2 </text:p>
      <text:p text:style-name="P1">EXT_SYS_IRQ_1 </text:p>
      <text:p text:style-name="P1">sys_nirq1 핀을 통해 외부 인터럽트 (액티브 로우) </text:p>
      <text:p text:style-name="P1">PRUSS2_IRQ_34 </text:p>
      <text:p text:style-name="P1">삼 </text:p>
      <text:p text:style-name="P1">CTRL_CORE_PRUSS2_IRQ_34_35 <text:span text:style-name="T54">[8 : 0]</text:span> </text:p>
      <text:p text:style-name="P1">삼 </text:p>
      <text:p text:style-name="P1">CTRL_MODULE_CORE_IRQ_SE </text:p>
      <text:p text:style-name="P1">C_EVTS </text:p>
      <text:p text:style-name="P1">결합 방화벽 오류 인터럽트. 이상 </text:p>
      <text:p text:style-name="P1">정보 참조 <text:span text:style-name="T29">절 18.4.6.14.3을</text:span> .</text:p>
      <text:p text:style-name="P1">PRUSS2_IRQ_35 </text:p>
      <text:p text:style-name="P1"><text:soft-page-break/>4 </text:p>
      <text:p text:style-name="P1">CTRL_CORE_PRUSS2_IRQ_34_35 <text:span text:style-name="T54">[24:16]</text:span> </text:p>
      <text:p text:style-name="P1">4 </text:p>
      <text:p text:style-name="P1">L3_MAIN_IRQ_DBG_ERR </text:p>
      <text:p text:style-name="P1">L3_MAIN 디버그 오류 </text:p>
      <text:p text:style-name="P1">PRUSS2_IRQ_36 </text:p>
      <text:p text:style-name="P1">5 </text:p>
      <text:p text:style-name="P1">CTRL_CORE_PRUSS2_IRQ_36_37 <text:span text:style-name="T54">[8 : 0]</text:span> </text:p>
      <text:p text:style-name="P1">5 </text:p>
      <text:p text:style-name="P1">L3_MAIN_IRQ_APP_ERR </text:p>
      <text:p text:style-name="P1">L3_MAIN 응용 프로그램 또는 비 인한 오류 </text:p>
      <text:p text:style-name="P1">PRUSS2_IRQ_37 </text:p>
      <text:p text:style-name="P1">6 </text:p>
      <text:p text:style-name="P1">CTRL_CORE_PRUSS2_IRQ_36_37 <text:span text:style-name="T54">[24:16]</text:span> </text:p>
      <text:p text:style-name="P1">6 </text:p>
      <text:p text:style-name="P1">PRM_IRQ_MPU </text:p>
      <text:p text:style-name="P1">PRCM은 MPU에 중단 </text:p>
      <text:p text:style-name="P1">PRUSS2_IRQ_38 </text:p>
      <text:p text:style-name="P1">7 </text:p>
      <text:p text:style-name="P1">CTRL_CORE_PRUSS2_IRQ_38_39 <text:span text:style-name="T54">[8 : 0]</text:span> </text:p>
      <text:p text:style-name="P1">7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2_IRQ_39 </text:p>
      <text:p text:style-name="P1">8 </text:p>
      <text:p text:style-name="P1">CTRL_CORE_PRUSS2_IRQ_38_39 <text:span text:style-name="T54">[24:16]</text:span> </text:p>
      <text:p text:style-name="P1">8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2_IRQ_40 </text:p>
      <text:p text:style-name="P1">9 </text:p>
      <text:p text:style-name="P1">CTRL_CORE_PRUSS2_IRQ_40_41 <text:span text:style-name="T54">[8 : 0]</text:span> </text:p>
      <text:p text:style-name="P1">9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2_IRQ_41 </text:p>
      <text:p text:style-name="P1">10 </text:p>
      <text:p text:style-name="P1">CTRL_CORE_PRUSS2_IRQ_40_41 <text:span text:style-name="T54">[24:16]</text:span> </text:p>
      <text:p text:style-name="P1"><text:soft-page-break/>10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2_IRQ_42 </text:p>
      <text:p text:style-name="P1">11 </text:p>
      <text:p text:style-name="P1">CTRL_CORE_PRUSS2_IRQ_42_43 <text:span text:style-name="T54">[8 : 0]</text:span> </text:p>
      <text:p text:style-name="P1">11 </text:p>
      <text:p text:style-name="P1">L3_MAIN_IRQ_STAT_ALARM </text:p>
      <text:p text:style-name="P1">인터럽트 L3_MAIN 통계 수집 경보 </text:p>
      <text:p text:style-name="Horizontal_20_Line"/>
      <table:table table:name="표45" table:style-name="표45">
        <table:table-column table:style-name="표45.A"/>
        <table:table-row>
          <table:table-cell table:style-name="표45.A1" office:value-type="string">
            <text:p text:style-name="P9"><text:bookmark text:name="45"/><text:span text:style-name="T11">Page 45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55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2. PRUSS2_INTC </text:span><text:span text:style-name="T8">기본 인터럽트 매핑 </text:span><text:span text:style-name="T1">(</text:span><text:span text:style-name="T8">계속</text:span><text:span text:style-name="T1">)</text:span> </text:p>
      <text:p text:style-name="P1"><text:span text:style-name="T1">IRQ </text:span><text:span text:style-name="T8">입력 라인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예</text:span> </text:p>
      <text:p text:style-name="P1"><text:span text:style-name="T8">번호</text:span> </text:p>
      <text:p text:style-name="P1"><text:span text:style-name="T1">IRQ_CROSSBAR</text:span> </text:p>
      <text:p text:style-name="P1"><text:span text:style-name="T8">구성 레지스터</text:span> </text:p>
      <text:p text:style-name="P1"><text:span text:style-name="T1">IRQ_</text:span> </text:p>
      <text:p text:style-name="P1"><text:span text:style-name="T8">크로스바</text:span> </text:p>
      <text:p text:style-name="P1"><text:span text:style-name="T8">태만</text:span> </text:p>
      <text:p text:style-name="P1"><text:span text:style-name="T8">입력 색인</text:span> </text:p>
      <text:p text:style-name="P1"><text:span text:style-name="T8">기본 인터럽트 이름</text:span> </text:p>
      <text:p text:style-name="P1"><text:span text:style-name="T8">인터럽트 소스 설명 기본</text:span> </text:p>
      <text:p text:style-name="P1">PRUSS2_IRQ_43 </text:p>
      <text:p text:style-name="P1">12 </text:p>
      <text:p text:style-name="P1">CTRL_CORE_PRUSS2_IRQ_42_43 <text:span text:style-name="T54">[24:16]</text:span> </text:p>
      <text:p text:style-name="P1">12 </text:p>
      <text:p text:style-name="P1">예약석 </text:p>
      <text:p text:style-name="P1">기본적으로 예약 만에 다시 매핑 할 수 있습니다 </text:p>
      <text:p text:style-name="P1"><text:soft-page-break/>유효한 인터럽트 소스 </text:p>
      <text:p text:style-name="P1">PRUSS2_IRQ_44 </text:p>
      <text:p text:style-name="P1">13 </text:p>
      <text:p text:style-name="P1">CTRL_CORE_PRUSS2_IRQ_44_45 <text:span text:style-name="T54">[8 : 0]</text:span> </text:p>
      <text:p text:style-name="P1">13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2_IRQ_45 </text:p>
      <text:p text:style-name="P1">14 </text:p>
      <text:p text:style-name="P1">CTRL_CORE_PRUSS2_IRQ_44_45 <text:span text:style-name="T54">[24:16]</text:span> </text:p>
      <text:p text:style-name="P1">14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2_IRQ_46 </text:p>
      <text:p text:style-name="P1">15 명 </text:p>
      <text:p text:style-name="P1">CTRL_CORE_PRUSS2_IRQ_46_47 <text:span text:style-name="T54">[8 : 0]</text:span> </text:p>
      <text:p text:style-name="P1">15 명 </text:p>
      <text:p text:style-name="P1">GPMC_IRQ </text:p>
      <text:p text:style-name="P1">GPMC 인터럽트 </text:p>
      <text:p text:style-name="P1">PRUSS2_IRQ_47 </text:p>
      <text:p text:style-name="P1">16 </text:p>
      <text:p text:style-name="P1">CTRL_CORE_PRUSS2_IRQ_46_47 <text:span text:style-name="T54">[24:16]</text:span> </text:p>
      <text:p text:style-name="P1">16 </text:p>
      <text:p text:style-name="P1">GPU_IRQ </text:p>
      <text:p text:style-name="P1">GPU 인터럽트 </text:p>
      <text:p text:style-name="P1">PRUSS2_IRQ_48 </text:p>
      <text:p text:style-name="P1">17 세 </text:p>
      <text:p text:style-name="P1">CTRL_CORE_PRUSS2_IRQ_48_49 <text:span text:style-name="T54">[8 : 0]</text:span> </text:p>
      <text:p text:style-name="P1">17 세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2_IRQ_49 </text:p>
      <text:p text:style-name="P1">18 </text:p>
      <text:p text:style-name="P1">CTRL_CORE_PRUSS2_IRQ_48_49 <text:span text:style-name="T54">[24:16]</text:span> </text:p>
      <text:p text:style-name="P1">18 </text:p>
      <text:p text:style-name="P1">예약석 </text:p>
      <text:p text:style-name="P1">기본적으로 예약 만에 다시 매핑 할 수 있습니다 </text:p>
      <text:p text:style-name="P1"><text:soft-page-break/>유효한 인터럽트 소스 </text:p>
      <text:p text:style-name="P1">PRUSS2_IRQ_50 </text:p>
      <text:p text:style-name="P1">19 </text:p>
      <text:p text:style-name="P1">CTRL_CORE_PRUSS2_IRQ_50_51 <text:span text:style-name="T54">[8 : 0]</text:span> </text:p>
      <text:p text:style-name="P1">19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2_IRQ_51 </text:p>
      <text:p text:style-name="P1">20 </text:p>
      <text:p text:style-name="P1">CTRL_CORE_PRUSS2_IRQ_50_51 <text:span text:style-name="T54">[24:16]</text:span> </text:p>
      <text:p text:style-name="P1">20 </text:p>
      <text:p text:style-name="P1">DISPC_IRQ </text:p>
      <text:p text:style-name="P1">디스플레이 컨트롤러 인터럽트 </text:p>
      <text:p text:style-name="P1">PRUSS2_IRQ_52 </text:p>
      <text:p text:style-name="P1">21 </text:p>
      <text:p text:style-name="P1">CTRL_CORE_PRUSS2_IRQ_52_53 <text:span text:style-name="T54">[8 : 0]</text:span> </text:p>
      <text:p text:style-name="P1">21 </text:p>
      <text:p text:style-name="P1">MAILBOX1_IRQ_USER0 </text:p>
      <text:p text:style-name="P1">사서함 사용자 1 0 인터럽트 </text:p>
      <text:p text:style-name="P1">PRUSS2_IRQ_53 </text:p>
      <text:p text:style-name="P1">22 개월 </text:p>
      <text:p text:style-name="P1">CTRL_CORE_PRUSS2_IRQ_52_53 <text:span text:style-name="T54">[24:16]</text:span> </text:p>
      <text:p text:style-name="P1">22 개월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PRUSS2_IRQ_54 </text:p>
      <text:p text:style-name="P1">23 </text:p>
      <text:p text:style-name="P1">CTRL_CORE_PRUSS2_IRQ_54_55 <text:span text:style-name="T54">[8 : 0]</text:span> </text:p>
      <text:p text:style-name="P1">23 </text:p>
      <text:p text:style-name="P1">DSP1_IRQ_MMU0 </text:p>
      <text:p text:style-name="P1">DSP1 MMU0 인터럽트 </text:p>
      <text:p text:style-name="P1">PRUSS2_IRQ_55 </text:p>
      <text:p text:style-name="P1">24 </text:p>
      <text:p text:style-name="P1">CTRL_CORE_PRUSS2_IRQ_54_55 <text:span text:style-name="T54">[24:16]</text:span> </text:p>
      <text:p text:style-name="P1">24 </text:p>
      <text:p text:style-name="P1">GPIO1_IRQ_1 </text:p>
      <text:p text:style-name="P1">GPIO1 1 중단 </text:p>
      <text:p text:style-name="P1">PRUSS2_IRQ_56 </text:p>
      <text:p text:style-name="P1">25 세 </text:p>
      <text:p text:style-name="P1"><text:soft-page-break/>CTRL_CORE_PRUSS2_IRQ_56_57 <text:span text:style-name="T54">[8 : 0]</text:span> </text:p>
      <text:p text:style-name="P1">25 세 </text:p>
      <text:p text:style-name="P1">GPIO2_IRQ_1 </text:p>
      <text:p text:style-name="P1">GPIO2 1 인터럽트 </text:p>
      <text:p text:style-name="P1">PRUSS2_IRQ_57 </text:p>
      <text:p text:style-name="P1">26 세 </text:p>
      <text:p text:style-name="P1">CTRL_CORE_PRUSS2_IRQ_56_57 <text:span text:style-name="T54">[24:16]</text:span> </text:p>
      <text:p text:style-name="P1">26 세 </text:p>
      <text:p text:style-name="P1">GPIO3_IRQ_1 </text:p>
      <text:p text:style-name="P1">GPIO3 1 중단 </text:p>
      <text:p text:style-name="P1">PRUSS2_IRQ_58 </text:p>
      <text:p text:style-name="P1">27 </text:p>
      <text:p text:style-name="P1">CTRL_CORE_PRUSS2_IRQ_58_59 <text:span text:style-name="T54">[8 : 0]</text:span> </text:p>
      <text:p text:style-name="P1">27 </text:p>
      <text:p text:style-name="P1">GPIO4_IRQ_1 </text:p>
      <text:p text:style-name="P1">GPIO4 1 중단 </text:p>
      <text:p text:style-name="P1">PRUSS2_IRQ_59 </text:p>
      <text:p text:style-name="P1">28 </text:p>
      <text:p text:style-name="P1">CTRL_CORE_PRUSS2_IRQ_58_59 <text:span text:style-name="T54">[24:16]</text:span> </text:p>
      <text:p text:style-name="P1">28 </text:p>
      <text:p text:style-name="P1">GPIO5_IRQ_1 </text:p>
      <text:p text:style-name="P1">GPIO5 1 인터럽트 </text:p>
      <text:p text:style-name="P1">PRUSS2_IRQ_60 </text:p>
      <text:p text:style-name="P1">29 </text:p>
      <text:p text:style-name="P1">CTRL_CORE_PRUSS2_IRQ_60_61 <text:span text:style-name="T54">[8 : 0]</text:span> </text:p>
      <text:p text:style-name="P1">29 </text:p>
      <text:p text:style-name="P1">GPIO6_IRQ_1 </text:p>
      <text:p text:style-name="P1">GPIO6 1 인터럽트 </text:p>
      <text:p text:style-name="P1">PRUSS2_IRQ_61 </text:p>
      <text:p text:style-name="P1">30 </text:p>
      <text:p text:style-name="P1">CTRL_CORE_PRUSS2_IRQ_60_61 <text:span text:style-name="T54">[24:16]</text:span> </text:p>
      <text:p text:style-name="P1">30 </text:p>
      <text:p text:style-name="P1">GPIO7_IRQ_1 </text:p>
      <text:p text:style-name="P1">GPIO7 1 인터럽트 </text:p>
      <text:p text:style-name="P1">PRUSS2_IRQ_62 </text:p>
      <text:p text:style-name="P1">31 </text:p>
      <text:p text:style-name="P1">CTRL_CORE_PRUSS2_IRQ_62_63 <text:span text:style-name="T54">[8 : 0]</text:span> </text:p>
      <text:p text:style-name="P1">31 </text:p>
      <text:p text:style-name="P1">예약석 </text:p>
      <text:p text:style-name="P1">기본적으로 예약 만에 다시 매핑 할 수 있습니다 </text:p>
      <text:p text:style-name="P1">유효한 인터럽트 소스 </text:p>
      <text:p text:style-name="P1"><text:soft-page-break/>PRUSS2_IRQ_63 </text:p>
      <text:p text:style-name="P1">32 </text:p>
      <text:p text:style-name="P1">CTRL_CORE_PRUSS2_IRQ_62_63 <text:span text:style-name="T54">[24:16]</text:span> </text:p>
      <text:p text:style-name="P1">32 </text:p>
      <text:p text:style-name="P1">TIMER1_IRQ </text:p>
      <text:p text:style-name="P1">타이머 1 인터럽트 </text:p>
      <text:p text:style-name="Horizontal_20_Line"/>
      <table:table table:name="표46" table:style-name="표46">
        <table:table-column table:style-name="표46.A"/>
        <table:table-row>
          <table:table-cell table:style-name="표46.A1" office:value-type="string">
            <text:p text:style-name="P9"><text:bookmark text:name="46"/><text:span text:style-name="T11">Page 46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56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28"><text:span text:style-name="T8">참고 </text:span><text:span text:style-name="T1">:</text:span> <text:s/><text:a xlink:type="simple" xlink:href="https://translate.googleusercontent.com/translate_f#8" text:style-name="Internet_20_link" text:visited-style-name="Visited_20_Internet_20_Link"><text:span text:style-name="T29">표 17-</text:span></text:a><text:span text:style-name="T43">1</text:span><text:span text:style-name="T49">2</text:span><text:span text:style-name="T34">의 </text:span>" <text:span text:style-name="T1">IRQ_CROSSBAR </text:span><text:span text:style-name="T8">기본 입력 인덱스</text:span>" 열은 해당 IRQ_CROSSBAR 인스턴스의 어느 입력이 기본적으로 그 출력(그리고 그 대응 PRUSS<text:span text:style-name="T102">2</text:span>_INTC 입력에 연결 <text:span text:style-name="T81">routed</text:span>)에 매핑되는지 보여줍니다. 즉, PRUSS<text:span text:style-name="T102">2</text:span>_INTC <text:s/>입력에 장치 인터럽트 매핑 제어하는데 사용되는 CTRL_CORE_PRUSS<text:span text:style-name="T102">2</text:span>_IRQ_y_z 레지스터 비트 필드의 기본 <text:span text:style-name="T79">(reset)</text:span> 값 <text:span text:style-name="T79">(십진수)을 이 컬럼이 특정한다. </text:span>예를 들어, PRUSS<text:span text:style-name="T102">2</text:span>_IRQ_32_33 [8 : 0] 비트 필드는 어느 장치 인터럽트가 PRUSS<text:span text:style-name="T102">2</text:span>_IRQ_32 라인에 매핑되는지를 설정하기 위해서 사용된다. 이 비트 필드의 리셋 값은 <text:span text:style-name="T80">0x1이며,</text:span> IRQ_CROSSBAR_1 입력에 연결되기에 ELM_IRQ는 기본적으로 PRUSS<text:span text:style-name="T102">2</text:span>_IRQ_32에 매핑 될 것이라는 의미이다. </text:p>
      <text:p text:style-name="P28"><text:span text:style-name="T83">이 칼럼에서 'N / A'는 해당 인터럽트가 </text:span><text:span text:style-name="T91">PRU-ICSS</text:span><text:span text:style-name="T92">2</text:span><text:span text:style-name="T83"> 서브 시스템 내부에 있다는 것을 의미한다. 관련 PRUSS</text:span><text:span text:style-name="T92">2</text:span><text:span text:style-name="T83">_INTC 입력 라인에 전용 IRQ_CROSSBAR는 없으며, 따라서, 사용자는 디폴트 매핑을 변경할 수 없다.</text:span> </text:p>
      <text:p text:style-name="P1"/>
      <text:p text:style-name="P28"><text:span text:style-name="T18">17.3.12 </text:span><text:span text:style-name="T19">장치의 </text:span><text:span text:style-name="T21">인터럽트를 </text:span><text:span text:style-name="T18">IRQ_CROSSBAR </text:span><text:span text:style-name="T14">입력에 매핑</text:span> </text:p>
      <text:p text:style-name="P1"><text:a xlink:type="simple" xlink:href="https://translate.googleusercontent.com/translate_f#47" text:style-name="Internet_20_link" text:visited-style-name="Visited_20_Internet_20_Link">표 17-13은 </text:a><text:span text:style-name="T54">모든 모듈의 IRQ 및 모든 IRQ_CROSSBAR 입력 사이의 개별 연결을 보여줍니다.</text:span> </text:p>
      <text:p text:style-name="Horizontal_20_Line"/>
      <table:table table:name="표47" table:style-name="표47">
        <table:table-column table:style-name="표47.A"/>
        <table:table-row>
          <table:table-cell table:style-name="표47.A1" office:value-type="string">
            <text:p text:style-name="P9"><text:bookmark text:name="47"/><text:span text:style-name="T11">Page 47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57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3. IRQ_CROSSBAR </text:span><text:span text:style-name="T8">입력에 장치의 </text:span><text:span text:style-name="T1">IRQ</text:span><text:span text:style-name="T8">의 연결</text:span> </text:p>
      <text:p text:style-name="P1"><text:span text:style-name="T1">IRQ_CROSSBAR</text:span> </text:p>
      <text:p text:style-name="P1"><text:soft-page-break/><text:span text:style-name="T8">입력</text:span> </text:p>
      <text:p text:style-name="P1"><text:span text:style-name="T8">인터럽트 이름</text:span> </text:p>
      <text:p text:style-name="P1"><text:span text:style-name="T8">인터럽트 소스</text:span> </text:p>
      <text:p text:style-name="P1"><text:span text:style-name="T8">기술</text:span> </text:p>
      <text:p text:style-name="P1">IRQ_CROSSBAR_0 </text:p>
      <text:p text:style-name="P1">예약석 </text:p>
      <text:p text:style-name="P1">예약석 </text:p>
      <text:p text:style-name="P1">예약석 </text:p>
      <text:p text:style-name="P1">IRQ_CROSSBAR_1 </text:p>
      <text:p text:style-name="P1">ELM_IRQ </text:p>
      <text:p text:style-name="P1">ELM </text:p>
      <text:p text:style-name="P1">오류 위치 처리 완료 인터럽트 </text:p>
      <text:p text:style-name="P1">IRQ_CROSSBAR_2 </text:p>
      <text:p text:style-name="P1">EXT_SYS_IRQ_1 </text:p>
      <text:p text:style-name="P1">외부 시스템 </text:p>
      <text:p text:style-name="P1">sys_nirq1 핀을 통해 외부 인터럽트 (액티브 로우) </text:p>
      <text:p text:style-name="P1">IRQ_CROSSBAR_3 </text:p>
      <text:p text:style-name="P1">CTRL_MODULE_CORE_IRQ_SEC </text:p>
      <text:p text:style-name="P1">_EVTS </text:p>
      <text:p text:style-name="P1">CTRL_MODULE_CORE </text:p>
      <text:p text:style-name="P1">결합 방화벽 오류 인터럽트. 이상 </text:p>
      <text:p text:style-name="P1">정보 참조 <text:span text:style-name="T29">절 18.4.6.14.3을</text:span> </text:p>
      <text:p text:style-name="P1">IRQ_CROSSBAR_4 </text:p>
      <text:p text:style-name="P1">L3_MAIN_IRQ_DBG_ERR </text:p>
      <text:p text:style-name="P1">L3_MAIN </text:p>
      <text:p text:style-name="P1">L3_MAIN 디버그 오류 </text:p>
      <text:p text:style-name="P1">IRQ_CROSSBAR_5 </text:p>
      <text:p text:style-name="P1">L3_MAIN_IRQ_APP_ERR </text:p>
      <text:p text:style-name="P1">L3_MAIN </text:p>
      <text:p text:style-name="P1">L3_MAIN 응용 프로그램 또는 비 인한 오류 </text:p>
      <text:p text:style-name="P1">IRQ_CROSSBAR_6 </text:p>
      <text:p text:style-name="P1">PRM_IRQ_MPU </text:p>
      <text:p text:style-name="P1">PRM </text:p>
      <text:p text:style-name="P1">PRCM은 MPU에 중단 </text:p>
      <text:p text:style-name="P1">IRQ_CROSSBAR_7 </text:p>
      <text:p text:style-name="P1">DMA_SYSTEM_IRQ_0 </text:p>
      <text:p text:style-name="P1">DMA_SYSTEM </text:p>
      <text:p text:style-name="P1">시스템 DMA는 0을 중단 </text:p>
      <text:p text:style-name="P1">IRQ_CROSSBAR_8 </text:p>
      <text:p text:style-name="P1">DMA_SYSTEM_IRQ_1 </text:p>
      <text:p text:style-name="P1">DMA_SYSTEM </text:p>
      <text:p text:style-name="P1"><text:soft-page-break/>시스템 DMA 1 인터럽트 </text:p>
      <text:p text:style-name="P1">IRQ_CROSSBAR_9 </text:p>
      <text:p text:style-name="P1">DMA_SYSTEM_IRQ_2 </text:p>
      <text:p text:style-name="P1">DMA_SYSTEM </text:p>
      <text:p text:style-name="P1">시스템 DMA 2를 중단 </text:p>
      <text:p text:style-name="P1">IRQ_CROSSBAR_10 </text:p>
      <text:p text:style-name="P1">DMA_SYSTEM_IRQ_3 </text:p>
      <text:p text:style-name="P1">DMA_SYSTEM </text:p>
      <text:p text:style-name="P1">시스템 DMA 3를 중단 </text:p>
      <text:p text:style-name="P1">IRQ_CROSSBAR_11 </text:p>
      <text:p text:style-name="P1">L3_MAIN_IRQ_STAT_ALARM </text:p>
      <text:p text:style-name="P1">L3_MAIN </text:p>
      <text:p text:style-name="P1">인터럽트 L3_MAIN 통계 수집 경보 </text:p>
      <text:p text:style-name="P1">IRQ_CROSSBAR_12 </text:p>
      <text:p text:style-name="P1">예약석 </text:p>
      <text:p text:style-name="P1">예약석 </text:p>
      <text:p text:style-name="P1">예약석 </text:p>
      <text:p text:style-name="P1">IRQ_CROSSBAR_13 </text:p>
      <text:p text:style-name="P1">예약석 </text:p>
      <text:p text:style-name="P1">예약석 </text:p>
      <text:p text:style-name="P1">예약석 </text:p>
      <text:p text:style-name="P1">IRQ_CROSSBAR_14 </text:p>
      <text:p text:style-name="P1">예약석 </text:p>
      <text:p text:style-name="P1">예약석 </text:p>
      <text:p text:style-name="P1">예약석 </text:p>
      <text:p text:style-name="P1">IRQ_CROSSBAR_15 </text:p>
      <text:p text:style-name="P1">GPMC_IRQ </text:p>
      <text:p text:style-name="P1">GPMC </text:p>
      <text:p text:style-name="P1">GPMC 인터럽트 </text:p>
      <text:p text:style-name="P1">IRQ_CROSSBAR_16 </text:p>
      <text:p text:style-name="P1">GPU_IRQ </text:p>
      <text:p text:style-name="P1">GPU </text:p>
      <text:p text:style-name="P1">GPU 인터럽트 </text:p>
      <text:p text:style-name="P1">IRQ_CROSSBAR_17 </text:p>
      <text:p text:style-name="P1">예약석 </text:p>
      <text:p text:style-name="P1">예약석 </text:p>
      <text:p text:style-name="P1">예약석 </text:p>
      <text:p text:style-name="P1">IRQ_CROSSBAR_18 </text:p>
      <text:p text:style-name="P1">예약석 </text:p>
      <text:p text:style-name="P1">예약석 </text:p>
      <text:p text:style-name="P1"><text:soft-page-break/>예약석 </text:p>
      <text:p text:style-name="P1">IRQ_CROSSBAR_19 </text:p>
      <text:p text:style-name="P1">예약석 </text:p>
      <text:p text:style-name="P1">예약석 </text:p>
      <text:p text:style-name="P1">예약석 </text:p>
      <text:p text:style-name="P1">IRQ_CROSSBAR_20 </text:p>
      <text:p text:style-name="P1">DISPC_IRQ </text:p>
      <text:p text:style-name="P1">DISPC </text:p>
      <text:p text:style-name="P1">디스플레이 컨트롤러 인터럽트 </text:p>
      <text:p text:style-name="P1">IRQ_CROSSBAR_21 </text:p>
      <text:p text:style-name="P1">MAILBOX1_IRQ_USER0 </text:p>
      <text:p text:style-name="P1">의 Mailbox1 </text:p>
      <text:p text:style-name="P1">사서함 사용자 1 0 인터럽트 </text:p>
      <text:p text:style-name="P1">IRQ_CROSSBAR_22 </text:p>
      <text:p text:style-name="P1">예약석 </text:p>
      <text:p text:style-name="P1">예약석 </text:p>
      <text:p text:style-name="P1">예약석 </text:p>
      <text:p text:style-name="P1">IRQ_CROSSBAR_23 </text:p>
      <text:p text:style-name="P1">DSP1_IRQ_MMU0 </text:p>
      <text:p text:style-name="P1">DSP1 </text:p>
      <text:p text:style-name="P1">DSP1 MMU0 인터럽트 </text:p>
      <text:p text:style-name="P1">IRQ_CROSSBAR_24 </text:p>
      <text:p text:style-name="P1">GPIO1_IRQ_1 </text:p>
      <text:p text:style-name="P1">GPIO1 </text:p>
      <text:p text:style-name="P1">GPIO1 1 중단 </text:p>
      <text:p text:style-name="P1">IRQ_CROSSBAR_25 </text:p>
      <text:p text:style-name="P1">GPIO2_IRQ_1 </text:p>
      <text:p text:style-name="P1">GPIO2 </text:p>
      <text:p text:style-name="P1">GPIO2 1 인터럽트 </text:p>
      <text:p text:style-name="P1">IRQ_CROSSBAR_26 </text:p>
      <text:p text:style-name="P1">GPIO3_IRQ_1 </text:p>
      <text:p text:style-name="P1">GPIO3 </text:p>
      <text:p text:style-name="P1">GPIO3 1 중단 </text:p>
      <text:p text:style-name="P1">IRQ_CROSSBAR_27 </text:p>
      <text:p text:style-name="P1">GPIO4_IRQ_1 </text:p>
      <text:p text:style-name="P1">GPIO4 </text:p>
      <text:p text:style-name="P1">GPIO4 1 중단 </text:p>
      <text:p text:style-name="P1">IRQ_CROSSBAR_28 </text:p>
      <text:p text:style-name="P1">GPIO5_IRQ_1 </text:p>
      <text:p text:style-name="P1">GPIO5 </text:p>
      <text:p text:style-name="P1">GPIO5 1 인터럽트 </text:p>
      <text:p text:style-name="P1"><text:soft-page-break/>IRQ_CROSSBAR_29 </text:p>
      <text:p text:style-name="P1">GPIO6_IRQ_1 </text:p>
      <text:p text:style-name="P1">GPIO6 </text:p>
      <text:p text:style-name="P1">GPIO6 1 인터럽트 </text:p>
      <text:p text:style-name="P1">IRQ_CROSSBAR_30 </text:p>
      <text:p text:style-name="P1">GPIO7_IRQ_1 </text:p>
      <text:p text:style-name="P1">GPIO7 </text:p>
      <text:p text:style-name="P1">GPIO7 1 인터럽트 </text:p>
      <text:p text:style-name="P1">IRQ_CROSSBAR_31 </text:p>
      <text:p text:style-name="P1">예약석 </text:p>
      <text:p text:style-name="P1">예약석 </text:p>
      <text:p text:style-name="P1">예약석 </text:p>
      <text:p text:style-name="P1">IRQ_CROSSBAR_32 </text:p>
      <text:p text:style-name="P1">TIMER1_IRQ </text:p>
      <text:p text:style-name="P1">TIMER1 </text:p>
      <text:p text:style-name="P1">타이머 1 인터럽트 </text:p>
      <text:p text:style-name="P1">IRQ_CROSSBAR_33 </text:p>
      <text:p text:style-name="P1">TIMER2_IRQ </text:p>
      <text:p text:style-name="P1">TIMER2 </text:p>
      <text:p text:style-name="P1">TIMER2 인터럽트 </text:p>
      <text:p text:style-name="P1">IRQ_CROSSBAR_34 </text:p>
      <text:p text:style-name="P1">TIMER3_IRQ </text:p>
      <text:p text:style-name="P1">타이머 3 </text:p>
      <text:p text:style-name="P1">타이머 3 인터럽트 </text:p>
      <text:p text:style-name="P1">IRQ_CROSSBAR_35 </text:p>
      <text:p text:style-name="P1">TIMER4_IRQ </text:p>
      <text:p text:style-name="P1">타이머 4 </text:p>
      <text:p text:style-name="P1">타이머 4 인터럽트 </text:p>
      <text:p text:style-name="P1">IRQ_CROSSBAR_36 </text:p>
      <text:p text:style-name="P1">TIMER5_IRQ </text:p>
      <text:p text:style-name="P1">타이머 5 </text:p>
      <text:p text:style-name="P1">타이머 5 인터럽트 </text:p>
      <text:p text:style-name="P1">IRQ_CROSSBAR_37 </text:p>
      <text:p text:style-name="P1">TIMER6_IRQ </text:p>
      <text:p text:style-name="P1">TIMER6 </text:p>
      <text:p text:style-name="P1">TIMER6 인터럽트 </text:p>
      <text:p text:style-name="P1">IRQ_CROSSBAR_38 </text:p>
      <text:p text:style-name="P1">TIMER7_IRQ </text:p>
      <text:p text:style-name="P1">TIMER7 </text:p>
      <text:p text:style-name="P1">TIMER7 인터럽트 </text:p>
      <text:p text:style-name="P1">IRQ_CROSSBAR_39 </text:p>
      <text:p text:style-name="P1"><text:soft-page-break/>TIMER8_IRQ </text:p>
      <text:p text:style-name="P1">TIMER8 </text:p>
      <text:p text:style-name="P1">TIMER8 인터럽트 </text:p>
      <text:p text:style-name="P1">IRQ_CROSSBAR_40 </text:p>
      <text:p text:style-name="P1">TIMER9_IRQ </text:p>
      <text:p text:style-name="P1">TIMER9 </text:p>
      <text:p text:style-name="P1">TIMER9 인터럽트 </text:p>
      <text:p text:style-name="P1">IRQ_CROSSBAR_41 </text:p>
      <text:p text:style-name="P1">TIMER10_IRQ </text:p>
      <text:p text:style-name="P1">TIMER10 </text:p>
      <text:p text:style-name="P1">TIMER10 인터럽트 </text:p>
      <text:p text:style-name="P1">IRQ_CROSSBAR_42 </text:p>
      <text:p text:style-name="P1">TIMER11_IRQ </text:p>
      <text:p text:style-name="P1">TIMER11 </text:p>
      <text:p text:style-name="P1">TIMER11 인터럽트 </text:p>
      <text:p text:style-name="P1">IRQ_CROSSBAR_43 </text:p>
      <text:p text:style-name="P1">MCSPI4_IRQ </text:p>
      <text:p text:style-name="P1">McSPI4 </text:p>
      <text:p text:style-name="P1">McSPI4 인터럽트 </text:p>
      <text:p text:style-name="P1">IRQ_CROSSBAR_44 </text:p>
      <text:p text:style-name="P1">예약석 </text:p>
      <text:p text:style-name="P1">예약석 </text:p>
      <text:p text:style-name="P1">예약석 </text:p>
      <text:p text:style-name="P1">IRQ_CROSSBAR_45 </text:p>
      <text:p text:style-name="P1">예약석 </text:p>
      <text:p text:style-name="P1">예약석 </text:p>
      <text:p text:style-name="P1">예약석 </text:p>
      <text:p text:style-name="Horizontal_20_Line"/>
      <table:table table:name="표48" table:style-name="표48">
        <table:table-column table:style-name="표48.A"/>
        <table:table-row>
          <table:table-cell table:style-name="표48.A1" office:value-type="string">
            <text:p text:style-name="P9"><text:bookmark text:name="48"/><text:span text:style-name="T11">Page 48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58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3. IRQ_CROSSBAR </text:span><text:span text:style-name="T8">입력에 장치의 </text:span><text:span text:style-name="T1">IRQ</text:span><text:span text:style-name="T8">의 연결 </text:span><text:span text:style-name="T1">(</text:span><text:span text:style-name="T8">계속</text:span><text:span text:style-name="T1">)</text:span> </text:p>
      <text:p text:style-name="P1"><text:span text:style-name="T1">IRQ_CROSSBAR</text:span> </text:p>
      <text:p text:style-name="P1"><text:span text:style-name="T8">입력</text:span> </text:p>
      <text:p text:style-name="P1"><text:span text:style-name="T8">인터럽트 이름</text:span> </text:p>
      <text:p text:style-name="P1"><text:soft-page-break/><text:span text:style-name="T8">인터럽트 소스</text:span> </text:p>
      <text:p text:style-name="P1"><text:span text:style-name="T8">기술</text:span> </text:p>
      <text:p text:style-name="P1">(1) </text:p>
      <text:p text:style-name="P1">ATL, VCP, EVE, MLB, USB3 (ULPI)와 USB4 (ULPI)는 이 장치 류에서 지원되지 않습니다. </text:p>
      <text:p text:style-name="P1">IRQ_CROSSBAR_46 </text:p>
      <text:p text:style-name="P1">예약석 </text:p>
      <text:p text:style-name="P1">예약석 </text:p>
      <text:p text:style-name="P1">예약석 </text:p>
      <text:p text:style-name="P1">IRQ_CROSSBAR_47 </text:p>
      <text:p text:style-name="P1">예약석 </text:p>
      <text:p text:style-name="P1">예약석 </text:p>
      <text:p text:style-name="P1">예약석 </text:p>
      <text:p text:style-name="P1">IRQ_CROSSBAR_48 </text:p>
      <text:p text:style-name="P1">예약석 </text:p>
      <text:p text:style-name="P1">예약석 </text:p>
      <text:p text:style-name="P1">예약석 </text:p>
      <text:p text:style-name="P1">IRQ_CROSSBAR_49 </text:p>
      <text:p text:style-name="P1">SATA_IRQ </text:p>
      <text:p text:style-name="P1">SATA </text:p>
      <text:p text:style-name="P1">SATA 인터럽트 </text:p>
      <text:p text:style-name="P1">IRQ_CROSSBAR_50 </text:p>
      <text:p text:style-name="P1">예약석 </text:p>
      <text:p text:style-name="P1">예약석 </text:p>
      <text:p text:style-name="P1">예약석 </text:p>
      <text:p text:style-name="P1">IRQ_CROSSBAR_51 </text:p>
      <text:p text:style-name="P1">I2C1_IRQ </text:p>
      <text:p text:style-name="P1">I2C1 </text:p>
      <text:p text:style-name="P1">I2C1 인터럽트 </text:p>
      <text:p text:style-name="P1">IRQ_CROSSBAR_52 </text:p>
      <text:p text:style-name="P1">I2C2_IRQ </text:p>
      <text:p text:style-name="P1">I2C2 </text:p>
      <text:p text:style-name="P1">I2C2 인터럽트 </text:p>
      <text:p text:style-name="P1">IRQ_CROSSBAR_53 </text:p>
      <text:p text:style-name="P1">HDQ1W_IRQ </text:p>
      <text:p text:style-name="P1">HDQ1W </text:p>
      <text:p text:style-name="P1">HDQ1W 인터럽트 </text:p>
      <text:p text:style-name="P1">IRQ_CROSSBAR_54 </text:p>
      <text:p text:style-name="P1">예약석 </text:p>
      <text:p text:style-name="P1">예약석 </text:p>
      <text:p text:style-name="P1">예약석 </text:p>
      <text:p text:style-name="P1"><text:soft-page-break/>IRQ_CROSSBAR_55 </text:p>
      <text:p text:style-name="P1">I2C5_IRQ </text:p>
      <text:p text:style-name="P1">I2C5 </text:p>
      <text:p text:style-name="P1">I2C5 인터럽트 </text:p>
      <text:p text:style-name="P1">IRQ_CROSSBAR_56 </text:p>
      <text:p text:style-name="P1">I2C3_IRQ </text:p>
      <text:p text:style-name="P1">I2C3 </text:p>
      <text:p text:style-name="P1">I2C3 인터럽트 </text:p>
      <text:p text:style-name="P1">IRQ_CROSSBAR_57 </text:p>
      <text:p text:style-name="P1">I2C4_IRQ </text:p>
      <text:p text:style-name="P1">I2C4 </text:p>
      <text:p text:style-name="P1">I2C4 인터럽트 </text:p>
      <text:p text:style-name="P1">IRQ_CROSSBAR_58 </text:p>
      <text:p text:style-name="P1">예약석 </text:p>
      <text:p text:style-name="P1">예약석 </text:p>
      <text:p text:style-name="P1">예약석 </text:p>
      <text:p text:style-name="P1">IRQ_CROSSBAR_59 </text:p>
      <text:p text:style-name="P1">예약석 </text:p>
      <text:p text:style-name="P1">예약석 </text:p>
      <text:p text:style-name="P1">예약석 </text:p>
      <text:p text:style-name="P1">IRQ_CROSSBAR_60 </text:p>
      <text:p text:style-name="P1">MCSPI1_IRQ </text:p>
      <text:p text:style-name="P1">McSPI1 </text:p>
      <text:p text:style-name="P1">McSPI1 인터럽트 </text:p>
      <text:p text:style-name="P1">IRQ_CROSSBAR_61 </text:p>
      <text:p text:style-name="P1">MCSPI2_IRQ </text:p>
      <text:p text:style-name="P1">McSPI2 </text:p>
      <text:p text:style-name="P1">McSPI2 인터럽트 </text:p>
      <text:p text:style-name="P1">IRQ_CROSSBAR_62 </text:p>
      <text:p text:style-name="P1">예약석 </text:p>
      <text:p text:style-name="P1">예약석 </text:p>
      <text:p text:style-name="P1">예약석 </text:p>
      <text:p text:style-name="P1">IRQ_CROSSBAR_63 </text:p>
      <text:p text:style-name="P1">예약석 </text:p>
      <text:p text:style-name="P1">예약석 </text:p>
      <text:p text:style-name="P1">예약석 </text:p>
      <text:p text:style-name="P1">IRQ_CROSSBAR_64 </text:p>
      <text:p text:style-name="P1">예약석 </text:p>
      <text:p text:style-name="P1">예약석 </text:p>
      <text:p text:style-name="P1">예약석 </text:p>
      <text:p text:style-name="P1"><text:soft-page-break/>IRQ_CROSSBAR_65 </text:p>
      <text:p text:style-name="P1">UART4_IRQ </text:p>
      <text:p text:style-name="P1">UART4 </text:p>
      <text:p text:style-name="P1">UART4 인터럽트 </text:p>
      <text:p text:style-name="P1">IRQ_CROSSBAR_66 </text:p>
      <text:p text:style-name="P1">예약석 </text:p>
      <text:p text:style-name="P1">예약석 </text:p>
      <text:p text:style-name="P1">예약석 </text:p>
      <text:p text:style-name="P1">IRQ_CROSSBAR_67 </text:p>
      <text:p text:style-name="P1">UART1_IRQ </text:p>
      <text:p text:style-name="P1">UART1 </text:p>
      <text:p text:style-name="P1">UART1 인터럽트 </text:p>
      <text:p text:style-name="P1">IRQ_CROSSBAR_68 </text:p>
      <text:p text:style-name="P1">UART2_IRQ </text:p>
      <text:p text:style-name="P1">UART2 </text:p>
      <text:p text:style-name="P1">UART2 인터럽트 </text:p>
      <text:p text:style-name="P1">IRQ_CROSSBAR_69 </text:p>
      <text:p text:style-name="P1">UART3_IRQ </text:p>
      <text:p text:style-name="P1">UART3 </text:p>
      <text:p text:style-name="P1">UART3 인터럽트 </text:p>
      <text:p text:style-name="P1">IRQ_CROSSBAR_70 </text:p>
      <text:p text:style-name="P1">PBIAS_IRQ </text:p>
      <text:p text:style-name="P1">MMC1 PBIAS 셀 </text:p>
      <text:p text:style-name="P1">MMC1의 PBIAS는 (장치를 통해 제어 인터럽트 </text:p>
      <text:p text:style-name="P1">제어 모듈) </text:p>
      <text:p text:style-name="P1">IRQ_CROSSBAR_71 </text:p>
      <text:p text:style-name="P1">USB1_IRQ_INTR0 </text:p>
      <text:p text:style-name="P1">USB1 </text:p>
      <text:p text:style-name="P1">USB1 0 중단 </text:p>
      <text:p text:style-name="P1">IRQ_CROSSBAR_72 </text:p>
      <text:p text:style-name="P1">USB1_IRQ_INTR1 </text:p>
      <text:p text:style-name="P1">USB1 </text:p>
      <text:p text:style-name="P1">USB1 1 중단 </text:p>
      <text:p text:style-name="P1">IRQ_CROSSBAR_73 </text:p>
      <text:p text:style-name="P1">USB2_IRQ_INTR0 </text:p>
      <text:p text:style-name="P1">USB2 </text:p>
      <text:p text:style-name="P1">USB2 0 중단 </text:p>
      <text:p text:style-name="P1">IRQ_CROSSBAR_74 </text:p>
      <text:p text:style-name="P1">예약석 </text:p>
      <text:p text:style-name="P1">예약석 </text:p>
      <text:p text:style-name="P1">예약석 </text:p>
      <text:p text:style-name="P1"><text:soft-page-break/>IRQ_CROSSBAR_75 </text:p>
      <text:p text:style-name="P1">WD_TIMER2_IRQ </text:p>
      <text:p text:style-name="P1">WD_TIMER2 </text:p>
      <text:p text:style-name="P1">WD_TIMER2 인터럽트 </text:p>
      <text:p text:style-name="P1">IRQ_CROSSBAR_76 </text:p>
      <text:p text:style-name="P1">예약석 </text:p>
      <text:p text:style-name="P1">예약석 </text:p>
      <text:p text:style-name="P1">예약석 </text:p>
      <text:p text:style-name="P1">IRQ_CROSSBAR_77 </text:p>
      <text:p text:style-name="P1">예약석 </text:p>
      <text:p text:style-name="P1">예약석 </text:p>
      <text:p text:style-name="P1">예약석 </text:p>
      <text:p text:style-name="P1">IRQ_CROSSBAR_78 </text:p>
      <text:p text:style-name="P1">MMC1_IRQ </text:p>
      <text:p text:style-name="P1">MMC1 </text:p>
      <text:p text:style-name="P1">MMC1 인터럽트 </text:p>
      <text:p text:style-name="P1">IRQ_CROSSBAR_79 </text:p>
      <text:p text:style-name="P1">예약석 </text:p>
      <text:p text:style-name="P1">예약석 </text:p>
      <text:p text:style-name="P1">예약석 </text:p>
      <text:p text:style-name="P1">IRQ_CROSSBAR_80 </text:p>
      <text:p text:style-name="P1">예약석 </text:p>
      <text:p text:style-name="P1">예약석 </text:p>
      <text:p text:style-name="P1">예약석 </text:p>
      <text:p text:style-name="P1">IRQ_CROSSBAR_81 </text:p>
      <text:p text:style-name="P1">MMC2_IRQ </text:p>
      <text:p text:style-name="P1">MMC2 </text:p>
      <text:p text:style-name="P1">MMC2 인터럽트 </text:p>
      <text:p text:style-name="P1">IRQ_CROSSBAR_82 </text:p>
      <text:p text:style-name="P1">예약석 </text:p>
      <text:p text:style-name="P1">예약석 </text:p>
      <text:p text:style-name="P1">예약석 </text:p>
      <text:p text:style-name="P1">IRQ_CROSSBAR_83 </text:p>
      <text:p text:style-name="P1">예약석 </text:p>
      <text:p text:style-name="P1">예약석 </text:p>
      <text:p text:style-name="P1">예약석 </text:p>
      <text:p text:style-name="P1">IRQ_CROSSBAR_84 </text:p>
      <text:p text:style-name="P1">예약석 </text:p>
      <text:p text:style-name="P1">예약석 </text:p>
      <text:p text:style-name="P1">예약석 </text:p>
      <text:p text:style-name="P1"><text:soft-page-break/>IRQ_CROSSBAR_85 </text:p>
      <text:p text:style-name="P1">DEBUGSS_IRQ_CT_UART </text:p>
      <text:p text:style-name="P1">DEBUGSS </text:p>
      <text:p text:style-name="P1">때 데이터 준비 CT_UART가 생성 인터럽트 </text:p>
      <text:p text:style-name="P1">RX시 또는 TX가 비어 </text:p>
      <text:p text:style-name="P1">IRQ_CROSSBAR_86 </text:p>
      <text:p text:style-name="P1">MCSPI3_IRQ </text:p>
      <text:p text:style-name="P1">McSPI3 </text:p>
      <text:p text:style-name="P1">McSPI3 인터럽트 </text:p>
      <text:p text:style-name="P1">IRQ_CROSSBAR_87 </text:p>
      <text:p text:style-name="P1">USB2_IRQ_INTR1 </text:p>
      <text:p text:style-name="P1">USB2 </text:p>
      <text:p text:style-name="P1">USB2 1 인터럽트 </text:p>
      <text:p text:style-name="P1">IRQ_CROSSBAR_88 </text:p>
      <text:p text:style-name="P1">USB3_IRQ_INTR0 <text:span text:style-name="T31">(1)</text:span> </text:p>
      <text:p text:style-name="P1">USB3 </text:p>
      <text:p text:style-name="P1">USB3 0 중단 </text:p>
      <text:p text:style-name="P1">IRQ_CROSSBAR_89 </text:p>
      <text:p text:style-name="P1">MMC3_IRQ </text:p>
      <text:p text:style-name="P1">MMC3 </text:p>
      <text:p text:style-name="P1">MMC3 인터럽트 </text:p>
      <text:p text:style-name="Horizontal_20_Line"/>
      <table:table table:name="표49" table:style-name="표49">
        <table:table-column table:style-name="표49.A"/>
        <table:table-row>
          <table:table-cell table:style-name="표49.A1" office:value-type="string">
            <text:p text:style-name="P9"><text:bookmark text:name="49"/><text:span text:style-name="T11">Page 49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,159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3. IRQ_CROSSBAR </text:span><text:span text:style-name="T8">입력에 장치의 </text:span><text:span text:style-name="T1">IRQ</text:span><text:span text:style-name="T8">의 연결 </text:span><text:span text:style-name="T1">(</text:span><text:span text:style-name="T8">계속</text:span><text:span text:style-name="T1">)</text:span> </text:p>
      <text:p text:style-name="P1"><text:span text:style-name="T1">IRQ_CROSSBAR</text:span> </text:p>
      <text:p text:style-name="P1"><text:span text:style-name="T8">입력</text:span> </text:p>
      <text:p text:style-name="P1"><text:span text:style-name="T8">인터럽트 이름</text:span> </text:p>
      <text:p text:style-name="P1"><text:span text:style-name="T8">인터럽트 소스</text:span> </text:p>
      <text:p text:style-name="P1"><text:span text:style-name="T8">기술</text:span> </text:p>
      <text:p text:style-name="P1">IRQ_CROSSBAR_90 </text:p>
      <text:p text:style-name="P1">TIMER12_IRQ </text:p>
      <text:p text:style-name="P1">TIMER12 </text:p>
      <text:p text:style-name="P1">TIMER12 인터럽트 </text:p>
      <text:p text:style-name="P1"><text:soft-page-break/>IRQ_CROSSBAR_91 </text:p>
      <text:p text:style-name="P1">MMC4_IRQ </text:p>
      <text:p text:style-name="P1">MMC4 </text:p>
      <text:p text:style-name="P1">MMC4 인터럽트 </text:p>
      <text:p text:style-name="P1">IRQ_CROSSBAR_92 </text:p>
      <text:p text:style-name="P1">예약석 </text:p>
      <text:p text:style-name="P1">예약석 </text:p>
      <text:p text:style-name="P1">예약석 </text:p>
      <text:p text:style-name="P1">IRQ_CROSSBAR_93 </text:p>
      <text:p text:style-name="P1">예약석 </text:p>
      <text:p text:style-name="P1">예약석 </text:p>
      <text:p text:style-name="P1">예약석 </text:p>
      <text:p text:style-name="P1">IRQ_CROSSBAR_94 </text:p>
      <text:p text:style-name="P1">예약석 </text:p>
      <text:p text:style-name="P1">예약석 </text:p>
      <text:p text:style-name="P1">예약석 </text:p>
      <text:p text:style-name="P1">IRQ_CROSSBAR_95 </text:p>
      <text:p text:style-name="P1">예약석 </text:p>
      <text:p text:style-name="P1">예약석 </text:p>
      <text:p text:style-name="P1">예약석 </text:p>
      <text:p text:style-name="P1">IRQ_CROSSBAR_96 </text:p>
      <text:p text:style-name="P1">HDMI_IRQ </text:p>
      <text:p text:style-name="P1">HDMI </text:p>
      <text:p text:style-name="P1">HDMI 인터럽트 </text:p>
      <text:p text:style-name="P1">IRQ_CROSSBAR_97 </text:p>
      <text:p text:style-name="P1">예약석 </text:p>
      <text:p text:style-name="P1">예약석 </text:p>
      <text:p text:style-name="P1">예약석 </text:p>
      <text:p text:style-name="P1">IRQ_CROSSBAR_98 </text:p>
      <text:p text:style-name="P1">IVA_IRQ_SYNC_1 </text:p>
      <text:p text:style-name="P1">IVA </text:p>
      <text:p text:style-name="P1">IVA ICONT2 동기 인터럽트 </text:p>
      <text:p text:style-name="P1">IRQ_CROSSBAR_99 </text:p>
      <text:p text:style-name="P1">IVA_IRQ_SYNC_0 </text:p>
      <text:p text:style-name="P1">IVA </text:p>
      <text:p text:style-name="P1">IVA ICONT1 동기 인터럽트 </text:p>
      <text:p text:style-name="P1">IRQ_CROSSBAR_100 UART5_IRQ </text:p>
      <text:p text:style-name="P1">UART5 </text:p>
      <text:p text:style-name="P1">UART5 인터럽트 </text:p>
      <text:p text:style-name="P1">IRQ_CROSSBAR_101 UART6_IRQ </text:p>
      <text:p text:style-name="P1"><text:soft-page-break/>UART6 </text:p>
      <text:p text:style-name="P1">UART6 인터럽트 </text:p>
      <text:p text:style-name="P1">IRQ_CROSSBAR_102 IVA_IRQ_MAILBOX_0 </text:p>
      <text:p text:style-name="P1">IVA </text:p>
      <text:p text:style-name="P1">IVA 사서함 사용자 0 인터럽트 </text:p>
      <text:p text:style-name="P1">IRQ_CROSSBAR_103 McASP1_IRQ_AREVT </text:p>
      <text:p text:style-name="P1">McASP1 </text:p>
      <text:p text:style-name="P1">McASP1 방해받을 </text:p>
      <text:p text:style-name="P1">IRQ_CROSSBAR_104 McASP1_IRQ_AXEVT </text:p>
      <text:p text:style-name="P1">McASP1 </text:p>
      <text:p text:style-name="P1">McASP1 전송 인터럽트 </text:p>
      <text:p text:style-name="P1">IRQ_CROSSBAR_105 EMIF1_IRQ </text:p>
      <text:p text:style-name="P1">EMIF1 </text:p>
      <text:p text:style-name="P1">EMIF1 인터럽트 </text:p>
      <text:p text:style-name="P1">IRQ_CROSSBAR_106 EMIF2_IRQ </text:p>
      <text:p text:style-name="P1">EMIF2 </text:p>
      <text:p text:style-name="P1">EMIF2 인터럽트 </text:p>
      <text:p text:style-name="P1">IRQ_CROSSBAR_107 예약 </text:p>
      <text:p text:style-name="P1">예약석 </text:p>
      <text:p text:style-name="P1">예약석 </text:p>
      <text:p text:style-name="P1">IRQ_CROSSBAR_108 DMM_IRQ </text:p>
      <text:p text:style-name="P1">DMM </text:p>
      <text:p text:style-name="P1">DMM은 중단 </text:p>
      <text:p text:style-name="P1">IRQ_CROSSBAR_109 예약 </text:p>
      <text:p text:style-name="P1">예약석 </text:p>
      <text:p text:style-name="P1">예약석 </text:p>
      <text:p text:style-name="P1">IRQ_CROSSBAR_110 예약 </text:p>
      <text:p text:style-name="P1">예약석 </text:p>
      <text:p text:style-name="P1">예약석 </text:p>
      <text:p text:style-name="P1">IRQ_CROSSBAR_111 예약 </text:p>
      <text:p text:style-name="P1">예약석 </text:p>
      <text:p text:style-name="P1">예약석 </text:p>
      <text:p text:style-name="P1">IRQ_CROSSBAR_112 예약 </text:p>
      <text:p text:style-name="P1">예약석 </text:p>
      <text:p text:style-name="P1">예약석 </text:p>
      <text:p text:style-name="P1">IRQ_CROSSBAR_113 예약 </text:p>
      <text:p text:style-name="P1">예약석 </text:p>
      <text:p text:style-name="P1">예약석 </text:p>
      <text:p text:style-name="P1">IRQ_CROSSBAR_114 EXT_SYS_IRQ_2 </text:p>
      <text:p text:style-name="P1">외부 시스템 </text:p>
      <text:p text:style-name="P1"><text:soft-page-break/>sys_nirq2 핀을 통해 외부 인터럽트 (액티브 로우) </text:p>
      <text:p text:style-name="P1">IRQ_CROSSBAR_115 KBD_IRQ </text:p>
      <text:p text:style-name="P1">KBD </text:p>
      <text:p text:style-name="P1">키보드 컨트롤러 인터럽트 </text:p>
      <text:p text:style-name="P1">IRQ_CROSSBAR_116 GPIO8_IRQ_1 </text:p>
      <text:p text:style-name="P1">GPIO8 </text:p>
      <text:p text:style-name="P1">GPIO8 1 인터럽트 </text:p>
      <text:p text:style-name="P1">IRQ_CROSSBAR_117 예약 </text:p>
      <text:p text:style-name="P1">예약석 </text:p>
      <text:p text:style-name="P1">예약석 </text:p>
      <text:p text:style-name="P1">IRQ_CROSSBAR_118 예약 </text:p>
      <text:p text:style-name="P1">예약석 </text:p>
      <text:p text:style-name="P1">예약석 </text:p>
      <text:p text:style-name="P1">IRQ_CROSSBAR_119 예약 </text:p>
      <text:p text:style-name="P1">예약석 </text:p>
      <text:p text:style-name="P1">예약석 </text:p>
      <text:p text:style-name="P1">IRQ_CROSSBAR_120 BB2D_IRQ </text:p>
      <text:p text:style-name="P1">BB2D </text:p>
      <text:p text:style-name="P1">BB2D 인터럽트 </text:p>
      <text:p text:style-name="P1">IRQ_CROSSBAR_121 ​​CTRL_MODULE_CORE_IRQ_THE </text:p>
      <text:p text:style-name="P1">RMAL_ALERT </text:p>
      <text:p text:style-name="P1">CTRL_MODULE </text:p>
      <text:p text:style-name="P1">CTRL_MODULE 열 경고 인터럽트 </text:p>
      <text:p text:style-name="P1">IRQ_CROSSBAR_ [(122) </text:p>
      <text:p text:style-name="P1">: 131] </text:p>
      <text:p text:style-name="P1">예약석 </text:p>
      <text:p text:style-name="P1">예약석 </text:p>
      <text:p text:style-name="P1">예약석 </text:p>
      <text:p text:style-name="P1">IRQ_CROSSBAR_132 IVA_IRQ_MAILBOX_2 </text:p>
      <text:p text:style-name="P1">IVA </text:p>
      <text:p text:style-name="P1">IVA 사서함 사용자 2 인터럽트 </text:p>
      <text:p text:style-name="P1">IRQ_CROSSBAR_133 PRM_IRQ_IPU1 </text:p>
      <text:p text:style-name="P1">PRM </text:p>
      <text:p text:style-name="P1">PRCM은 IPU1에 중단 </text:p>
      <text:p text:style-name="P1">IRQ_CROSSBAR_134 MAILBOX1_IRQ_USER2 </text:p>
      <text:p text:style-name="P1">의 Mailbox1 </text:p>
      <text:p text:style-name="P1">사서함 1 사용자 2 인터럽트 </text:p>
      <text:p text:style-name="P1">IRQ_CROSSBAR_135 MAILBOX1_IRQ_USER1 </text:p>
      <text:p text:style-name="P1">의 Mailbox1 </text:p>
      <text:p text:style-name="P1">사서함 1 사용자 1 인터럽트 </text:p>
      <text:p text:style-name="P1"><text:soft-page-break/>IRQ_CROSSBAR_136 IVA_IRQ_MAILBOX_1 </text:p>
      <text:p text:style-name="P1">IVA </text:p>
      <text:p text:style-name="P1">IVA 사서함 사용자 1 인터럽트 </text:p>
      <text:p text:style-name="P1">IRQ_CROSSBAR_137 PRM_IRQ_DSP1 </text:p>
      <text:p text:style-name="P1">PRM </text:p>
      <text:p text:style-name="P1">PRCM은 DSP1에 중단 </text:p>
      <text:p text:style-name="P1">IRQ_CROSSBAR_138 GPIO1_IRQ_2 </text:p>
      <text:p text:style-name="P1">GPIO1 </text:p>
      <text:p text:style-name="P1">GPIO1 2를 중단 </text:p>
      <text:p text:style-name="P1">IRQ_CROSSBAR_139 GPIO2_IRQ_2 </text:p>
      <text:p text:style-name="P1">GPIO2 </text:p>
      <text:p text:style-name="P1">GPIO2 2를 중단 </text:p>
      <text:p text:style-name="P1">IRQ_CROSSBAR_140 GPIO3_IRQ_2 </text:p>
      <text:p text:style-name="P1">GPIO3 </text:p>
      <text:p text:style-name="P1">GPIO3 2를 중단 </text:p>
      <text:p text:style-name="P1">IRQ_CROSSBAR_141 GPIO4_IRQ_2 </text:p>
      <text:p text:style-name="P1">GPIO4 </text:p>
      <text:p text:style-name="P1">GPIO4 2를 중단 </text:p>
      <text:p text:style-name="P1">IRQ_CROSSBAR_142 GPIO5_IRQ_2 </text:p>
      <text:p text:style-name="P1">GPIO5 </text:p>
      <text:p text:style-name="P1">GPIO5 2를 중단 </text:p>
      <text:p text:style-name="P1">IRQ_CROSSBAR_143 GPIO6_IRQ_2 </text:p>
      <text:p text:style-name="P1">GPIO6 </text:p>
      <text:p text:style-name="P1">GPIO6 2를 중단 </text:p>
      <text:p text:style-name="Horizontal_20_Line"/>
      <table:table table:name="표50" table:style-name="표50">
        <table:table-column table:style-name="표50.A"/>
        <table:table-row>
          <table:table-cell table:style-name="표50.A1" office:value-type="string">
            <text:p text:style-name="P9"><text:bookmark text:name="50"/><text:span text:style-name="T11">Page 50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60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3. IRQ_CROSSBAR </text:span><text:span text:style-name="T8">입력에 장치의 </text:span><text:span text:style-name="T1">IRQ</text:span><text:span text:style-name="T8">의 연결 </text:span><text:span text:style-name="T1">(</text:span><text:span text:style-name="T8">계속</text:span><text:span text:style-name="T1">)</text:span> </text:p>
      <text:p text:style-name="P1"><text:span text:style-name="T1">IRQ_CROSSBAR</text:span> </text:p>
      <text:p text:style-name="P1"><text:span text:style-name="T8">입력</text:span> </text:p>
      <text:p text:style-name="P1"><text:span text:style-name="T8">인터럽트 이름</text:span> </text:p>
      <text:p text:style-name="P1"><text:span text:style-name="T8">인터럽트 소스</text:span> </text:p>
      <text:p text:style-name="P1"><text:span text:style-name="T8">기술</text:span> </text:p>
      <text:p text:style-name="P1">(2) </text:p>
      <text:p text:style-name="P1"><text:soft-page-break/>ATL, VCP, EVE, MLB, USB3 (ULPI)와 USB4 (ULPI)는 장치의 가족에서 지원되지 않습니다. </text:p>
      <text:p text:style-name="P1">IRQ_CROSSBAR_144 예약 </text:p>
      <text:p text:style-name="P1">예약석 </text:p>
      <text:p text:style-name="P1">예약석 </text:p>
      <text:p text:style-name="P1">IRQ_CROSSBAR_145 DSP1_IRQ_MMU1 </text:p>
      <text:p text:style-name="P1">DSP1 </text:p>
      <text:p text:style-name="P1">DSP1 MMU1 인터럽트 </text:p>
      <text:p text:style-name="P1">IRQ_CROSSBAR_146 DSP2_IRQ_MMU0 </text:p>
      <text:p text:style-name="P1">DSP2 </text:p>
      <text:p text:style-name="P1">DSP2 MMU0 인터럽트 </text:p>
      <text:p text:style-name="P1">IRQ_CROSSBAR_147 DSP2_IRQ_MMU1 </text:p>
      <text:p text:style-name="P1">DSP2 </text:p>
      <text:p text:style-name="P1">DSP2 MMU1 인터럽트 </text:p>
      <text:p text:style-name="P1">IRQ_CROSSBAR_148 McASP2_IRQ_AREVT </text:p>
      <text:p text:style-name="P1">McASP2 </text:p>
      <text:p text:style-name="P1">McASP2 방해받을 </text:p>
      <text:p text:style-name="P1">IRQ_CROSSBAR_149 McASP2_IRQ_AXEVT </text:p>
      <text:p text:style-name="P1">McASP2 </text:p>
      <text:p text:style-name="P1">McASP2 전송 인터럽트 </text:p>
      <text:p text:style-name="P1">IRQ_CROSSBAR_150 McASP3_IRQ_AREVT </text:p>
      <text:p text:style-name="P1">McASP3 </text:p>
      <text:p text:style-name="P1">McASP3 방해받을 </text:p>
      <text:p text:style-name="P1">IRQ_CROSSBAR_151 McASP3_IRQ_AXEVT </text:p>
      <text:p text:style-name="P1">McASP3 </text:p>
      <text:p text:style-name="P1">McASP3 전송 인터럽트 </text:p>
      <text:p text:style-name="P1">IRQ_CROSSBAR_152 McASP4_IRQ_AREVT </text:p>
      <text:p text:style-name="P1">McASP4 </text:p>
      <text:p text:style-name="P1">McASP4 방해받을 </text:p>
      <text:p text:style-name="P1">IRQ_CROSSBAR_153 McASP4_IRQ_AXEVT </text:p>
      <text:p text:style-name="P1">McASP4 </text:p>
      <text:p text:style-name="P1">McASP4 전송 인터럽트 </text:p>
      <text:p text:style-name="P1">IRQ_CROSSBAR_154 McASP5_IRQ_AREVT </text:p>
      <text:p text:style-name="P1">McASP5 </text:p>
      <text:p text:style-name="P1">McASP5 방해받을 </text:p>
      <text:p text:style-name="P1">IRQ_CROSSBAR_155 McASP5_IRQ_AXEVT </text:p>
      <text:p text:style-name="P1">McASP5 </text:p>
      <text:p text:style-name="P1">McASP5 전송 인터럽트 </text:p>
      <text:p text:style-name="P1">IRQ_CROSSBAR_156 McASP6_IRQ_AREVT </text:p>
      <text:p text:style-name="P1">McASP6 </text:p>
      <text:p text:style-name="P1">McASP6 방해받을 </text:p>
      <text:p text:style-name="P1">IRQ_CROSSBAR_157 McASP6_IRQ_AXEVT </text:p>
      <text:p text:style-name="P1"><text:soft-page-break/>McASP6 </text:p>
      <text:p text:style-name="P1">McASP6 전송 인터럽트 </text:p>
      <text:p text:style-name="P1">IRQ_CROSSBAR_158 McASP7_IRQ_AREVT </text:p>
      <text:p text:style-name="P1">McASP7 </text:p>
      <text:p text:style-name="P1">McASP7 방해받을 </text:p>
      <text:p text:style-name="P1">IRQ_CROSSBAR_159 McASP7_IRQ_AXEVT </text:p>
      <text:p text:style-name="P1">McASP7 </text:p>
      <text:p text:style-name="P1">McASP7 전송 인터럽트 </text:p>
      <text:p text:style-name="P1">IRQ_CROSSBAR_160 McASP8_IRQ_AREVT </text:p>
      <text:p text:style-name="P1">McASP8 </text:p>
      <text:p text:style-name="P1">McASP8 방해받을 </text:p>
      <text:p text:style-name="P1">IRQ_CROSSBAR_161 McASP8_IRQ_AXEVT </text:p>
      <text:p text:style-name="P1">McASP8 </text:p>
      <text:p text:style-name="P1">McASP8 전송 인터럽트 </text:p>
      <text:p text:style-name="P1">IRQ_CROSSBAR_162 예약 </text:p>
      <text:p text:style-name="P1">예약석 </text:p>
      <text:p text:style-name="P1">예약석 </text:p>
      <text:p text:style-name="P1">IRQ_CROSSBAR_163 예약 </text:p>
      <text:p text:style-name="P1">예약석 </text:p>
      <text:p text:style-name="P1">예약석 </text:p>
      <text:p text:style-name="P1">IRQ_CROSSBAR_164 OCMC_RAM1_IRQ </text:p>
      <text:p text:style-name="P1">OCMC_RAM1 </text:p>
      <text:p text:style-name="P1">OCMC_RAM1 인터럽트 </text:p>
      <text:p text:style-name="P1">IRQ_CROSSBAR_165 OCMC_RAM2_IRQ </text:p>
      <text:p text:style-name="P1">OCMC_RAM2 </text:p>
      <text:p text:style-name="P1">OCMC_RAM2 인터럽트 </text:p>
      <text:p text:style-name="P1">IRQ_CROSSBAR_166 OCMC_RAM3_IRQ </text:p>
      <text:p text:style-name="P1">OCMC_RAM3 </text:p>
      <text:p text:style-name="P1">OCMC_RAM3 인터럽트 </text:p>
      <text:p text:style-name="P1">IRQ_CROSSBAR_167 예약 </text:p>
      <text:p text:style-name="P1">예약석 </text:p>
      <text:p text:style-name="P1">예약석 </text:p>
      <text:p text:style-name="P1">IRQ_CROSSBAR_168 EVE1_IRQ_OUT0 <text:span text:style-name="T31">(2)</text:span> </text:p>
      <text:p text:style-name="P1">EVE1 </text:p>
      <text:p text:style-name="P1">EVE1 출력 인터럽트 0 </text:p>
      <text:p text:style-name="P1">IRQ_CROSSBAR_169 EVE1_IRQ_OUT1 <text:span text:style-name="T31">(2)</text:span> </text:p>
      <text:p text:style-name="P1">EVE1 </text:p>
      <text:p text:style-name="P1">EVE1 출력 인터럽트 1 </text:p>
      <text:p text:style-name="P1">IRQ_CROSSBAR_170 EVE1_IRQ_OUT2 <text:span text:style-name="T31">(2)</text:span> </text:p>
      <text:p text:style-name="P1">EVE1 </text:p>
      <text:p text:style-name="P1"><text:soft-page-break/>EVE1 출력 인터럽트 (2) </text:p>
      <text:p text:style-name="P1">IRQ_CROSSBAR_171 EVE1_IRQ_OUT3 <text:span text:style-name="T31">(2)</text:span> </text:p>
      <text:p text:style-name="P1">EVE1 </text:p>
      <text:p text:style-name="P1">EVE1 출력 인터럽트 3 </text:p>
      <text:p text:style-name="P1">IRQ_CROSSBAR_172 EVE2_IRQ_OUT0 <text:span text:style-name="T31">(2)</text:span> </text:p>
      <text:p text:style-name="P1">EVE2 </text:p>
      <text:p text:style-name="P1">EVE2 출력 인터럽트 0 </text:p>
      <text:p text:style-name="P1">IRQ_CROSSBAR_173 EVE2_IRQ_OUT1 <text:span text:style-name="T31">(2)</text:span> </text:p>
      <text:p text:style-name="P1">EVE2 </text:p>
      <text:p text:style-name="P1">EVE2 출력 인터럽트 1 </text:p>
      <text:p text:style-name="P1">IRQ_CROSSBAR_174 EVE2_IRQ_OUT2 <text:span text:style-name="T31">(2)</text:span> </text:p>
      <text:p text:style-name="P1">EVE2 </text:p>
      <text:p text:style-name="P1">EVE2 출력 인터럽트 (2) </text:p>
      <text:p text:style-name="P1">IRQ_CROSSBAR_175 EVE2_IRQ_OUT3 <text:span text:style-name="T31">(2)</text:span> </text:p>
      <text:p text:style-name="P1">EVE2 </text:p>
      <text:p text:style-name="P1">EVE2 출력 인터럽트 3 </text:p>
      <text:p text:style-name="P1">IRQ_CROSSBAR_176 EVE3_IRQ_OUT0 <text:span text:style-name="T31">(2)</text:span> </text:p>
      <text:p text:style-name="P1">EVE3 </text:p>
      <text:p text:style-name="P1">EVE3 출력 인터럽트 0 </text:p>
      <text:p text:style-name="P1">IRQ_CROSSBAR_177 EVE3_IRQ_OUT1 <text:span text:style-name="T31">(2)</text:span> </text:p>
      <text:p text:style-name="P1">EVE3 </text:p>
      <text:p text:style-name="P1">EVE3 출력 인터럽트 1 </text:p>
      <text:p text:style-name="P1">IRQ_CROSSBAR_178 EVE3_IRQ_OUT2 <text:span text:style-name="T31">(2)</text:span> </text:p>
      <text:p text:style-name="P1">EVE3 </text:p>
      <text:p text:style-name="P1">EVE3 출력 인터럽트 (2) </text:p>
      <text:p text:style-name="P1">IRQ_CROSSBAR_179 EVE3_IRQ_OUT3 <text:span text:style-name="T31">(2)</text:span> </text:p>
      <text:p text:style-name="P1">EVE3 </text:p>
      <text:p text:style-name="P1">EVE3 출력 인터럽트 3 </text:p>
      <text:p text:style-name="P1">IRQ_CROSSBAR_180 EVE4_IRQ_OUT0 <text:span text:style-name="T31">(2)</text:span> </text:p>
      <text:p text:style-name="P1">EVE4 </text:p>
      <text:p text:style-name="P1">EVE4 출력 인터럽트 0 </text:p>
      <text:p text:style-name="P1">IRQ_CROSSBAR_181 EVE4_IRQ_OUT1 <text:span text:style-name="T31">(2)</text:span> </text:p>
      <text:p text:style-name="P1">EVE4 </text:p>
      <text:p text:style-name="P1">EVE4 출력 인터럽트 1 </text:p>
      <text:p text:style-name="P1">IRQ_CROSSBAR_182 EVE4_IRQ_OUT2 <text:span text:style-name="T31">(2)</text:span> </text:p>
      <text:p text:style-name="P1">EVE4 </text:p>
      <text:p text:style-name="P1">EVE4 출력 인터럽트 (2) </text:p>
      <text:p text:style-name="P1">IRQ_CROSSBAR_183 EVE4_IRQ_OUT3 <text:span text:style-name="T31">(2)</text:span> </text:p>
      <text:p text:style-name="P1">EVE4 </text:p>
      <text:p text:style-name="P1">EVE4 출력 인터럽트 3 </text:p>
      <text:p text:style-name="P1">IRQ_CROSSBAR_184 예약 </text:p>
      <text:p text:style-name="P1"><text:soft-page-break/>예약석 </text:p>
      <text:p text:style-name="P1">예약석 </text:p>
      <text:p text:style-name="P1">IRQ_CROSSBAR_185 예약 </text:p>
      <text:p text:style-name="P1">예약석 </text:p>
      <text:p text:style-name="P1">예약석 </text:p>
      <text:p text:style-name="P1">IRQ_CROSSBAR_186 PRUSS1_IRQ_HOST2 </text:p>
      <text:p text:style-name="P1">PRU-ICSS1 </text:p>
      <text:p text:style-name="P1">PRU-ICSS1 호스트 인터럽트 (2) </text:p>
      <text:p text:style-name="P1">IRQ_CROSSBAR_187 PRUSS1_IRQ_HOST3 </text:p>
      <text:p text:style-name="P1">PRU-ICSS1 </text:p>
      <text:p text:style-name="P1">PRU-ICSS1 호스트 인터럽트 3 </text:p>
      <text:p text:style-name="P1">IRQ_CROSSBAR_188 PRUSS1_IRQ_HOST4 </text:p>
      <text:p text:style-name="P1">PRU-ICSS1 </text:p>
      <text:p text:style-name="P1">PRU-ICSS1 호스트 인터럽트 (4) </text:p>
      <text:p text:style-name="P1">IRQ_CROSSBAR_189 PRUSS1_IRQ_HOST5 </text:p>
      <text:p text:style-name="P1">PRU-ICSS1 </text:p>
      <text:p text:style-name="P1">PRU-ICSS1 호스트 인터럽트 (5) </text:p>
      <text:p text:style-name="Horizontal_20_Line"/>
      <table:table table:name="표51" table:style-name="표51">
        <table:table-column table:style-name="표51.A"/>
        <table:table-row>
          <table:table-cell table:style-name="표51.A1" office:value-type="string">
            <text:p text:style-name="P9"><text:bookmark text:name="51"/><text:span text:style-name="T11">Page 51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61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3. IRQ_CROSSBAR </text:span><text:span text:style-name="T8">입력에 장치의 </text:span><text:span text:style-name="T1">IRQ</text:span><text:span text:style-name="T8">의 연결 </text:span><text:span text:style-name="T1">(</text:span><text:span text:style-name="T8">계속</text:span><text:span text:style-name="T1">)</text:span> </text:p>
      <text:p text:style-name="P1"><text:span text:style-name="T1">IRQ_CROSSBAR</text:span> </text:p>
      <text:p text:style-name="P1"><text:span text:style-name="T8">입력</text:span> </text:p>
      <text:p text:style-name="P1"><text:span text:style-name="T8">인터럽트 이름</text:span> </text:p>
      <text:p text:style-name="P1"><text:span text:style-name="T8">인터럽트 소스</text:span> </text:p>
      <text:p text:style-name="P1"><text:span text:style-name="T8">기술</text:span> </text:p>
      <text:p text:style-name="P1">(삼) </text:p>
      <text:p text:style-name="P1">ATL, VCP, EVE, MLB, USB3 (ULPI)와 USB4 (ULPI)는 장치의 가족에서 지원되지 않습니다. </text:p>
      <text:p text:style-name="P1">IRQ_CROSSBAR_190 PRUSS1_IRQ_HOST6 </text:p>
      <text:p text:style-name="P1">PRU-ICSS1 </text:p>
      <text:p text:style-name="P1">PRU-ICSS1 호스트 인터럽트 (6) </text:p>
      <text:p text:style-name="P1">IRQ_CROSSBAR_191 PRUSS1_IRQ_HOST7 </text:p>
      <text:p text:style-name="P1">PRU-ICSS1 </text:p>
      <text:p text:style-name="P1">PRU-ICSS1 호스트 인터럽트 (7) </text:p>
      <text:p text:style-name="P1"><text:soft-page-break/>IRQ_CROSSBAR_192 PRUSS1_IRQ_HOST8 </text:p>
      <text:p text:style-name="P1">PRU-ICSS1 </text:p>
      <text:p text:style-name="P1">PRU-ICSS1 호스트 인터럽트 (8) </text:p>
      <text:p text:style-name="P1">IRQ_CROSSBAR_193 PRUSS1_IRQ_HOST9 </text:p>
      <text:p text:style-name="P1">PRU-ICSS1 </text:p>
      <text:p text:style-name="P1">PRU-ICSS1 호스트 인터럽트 (9) </text:p>
      <text:p text:style-name="P1">IRQ_CROSSBAR_194 예약 </text:p>
      <text:p text:style-name="P1">예약석 </text:p>
      <text:p text:style-name="P1">예약석 </text:p>
      <text:p text:style-name="P1">IRQ_CROSSBAR_195 예약 </text:p>
      <text:p text:style-name="P1">예약석 </text:p>
      <text:p text:style-name="P1">예약석 </text:p>
      <text:p text:style-name="P1">IRQ_CROSSBAR_196 PRUSS2_IRQ_HOST2 </text:p>
      <text:p text:style-name="P1">PRU-ICSS2 </text:p>
      <text:p text:style-name="P1">PRU-ICSS2 호스트 인터럽트 (2) </text:p>
      <text:p text:style-name="P1">IRQ_CROSSBAR_197 PRUSS2_IRQ_HOST3 </text:p>
      <text:p text:style-name="P1">PRU-ICSS2 </text:p>
      <text:p text:style-name="P1">PRU-ICSS2 호스트 인터럽트 3 </text:p>
      <text:p text:style-name="P1">IRQ_CROSSBAR_198 PRUSS2_IRQ_HOST4 </text:p>
      <text:p text:style-name="P1">PRU-ICSS2 </text:p>
      <text:p text:style-name="P1">PRU-ICSS2 호스트 인터럽트 (4) </text:p>
      <text:p text:style-name="P1">IRQ_CROSSBAR_199 PRUSS2_IRQ_HOST5 </text:p>
      <text:p text:style-name="P1">PRU-ICSS2 </text:p>
      <text:p text:style-name="P1">PRU-ICSS2 호스트 인터럽트 (5) </text:p>
      <text:p text:style-name="P1">IRQ_CROSSBAR_200 PRUSS2_IRQ_HOST6 </text:p>
      <text:p text:style-name="P1">PRU-ICSS2 </text:p>
      <text:p text:style-name="P1">PRU-ICSS2 호스트 인터럽트 (6) </text:p>
      <text:p text:style-name="P1">IRQ_CROSSBAR_201 PRUSS2_IRQ_HOST7 </text:p>
      <text:p text:style-name="P1">PRU-ICSS2 </text:p>
      <text:p text:style-name="P1">PRU-ICSS2 호스트 인터럽트 (7) </text:p>
      <text:p text:style-name="P1">IRQ_CROSSBAR_202 PRUSS2_IRQ_HOST8 </text:p>
      <text:p text:style-name="P1">PRU-ICSS2 </text:p>
      <text:p text:style-name="P1">PRU-ICSS2 호스트 인터럽트 (8) </text:p>
      <text:p text:style-name="P1">IRQ_CROSSBAR_203 PRUSS2_IRQ_HOST9 </text:p>
      <text:p text:style-name="P1">PRU-ICSS2 </text:p>
      <text:p text:style-name="P1">PRU-ICSS2 호스트 인터럽트 (9) </text:p>
      <text:p text:style-name="P1">IRQ_CROSSBAR_204 PWMSS1_IRQ_ePWM0_TZINT </text:p>
      <text:p text:style-name="P1">PWMSS1 </text:p>
      <text:p text:style-name="P1">eHRPWM0 TZ 인터럽트 </text:p>
      <text:p text:style-name="P1">IRQ_CROSSBAR_205 PWMSS2_IRQ_ePWM1_TZINT </text:p>
      <text:p text:style-name="P1"><text:soft-page-break/>PWMSS2 </text:p>
      <text:p text:style-name="P1">eHRPWM1 TZ 인터럽트 </text:p>
      <text:p text:style-name="P1">IRQ_CROSSBAR_206 PWMSS3_IRQ_ePWM2_TZINT </text:p>
      <text:p text:style-name="P1">PWMSS3 </text:p>
      <text:p text:style-name="P1">eHRPWM2 TZ 인터럽트 </text:p>
      <text:p text:style-name="P1">IRQ_CROSSBAR_207 PWMSS1_IRQ_ePWM0INT </text:p>
      <text:p text:style-name="P1">PWMSS1 </text:p>
      <text:p text:style-name="P1">eHRPWM0 이벤트 / 중단 </text:p>
      <text:p text:style-name="P1">IRQ_CROSSBAR_208 PWMSS2_IRQ_ePWM1INT </text:p>
      <text:p text:style-name="P1">PWMSS2 </text:p>
      <text:p text:style-name="P1">eHRPWM1 이벤트 / 중단 </text:p>
      <text:p text:style-name="P1">IRQ_CROSSBAR_209 PWMSS3_IRQ_ePWM2INT </text:p>
      <text:p text:style-name="P1">PWMSS3 </text:p>
      <text:p text:style-name="P1">eHRPWM2 이벤트 / 중단 </text:p>
      <text:p text:style-name="P1">IRQ_CROSSBAR_210 PWMSS1_IRQ_eQEP0INT </text:p>
      <text:p text:style-name="P1">PWMSS1 </text:p>
      <text:p text:style-name="P1">eQEP0 이벤트 / 중단 </text:p>
      <text:p text:style-name="P1">IRQ_CROSSBAR_211 PWMSS2_IRQ_eQEP1INT </text:p>
      <text:p text:style-name="P1">PWMSS2 </text:p>
      <text:p text:style-name="P1">eQEP1 이벤트 / 중단 </text:p>
      <text:p text:style-name="P1">IRQ_CROSSBAR_212 PWMSS3_IRQ_eQEP2INT </text:p>
      <text:p text:style-name="P1">PWMSS3 </text:p>
      <text:p text:style-name="P1">eQEP2 이벤트 / 중단 </text:p>
      <text:p text:style-name="P1">IRQ_CROSSBAR_213 PWMSS1_IRQ_eCAP0INT </text:p>
      <text:p text:style-name="P1">PWMSS1 </text:p>
      <text:p text:style-name="P1">eCAP0 이벤트 / 중단 </text:p>
      <text:p text:style-name="P1">IRQ_CROSSBAR_214 PWMSS2_IRQ_eCAP1INT </text:p>
      <text:p text:style-name="P1">PWMSS2 </text:p>
      <text:p text:style-name="P1">eCAP1 이벤트 / 중단 </text:p>
      <text:p text:style-name="P1">IRQ_CROSSBAR_215 PWMSS3_IRQ_eCAP2INT </text:p>
      <text:p text:style-name="P1">PWMSS3 </text:p>
      <text:p text:style-name="P1">eCAP2 이벤트 / 중단 </text:p>
      <text:p text:style-name="P1">IRQ_CROSSBAR_216 예약 </text:p>
      <text:p text:style-name="P1">예약석 </text:p>
      <text:p text:style-name="P1">예약석 </text:p>
      <text:p text:style-name="P1">IRQ_CROSSBAR_217 RTC_SS_IRQ_ALARM </text:p>
      <text:p text:style-name="P1">RTC_SS </text:p>
      <text:p text:style-name="P1">RTC_SS 알람 인터럽트 </text:p>
      <text:p text:style-name="P1">IRQ_CROSSBAR_218 UART7_IRQ </text:p>
      <text:p text:style-name="P1">UART7 </text:p>
      <text:p text:style-name="P1">UART7 인터럽트 </text:p>
      <text:p text:style-name="P1"><text:soft-page-break/>IRQ_CROSSBAR_219 UART8_IRQ </text:p>
      <text:p text:style-name="P1">UART8 </text:p>
      <text:p text:style-name="P1">UART8 인터럽트 </text:p>
      <text:p text:style-name="P1">IRQ_CROSSBAR_220 UART9_IRQ </text:p>
      <text:p text:style-name="P1">UART9 </text:p>
      <text:p text:style-name="P1">UART9 인터럽트 </text:p>
      <text:p text:style-name="P1">IRQ_CROSSBAR_221 UART10_IRQ </text:p>
      <text:p text:style-name="P1">UART10 </text:p>
      <text:p text:style-name="P1">UART10 인터럽트 </text:p>
      <text:p text:style-name="P1">IRQ_CROSSBAR_222 DCAN1_IRQ_INT0 </text:p>
      <text:p text:style-name="P1">DCAN1 </text:p>
      <text:p text:style-name="P1">DCAN1 0 중단 </text:p>
      <text:p text:style-name="P1">IRQ_CROSSBAR_223 DCAN1_IRQ_INT1 </text:p>
      <text:p text:style-name="P1">DCAN1 </text:p>
      <text:p text:style-name="P1">DCAN1 1 인터럽트 </text:p>
      <text:p text:style-name="P1">IRQ_CROSSBAR_224 DCAN1_IRQ_PARITY </text:p>
      <text:p text:style-name="P1">DCAN1 </text:p>
      <text:p text:style-name="P1">DCAN1 패리티 인터럽트 </text:p>
      <text:p text:style-name="P1">IRQ_CROSSBAR_225 DCAN2_IRQ_INT0 </text:p>
      <text:p text:style-name="P1">DCAN2 </text:p>
      <text:p text:style-name="P1">DCAN2 0 중단 </text:p>
      <text:p text:style-name="P1">IRQ_CROSSBAR_226 DCAN2_IRQ_INT1 </text:p>
      <text:p text:style-name="P1">DCAN2 </text:p>
      <text:p text:style-name="P1">DCAN2 1 인터럽트 </text:p>
      <text:p text:style-name="P1">IRQ_CROSSBAR_227 DCAN2_IRQ_PARITY </text:p>
      <text:p text:style-name="P1">DCAN2 </text:p>
      <text:p text:style-name="P1">DCAN2 패리티 인터럽트 </text:p>
      <text:p text:style-name="P1">IRQ_CROSSBAR_228 MLB_IRQ_SYS_INT0 <text:span text:style-name="T31">(3)</text:span> </text:p>
      <text:p text:style-name="P1">MLB </text:p>
      <text:p text:style-name="P1">MLB 시스템 0 인터럽트 </text:p>
      <text:p text:style-name="P1">IRQ_CROSSBAR_229 MLB_IRQ_SYS_INT1 <text:span text:style-name="T31">(3)</text:span> </text:p>
      <text:p text:style-name="P1">MLB </text:p>
      <text:p text:style-name="P1">MLB 시스템은 한 인터럽트 </text:p>
      <text:p text:style-name="P1">IRQ_CROSSBAR_230 VCP1_IRQ_INT <text:span text:style-name="T31">(3)</text:span> </text:p>
      <text:p text:style-name="P1">VCP1 </text:p>
      <text:p text:style-name="P1">VCP1 인터럽트 </text:p>
      <text:p text:style-name="P1">IRQ_CROSSBAR_231 VCP2_IRQ_INT <text:span text:style-name="T31">(3)</text:span> </text:p>
      <text:p text:style-name="P1">VCP2 </text:p>
      <text:p text:style-name="P1">VCP2 인터럽트 </text:p>
      <text:p text:style-name="P1">IRQ_CROSSBAR_232 PCIe_SS1_IRQ_INT0 </text:p>
      <text:p text:style-name="P1">PCIe_SS1 </text:p>
      <text:p text:style-name="P1"><text:soft-page-break/>PCIe_SS1 0 중단 </text:p>
      <text:p text:style-name="P1">IRQ_CROSSBAR_233 PCIe_SS1_IRQ_INT1 </text:p>
      <text:p text:style-name="P1">PCIe_SS1 </text:p>
      <text:p text:style-name="P1">PCIe_SS1 1 인터럽트 </text:p>
      <text:p text:style-name="P1">IRQ_CROSSBAR_234 예약 </text:p>
      <text:p text:style-name="P1">예약석 </text:p>
      <text:p text:style-name="P1">예약석 </text:p>
      <text:p text:style-name="P1">IRQ_CROSSBAR_235 예약 </text:p>
      <text:p text:style-name="P1">예약석 </text:p>
      <text:p text:style-name="P1">예약석 </text:p>
      <text:p text:style-name="Horizontal_20_Line"/>
      <table:table table:name="표52" table:style-name="표52">
        <table:table-column table:style-name="표52.A"/>
        <table:table-row>
          <table:table-cell table:style-name="표52.A1" office:value-type="string">
            <text:p text:style-name="P9"><text:bookmark text:name="52"/><text:span text:style-name="T11">Page 52</text:span> </text:p>
          </table:table-cell>
        </table:table-row>
      </table:table>
      <text:p text:style-name="P1"><text:span text:style-name="T13">인터럽트 컨트롤러 통합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62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3. IRQ_CROSSBAR </text:span><text:span text:style-name="T8">입력에 장치의 </text:span><text:span text:style-name="T1">IRQ</text:span><text:span text:style-name="T8">의 연결 </text:span><text:span text:style-name="T1">(</text:span><text:span text:style-name="T8">계속</text:span><text:span text:style-name="T1">)</text:span> </text:p>
      <text:p text:style-name="P1"><text:span text:style-name="T1">IRQ_CROSSBAR</text:span> </text:p>
      <text:p text:style-name="P1"><text:span text:style-name="T8">입력</text:span> </text:p>
      <text:p text:style-name="P1"><text:span text:style-name="T8">인터럽트 이름</text:span> </text:p>
      <text:p text:style-name="P1"><text:span text:style-name="T8">인터럽트 소스</text:span> </text:p>
      <text:p text:style-name="P1"><text:span text:style-name="T8">기술</text:span> </text:p>
      <text:p text:style-name="P1">(4) </text:p>
      <text:p text:style-name="P1">ATL, VCP, EVE, MLB, USB3 (ULPI)와 USB4 (ULPI)는 장치의 가족에서 지원되지 않습니다. </text:p>
      <text:p text:style-name="P1">IRQ_CROSSBAR_236 예약 </text:p>
      <text:p text:style-name="P1">예약석 </text:p>
      <text:p text:style-name="P1">예약석 </text:p>
      <text:p text:style-name="P1">IRQ_CROSSBAR_237 MAILBOX2_IRQ_USER0 </text:p>
      <text:p text:style-name="P1">MAILBOX2 </text:p>
      <text:p text:style-name="P1">사서함이 사용자 0 인터럽트 </text:p>
      <text:p text:style-name="P1">IRQ_CROSSBAR_238 MAILBOX2_IRQ_USER1 </text:p>
      <text:p text:style-name="P1">MAILBOX2 </text:p>
      <text:p text:style-name="P1">사서함이 사용자 1 인터럽트 </text:p>
      <text:p text:style-name="P1">IRQ_CROSSBAR_239 MAILBOX2_IRQ_USER2 </text:p>
      <text:p text:style-name="P1">MAILBOX2 </text:p>
      <text:p text:style-name="P1">사서함이 사용자 2 인터럽트 </text:p>
      <text:p text:style-name="P1"><text:soft-page-break/>IRQ_CROSSBAR_240 MAILBOX2_IRQ_USER3 </text:p>
      <text:p text:style-name="P1">MAILBOX2 </text:p>
      <text:p text:style-name="P1">사서함이 사용자 3 인터럽트 </text:p>
      <text:p text:style-name="P1">IRQ_CROSSBAR_241 MAILBOX3_IRQ_USER0 </text:p>
      <text:p text:style-name="P1">Mailbox3의 </text:p>
      <text:p text:style-name="P1">사서함 3 사용자 0 인터럽트 </text:p>
      <text:p text:style-name="P1">IRQ_CROSSBAR_242 MAILBOX3_IRQ_USER1 </text:p>
      <text:p text:style-name="P1">Mailbox3의 </text:p>
      <text:p text:style-name="P1">사서함 3 사용자 1 인터럽트 </text:p>
      <text:p text:style-name="P1">IRQ_CROSSBAR_243 MAILBOX3_IRQ_USER2 </text:p>
      <text:p text:style-name="P1">Mailbox3의 </text:p>
      <text:p text:style-name="P1">사서함 3 사용자 2 인터럽트 </text:p>
      <text:p text:style-name="P1">IRQ_CROSSBAR_244 MAILBOX3_IRQ_USER3 </text:p>
      <text:p text:style-name="P1">Mailbox3의 </text:p>
      <text:p text:style-name="P1">사서함 3 사용자 3 인터럽트 </text:p>
      <text:p text:style-name="P1">IRQ_CROSSBAR_245 MAILBOX4_IRQ_USER0 </text:p>
      <text:p text:style-name="P1">MAILBOX4 </text:p>
      <text:p text:style-name="P1">사서함 4 사용자 0 인터럽트 </text:p>
      <text:p text:style-name="P1">IRQ_CROSSBAR_246 MAILBOX4_IRQ_USER1 </text:p>
      <text:p text:style-name="P1">MAILBOX4 </text:p>
      <text:p text:style-name="P1">사서함 4 사용자 1 인터럽트 </text:p>
      <text:p text:style-name="P1">IRQ_CROSSBAR_247 MAILBOX4_IRQ_USER2 </text:p>
      <text:p text:style-name="P1">MAILBOX4 </text:p>
      <text:p text:style-name="P1">사서함 4 사용자 2 인터럽트 </text:p>
      <text:p text:style-name="P1">IRQ_CROSSBAR_248 MAILBOX4_IRQ_USER3 </text:p>
      <text:p text:style-name="P1">MAILBOX4 </text:p>
      <text:p text:style-name="P1">사서함 4 사용자 3 인터럽트 </text:p>
      <text:p text:style-name="P1">IRQ_CROSSBAR_249 MAILBOX5_IRQ_USER0 </text:p>
      <text:p text:style-name="P1">MAILBOX5 </text:p>
      <text:p text:style-name="P1">사서함 5 사용자 0 인터럽트 </text:p>
      <text:p text:style-name="P1">IRQ_CROSSBAR_250 MAILBOX5_IRQ_USER1 </text:p>
      <text:p text:style-name="P1">MAILBOX5 </text:p>
      <text:p text:style-name="P1">사서함 5 사용자 1 인터럽트 </text:p>
      <text:p text:style-name="P1">IRQ_CROSSBAR_251 MAILBOX5_IRQ_USER2 </text:p>
      <text:p text:style-name="P1">MAILBOX5 </text:p>
      <text:p text:style-name="P1">사서함 (5) 사용자 2 인터럽트 </text:p>
      <text:p text:style-name="P1">IRQ_CROSSBAR_252 MAILBOX5_IRQ_USER3 </text:p>
      <text:p text:style-name="P1">MAILBOX5 </text:p>
      <text:p text:style-name="P1">사서함 5 사용자 3 인터럽트 </text:p>
      <text:p text:style-name="P1">IRQ_CROSSBAR_253 MAILBOX6_IRQ_USER0 </text:p>
      <text:p text:style-name="P1"><text:soft-page-break/>MAILBOX6 </text:p>
      <text:p text:style-name="P1">사서함 6 사용자 0 인터럽트 </text:p>
      <text:p text:style-name="P1">IRQ_CROSSBAR_254 MAILBOX6_IRQ_USER1 </text:p>
      <text:p text:style-name="P1">MAILBOX6 </text:p>
      <text:p text:style-name="P1">사서함 6 사용자 1 인터럽트 </text:p>
      <text:p text:style-name="P1">IRQ_CROSSBAR_255 MAILBOX6_IRQ_USER2 </text:p>
      <text:p text:style-name="P1">MAILBOX6 </text:p>
      <text:p text:style-name="P1">사서함 (6) 사용자 2 인터럽트 </text:p>
      <text:p text:style-name="P1">IRQ_CROSSBAR_256 MAILBOX6_IRQ_USER3 </text:p>
      <text:p text:style-name="P1">MAILBOX6 </text:p>
      <text:p text:style-name="P1">사서함 6 사용자 3 인터럽트 </text:p>
      <text:p text:style-name="P1">IRQ_CROSSBAR_257 MAILBOX7_IRQ_USER0 </text:p>
      <text:p text:style-name="P1">MAILBOX7 </text:p>
      <text:p text:style-name="P1">사서함 7 사용자 0 인터럽트 </text:p>
      <text:p text:style-name="P1">IRQ_CROSSBAR_258 MAILBOX7_IRQ_USER1 </text:p>
      <text:p text:style-name="P1">MAILBOX7 </text:p>
      <text:p text:style-name="P1">사서함 7 사용자 1 인터럽트 </text:p>
      <text:p text:style-name="P1">IRQ_CROSSBAR_259 MAILBOX7_IRQ_USER2 </text:p>
      <text:p text:style-name="P1">MAILBOX7 </text:p>
      <text:p text:style-name="P1">사서함 7 사용자 2 인터럽트 </text:p>
      <text:p text:style-name="P1">IRQ_CROSSBAR_260 MAILBOX7_IRQ_USER3 </text:p>
      <text:p text:style-name="P1">MAILBOX7 </text:p>
      <text:p text:style-name="P1">사서함 7 사용자 3 인터럽트 </text:p>
      <text:p text:style-name="P1">IRQ_CROSSBAR_261 MAILBOX8_IRQ_USER0 </text:p>
      <text:p text:style-name="P1">MAILBOX8 </text:p>
      <text:p text:style-name="P1">사서함 8 사용자 0 인터럽트 </text:p>
      <text:p text:style-name="P1">IRQ_CROSSBAR_262 MAILBOX8_IRQ_USER1 </text:p>
      <text:p text:style-name="P1">MAILBOX8 </text:p>
      <text:p text:style-name="P1">사서함 8 사용자 1 인터럽트 </text:p>
      <text:p text:style-name="P1">IRQ_CROSSBAR_263 MAILBOX8_IRQ_USER2 </text:p>
      <text:p text:style-name="P1">MAILBOX8 </text:p>
      <text:p text:style-name="P1">사서함 8 사용자 2 인터럽트 </text:p>
      <text:p text:style-name="P1">IRQ_CROSSBAR_264 MAILBOX8_IRQ_USER3 </text:p>
      <text:p text:style-name="P1">MAILBOX8 </text:p>
      <text:p text:style-name="P1">사서함 8 사용자 3 인터럽트 </text:p>
      <text:p text:style-name="P1">IRQ_CROSSBAR_265 MAILBOX9_IRQ_USER0 </text:p>
      <text:p text:style-name="P1">MAILBOX9 </text:p>
      <text:p text:style-name="P1">사서함 9 사용자 0 인터럽트 </text:p>
      <text:p text:style-name="P1">IRQ_CROSSBAR_266 MAILBOX9_IRQ_USER1 </text:p>
      <text:p text:style-name="P1">MAILBOX9 </text:p>
      <text:p text:style-name="P1">사서함 9 사용자 1 인터럽트 </text:p>
      <text:p text:style-name="P1"><text:soft-page-break/>IRQ_CROSSBAR_267 MAILBOX9_IRQ_USER2 </text:p>
      <text:p text:style-name="P1">MAILBOX9 </text:p>
      <text:p text:style-name="P1">사서함 9 사용자 2 인터럽트 </text:p>
      <text:p text:style-name="P1">IRQ_CROSSBAR_268 MAILBOX9_IRQ_USER3 </text:p>
      <text:p text:style-name="P1">MAILBOX9 </text:p>
      <text:p text:style-name="P1">사서함 9 사용자 3 인터럽트 </text:p>
      <text:p text:style-name="P1">IRQ_CROSSBAR_269 MAILBOX10_IRQ_USER0 </text:p>
      <text:p text:style-name="P1">MAILBOX10 </text:p>
      <text:p text:style-name="P1">(10) 사용자 0 인터럽트를 사서함 </text:p>
      <text:p text:style-name="P1">IRQ_CROSSBAR_270 MAILBOX10_IRQ_USER1 </text:p>
      <text:p text:style-name="P1">MAILBOX10 </text:p>
      <text:p text:style-name="P1">(10) 사용자 1 인터럽트를 사서함 </text:p>
      <text:p text:style-name="P1">IRQ_CROSSBAR_271 MAILBOX10_IRQ_USER2 </text:p>
      <text:p text:style-name="P1">MAILBOX10 </text:p>
      <text:p text:style-name="P1">(10) 사용자 2 인터럽트를 사서함 </text:p>
      <text:p text:style-name="P1">IRQ_CROSSBAR_272 MAILBOX10_IRQ_USER3 </text:p>
      <text:p text:style-name="P1">MAILBOX10 </text:p>
      <text:p text:style-name="P1">10 사용자 3 인터럽트를 사서함 </text:p>
      <text:p text:style-name="P1">IRQ_CROSSBAR_273 MAILBOX11_IRQ_USER0 </text:p>
      <text:p text:style-name="P1">MAILBOX11 </text:p>
      <text:p text:style-name="P1">(11) 사용자 0 인터럽트를 사서함 </text:p>
      <text:p text:style-name="P1">IRQ_CROSSBAR_274 MAILBOX11_IRQ_USER1 </text:p>
      <text:p text:style-name="P1">MAILBOX11 </text:p>
      <text:p text:style-name="P1">(11) 사용자 1 인터럽트를 사서함 </text:p>
      <text:p text:style-name="P1">IRQ_CROSSBAR_275 MAILBOX11_IRQ_USER2 </text:p>
      <text:p text:style-name="P1">MAILBOX11 </text:p>
      <text:p text:style-name="P1">(11) 사용자 2 인터럽트를 사서함 </text:p>
      <text:p text:style-name="P1">IRQ_CROSSBAR_276 MAILBOX11_IRQ_USER3 </text:p>
      <text:p text:style-name="P1">MAILBOX11 </text:p>
      <text:p text:style-name="P1">(11) 사용자 3 인터럽트를 사서함 </text:p>
      <text:p text:style-name="P1">IRQ_CROSSBAR_277 MAILBOX12_IRQ_USER0 </text:p>
      <text:p text:style-name="P1">MAILBOX12 </text:p>
      <text:p text:style-name="P1">(12) 사용자 0 인터럽트를 사서함 </text:p>
      <text:p text:style-name="P1">IRQ_CROSSBAR_278 MAILBOX12_IRQ_USER1 </text:p>
      <text:p text:style-name="P1">MAILBOX12 </text:p>
      <text:p text:style-name="P1">(12) 사용자 1 인터럽트를 사서함 </text:p>
      <text:p text:style-name="P1">IRQ_CROSSBAR_279 MAILBOX12_IRQ_USER2 </text:p>
      <text:p text:style-name="P1">MAILBOX12 </text:p>
      <text:p text:style-name="P1">(12) 사용자 2 인터럽트를 사서함 </text:p>
      <text:p text:style-name="P1">IRQ_CROSSBAR_280 MAILBOX12_IRQ_USER3 </text:p>
      <text:p text:style-name="P1">MAILBOX12 </text:p>
      <text:p text:style-name="P1"><text:soft-page-break/>(12) 사용자 3 인터럽트를 사서함 </text:p>
      <text:p text:style-name="P1">IRQ_CROSSBAR_281 EVE1_IRQ_TPCC_REGION1 <text:span text:style-name="T31">(4)</text:span> </text:p>
      <text:p text:style-name="P1">EVE1 </text:p>
      <text:p text:style-name="P1">EVE1 TPCC 영역 (1) 인터럽트 </text:p>
      <text:p text:style-name="Horizontal_20_Line"/>
      <table:table table:name="표53" table:style-name="표53">
        <table:table-column table:style-name="표53.A"/>
        <table:table-row>
          <table:table-cell table:style-name="표53.A1" office:value-type="string">
            <text:p text:style-name="P9"><text:bookmark text:name="53"/><text:span text:style-name="T11">Page 53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163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3. IRQ_CROSSBAR </text:span><text:span text:style-name="T8">입력에 장치의 </text:span><text:span text:style-name="T1">IRQ</text:span><text:span text:style-name="T8">의 연결 </text:span><text:span text:style-name="T1">(</text:span><text:span text:style-name="T8">계속</text:span><text:span text:style-name="T1">)</text:span> </text:p>
      <text:p text:style-name="P1"><text:span text:style-name="T1">IRQ_CROSSBAR</text:span> </text:p>
      <text:p text:style-name="P1"><text:span text:style-name="T8">입력</text:span> </text:p>
      <text:p text:style-name="P1"><text:span text:style-name="T8">인터럽트 이름</text:span> </text:p>
      <text:p text:style-name="P1"><text:span text:style-name="T8">인터럽트 소스</text:span> </text:p>
      <text:p text:style-name="P1"><text:span text:style-name="T8">기술</text:span> </text:p>
      <text:p text:style-name="P1">(5) </text:p>
      <text:p text:style-name="P1">ATL, VCP, EVE, MLB, USB3 (ULPI)와 USB4 (ULPI)는 장치의 가족에서 지원되지 않습니다. </text:p>
      <text:p text:style-name="P1">IRQ_CROSSBAR_282 EVE1_IRQ_TPCC_REGION2 <text:span text:style-name="T31">(4)</text:span> </text:p>
      <text:p text:style-name="P1">EVE1 </text:p>
      <text:p text:style-name="P1">EVE1 TPCC 영역 (2) 인터럽트 </text:p>
      <text:p text:style-name="P1">IRQ_CROSSBAR_283 EVE1_IRQ_TPCC_REGION3 <text:span text:style-name="T31">(4)</text:span> </text:p>
      <text:p text:style-name="P1">EVE1 </text:p>
      <text:p text:style-name="P1">EVE1 TPCC 영역 (3) 인터럽트 </text:p>
      <text:p text:style-name="P1">IRQ_CROSSBAR_284 EVE1_IRQ_MBX0_USER1 <text:span text:style-name="T31">(4)</text:span> </text:p>
      <text:p text:style-name="P1">EVE1 </text:p>
      <text:p text:style-name="P1">EVE1 사서함 0 사용자 1 인터럽트 </text:p>
      <text:p text:style-name="P1">IRQ_CROSSBAR_285 EVE1_IRQ_MBX0_USER2 <text:span text:style-name="T31">(4)</text:span> </text:p>
      <text:p text:style-name="P1">EVE1 </text:p>
      <text:p text:style-name="P1">EVE1 사서함 0 사용자 2 인터럽트 </text:p>
      <text:p text:style-name="P1">IRQ_CROSSBAR_286 EVE1_IRQ_MBX0_USER3 <text:span text:style-name="T31">(4)</text:span> </text:p>
      <text:p text:style-name="P1">EVE1 </text:p>
      <text:p text:style-name="P1">EVE1 사서함 0 사용자 3 인터럽트 </text:p>
      <text:p text:style-name="P1">IRQ_CROSSBAR_287 EVE1_IRQ_MBX1_USER1 <text:span text:style-name="T31">(4)</text:span> </text:p>
      <text:p text:style-name="P1">EVE1 </text:p>
      <text:p text:style-name="P1">EVE1 사서함 1 사용자 1 인터럽트 </text:p>
      <text:p text:style-name="P1">IRQ_CROSSBAR_288 EVE1_IRQ_MBX1_USER2 <text:span text:style-name="T31">(4)</text:span> </text:p>
      <text:p text:style-name="P1"><text:soft-page-break/>EVE1 </text:p>
      <text:p text:style-name="P1">EVE1 사서함 1 사용자 2 인터럽트 </text:p>
      <text:p text:style-name="P1">IRQ_CROSSBAR_289 EVE1_IRQ_MBX1_USER3 <text:span text:style-name="T31">(4)</text:span> </text:p>
      <text:p text:style-name="P1">EVE1 </text:p>
      <text:p text:style-name="P1">EVE1 사서함 1 사용자 3 인터럽트 </text:p>
      <text:p text:style-name="P1">IRQ_CROSSBAR_290 EVE2_IRQ_TPCC_REGION1 <text:span text:style-name="T31">(4)</text:span> </text:p>
      <text:p text:style-name="P1">EVE2 </text:p>
      <text:p text:style-name="P1">EVE2 TPCC 영역 (1) 인터럽트 </text:p>
      <text:p text:style-name="P1">IRQ_CROSSBAR_291 EVE2_IRQ_TPCC_REGION2 <text:span text:style-name="T31">(4)</text:span> </text:p>
      <text:p text:style-name="P1">EVE2 </text:p>
      <text:p text:style-name="P1">EVE2 TPCC 영역 (2) 인터럽트 </text:p>
      <text:p text:style-name="P1">IRQ_CROSSBAR_292 EVE2_IRQ_TPCC_REGION3 <text:span text:style-name="T31">(4)</text:span> </text:p>
      <text:p text:style-name="P1">EVE2 </text:p>
      <text:p text:style-name="P1">EVE2 TPCC 영역 (3) 인터럽트 </text:p>
      <text:p text:style-name="P1">IRQ_CROSSBAR_293 EVE2_IRQ_MBX0_USER1 <text:span text:style-name="T31">(4)</text:span> </text:p>
      <text:p text:style-name="P1">EVE2 </text:p>
      <text:p text:style-name="P1">EVE2 사서함 0 사용자 1 인터럽트 </text:p>
      <text:p text:style-name="P1">IRQ_CROSSBAR_294 EVE2_IRQ_MBX0_USER2 <text:span text:style-name="T31">(4)</text:span> </text:p>
      <text:p text:style-name="P1">EVE2 </text:p>
      <text:p text:style-name="P1">EVE2 사서함 0 사용자 2 인터럽트 </text:p>
      <text:p text:style-name="P1">IRQ_CROSSBAR_295 EVE2_IRQ_MBX0_USER3 <text:span text:style-name="T31">(4)</text:span> </text:p>
      <text:p text:style-name="P1">EVE2 </text:p>
      <text:p text:style-name="P1">EVE2 사서함 0 사용자 3 인터럽트 </text:p>
      <text:p text:style-name="P1">IRQ_CROSSBAR_296 EVE2_IRQ_MBX1_USER1 <text:span text:style-name="T31">(4)</text:span> </text:p>
      <text:p text:style-name="P1">EVE2 </text:p>
      <text:p text:style-name="P1">EVE2 사서함 1 사용자 1 인터럽트 </text:p>
      <text:p text:style-name="P1">IRQ_CROSSBAR_297 EVE2_IRQ_MBX1_USER2 <text:span text:style-name="T31">(4)</text:span> </text:p>
      <text:p text:style-name="P1">EVE2 </text:p>
      <text:p text:style-name="P1">EVE2 사서함 1 사용자 2 인터럽트 </text:p>
      <text:p text:style-name="P1">IRQ_CROSSBAR_298 EVE2_IRQ_MBX1_USER3 <text:span text:style-name="T31">(4)</text:span> </text:p>
      <text:p text:style-name="P1">EVE2 </text:p>
      <text:p text:style-name="P1">EVE2 사서함 1 사용자 3 인터럽트 </text:p>
      <text:p text:style-name="P1">IRQ_CROSSBAR_299 EVE3_IRQ_TPCC_REGION1 <text:span text:style-name="T31">(4)</text:span> </text:p>
      <text:p text:style-name="P1">EVE3 </text:p>
      <text:p text:style-name="P1">EVE3 TPCC 영역 (1) 인터럽트 </text:p>
      <text:p text:style-name="P1">IRQ_CROSSBAR_300 EVE3_IRQ_TPCC_REGION2 <text:span text:style-name="T31">(4)</text:span> </text:p>
      <text:p text:style-name="P1">EVE3 </text:p>
      <text:p text:style-name="P1">EVE3 TPCC 영역 (2) 인터럽트 </text:p>
      <text:p text:style-name="P1">IRQ_CROSSBAR_301 EVE3_IRQ_TPCC_REGION3 <text:span text:style-name="T31">(4)</text:span> </text:p>
      <text:p text:style-name="P1">EVE3 </text:p>
      <text:p text:style-name="P1">EVE3 TPCC 영역 (3) 인터럽트 </text:p>
      <text:p text:style-name="P1"><text:soft-page-break/>IRQ_CROSSBAR_302 EVE3_IRQ_MBX0_USER1 <text:span text:style-name="T31">(4)</text:span> </text:p>
      <text:p text:style-name="P1">EVE3 </text:p>
      <text:p text:style-name="P1">EVE3 사서함 0 사용자 1 인터럽트 </text:p>
      <text:p text:style-name="P1">IRQ_CROSSBAR_303 EVE3_IRQ_MBX0_USER2 <text:span text:style-name="T31">(4)</text:span> </text:p>
      <text:p text:style-name="P1">EVE3 </text:p>
      <text:p text:style-name="P1">EVE3 사서함 0 사용자 2 인터럽트 </text:p>
      <text:p text:style-name="P1">IRQ_CROSSBAR_304 EVE3_IRQ_MBX0_USER3 <text:span text:style-name="T31">(4)</text:span> </text:p>
      <text:p text:style-name="P1">EVE3 </text:p>
      <text:p text:style-name="P1">EVE3 사서함 0 사용자 3 인터럽트 </text:p>
      <text:p text:style-name="P1">IRQ_CROSSBAR_305 EVE3_IRQ_MBX1_USER1 <text:span text:style-name="T31">(4)</text:span> </text:p>
      <text:p text:style-name="P1">EVE3 </text:p>
      <text:p text:style-name="P1">EVE3 사서함 1 사용자 1 인터럽트 </text:p>
      <text:p text:style-name="P1">IRQ_CROSSBAR_306 EVE3_IRQ_MBX1_USER2 <text:span text:style-name="T31">(5)</text:span> </text:p>
      <text:p text:style-name="P1">EVE3 </text:p>
      <text:p text:style-name="P1">EVE3 사서함 1 사용자 2 인터럽트 </text:p>
      <text:p text:style-name="P1">IRQ_CROSSBAR_307 EVE3_IRQ_MBX1_USER3 <text:span text:style-name="T31">(5)</text:span> </text:p>
      <text:p text:style-name="P1">EVE3 </text:p>
      <text:p text:style-name="P1">EVE3 사서함 1 사용자 3 인터럽트 </text:p>
      <text:p text:style-name="P1">IRQ_CROSSBAR_308 EVE4_IRQ_TPCC_REGION1 <text:span text:style-name="T31">(5)</text:span> </text:p>
      <text:p text:style-name="P1">EVE4 </text:p>
      <text:p text:style-name="P1">EVE4 TPCC 영역 (1) 인터럽트 </text:p>
      <text:p text:style-name="P1">IRQ_CROSSBAR_309 EVE4_IRQ_TPCC_REGION2 <text:span text:style-name="T31">(5)</text:span> </text:p>
      <text:p text:style-name="P1">EVE4 </text:p>
      <text:p text:style-name="P1">EVE4 TPCC 영역 (2) 인터럽트 </text:p>
      <text:p text:style-name="P1">IRQ_CROSSBAR_310 EVE4_IRQ_TPCC_REGION3 <text:span text:style-name="T31">(5)</text:span> </text:p>
      <text:p text:style-name="P1">EVE4 </text:p>
      <text:p text:style-name="P1">EVE4 TPCC 영역 (3) 인터럽트 </text:p>
      <text:p text:style-name="P1">IRQ_CROSSBAR_311 EVE4_IRQ_MBX0_USER1 <text:span text:style-name="T31">(5)</text:span> </text:p>
      <text:p text:style-name="P1">EVE4 </text:p>
      <text:p text:style-name="P1">EVE4 사서함 0 사용자 1 인터럽트 </text:p>
      <text:p text:style-name="P1">IRQ_CROSSBAR_312 EVE4_IRQ_MBX0_USER2 <text:span text:style-name="T31">(5)</text:span> </text:p>
      <text:p text:style-name="P1">EVE4 </text:p>
      <text:p text:style-name="P1">EVE4 사서함 0 사용자 2 인터럽트 </text:p>
      <text:p text:style-name="P1">IRQ_CROSSBAR_313 EVE4_IRQ_MBX0_USER3 <text:span text:style-name="T31">(5)</text:span> </text:p>
      <text:p text:style-name="P1">EVE4 </text:p>
      <text:p text:style-name="P1">EVE4 사서함 0 사용자 3 인터럽트 </text:p>
      <text:p text:style-name="P1">IRQ_CROSSBAR_314 EVE4_IRQ_MBX1_USER1 <text:span text:style-name="T31">(5)</text:span> </text:p>
      <text:p text:style-name="P1">EVE4 </text:p>
      <text:p text:style-name="P1">EVE4 사서함 1 사용자 1 인터럽트 </text:p>
      <text:p text:style-name="P1">IRQ_CROSSBAR_315 EVE4_IRQ_MBX1_USER2 <text:span text:style-name="T31">(5)</text:span> </text:p>
      <text:p text:style-name="P1">EVE4 </text:p>
      <text:p text:style-name="P1"><text:soft-page-break/>EVE4 사서함 1 사용자 2 인터럽트 </text:p>
      <text:p text:style-name="P1">IRQ_CROSSBAR_316 EVE4_IRQ_MBX1_USER3 <text:span text:style-name="T31">(5)</text:span> </text:p>
      <text:p text:style-name="P1">EVE4 </text:p>
      <text:p text:style-name="P1">EVE4 사서함 1 사용자 3 인터럽트 </text:p>
      <text:p text:style-name="P1">IRQ_CROSSBAR_317 DSP1_IRQ_TPCC_ERR </text:p>
      <text:p text:style-name="P1">DSP1 </text:p>
      <text:p text:style-name="P1">DSP1 TPCC 오류 인터럽트 </text:p>
      <text:p text:style-name="P1">IRQ_CROSSBAR_318 DSP1_IRQ_TPCC_GLOBAL </text:p>
      <text:p text:style-name="P1">DSP1 </text:p>
      <text:p text:style-name="P1">DSP1 TPCC 글로벌 인터럽트 </text:p>
      <text:p text:style-name="P1">IRQ_CROSSBAR_319 DSP1_IRQ_TPCC_REGION0 </text:p>
      <text:p text:style-name="P1">DSP1 </text:p>
      <text:p text:style-name="P1">DSP1 TPCC 영역 0 인터럽트 </text:p>
      <text:p text:style-name="P1">IRQ_CROSSBAR_320 DSP1_IRQ_TPCC_REGION1 </text:p>
      <text:p text:style-name="P1">DSP1 </text:p>
      <text:p text:style-name="P1">DSP1 TPCC 영역 (1) 인터럽트 </text:p>
      <text:p text:style-name="P1">IRQ_CROSSBAR_321 DSP1_IRQ_TPCC_REGION2 </text:p>
      <text:p text:style-name="P1">DSP1 </text:p>
      <text:p text:style-name="P1">DSP1 TPCC 영역 (2) 인터럽트 </text:p>
      <text:p text:style-name="P1">IRQ_CROSSBAR_322 DSP1_IRQ_TPCC_REGION3 </text:p>
      <text:p text:style-name="P1">DSP1 </text:p>
      <text:p text:style-name="P1">DSP1 TPCC 영역 (3) 인터럽트 </text:p>
      <text:p text:style-name="P1">IRQ_CROSSBAR_323 DSP1_IRQ_TPCC_REGION4 </text:p>
      <text:p text:style-name="P1">DSP1 </text:p>
      <text:p text:style-name="P1">DSP1 TPCC 영역 (4) 인터럽트 </text:p>
      <text:p text:style-name="P1">IRQ_CROSSBAR_324 DSP1_IRQ_TPCC_REGION5 </text:p>
      <text:p text:style-name="P1">DSP1 </text:p>
      <text:p text:style-name="P1">DSP1 TPCC 영역 (5) 인터럽트 </text:p>
      <text:p text:style-name="P1">IRQ_CROSSBAR_325 DSP2_IRQ_TPCC_ERR </text:p>
      <text:p text:style-name="P1">DSP2 </text:p>
      <text:p text:style-name="P1">DSP2 TPCC 오류 인터럽트 </text:p>
      <text:p text:style-name="P1">IRQ_CROSSBAR_326 DSP2_IRQ_TPCC_GLOBAL </text:p>
      <text:p text:style-name="P1">DSP2 </text:p>
      <text:p text:style-name="P1">DSP2 TPCC 글로벌 인터럽트 </text:p>
      <text:p text:style-name="P1">IRQ_CROSSBAR_327 DSP2_IRQ_TPCC_REGION0 </text:p>
      <text:p text:style-name="P1">DSP2 </text:p>
      <text:p text:style-name="P1">DSP2 TPCC 영역 0 인터럽트 </text:p>
      <text:p text:style-name="Horizontal_20_Line"/>
      <table:table table:name="표54" table:style-name="표54">
        <table:table-column table:style-name="표54.A"/>
        <table:table-row>
          <table:table-cell table:style-name="표54.A1" office:value-type="string">
            <text:p text:style-name="P9"><text:bookmark text:name="54"/><text:span text:style-name="T11">Page 54</text:span> </text:p>
          </table:table-cell>
        </table:table-row>
      </table:table>
      <text:p text:style-name="P1"><text:span text:style-name="T13">인터럽트 컨트롤러 통합</text:span> </text:p>
      <text:p text:style-name="P1"><text:soft-page-break/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164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8">표 </text:span><text:span text:style-name="T1">17-13. IRQ_CROSSBAR </text:span><text:span text:style-name="T8">입력에 장치의 </text:span><text:span text:style-name="T1">IRQ</text:span><text:span text:style-name="T8">의 연결 </text:span><text:span text:style-name="T1">(</text:span><text:span text:style-name="T8">계속</text:span><text:span text:style-name="T1">)</text:span> </text:p>
      <text:p text:style-name="P1"><text:span text:style-name="T1">IRQ_CROSSBAR</text:span> </text:p>
      <text:p text:style-name="P1"><text:span text:style-name="T8">입력</text:span> </text:p>
      <text:p text:style-name="P1"><text:span text:style-name="T8">인터럽트 이름</text:span> </text:p>
      <text:p text:style-name="P1"><text:span text:style-name="T8">인터럽트 소스</text:span> </text:p>
      <text:p text:style-name="P1"><text:span text:style-name="T8">기술</text:span> </text:p>
      <text:p text:style-name="P1">IRQ_CROSSBAR_328 DSP2_IRQ_TPCC_REGION1 </text:p>
      <text:p text:style-name="P1">DSP2 </text:p>
      <text:p text:style-name="P1">DSP2 TPCC 영역 (1) 인터럽트 </text:p>
      <text:p text:style-name="P1">IRQ_CROSSBAR_329 DSP2_IRQ_TPCC_REGION2 </text:p>
      <text:p text:style-name="P1">DSP2 </text:p>
      <text:p text:style-name="P1">DSP2 TPCC 영역 (2) 인터럽트 </text:p>
      <text:p text:style-name="P1">IRQ_CROSSBAR_330 DSP2_IRQ_TPCC_REGION3 </text:p>
      <text:p text:style-name="P1">DSP2 </text:p>
      <text:p text:style-name="P1">DSP2 TPCC 영역 (3) 인터럽트 </text:p>
      <text:p text:style-name="P1">IRQ_CROSSBAR_331 DSP2_IRQ_TPCC_REGION4 </text:p>
      <text:p text:style-name="P1">DSP2 </text:p>
      <text:p text:style-name="P1">DSP2 TPCC 영역 (4) 인터럽트 </text:p>
      <text:p text:style-name="P1">IRQ_CROSSBAR_332 DSP2_IRQ_TPCC_REGION5 </text:p>
      <text:p text:style-name="P1">DSP2 </text:p>
      <text:p text:style-name="P1">DSP2 TPCC 영역 (5) 인터럽트 </text:p>
      <text:p text:style-name="P1">IRQ_CROSSBAR_333 MMU1_IRQ </text:p>
      <text:p text:style-name="P1">MMU1 </text:p>
      <text:p text:style-name="P1">최고 수준의 MMU1 인터럽트 </text:p>
      <text:p text:style-name="P1">IRQ_CROSSBAR_334 GMAC_SW_IRQ_RX_THRESH_PU </text:p>
      <text:p text:style-name="P1">LSE </text:p>
      <text:p text:style-name="P1">GMAC_SW </text:p>
      <text:p text:style-name="P1">GMAC_SW 임계 값 인터럽트를 수신 </text:p>
      <text:p text:style-name="P1">IRQ_CROSSBAR_335 GMAC_SW_IRQ_RX_PULSE </text:p>
      <text:p text:style-name="P1">GMAC_SW </text:p>
      <text:p text:style-name="P1">GMAC_SW 방해받을 </text:p>
      <text:p text:style-name="P1">IRQ_CROSSBAR_336 GMAC_SW_IRQ_TX_PULSE </text:p>
      <text:p text:style-name="P1">GMAC_SW </text:p>
      <text:p text:style-name="P1">GMAC_SW 전송 인터럽트 </text:p>
      <text:p text:style-name="P1"><text:soft-page-break/>IRQ_CROSSBAR_337 GMAC_SW_IRQ_MISC_PULSE </text:p>
      <text:p text:style-name="P1">GMAC_SW </text:p>
      <text:p text:style-name="P1">GMAC_SW 기타 인터럽트 </text:p>
      <text:p text:style-name="P1">IRQ_CROSSBAR_338 예약 </text:p>
      <text:p text:style-name="P1">예약석 </text:p>
      <text:p text:style-name="P1">예약석 </text:p>
      <text:p text:style-name="P1">IRQ_CROSSBAR_339 TIMER13_IRQ </text:p>
      <text:p text:style-name="P1">TIMER13 </text:p>
      <text:p text:style-name="P1">TIMER13 인터럽트 </text:p>
      <text:p text:style-name="P1">IRQ_CROSSBAR_340 TIMER14_IRQ </text:p>
      <text:p text:style-name="P1">TIMER14 </text:p>
      <text:p text:style-name="P1">TIMER14 인터럽트 </text:p>
      <text:p text:style-name="P1">IRQ_CROSSBAR_341 TIMER15_IRQ </text:p>
      <text:p text:style-name="P1">TIMER15 </text:p>
      <text:p text:style-name="P1">TIMER15 인터럽트 </text:p>
      <text:p text:style-name="P1">IRQ_CROSSBAR_342 TIMER16_IRQ </text:p>
      <text:p text:style-name="P1">TIMER16 </text:p>
      <text:p text:style-name="P1">TIMER16 인터럽트 </text:p>
      <text:p text:style-name="P1">IRQ_CROSSBAR_343 QSPI_IRQ </text:p>
      <text:p text:style-name="P1">QSPI </text:p>
      <text:p text:style-name="P1">QSPI 인터럽트 </text:p>
      <text:p text:style-name="P1">IRQ_CROSSBAR_344 USB3_IRQ_INTR1 <text:span text:style-name="T31">(5)</text:span> </text:p>
      <text:p text:style-name="P1">USB3 </text:p>
      <text:p text:style-name="P1">USB3 1 중단 </text:p>
      <text:p text:style-name="P1">IRQ_CROSSBAR_345 USB4_IRQ_INTR0 <text:span text:style-name="T31">(5)</text:span> </text:p>
      <text:p text:style-name="P1">USB4 </text:p>
      <text:p text:style-name="P1">USB4는 0을 중단 </text:p>
      <text:p text:style-name="P1">IRQ_CROSSBAR_346 USB4_IRQ_INTR1 <text:span text:style-name="T31">(5)</text:span> </text:p>
      <text:p text:style-name="P1">USB4 </text:p>
      <text:p text:style-name="P1">USB4 1 인터럽트 </text:p>
      <text:p text:style-name="P1">IRQ_CROSSBAR_347 GPIO7_IRQ_2 </text:p>
      <text:p text:style-name="P1">GPIO7 </text:p>
      <text:p text:style-name="P1">GPIO7 2를 중단 </text:p>
      <text:p text:style-name="P1">IRQ_CROSSBAR_348 GPIO8_IRQ_2 </text:p>
      <text:p text:style-name="P1">GPIO8 </text:p>
      <text:p text:style-name="P1">GPIO8 2를 중단 </text:p>
      <text:p text:style-name="P1">IRQ_CROSSBAR_349 예약 </text:p>
      <text:p text:style-name="P1">예약석 </text:p>
      <text:p text:style-name="P1">예약석 </text:p>
      <text:p text:style-name="P1">IRQ_CROSSBAR_350 예약 </text:p>
      <text:p text:style-name="P1"><text:soft-page-break/>예약석 </text:p>
      <text:p text:style-name="P1">예약석 </text:p>
      <text:p text:style-name="P1">IRQ_CROSSBAR_351 VIP1_IRQ_1 </text:p>
      <text:p text:style-name="P1">VIP1 </text:p>
      <text:p text:style-name="P1">VIP1 인터럽트 1 </text:p>
      <text:p text:style-name="P1">IRQ_CROSSBAR_352 VIP2_IRQ_1 </text:p>
      <text:p text:style-name="P1">VIP2 </text:p>
      <text:p text:style-name="P1">VIP2 인터럽트 1 </text:p>
      <text:p text:style-name="P1">IRQ_CROSSBAR_354 VPE_IRQ </text:p>
      <text:p text:style-name="P1">VPE </text:p>
      <text:p text:style-name="P1">VPE 인터럽트 </text:p>
      <text:p text:style-name="P1">IRQ_CROSSBAR_355 PCIe_SS2_IRQ_INT0 </text:p>
      <text:p text:style-name="P1">PCIe_SS2 </text:p>
      <text:p text:style-name="P1">PCIe_SS2 0 중단 </text:p>
      <text:p text:style-name="P1">IRQ_CROSSBAR_356 PCIe_SS2_IRQ_INT1 </text:p>
      <text:p text:style-name="P1">PCIe_SS2 </text:p>
      <text:p text:style-name="P1">PCIe_SS2 1 인터럽트 </text:p>
      <text:p text:style-name="P1">IRQ_CROSSBAR_357 예약 </text:p>
      <text:p text:style-name="P1">예약석 </text:p>
      <text:p text:style-name="P1">예약석 </text:p>
      <text:p text:style-name="P1">IRQ_CROSSBAR_358 예약 </text:p>
      <text:p text:style-name="P1">예약석 </text:p>
      <text:p text:style-name="P1">예약석 </text:p>
      <text:p text:style-name="P1">IRQ_CROSSBAR_359 EDMA_TPCC_IRQ_ERR </text:p>
      <text:p text:style-name="P1">EDMA TPCC </text:p>
      <text:p text:style-name="P1">EDMA TPCC 에러 인터럽트 </text:p>
      <text:p text:style-name="P1">IRQ_CROSSBAR_360 EDMA_TPCC_IRQ_MP </text:p>
      <text:p text:style-name="P1">EDMA TPCC </text:p>
      <text:p text:style-name="P1">EDMA TPCC 메모리 보호 인터럽트 </text:p>
      <text:p text:style-name="P1">IRQ_CROSSBAR_361 EDMA_TPCC_IRQ_REGION0 </text:p>
      <text:p text:style-name="P1">EDMA TPCC </text:p>
      <text:p text:style-name="P1">EDMA TPCC 영역 0 인터럽트 </text:p>
      <text:p text:style-name="P1">IRQ_CROSSBAR_362 EDMA_TPCC_IRQ_REGION1 </text:p>
      <text:p text:style-name="P1">EDMA TPCC </text:p>
      <text:p text:style-name="P1">EDMA TPCC 영역 (1) 인터럽트 </text:p>
      <text:p text:style-name="P1">IRQ_CROSSBAR_363 EDMA_TPCC_IRQ_REGION2 </text:p>
      <text:p text:style-name="P1">EDMA TPCC </text:p>
      <text:p text:style-name="P1">EDMA TPCC 영역 (2) 인터럽트 </text:p>
      <text:p text:style-name="P1">IRQ_CROSSBAR_364 EDMA_TPCC_IRQ_REGION3 </text:p>
      <text:p text:style-name="P1">EDMA TPCC </text:p>
      <text:p text:style-name="P1"><text:soft-page-break/>EDMA TPCC 영역 (3) 인터럽트 </text:p>
      <text:p text:style-name="P1">IRQ_CROSSBAR_365 EDMA_TPCC_IRQ_REGION4 </text:p>
      <text:p text:style-name="P1">EDMA TPCC </text:p>
      <text:p text:style-name="P1">EDMA TPCC 영역 (4) 인터럽트 </text:p>
      <text:p text:style-name="P1">IRQ_CROSSBAR_366 EDMA_TPCC_IRQ_REGION5 </text:p>
      <text:p text:style-name="P1">EDMA TPCC </text:p>
      <text:p text:style-name="P1">EDMA TPCC 영역 (5) 인터럽트 </text:p>
      <text:p text:style-name="P1">IRQ_CROSSBAR_367 EDMA_TPCC_IRQ_REGION6 </text:p>
      <text:p text:style-name="P1">EDMA TPCC </text:p>
      <text:p text:style-name="P1">EDMA TPCC 영역 (6) 인터럽트 </text:p>
      <text:p text:style-name="P1">IRQ_CROSSBAR_368 EDMA_TPCC_IRQ_REGION7 </text:p>
      <text:p text:style-name="P1">EDMA TPCC </text:p>
      <text:p text:style-name="P1">EDMA TPCC 영역 (7) 인터럽트 </text:p>
      <text:p text:style-name="P1">IRQ_CROSSBAR_369 MMU2_IRQ </text:p>
      <text:p text:style-name="P1">MMU2 </text:p>
      <text:p text:style-name="P1">최고 수준의 MMU2 인터럽트 </text:p>
      <text:p text:style-name="P1">IRQ_CROSSBAR_370 EDMA_TC0_IRQ_ERR </text:p>
      <text:p text:style-name="P1">EDMA TC0 </text:p>
      <text:p text:style-name="P1">EDMA TPTC0 에러 인터럽트 </text:p>
      <text:p text:style-name="P1">IRQ_CROSSBAR_371 EDMA_TC1_IRQ_ERR </text:p>
      <text:p text:style-name="P1">EDMA TC1 </text:p>
      <text:p text:style-name="P1">EDMA TPTC1 에러 인터럽트 </text:p>
      <text:p text:style-name="P1">IRQ_CROSSBAR_372 OCMC_RAM1_IRQ_CBUF </text:p>
      <text:p text:style-name="P1">OCMC_RAM1 </text:p>
      <text:p text:style-name="P1">OCMC_RAM1 CBUF 인터럽트 </text:p>
      <text:p text:style-name="P1">IRQ_CROSSBAR_373 OCMC_RAM2_IRQ_CBUF </text:p>
      <text:p text:style-name="P1">OCMC_RAM2 </text:p>
      <text:p text:style-name="P1">OCMC_RAM2 CBUF 인터럽트 </text:p>
      <text:p text:style-name="P1">IRQ_CROSSBAR_374 OCMC_RAM3_IRQ_CBUF </text:p>
      <text:p text:style-name="P1">OCMC_RAM3 </text:p>
      <text:p text:style-name="P1">OCMC_RAM3 CBUF 인터럽트 </text:p>
      <text:p text:style-name="Horizontal_20_Line"/>
      <table:table table:name="표55" table:style-name="표55">
        <table:table-column table:style-name="표55.A"/>
        <table:table-row>
          <table:table-cell table:style-name="표55.A1" office:value-type="string">
            <text:p text:style-name="P9"><text:bookmark text:name="55"/><text:span text:style-name="T11">Page 55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3">인터럽트 컨트롤러 통합</text:span> </text:p>
      <text:p text:style-name="P1">4,165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oft-page-break/><text:span text:style-name="T8">표 </text:span><text:span text:style-name="T1">17-13. IRQ_CROSSBAR </text:span><text:span text:style-name="T8">입력에 장치의 </text:span><text:span text:style-name="T1">IRQ</text:span><text:span text:style-name="T8">의 연결 </text:span><text:span text:style-name="T1">(</text:span><text:span text:style-name="T8">계속</text:span><text:span text:style-name="T1">)</text:span> </text:p>
      <text:p text:style-name="P1"><text:span text:style-name="T1">IRQ_CROSSBAR</text:span> </text:p>
      <text:p text:style-name="P1"><text:span text:style-name="T8">입력</text:span> </text:p>
      <text:p text:style-name="P1"><text:span text:style-name="T8">인터럽트 이름</text:span> </text:p>
      <text:p text:style-name="P1"><text:span text:style-name="T8">인터럽트 소스</text:span> </text:p>
      <text:p text:style-name="P1"><text:span text:style-name="T8">기술</text:span> </text:p>
      <text:p text:style-name="P1">(6) </text:p>
      <text:p text:style-name="P1">ATL, VCP, EVE, MLB, USB3 (ULPI)와 USB4 (ULPI)는 장치의 가족에서 지원되지 않습니다. </text:p>
      <text:p text:style-name="P1">(7) </text:p>
      <text:p text:style-name="P1">ATL, VCP, EVE, MLB, USB3 (ULPI)와 USB4 (ULPI)는 장치의 가족에서 지원되지 않습니다. </text:p>
      <text:p text:style-name="P1">IRQ_CROSSBAR_375 DSP1_IRQ_TPCC_REGION6 </text:p>
      <text:p text:style-name="P1">DSP1 </text:p>
      <text:p text:style-name="P1">DSP1 TPCC 영역 (6) 인터럽트 </text:p>
      <text:p text:style-name="P1">IRQ_CROSSBAR_376 DSP1_IRQ_TPCC_REGION7 </text:p>
      <text:p text:style-name="P1">DSP1 </text:p>
      <text:p text:style-name="P1">DSP1 TPCC 영역 (7) 인터럽트 </text:p>
      <text:p text:style-name="P1">IRQ_CROSSBAR_377 DSP2_IRQ_TPCC_REGION6 </text:p>
      <text:p text:style-name="P1">DSP2 </text:p>
      <text:p text:style-name="P1">DSP2 TPCC 영역 (6) 인터럽트 </text:p>
      <text:p text:style-name="P1">IRQ_CROSSBAR_378 DSP2_IRQ_TPCC_REGION7 </text:p>
      <text:p text:style-name="P1">DSP2 </text:p>
      <text:p text:style-name="P1">DSP2 TPCC 영역 (7) 인터럽트 </text:p>
      <text:p text:style-name="P1">IRQ_CROSSBAR_379 MAILBOX13_IRQ_USER0 </text:p>
      <text:p text:style-name="P1">MAILBOX13 </text:p>
      <text:p text:style-name="P1">(13) 사용자 0 인터럽트를 사서함 </text:p>
      <text:p text:style-name="P1">IRQ_CROSSBAR_380 MAILBOX13_IRQ_USER1 </text:p>
      <text:p text:style-name="P1">MAILBOX13 </text:p>
      <text:p text:style-name="P1">(13) 사용자 1 인터럽트를 사서함 </text:p>
      <text:p text:style-name="P1">IRQ_CROSSBAR_381 MAILBOX13_IRQ_USER2 </text:p>
      <text:p text:style-name="P1">MAILBOX13 </text:p>
      <text:p text:style-name="P1">(13) 사용자 2 인터럽트를 사서함 </text:p>
      <text:p text:style-name="P1">IRQ_CROSSBAR_382 MAILBOX13_IRQ_USER3 </text:p>
      <text:p text:style-name="P1">MAILBOX13 </text:p>
      <text:p text:style-name="P1">13 사용자 3 인터럽트를 사서함 </text:p>
      <text:p text:style-name="P1">IRQ_CROSSBAR_383 예약 </text:p>
      <text:p text:style-name="P1">예약석 </text:p>
      <text:p text:style-name="P1">예약석 </text:p>
      <text:p text:style-name="P1">IRQ_CROSSBAR_384 예약 </text:p>
      <text:p text:style-name="P1">예약석 </text:p>
      <text:p text:style-name="P1">예약석 </text:p>
      <text:p text:style-name="P1"><text:soft-page-break/>IRQ_CROSSBAR_385 예약 </text:p>
      <text:p text:style-name="P1">예약석 </text:p>
      <text:p text:style-name="P1">예약석 </text:p>
      <text:p text:style-name="P1">IRQ_CROSSBAR_386 PRM_IRQ_IPU2 </text:p>
      <text:p text:style-name="P1">PRM </text:p>
      <text:p text:style-name="P1">PRCM은 IPU2에 중단 </text:p>
      <text:p text:style-name="P1">IRQ_CROSSBAR_387 PRM_IRQ_DSP2 </text:p>
      <text:p text:style-name="P1">PRM </text:p>
      <text:p text:style-name="P1">PRCM은 DSP2에 중단 </text:p>
      <text:p text:style-name="P1">IRQ_CROSSBAR_388 PRM_IRQ_EVE1 </text:p>
      <text:p text:style-name="P1">PRM </text:p>
      <text:p text:style-name="P1">PRCM은 EVE1에 중단 </text:p>
      <text:p text:style-name="P1">IRQ_CROSSBAR_389 PRM_IRQ_EVE2 </text:p>
      <text:p text:style-name="P1">PRM </text:p>
      <text:p text:style-name="P1">PRCM은 EVE2에 중단 </text:p>
      <text:p text:style-name="P1">IRQ_CROSSBAR_390 예약 </text:p>
      <text:p text:style-name="P1">예약석 </text:p>
      <text:p text:style-name="P1">예약석 </text:p>
      <text:p text:style-name="P1">IRQ_CROSSBAR_391 예약 </text:p>
      <text:p text:style-name="P1">예약석 </text:p>
      <text:p text:style-name="P1">예약석 </text:p>
      <text:p text:style-name="P1">IRQ_CROSSBAR_392 VIP1_IRQ_2 </text:p>
      <text:p text:style-name="P1">VIP1 </text:p>
      <text:p text:style-name="P1">VIP1 인터럽트 (2) </text:p>
      <text:p text:style-name="P1">IRQ_CROSSBAR_393 VIP2_IRQ_2 </text:p>
      <text:p text:style-name="P1">VIP2 </text:p>
      <text:p text:style-name="P1">VIP2 인터럽트 (2) </text:p>
      <text:p text:style-name="P1">IRQ_CROSSBAR_395 IPU1_IRQ_MMU </text:p>
      <text:p text:style-name="P1">IPU1 </text:p>
      <text:p text:style-name="P1">IPU1 MMU 인터럽트 </text:p>
      <text:p text:style-name="P1">IRQ_CROSSBAR_396 IPU2_IRQ_MMU </text:p>
      <text:p text:style-name="P1">IPU2 </text:p>
      <text:p text:style-name="P1">IPU2 MMU 인터럽트 </text:p>
      <text:p text:style-name="P1">IRQ_CROSSBAR_397 MLB_IRQ <text:span text:style-name="T31">(6)</text:span> </text:p>
      <text:p text:style-name="P1">MLB </text:p>
      <text:p text:style-name="P1">MLB 인터럽트 </text:p>
      <text:p text:style-name="P1">IRQ_CROSSBAR_398 EVE1_IRQ_TPCC_REGION4 <text:span text:style-name="T31">(6)</text:span> </text:p>
      <text:p text:style-name="P1">EVE1 </text:p>
      <text:p text:style-name="P1">EVE1 TPCC 영역 (4) 인터럽트 </text:p>
      <text:p text:style-name="P1">IRQ_CROSSBAR_399 EVE2_IRQ_TPCC_REGION4 <text:span text:style-name="T31">(6)</text:span> </text:p>
      <text:p text:style-name="P1"><text:soft-page-break/>EVE2 </text:p>
      <text:p text:style-name="P1">EVE2 TPCC 영역 (4) 인터럽트 </text:p>
      <text:p text:style-name="P1">IRQ_CROSSBAR_400 EVE3_IRQ_TPCC_REGION4 <text:span text:style-name="T31">(7)</text:span> </text:p>
      <text:p text:style-name="P1">EVE3 </text:p>
      <text:p text:style-name="P1">EVE3 TPCC 영역 (4) 인터럽트 </text:p>
      <text:p text:style-name="P1">IRQ_CROSSBAR_401 EVE4_IRQ_TPCC_REGION4 <text:span text:style-name="T31">(7)</text:span> </text:p>
      <text:p text:style-name="P1">EVE4 </text:p>
      <text:p text:style-name="P1">EVE4 TPCC 영역 (4) 인터럽트 </text:p>
      <text:p text:style-name="P1">IRQ_CROSSBAR_ [(402) </text:p>
      <text:p text:style-name="P1">: 419] </text:p>
      <text:p text:style-name="P1">예약석 </text:p>
      <text:p text:style-name="P1">예약석 </text:p>
      <text:p text:style-name="P1">예약석 </text:p>
      <text:p text:style-name="Horizontal_20_Line"/>
      <table:table table:name="표56" table:style-name="표56">
        <table:table-column table:style-name="표56.A"/>
        <table:table-row>
          <table:table-cell table:style-name="표56.A1" office:value-type="string">
            <text:p text:style-name="P9"><text:bookmark text:name="56"/><text:span text:style-name="T11">Page 56</text:span> </text:p>
          </table:table-cell>
        </table:table-row>
      </table:table>
      <text:p text:style-name="P1"><text:span text:style-name="T13">인터럽트 컨트롤러 기능 설명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4,166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13">문서 피드백 제출</text:span></text:a> </text:p>
      <text:p text:style-name="P1">저작권 © 2,014에서 2,016 사이, 텍사스 인스트루먼트 </text:p>
      <text:p text:style-name="P1"><text:span text:style-name="T13">인터럽트 컨트롤러</text:span> </text:p>
      <text:p text:style-name="P1"><text:span text:style-name="T1">17.4 </text:span><text:span text:style-name="T8">인터럽트 컨트롤러 기능 설명</text:span> </text:p>
      <text:p text:style-name="P28">각 장치 INTC(기능 설명 및 레지스터를 포함 설명은)에 대한 자세한 정보는 <text:a xlink:type="simple" xlink:href="https://translate.googleusercontent.com/translate_f#2" text:style-name="Internet_20_link" text:visited-style-name="Visited_20_Internet_20_Link"><text:span text:style-name="T29">섹션 17.1</text:span></text:a> , <text:span text:style-name="T13">인터럽트 컨트롤러</text:span> </text:p>
      <text:p text:style-name="P1"><text:span text:style-name="T13">개요</text:span> 에 있는 <text:span text:style-name="T102">TRM 장과 ARM 문서들을 보세요.</text:span></text:p>
      <text:section text:style-name="Sect1" text:name="google-infowindow"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7:47:04.177806383</meta:creation-date>
    <dc:date>2017-03-22T19:26:46.020029211</dc:date>
    <meta:editing-duration>PT4H37M19S</meta:editing-duration>
    <meta:editing-cycles>10</meta:editing-cycles>
    <meta:generator>LibreOffice/5.1.6.2$Linux_X86_64 LibreOffice_project/10m0$Build-2</meta:generator>
    <meta:document-statistic meta:table-count="56" meta:image-count="0" meta:object-count="0" meta:page-count="201" meta:paragraph-count="7851" meta:word-count="37519" meta:character-count="115068" meta:non-whitespace-character-count="94547"/>
  </office:meta>
</office:document-meta>
</file>